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385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hase_data_total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phase degrees</text:p>
          </table:table-cell>
          <table:table-cell office:value-type="string" calcext:value-type="string">
            <text:p>color</text:p>
          </table:table-cell>
        </table:table-row>
        <table:table-row table:style-name="ro1">
          <table:table-cell office:value-type="float" office:value="-112.833654177918" calcext:value-type="float">
            <text:p>-112.833654177918</text:p>
          </table:table-cell>
          <table:table-cell table:formula="of:=COM.MICROSOFT.IFS([.A2] &lt;= 60; ORG.LIBREOFFICE.COLOR(255;0;0;0) ; AND([.A2] &gt; 60 ;  [.A2]&lt;= 120) ; ORG.LIBREOFFICE.COLOR(0;255;0;0); [.A2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113.290117240129" calcext:value-type="float">
            <text:p>-113.290117240129</text:p>
          </table:table-cell>
          <table:table-cell table:formula="of:=COM.MICROSOFT.IFS([.A3] &lt;= 60; ORG.LIBREOFFICE.COLOR(255;0;0;0) ; AND([.A3] &gt; 60 ;  [.A3]&lt;= 120) ; ORG.LIBREOFFICE.COLOR(0;255;0;0); [.A3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114.558203441583" calcext:value-type="float">
            <text:p>-114.558203441583</text:p>
          </table:table-cell>
          <table:table-cell table:formula="of:=COM.MICROSOFT.IFS([.A4] &lt;= 60; ORG.LIBREOFFICE.COLOR(255;0;0;0) ; AND([.A4] &gt; 60 ;  [.A4]&lt;= 120) ; ORG.LIBREOFFICE.COLOR(0;255;0;0); [.A4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116.411030635406" calcext:value-type="float">
            <text:p>-116.411030635406</text:p>
          </table:table-cell>
          <table:table-cell table:formula="of:=COM.MICROSOFT.IFS([.A5] &lt;= 60; ORG.LIBREOFFICE.COLOR(255;0;0;0) ; AND([.A5] &gt; 60 ;  [.A5]&lt;= 120) ; ORG.LIBREOFFICE.COLOR(0;255;0;0); [.A5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118.720326797869" calcext:value-type="float">
            <text:p>-118.720326797869</text:p>
          </table:table-cell>
          <table:table-cell table:formula="of:=COM.MICROSOFT.IFS([.A6] &lt;= 60; ORG.LIBREOFFICE.COLOR(255;0;0;0) ; AND([.A6] &gt; 60 ;  [.A6]&lt;= 120) ; ORG.LIBREOFFICE.COLOR(0;255;0;0); [.A6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120.904382688546" calcext:value-type="float">
            <text:p>-120.904382688546</text:p>
          </table:table-cell>
          <table:table-cell table:formula="of:=COM.MICROSOFT.IFS([.A7] &lt;= 60; ORG.LIBREOFFICE.COLOR(255;0;0;0) ; AND([.A7] &gt; 60 ;  [.A7]&lt;= 120) ; ORG.LIBREOFFICE.COLOR(0;255;0;0); [.A7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123.401668386927" calcext:value-type="float">
            <text:p>-123.401668386927</text:p>
          </table:table-cell>
          <table:table-cell table:formula="of:=COM.MICROSOFT.IFS([.A8] &lt;= 60; ORG.LIBREOFFICE.COLOR(255;0;0;0) ; AND([.A8] &gt; 60 ;  [.A8]&lt;= 120) ; ORG.LIBREOFFICE.COLOR(0;255;0;0); [.A8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126.732826664489" calcext:value-type="float">
            <text:p>-126.732826664489</text:p>
          </table:table-cell>
          <table:table-cell table:formula="of:=COM.MICROSOFT.IFS([.A9] &lt;= 60; ORG.LIBREOFFICE.COLOR(255;0;0;0) ; AND([.A9] &gt; 60 ;  [.A9]&lt;= 120) ; ORG.LIBREOFFICE.COLOR(0;255;0;0); [.A9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130.674939565262" calcext:value-type="float">
            <text:p>-130.674939565262</text:p>
          </table:table-cell>
          <table:table-cell table:formula="of:=COM.MICROSOFT.IFS([.A10] &lt;= 60; ORG.LIBREOFFICE.COLOR(255;0;0;0) ; AND([.A10] &gt; 60 ;  [.A10]&lt;= 120) ; ORG.LIBREOFFICE.COLOR(0;255;0;0); [.A10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134.280843883455" calcext:value-type="float">
            <text:p>-134.280843883455</text:p>
          </table:table-cell>
          <table:table-cell table:formula="of:=COM.MICROSOFT.IFS([.A11] &lt;= 60; ORG.LIBREOFFICE.COLOR(255;0;0;0) ; AND([.A11] &gt; 60 ;  [.A11]&lt;= 120) ; ORG.LIBREOFFICE.COLOR(0;255;0;0); [.A11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137.405970516645" calcext:value-type="float">
            <text:p>-137.405970516645</text:p>
          </table:table-cell>
          <table:table-cell table:formula="of:=COM.MICROSOFT.IFS([.A12] &lt;= 60; ORG.LIBREOFFICE.COLOR(255;0;0;0) ; AND([.A12] &gt; 60 ;  [.A12]&lt;= 120) ; ORG.LIBREOFFICE.COLOR(0;255;0;0); [.A12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141.654425046007" calcext:value-type="float">
            <text:p>-141.654425046007</text:p>
          </table:table-cell>
          <table:table-cell table:formula="of:=COM.MICROSOFT.IFS([.A13] &lt;= 60; ORG.LIBREOFFICE.COLOR(255;0;0;0) ; AND([.A13] &gt; 60 ;  [.A13]&lt;= 120) ; ORG.LIBREOFFICE.COLOR(0;255;0;0); [.A13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146.035354163035" calcext:value-type="float">
            <text:p>-146.035354163035</text:p>
          </table:table-cell>
          <table:table-cell table:formula="of:=COM.MICROSOFT.IFS([.A14] &lt;= 60; ORG.LIBREOFFICE.COLOR(255;0;0;0) ; AND([.A14] &gt; 60 ;  [.A14]&lt;= 120) ; ORG.LIBREOFFICE.COLOR(0;255;0;0); [.A14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149.601272285834" calcext:value-type="float">
            <text:p>-149.601272285834</text:p>
          </table:table-cell>
          <table:table-cell table:formula="of:=COM.MICROSOFT.IFS([.A15] &lt;= 60; ORG.LIBREOFFICE.COLOR(255;0;0;0) ; AND([.A15] &gt; 60 ;  [.A15]&lt;= 120) ; ORG.LIBREOFFICE.COLOR(0;255;0;0); [.A15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152.842765470793" calcext:value-type="float">
            <text:p>-152.842765470793</text:p>
          </table:table-cell>
          <table:table-cell table:formula="of:=COM.MICROSOFT.IFS([.A16] &lt;= 60; ORG.LIBREOFFICE.COLOR(255;0;0;0) ; AND([.A16] &gt; 60 ;  [.A16]&lt;= 120) ; ORG.LIBREOFFICE.COLOR(0;255;0;0); [.A16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156.501434324048" calcext:value-type="float">
            <text:p>-156.501434324048</text:p>
          </table:table-cell>
          <table:table-cell table:formula="of:=COM.MICROSOFT.IFS([.A17] &lt;= 60; ORG.LIBREOFFICE.COLOR(255;0;0;0) ; AND([.A17] &gt; 60 ;  [.A17]&lt;= 120) ; ORG.LIBREOFFICE.COLOR(0;255;0;0); [.A17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159.743537825477" calcext:value-type="float">
            <text:p>-159.743537825477</text:p>
          </table:table-cell>
          <table:table-cell table:formula="of:=COM.MICROSOFT.IFS([.A18] &lt;= 60; ORG.LIBREOFFICE.COLOR(255;0;0;0) ; AND([.A18] &gt; 60 ;  [.A18]&lt;= 120) ; ORG.LIBREOFFICE.COLOR(0;255;0;0); [.A18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161.867135088926" calcext:value-type="float">
            <text:p>-161.867135088926</text:p>
          </table:table-cell>
          <table:table-cell table:formula="of:=COM.MICROSOFT.IFS([.A19] &lt;= 60; ORG.LIBREOFFICE.COLOR(255;0;0;0) ; AND([.A19] &gt; 60 ;  [.A19]&lt;= 120) ; ORG.LIBREOFFICE.COLOR(0;255;0;0); [.A19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163.484297411047" calcext:value-type="float">
            <text:p>-163.484297411047</text:p>
          </table:table-cell>
          <table:table-cell table:formula="of:=COM.MICROSOFT.IFS([.A20] &lt;= 60; ORG.LIBREOFFICE.COLOR(255;0;0;0) ; AND([.A20] &gt; 60 ;  [.A20]&lt;= 120) ; ORG.LIBREOFFICE.COLOR(0;255;0;0); [.A20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165.419579602796" calcext:value-type="float">
            <text:p>-165.419579602796</text:p>
          </table:table-cell>
          <table:table-cell table:formula="of:=COM.MICROSOFT.IFS([.A21] &lt;= 60; ORG.LIBREOFFICE.COLOR(255;0;0;0) ; AND([.A21] &gt; 60 ;  [.A21]&lt;= 120) ; ORG.LIBREOFFICE.COLOR(0;255;0;0); [.A21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166.886561770143" calcext:value-type="float">
            <text:p>-166.886561770143</text:p>
          </table:table-cell>
          <table:table-cell table:formula="of:=COM.MICROSOFT.IFS([.A22] &lt;= 60; ORG.LIBREOFFICE.COLOR(255;0;0;0) ; AND([.A22] &gt; 60 ;  [.A22]&lt;= 120) ; ORG.LIBREOFFICE.COLOR(0;255;0;0); [.A22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167.505666281582" calcext:value-type="float">
            <text:p>-167.505666281582</text:p>
          </table:table-cell>
          <table:table-cell table:formula="of:=COM.MICROSOFT.IFS([.A23] &lt;= 60; ORG.LIBREOFFICE.COLOR(255;0;0;0) ; AND([.A23] &gt; 60 ;  [.A23]&lt;= 120) ; ORG.LIBREOFFICE.COLOR(0;255;0;0); [.A23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168.127749686015" calcext:value-type="float">
            <text:p>-168.127749686015</text:p>
          </table:table-cell>
          <table:table-cell table:formula="of:=COM.MICROSOFT.IFS([.A24] &lt;= 60; ORG.LIBREOFFICE.COLOR(255;0;0;0) ; AND([.A24] &gt; 60 ;  [.A24]&lt;= 120) ; ORG.LIBREOFFICE.COLOR(0;255;0;0); [.A24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169.126479604745" calcext:value-type="float">
            <text:p>-169.126479604745</text:p>
          </table:table-cell>
          <table:table-cell table:formula="of:=COM.MICROSOFT.IFS([.A25] &lt;= 60; ORG.LIBREOFFICE.COLOR(255;0;0;0) ; AND([.A25] &gt; 60 ;  [.A25]&lt;= 120) ; ORG.LIBREOFFICE.COLOR(0;255;0;0); [.A25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169.75213588889" calcext:value-type="float">
            <text:p>-169.75213588889</text:p>
          </table:table-cell>
          <table:table-cell table:formula="of:=COM.MICROSOFT.IFS([.A26] &lt;= 60; ORG.LIBREOFFICE.COLOR(255;0;0;0) ; AND([.A26] &gt; 60 ;  [.A26]&lt;= 120) ; ORG.LIBREOFFICE.COLOR(0;255;0;0); [.A26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169.321052803465" calcext:value-type="float">
            <text:p>-169.321052803465</text:p>
          </table:table-cell>
          <table:table-cell table:formula="of:=COM.MICROSOFT.IFS([.A27] &lt;= 60; ORG.LIBREOFFICE.COLOR(255;0;0;0) ; AND([.A27] &gt; 60 ;  [.A27]&lt;= 120) ; ORG.LIBREOFFICE.COLOR(0;255;0;0); [.A27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168.69006752598" calcext:value-type="float">
            <text:p>-168.69006752598</text:p>
          </table:table-cell>
          <table:table-cell table:formula="of:=COM.MICROSOFT.IFS([.A28] &lt;= 60; ORG.LIBREOFFICE.COLOR(255;0;0;0) ; AND([.A28] &gt; 60 ;  [.A28]&lt;= 120) ; ORG.LIBREOFFICE.COLOR(0;255;0;0); [.A28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169.126479604745" calcext:value-type="float">
            <text:p>-169.126479604745</text:p>
          </table:table-cell>
          <table:table-cell table:formula="of:=COM.MICROSOFT.IFS([.A29] &lt;= 60; ORG.LIBREOFFICE.COLOR(255;0;0;0) ; AND([.A29] &gt; 60 ;  [.A29]&lt;= 120) ; ORG.LIBREOFFICE.COLOR(0;255;0;0); [.A29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169.554377943475" calcext:value-type="float">
            <text:p>-169.554377943475</text:p>
          </table:table-cell>
          <table:table-cell table:formula="of:=COM.MICROSOFT.IFS([.A30] &lt;= 60; ORG.LIBREOFFICE.COLOR(255;0;0;0) ; AND([.A30] &gt; 60 ;  [.A30]&lt;= 120) ; ORG.LIBREOFFICE.COLOR(0;255;0;0); [.A30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169.24512229905" calcext:value-type="float">
            <text:p>-169.24512229905</text:p>
          </table:table-cell>
          <table:table-cell table:formula="of:=COM.MICROSOFT.IFS([.A31] &lt;= 60; ORG.LIBREOFFICE.COLOR(255;0;0;0) ; AND([.A31] &gt; 60 ;  [.A31]&lt;= 120) ; ORG.LIBREOFFICE.COLOR(0;255;0;0); [.A31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169.24512229905" calcext:value-type="float">
            <text:p>-169.24512229905</text:p>
          </table:table-cell>
          <table:table-cell table:formula="of:=COM.MICROSOFT.IFS([.A32] &lt;= 60; ORG.LIBREOFFICE.COLOR(255;0;0;0) ; AND([.A32] &gt; 60 ;  [.A32]&lt;= 120) ; ORG.LIBREOFFICE.COLOR(0;255;0;0); [.A32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170.174722957852" calcext:value-type="float">
            <text:p>-170.174722957852</text:p>
          </table:table-cell>
          <table:table-cell table:formula="of:=COM.MICROSOFT.IFS([.A33] &lt;= 60; ORG.LIBREOFFICE.COLOR(255;0;0;0) ; AND([.A33] &gt; 60 ;  [.A33]&lt;= 120) ; ORG.LIBREOFFICE.COLOR(0;255;0;0); [.A33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171.422283474983" calcext:value-type="float">
            <text:p>-171.422283474983</text:p>
          </table:table-cell>
          <table:table-cell table:formula="of:=COM.MICROSOFT.IFS([.A34] &lt;= 60; ORG.LIBREOFFICE.COLOR(255;0;0;0) ; AND([.A34] &gt; 60 ;  [.A34]&lt;= 120) ; ORG.LIBREOFFICE.COLOR(0;255;0;0); [.A34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173.031743258621" calcext:value-type="float">
            <text:p>-173.031743258621</text:p>
          </table:table-cell>
          <table:table-cell table:formula="of:=COM.MICROSOFT.IFS([.A35] &lt;= 60; ORG.LIBREOFFICE.COLOR(255;0;0;0) ; AND([.A35] &gt; 60 ;  [.A35]&lt;= 120) ; ORG.LIBREOFFICE.COLOR(0;255;0;0); [.A35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174.320750283615" calcext:value-type="float">
            <text:p>-174.320750283615</text:p>
          </table:table-cell>
          <table:table-cell table:formula="of:=COM.MICROSOFT.IFS([.A36] &lt;= 60; ORG.LIBREOFFICE.COLOR(255;0;0;0) ; AND([.A36] &gt; 60 ;  [.A36]&lt;= 120) ; ORG.LIBREOFFICE.COLOR(0;255;0;0); [.A36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176.248270929474" calcext:value-type="float">
            <text:p>-176.248270929474</text:p>
          </table:table-cell>
          <table:table-cell table:formula="of:=COM.MICROSOFT.IFS([.A37] &lt;= 60; ORG.LIBREOFFICE.COLOR(255;0;0;0) ; AND([.A37] &gt; 60 ;  [.A37]&lt;= 120) ; ORG.LIBREOFFICE.COLOR(0;255;0;0); [.A37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179.065912446031" calcext:value-type="float">
            <text:p>-179.065912446031</text:p>
          </table:table-cell>
          <table:table-cell table:formula="of:=COM.MICROSOFT.IFS([.A38] &lt;= 60; ORG.LIBREOFFICE.COLOR(255;0;0;0) ; AND([.A38] &gt; 60 ;  [.A38]&lt;= 120) ; ORG.LIBREOFFICE.COLOR(0;255;0;0); [.A38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178.122122552715" calcext:value-type="float">
            <text:p>178.122122552715</text:p>
          </table:table-cell>
          <table:table-cell table:formula="of:=COM.MICROSOFT.IFS([.A39] &lt;= 60; ORG.LIBREOFFICE.COLOR(255;0;0;0) ; AND([.A39] &gt; 60 ;  [.A39]&lt;= 120) ; ORG.LIBREOFFICE.COLOR(0;255;0;0); [.A39] &gt;120; ORG.LIBREOFFICE.COLOR(0;0;255;0)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75.314100160497" calcext:value-type="float">
            <text:p>175.314100160497</text:p>
          </table:table-cell>
          <table:table-cell table:formula="of:=COM.MICROSOFT.IFS([.A40] &lt;= 60; ORG.LIBREOFFICE.COLOR(255;0;0;0) ; AND([.A40] &gt; 60 ;  [.A40]&lt;= 120) ; ORG.LIBREOFFICE.COLOR(0;255;0;0); [.A40] &gt;120; ORG.LIBREOFFICE.COLOR(0;0;255;0)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72.528440823408" calcext:value-type="float">
            <text:p>172.528440823408</text:p>
          </table:table-cell>
          <table:table-cell table:formula="of:=COM.MICROSOFT.IFS([.A41] &lt;= 60; ORG.LIBREOFFICE.COLOR(255;0;0;0) ; AND([.A41] &gt; 60 ;  [.A41]&lt;= 120) ; ORG.LIBREOFFICE.COLOR(0;255;0;0); [.A41] &gt;120; ORG.LIBREOFFICE.COLOR(0;0;255;0)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69.418364479056" calcext:value-type="float">
            <text:p>169.418364479056</text:p>
          </table:table-cell>
          <table:table-cell table:formula="of:=COM.MICROSOFT.IFS([.A42] &lt;= 60; ORG.LIBREOFFICE.COLOR(255;0;0;0) ; AND([.A42] &gt; 60 ;  [.A42]&lt;= 120) ; ORG.LIBREOFFICE.COLOR(0;255;0;0); [.A42] &gt;120; ORG.LIBREOFFICE.COLOR(0;0;255;0)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66.263731694377" calcext:value-type="float">
            <text:p>166.263731694377</text:p>
          </table:table-cell>
          <table:table-cell table:formula="of:=COM.MICROSOFT.IFS([.A43] &lt;= 60; ORG.LIBREOFFICE.COLOR(255;0;0;0) ; AND([.A43] &gt; 60 ;  [.A43]&lt;= 120) ; ORG.LIBREOFFICE.COLOR(0;255;0;0); [.A43] &gt;120; ORG.LIBREOFFICE.COLOR(0;0;255;0)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62.645975363739" calcext:value-type="float">
            <text:p>162.645975363739</text:p>
          </table:table-cell>
          <table:table-cell table:formula="of:=COM.MICROSOFT.IFS([.A44] &lt;= 60; ORG.LIBREOFFICE.COLOR(255;0;0;0) ; AND([.A44] &gt; 60 ;  [.A44]&lt;= 120) ; ORG.LIBREOFFICE.COLOR(0;255;0;0); [.A44] &gt;120; ORG.LIBREOFFICE.COLOR(0;0;255;0)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59.227745317954" calcext:value-type="float">
            <text:p>159.227745317954</text:p>
          </table:table-cell>
          <table:table-cell table:formula="of:=COM.MICROSOFT.IFS([.A45] &lt;= 60; ORG.LIBREOFFICE.COLOR(255;0;0;0) ; AND([.A45] &gt; 60 ;  [.A45]&lt;= 120) ; ORG.LIBREOFFICE.COLOR(0;255;0;0); [.A45] &gt;120; ORG.LIBREOFFICE.COLOR(0;0;255;0)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56.599522444808" calcext:value-type="float">
            <text:p>156.599522444808</text:p>
          </table:table-cell>
          <table:table-cell table:formula="of:=COM.MICROSOFT.IFS([.A46] &lt;= 60; ORG.LIBREOFFICE.COLOR(255;0;0;0) ; AND([.A46] &gt; 60 ;  [.A46]&lt;= 120) ; ORG.LIBREOFFICE.COLOR(0;255;0;0); [.A46] &gt;120; ORG.LIBREOFFICE.COLOR(0;0;255;0)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53.989854276632" calcext:value-type="float">
            <text:p>153.989854276632</text:p>
          </table:table-cell>
          <table:table-cell table:formula="of:=COM.MICROSOFT.IFS([.A47] &lt;= 60; ORG.LIBREOFFICE.COLOR(255;0;0;0) ; AND([.A47] &gt; 60 ;  [.A47]&lt;= 120) ; ORG.LIBREOFFICE.COLOR(0;255;0;0); [.A47] &gt;120; ORG.LIBREOFFICE.COLOR(0;0;255;0)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51.066400535197" calcext:value-type="float">
            <text:p>151.066400535197</text:p>
          </table:table-cell>
          <table:table-cell table:formula="of:=COM.MICROSOFT.IFS([.A48] &lt;= 60; ORG.LIBREOFFICE.COLOR(255;0;0;0) ; AND([.A48] &gt; 60 ;  [.A48]&lt;= 120) ; ORG.LIBREOFFICE.COLOR(0;255;0;0); [.A48] &gt;120; ORG.LIBREOFFICE.COLOR(0;0;255;0)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48.392497753751" calcext:value-type="float">
            <text:p>148.392497753751</text:p>
          </table:table-cell>
          <table:table-cell table:formula="of:=COM.MICROSOFT.IFS([.A49] &lt;= 60; ORG.LIBREOFFICE.COLOR(255;0;0;0) ; AND([.A49] &gt; 60 ;  [.A49]&lt;= 120) ; ORG.LIBREOFFICE.COLOR(0;255;0;0); [.A49] &gt;120; ORG.LIBREOFFICE.COLOR(0;0;255;0)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46.136309431182" calcext:value-type="float">
            <text:p>146.136309431182</text:p>
          </table:table-cell>
          <table:table-cell table:formula="of:=COM.MICROSOFT.IFS([.A50] &lt;= 60; ORG.LIBREOFFICE.COLOR(255;0;0;0) ; AND([.A50] &gt; 60 ;  [.A50]&lt;= 120) ; ORG.LIBREOFFICE.COLOR(0;255;0;0); [.A50] &gt;120; ORG.LIBREOFFICE.COLOR(0;0;255;0)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44.389147561331" calcext:value-type="float">
            <text:p>144.389147561331</text:p>
          </table:table-cell>
          <table:table-cell table:formula="of:=COM.MICROSOFT.IFS([.A51] &lt;= 60; ORG.LIBREOFFICE.COLOR(255;0;0;0) ; AND([.A51] &gt; 60 ;  [.A51]&lt;= 120) ; ORG.LIBREOFFICE.COLOR(0;255;0;0); [.A51] &gt;120; ORG.LIBREOFFICE.COLOR(0;0;255;0)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43.320242517369" calcext:value-type="float">
            <text:p>143.320242517369</text:p>
          </table:table-cell>
          <table:table-cell table:formula="of:=COM.MICROSOFT.IFS([.A52] &lt;= 60; ORG.LIBREOFFICE.COLOR(255;0;0;0) ; AND([.A52] &gt; 60 ;  [.A52]&lt;= 120) ; ORG.LIBREOFFICE.COLOR(0;255;0;0); [.A52] &gt;120; ORG.LIBREOFFICE.COLOR(0;0;255;0)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42.624192504452" calcext:value-type="float">
            <text:p>142.624192504452</text:p>
          </table:table-cell>
          <table:table-cell table:formula="of:=COM.MICROSOFT.IFS([.A53] &lt;= 60; ORG.LIBREOFFICE.COLOR(255;0;0;0) ; AND([.A53] &gt; 60 ;  [.A53]&lt;= 120) ; ORG.LIBREOFFICE.COLOR(0;255;0;0); [.A53] &gt;120; ORG.LIBREOFFICE.COLOR(0;0;255;0)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42.18053549772" calcext:value-type="float">
            <text:p>142.18053549772</text:p>
          </table:table-cell>
          <table:table-cell table:formula="of:=COM.MICROSOFT.IFS([.A54] &lt;= 60; ORG.LIBREOFFICE.COLOR(255;0;0;0) ; AND([.A54] &gt; 60 ;  [.A54]&lt;= 120) ; ORG.LIBREOFFICE.COLOR(0;255;0;0); [.A54] &gt;120; ORG.LIBREOFFICE.COLOR(0;0;255;0)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41.736011214119" calcext:value-type="float">
            <text:p>141.736011214119</text:p>
          </table:table-cell>
          <table:table-cell table:formula="of:=COM.MICROSOFT.IFS([.A55] &lt;= 60; ORG.LIBREOFFICE.COLOR(255;0;0;0) ; AND([.A55] &gt; 60 ;  [.A55]&lt;= 120) ; ORG.LIBREOFFICE.COLOR(0;255;0;0); [.A55] &gt;120; ORG.LIBREOFFICE.COLOR(0;0;255;0)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41.290670773355" calcext:value-type="float">
            <text:p>141.290670773355</text:p>
          </table:table-cell>
          <table:table-cell table:formula="of:=COM.MICROSOFT.IFS([.A56] &lt;= 60; ORG.LIBREOFFICE.COLOR(255;0;0;0) ; AND([.A56] &gt; 60 ;  [.A56]&lt;= 120) ; ORG.LIBREOFFICE.COLOR(0;255;0;0); [.A56] &gt;120; ORG.LIBREOFFICE.COLOR(0;0;255;0)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41.488115116511" calcext:value-type="float">
            <text:p>141.488115116511</text:p>
          </table:table-cell>
          <table:table-cell table:formula="of:=COM.MICROSOFT.IFS([.A57] &lt;= 60; ORG.LIBREOFFICE.COLOR(255;0;0;0) ; AND([.A57] &gt; 60 ;  [.A57]&lt;= 120) ; ORG.LIBREOFFICE.COLOR(0;255;0;0); [.A57] &gt;120; ORG.LIBREOFFICE.COLOR(0;0;255;0)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41.683864108034" calcext:value-type="float">
            <text:p>141.683864108034</text:p>
          </table:table-cell>
          <table:table-cell table:formula="of:=COM.MICROSOFT.IFS([.A58] &lt;= 60; ORG.LIBREOFFICE.COLOR(255;0;0;0) ; AND([.A58] &gt; 60 ;  [.A58]&lt;= 120) ; ORG.LIBREOFFICE.COLOR(0;255;0;0); [.A58] &gt;120; ORG.LIBREOFFICE.COLOR(0;0;255;0)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41.736011214119" calcext:value-type="float">
            <text:p>141.736011214119</text:p>
          </table:table-cell>
          <table:table-cell table:formula="of:=COM.MICROSOFT.IFS([.A59] &lt;= 60; ORG.LIBREOFFICE.COLOR(255;0;0;0) ; AND([.A59] &gt; 60 ;  [.A59]&lt;= 120) ; ORG.LIBREOFFICE.COLOR(0;255;0;0); [.A59] &gt;120; ORG.LIBREOFFICE.COLOR(0;0;255;0)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41.290670773355" calcext:value-type="float">
            <text:p>141.290670773355</text:p>
          </table:table-cell>
          <table:table-cell table:formula="of:=COM.MICROSOFT.IFS([.A60] &lt;= 60; ORG.LIBREOFFICE.COLOR(255;0;0;0) ; AND([.A60] &gt; 60 ;  [.A60]&lt;= 120) ; ORG.LIBREOFFICE.COLOR(0;255;0;0); [.A60] &gt;120; ORG.LIBREOFFICE.COLOR(0;0;255;0)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41.290670773355" calcext:value-type="float">
            <text:p>141.290670773355</text:p>
          </table:table-cell>
          <table:table-cell table:formula="of:=COM.MICROSOFT.IFS([.A61] &lt;= 60; ORG.LIBREOFFICE.COLOR(255;0;0;0) ; AND([.A61] &gt; 60 ;  [.A61]&lt;= 120) ; ORG.LIBREOFFICE.COLOR(0;255;0;0); [.A61] &gt;120; ORG.LIBREOFFICE.COLOR(0;0;255;0)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41.241914347415" calcext:value-type="float">
            <text:p>141.241914347415</text:p>
          </table:table-cell>
          <table:table-cell table:formula="of:=COM.MICROSOFT.IFS([.A62] &lt;= 60; ORG.LIBREOFFICE.COLOR(255;0;0;0) ; AND([.A62] &gt; 60 ;  [.A62]&lt;= 120) ; ORG.LIBREOFFICE.COLOR(0;255;0;0); [.A62] &gt;120; ORG.LIBREOFFICE.COLOR(0;0;255;0)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40.799217629098" calcext:value-type="float">
            <text:p>140.799217629098</text:p>
          </table:table-cell>
          <table:table-cell table:formula="of:=COM.MICROSOFT.IFS([.A63] &lt;= 60; ORG.LIBREOFFICE.COLOR(255;0;0;0) ; AND([.A63] &gt; 60 ;  [.A63]&lt;= 120) ; ORG.LIBREOFFICE.COLOR(0;255;0;0); [.A63] &gt;120; ORG.LIBREOFFICE.COLOR(0;0;255;0)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39.707852244372" calcext:value-type="float">
            <text:p>139.707852244372</text:p>
          </table:table-cell>
          <table:table-cell table:formula="of:=COM.MICROSOFT.IFS([.A64] &lt;= 60; ORG.LIBREOFFICE.COLOR(255;0;0;0) ; AND([.A64] &gt; 60 ;  [.A64]&lt;= 120) ; ORG.LIBREOFFICE.COLOR(0;255;0;0); [.A64] &gt;120; ORG.LIBREOFFICE.COLOR(0;0;255;0)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38.393011069089" calcext:value-type="float">
            <text:p>138.393011069089</text:p>
          </table:table-cell>
          <table:table-cell table:formula="of:=COM.MICROSOFT.IFS([.A65] &lt;= 60; ORG.LIBREOFFICE.COLOR(255;0;0;0) ; AND([.A65] &gt; 60 ;  [.A65]&lt;= 120) ; ORG.LIBREOFFICE.COLOR(0;255;0;0); [.A65] &gt;120; ORG.LIBREOFFICE.COLOR(0;0;255;0)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36.803995116201" calcext:value-type="float">
            <text:p>136.803995116201</text:p>
          </table:table-cell>
          <table:table-cell table:formula="of:=COM.MICROSOFT.IFS([.A66] &lt;= 60; ORG.LIBREOFFICE.COLOR(255;0;0;0) ; AND([.A66] &gt; 60 ;  [.A66]&lt;= 120) ; ORG.LIBREOFFICE.COLOR(0;255;0;0); [.A66] &gt;120; ORG.LIBREOFFICE.COLOR(0;0;255;0)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COM.MICROSOFT.IFS([.A67] &lt;= 60; ORG.LIBREOFFICE.COLOR(255;0;0;0) ; AND([.A67] &gt; 60 ;  [.A67]&lt;= 120) ; ORG.LIBREOFFICE.COLOR(0;255;0;0); [.A67] &gt;120; ORG.LIBREOFFICE.COLOR(0;0;255;0)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32.273689006094" calcext:value-type="float">
            <text:p>132.273689006094</text:p>
          </table:table-cell>
          <table:table-cell table:formula="of:=COM.MICROSOFT.IFS([.A68] &lt;= 60; ORG.LIBREOFFICE.COLOR(255;0;0;0) ; AND([.A68] &gt; 60 ;  [.A68]&lt;= 120) ; ORG.LIBREOFFICE.COLOR(0;255;0;0); [.A68] &gt;120; ORG.LIBREOFFICE.COLOR(0;0;255;0)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29.516409555536" calcext:value-type="float">
            <text:p>129.516409555536</text:p>
          </table:table-cell>
          <table:table-cell table:formula="of:=COM.MICROSOFT.IFS([.A69] &lt;= 60; ORG.LIBREOFFICE.COLOR(255;0;0;0) ; AND([.A69] &gt; 60 ;  [.A69]&lt;= 120) ; ORG.LIBREOFFICE.COLOR(0;255;0;0); [.A69] &gt;120; ORG.LIBREOFFICE.COLOR(0;0;255;0)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26.674349669573" calcext:value-type="float">
            <text:p>126.674349669573</text:p>
          </table:table-cell>
          <table:table-cell table:formula="of:=COM.MICROSOFT.IFS([.A70] &lt;= 60; ORG.LIBREOFFICE.COLOR(255;0;0;0) ; AND([.A70] &gt; 60 ;  [.A70]&lt;= 120) ; ORG.LIBREOFFICE.COLOR(0;255;0;0); [.A70] &gt;120; ORG.LIBREOFFICE.COLOR(0;0;255;0)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23.051446749582" calcext:value-type="float">
            <text:p>123.051446749582</text:p>
          </table:table-cell>
          <table:table-cell table:formula="of:=COM.MICROSOFT.IFS([.A71] &lt;= 60; ORG.LIBREOFFICE.COLOR(255;0;0;0) ; AND([.A71] &gt; 60 ;  [.A71]&lt;= 120) ; ORG.LIBREOFFICE.COLOR(0;255;0;0); [.A71] &gt;120; ORG.LIBREOFFICE.COLOR(0;0;255;0)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19.214379980268" calcext:value-type="float">
            <text:p>119.214379980268</text:p>
          </table:table-cell>
          <table:table-cell table:formula="of:=COM.MICROSOFT.IFS([.A72] &lt;= 60; ORG.LIBREOFFICE.COLOR(255;0;0;0) ; AND([.A72] &gt; 60 ;  [.A72]&lt;= 120) ; ORG.LIBREOFFICE.COLOR(0;255;0;0); [.A72] &gt;120; ORG.LIBREOFFICE.COLOR(0;0;255;0))" office:value-type="float" office:value="65280" calcext:value-type="float">
            <text:p>65280</text:p>
          </table:table-cell>
        </table:table-row>
        <table:table-row table:style-name="ro1">
          <table:table-cell office:value-type="float" office:value="115.820991974189" calcext:value-type="float">
            <text:p>115.820991974189</text:p>
          </table:table-cell>
          <table:table-cell table:formula="of:=COM.MICROSOFT.IFS([.A73] &lt;= 60; ORG.LIBREOFFICE.COLOR(255;0;0;0) ; AND([.A73] &gt; 60 ;  [.A73]&lt;= 120) ; ORG.LIBREOFFICE.COLOR(0;255;0;0); [.A73] &gt;120; ORG.LIBREOFFICE.COLOR(0;0;255;0))" office:value-type="float" office:value="65280" calcext:value-type="float">
            <text:p>65280</text:p>
          </table:table-cell>
        </table:table-row>
        <table:table-row table:style-name="ro1">
          <table:table-cell office:value-type="float" office:value="112.177937118609" calcext:value-type="float">
            <text:p>112.177937118609</text:p>
          </table:table-cell>
          <table:table-cell table:formula="of:=COM.MICROSOFT.IFS([.A74] &lt;= 60; ORG.LIBREOFFICE.COLOR(255;0;0;0) ; AND([.A74] &gt; 60 ;  [.A74]&lt;= 120) ; ORG.LIBREOFFICE.COLOR(0;255;0;0); [.A74] &gt;120; ORG.LIBREOFFICE.COLOR(0;0;255;0))" office:value-type="float" office:value="65280" calcext:value-type="float">
            <text:p>65280</text:p>
          </table:table-cell>
        </table:table-row>
        <table:table-row table:style-name="ro1">
          <table:table-cell office:value-type="float" office:value="108.004161605913" calcext:value-type="float">
            <text:p>108.004161605913</text:p>
          </table:table-cell>
          <table:table-cell table:formula="of:=COM.MICROSOFT.IFS([.A75] &lt;= 60; ORG.LIBREOFFICE.COLOR(255;0;0;0) ; AND([.A75] &gt; 60 ;  [.A75]&lt;= 120) ; ORG.LIBREOFFICE.COLOR(0;255;0;0); [.A75] &gt;120; ORG.LIBREOFFICE.COLOR(0;0;255;0))" office:value-type="float" office:value="65280" calcext:value-type="float">
            <text:p>65280</text:p>
          </table:table-cell>
        </table:table-row>
        <table:table-row table:style-name="ro1">
          <table:table-cell office:value-type="float" office:value="104.036243467926" calcext:value-type="float">
            <text:p>104.036243467926</text:p>
          </table:table-cell>
          <table:table-cell table:formula="of:=COM.MICROSOFT.IFS([.A76] &lt;= 60; ORG.LIBREOFFICE.COLOR(255;0;0;0) ; AND([.A76] &gt; 60 ;  [.A76]&lt;= 120) ; ORG.LIBREOFFICE.COLOR(0;255;0;0); [.A76] &gt;120; ORG.LIBREOFFICE.COLOR(0;0;255;0))" office:value-type="float" office:value="65280" calcext:value-type="float">
            <text:p>65280</text:p>
          </table:table-cell>
        </table:table-row>
        <table:table-row table:style-name="ro1">
          <table:table-cell office:value-type="float" office:value="100.577970467567" calcext:value-type="float">
            <text:p>100.577970467567</text:p>
          </table:table-cell>
          <table:table-cell table:formula="of:=COM.MICROSOFT.IFS([.A77] &lt;= 60; ORG.LIBREOFFICE.COLOR(255;0;0;0) ; AND([.A77] &gt; 60 ;  [.A77]&lt;= 120) ; ORG.LIBREOFFICE.COLOR(0;255;0;0); [.A77] &gt;120; ORG.LIBREOFFICE.COLOR(0;0;255;0))" office:value-type="float" office:value="65280" calcext:value-type="float">
            <text:p>65280</text:p>
          </table:table-cell>
        </table:table-row>
        <table:table-row table:style-name="ro1">
          <table:table-cell office:value-type="float" office:value="97.2099618456159" calcext:value-type="float">
            <text:p>97.2099618456159</text:p>
          </table:table-cell>
          <table:table-cell table:formula="of:=COM.MICROSOFT.IFS([.A78] &lt;= 60; ORG.LIBREOFFICE.COLOR(255;0;0;0) ; AND([.A78] &gt; 60 ;  [.A78]&lt;= 120) ; ORG.LIBREOFFICE.COLOR(0;255;0;0); [.A78] &gt;120; ORG.LIBREOFFICE.COLOR(0;0;255;0))" office:value-type="float" office:value="65280" calcext:value-type="float">
            <text:p>65280</text:p>
          </table:table-cell>
        </table:table-row>
        <table:table-row table:style-name="ro1">
          <table:table-cell office:value-type="float" office:value="94.1099979612748" calcext:value-type="float">
            <text:p>94.1099979612748</text:p>
          </table:table-cell>
          <table:table-cell table:formula="of:=COM.MICROSOFT.IFS([.A79] &lt;= 60; ORG.LIBREOFFICE.COLOR(255;0;0;0) ; AND([.A79] &gt; 60 ;  [.A79]&lt;= 120) ; ORG.LIBREOFFICE.COLOR(0;255;0;0); [.A79] &gt;120; ORG.LIBREOFFICE.COLOR(0;0;255;0))" office:value-type="float" office:value="65280" calcext:value-type="float">
            <text:p>65280</text:p>
          </table:table-cell>
        </table:table-row>
        <table:table-row table:style-name="ro1">
          <table:table-cell office:value-type="float" office:value="91.7149301955266" calcext:value-type="float">
            <text:p>91.7149301955266</text:p>
          </table:table-cell>
          <table:table-cell table:formula="of:=COM.MICROSOFT.IFS([.A80] &lt;= 60; ORG.LIBREOFFICE.COLOR(255;0;0;0) ; AND([.A80] &gt; 60 ;  [.A80]&lt;= 120) ; ORG.LIBREOFFICE.COLOR(0;255;0;0); [.A80] &gt;120; ORG.LIBREOFFICE.COLOR(0;0;255;0))" office:value-type="float" office:value="65280" calcext:value-type="float">
            <text:p>6528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COM.MICROSOFT.IFS([.A81] &lt;= 60; ORG.LIBREOFFICE.COLOR(255;0;0;0) ; AND([.A81] &gt; 60 ;  [.A81]&lt;= 120) ; ORG.LIBREOFFICE.COLOR(0;255;0;0); [.A81] &gt;120; ORG.LIBREOFFICE.COLOR(0;0;255;0))" office:value-type="float" office:value="65280" calcext:value-type="float">
            <text:p>65280</text:p>
          </table:table-cell>
        </table:table-row>
        <table:table-row table:style-name="ro1">
          <table:table-cell office:value-type="float" office:value="88.6028189727036" calcext:value-type="float">
            <text:p>88.6028189727036</text:p>
          </table:table-cell>
          <table:table-cell table:formula="of:=COM.MICROSOFT.IFS([.A82] &lt;= 60; ORG.LIBREOFFICE.COLOR(255;0;0;0) ; AND([.A82] &gt; 60 ;  [.A82]&lt;= 120) ; ORG.LIBREOFFICE.COLOR(0;255;0;0); [.A82] &gt;120; ORG.LIBREOFFICE.COLOR(0;0;255;0))" office:value-type="float" office:value="65280" calcext:value-type="float">
            <text:p>65280</text:p>
          </table:table-cell>
        </table:table-row>
        <table:table-row table:style-name="ro1">
          <table:table-cell office:value-type="float" office:value="87.2072976342867" calcext:value-type="float">
            <text:p>87.2072976342867</text:p>
          </table:table-cell>
          <table:table-cell table:formula="of:=COM.MICROSOFT.IFS([.A83] &lt;= 60; ORG.LIBREOFFICE.COLOR(255;0;0;0) ; AND([.A83] &gt; 60 ;  [.A83]&lt;= 120) ; ORG.LIBREOFFICE.COLOR(0;255;0;0); [.A83] &gt;120; ORG.LIBREOFFICE.COLOR(0;0;255;0))" office:value-type="float" office:value="65280" calcext:value-type="float">
            <text:p>65280</text:p>
          </table:table-cell>
        </table:table-row>
        <table:table-row table:style-name="ro1">
          <table:table-cell office:value-type="float" office:value="86.2088343126348" calcext:value-type="float">
            <text:p>86.2088343126348</text:p>
          </table:table-cell>
          <table:table-cell table:formula="of:=COM.MICROSOFT.IFS([.A84] &lt;= 60; ORG.LIBREOFFICE.COLOR(255;0;0;0) ; AND([.A84] &gt; 60 ;  [.A84]&lt;= 120) ; ORG.LIBREOFFICE.COLOR(0;255;0;0); [.A84] &gt;120; ORG.LIBREOFFICE.COLOR(0;0;255;0))" office:value-type="float" office:value="65280" calcext:value-type="float">
            <text:p>65280</text:p>
          </table:table-cell>
        </table:table-row>
        <table:table-row table:style-name="ro1">
          <table:table-cell office:value-type="float" office:value="85.8900020387252" calcext:value-type="float">
            <text:p>85.8900020387252</text:p>
          </table:table-cell>
          <table:table-cell table:formula="of:=COM.MICROSOFT.IFS([.A85] &lt;= 60; ORG.LIBREOFFICE.COLOR(255;0;0;0) ; AND([.A85] &gt; 60 ;  [.A85]&lt;= 120) ; ORG.LIBREOFFICE.COLOR(0;255;0;0); [.A85] &gt;120; ORG.LIBREOFFICE.COLOR(0;0;255;0))" office:value-type="float" office:value="65280" calcext:value-type="float">
            <text:p>65280</text:p>
          </table:table-cell>
        </table:table-row>
        <table:table-row table:style-name="ro1">
          <table:table-cell office:value-type="float" office:value="85.8900020387252" calcext:value-type="float">
            <text:p>85.8900020387252</text:p>
          </table:table-cell>
          <table:table-cell table:formula="of:=COM.MICROSOFT.IFS([.A86] &lt;= 60; ORG.LIBREOFFICE.COLOR(255;0;0;0) ; AND([.A86] &gt; 60 ;  [.A86]&lt;= 120) ; ORG.LIBREOFFICE.COLOR(0;255;0;0); [.A86] &gt;120; ORG.LIBREOFFICE.COLOR(0;0;255;0))" office:value-type="float" office:value="65280" calcext:value-type="float">
            <text:p>65280</text:p>
          </table:table-cell>
        </table:table-row>
        <table:table-row table:style-name="ro1">
          <table:table-cell office:value-type="float" office:value="85.5221204261504" calcext:value-type="float">
            <text:p>85.5221204261504</text:p>
          </table:table-cell>
          <table:table-cell table:formula="of:=COM.MICROSOFT.IFS([.A87] &lt;= 60; ORG.LIBREOFFICE.COLOR(255;0;0;0) ; AND([.A87] &gt; 60 ;  [.A87]&lt;= 120) ; ORG.LIBREOFFICE.COLOR(0;255;0;0); [.A87] &gt;120; ORG.LIBREOFFICE.COLOR(0;0;255;0))" office:value-type="float" office:value="65280" calcext:value-type="float">
            <text:p>65280</text:p>
          </table:table-cell>
        </table:table-row>
        <table:table-row table:style-name="ro1">
          <table:table-cell office:value-type="float" office:value="85.8403577062874" calcext:value-type="float">
            <text:p>85.8403577062874</text:p>
          </table:table-cell>
          <table:table-cell table:formula="of:=COM.MICROSOFT.IFS([.A88] &lt;= 60; ORG.LIBREOFFICE.COLOR(255;0;0;0) ; AND([.A88] &gt; 60 ;  [.A88]&lt;= 120) ; ORG.LIBREOFFICE.COLOR(0;255;0;0); [.A88] &gt;120; ORG.LIBREOFFICE.COLOR(0;0;255;0))" office:value-type="float" office:value="65280" calcext:value-type="float">
            <text:p>65280</text:p>
          </table:table-cell>
        </table:table-row>
        <table:table-row table:style-name="ro1">
          <table:table-cell office:value-type="float" office:value="85.8150838748816" calcext:value-type="float">
            <text:p>85.8150838748816</text:p>
          </table:table-cell>
          <table:table-cell table:formula="of:=COM.MICROSOFT.IFS([.A89] &lt;= 60; ORG.LIBREOFFICE.COLOR(255;0;0;0) ; AND([.A89] &gt; 60 ;  [.A89]&lt;= 120) ; ORG.LIBREOFFICE.COLOR(0;255;0;0); [.A89] &gt;120; ORG.LIBREOFFICE.COLOR(0;0;255;0))" office:value-type="float" office:value="65280" calcext:value-type="float">
            <text:p>65280</text:p>
          </table:table-cell>
        </table:table-row>
        <table:table-row table:style-name="ro1">
          <table:table-cell office:value-type="float" office:value="85.4677382912985" calcext:value-type="float">
            <text:p>85.4677382912985</text:p>
          </table:table-cell>
          <table:table-cell table:formula="of:=COM.MICROSOFT.IFS([.A90] &lt;= 60; ORG.LIBREOFFICE.COLOR(255;0;0;0) ; AND([.A90] &gt; 60 ;  [.A90]&lt;= 120) ; ORG.LIBREOFFICE.COLOR(0;255;0;0); [.A90] &gt;120; ORG.LIBREOFFICE.COLOR(0;0;255;0))" office:value-type="float" office:value="65280" calcext:value-type="float">
            <text:p>65280</text:p>
          </table:table-cell>
        </table:table-row>
        <table:table-row table:style-name="ro1">
          <table:table-cell office:value-type="float" office:value="85.1207262169933" calcext:value-type="float">
            <text:p>85.1207262169933</text:p>
          </table:table-cell>
          <table:table-cell table:formula="of:=COM.MICROSOFT.IFS([.A91] &lt;= 60; ORG.LIBREOFFICE.COLOR(255;0;0;0) ; AND([.A91] &gt; 60 ;  [.A91]&lt;= 120) ; ORG.LIBREOFFICE.COLOR(0;255;0;0); [.A91] &gt;120; ORG.LIBREOFFICE.COLOR(0;0;255;0))" office:value-type="float" office:value="65280" calcext:value-type="float">
            <text:p>65280</text:p>
          </table:table-cell>
        </table:table-row>
        <table:table-row table:style-name="ro1">
          <table:table-cell office:value-type="float" office:value="85.1207262169933" calcext:value-type="float">
            <text:p>85.1207262169933</text:p>
          </table:table-cell>
          <table:table-cell table:formula="of:=COM.MICROSOFT.IFS([.A92] &lt;= 60; ORG.LIBREOFFICE.COLOR(255;0;0;0) ; AND([.A92] &gt; 60 ;  [.A92]&lt;= 120) ; ORG.LIBREOFFICE.COLOR(0;255;0;0); [.A92] &gt;120; ORG.LIBREOFFICE.COLOR(0;0;255;0))" office:value-type="float" office:value="65280" calcext:value-type="float">
            <text:p>65280</text:p>
          </table:table-cell>
        </table:table-row>
        <table:table-row table:style-name="ro1">
          <table:table-cell office:value-type="float" office:value="84.8055710922652" calcext:value-type="float">
            <text:p>84.8055710922652</text:p>
          </table:table-cell>
          <table:table-cell table:formula="of:=COM.MICROSOFT.IFS([.A93] &lt;= 60; ORG.LIBREOFFICE.COLOR(255;0;0;0) ; AND([.A93] &gt; 60 ;  [.A93]&lt;= 120) ; ORG.LIBREOFFICE.COLOR(0;255;0;0); [.A93] &gt;120; ORG.LIBREOFFICE.COLOR(0;0;255;0))" office:value-type="float" office:value="65280" calcext:value-type="float">
            <text:p>65280</text:p>
          </table:table-cell>
        </table:table-row>
        <table:table-row table:style-name="ro1">
          <table:table-cell office:value-type="float" office:value="83.4312358781789" calcext:value-type="float">
            <text:p>83.4312358781789</text:p>
          </table:table-cell>
          <table:table-cell table:formula="of:=COM.MICROSOFT.IFS([.A94] &lt;= 60; ORG.LIBREOFFICE.COLOR(255;0;0;0) ; AND([.A94] &gt; 60 ;  [.A94]&lt;= 120) ; ORG.LIBREOFFICE.COLOR(0;255;0;0); [.A94] &gt;120; ORG.LIBREOFFICE.COLOR(0;0;255;0))" office:value-type="float" office:value="65280" calcext:value-type="float">
            <text:p>65280</text:p>
          </table:table-cell>
        </table:table-row>
        <table:table-row table:style-name="ro1">
          <table:table-cell office:value-type="float" office:value="82.0166841210667" calcext:value-type="float">
            <text:p>82.0166841210667</text:p>
          </table:table-cell>
          <table:table-cell table:formula="of:=COM.MICROSOFT.IFS([.A95] &lt;= 60; ORG.LIBREOFFICE.COLOR(255;0;0;0) ; AND([.A95] &gt; 60 ;  [.A95]&lt;= 120) ; ORG.LIBREOFFICE.COLOR(0;255;0;0); [.A95] &gt;120; ORG.LIBREOFFICE.COLOR(0;0;255;0))" office:value-type="float" office:value="65280" calcext:value-type="float">
            <text:p>65280</text:p>
          </table:table-cell>
        </table:table-row>
        <table:table-row table:style-name="ro1">
          <table:table-cell office:value-type="float" office:value="80.1939072401029" calcext:value-type="float">
            <text:p>80.1939072401029</text:p>
          </table:table-cell>
          <table:table-cell table:formula="of:=COM.MICROSOFT.IFS([.A96] &lt;= 60; ORG.LIBREOFFICE.COLOR(255;0;0;0) ; AND([.A96] &gt; 60 ;  [.A96]&lt;= 120) ; ORG.LIBREOFFICE.COLOR(0;255;0;0); [.A96] &gt;120; ORG.LIBREOFFICE.COLOR(0;0;255;0))" office:value-type="float" office:value="65280" calcext:value-type="float">
            <text:p>65280</text:p>
          </table:table-cell>
        </table:table-row>
        <table:table-row table:style-name="ro1">
          <table:table-cell office:value-type="float" office:value="78.0754760623881" calcext:value-type="float">
            <text:p>78.0754760623881</text:p>
          </table:table-cell>
          <table:table-cell table:formula="of:=COM.MICROSOFT.IFS([.A97] &lt;= 60; ORG.LIBREOFFICE.COLOR(255;0;0;0) ; AND([.A97] &gt; 60 ;  [.A97]&lt;= 120) ; ORG.LIBREOFFICE.COLOR(0;255;0;0); [.A97] &gt;120; ORG.LIBREOFFICE.COLOR(0;0;255;0))" office:value-type="float" office:value="65280" calcext:value-type="float">
            <text:p>65280</text:p>
          </table:table-cell>
        </table:table-row>
        <table:table-row table:style-name="ro1">
          <table:table-cell office:value-type="float" office:value="75.2032377549427" calcext:value-type="float">
            <text:p>75.2032377549427</text:p>
          </table:table-cell>
          <table:table-cell table:formula="of:=COM.MICROSOFT.IFS([.A98] &lt;= 60; ORG.LIBREOFFICE.COLOR(255;0;0;0) ; AND([.A98] &gt; 60 ;  [.A98]&lt;= 120) ; ORG.LIBREOFFICE.COLOR(0;255;0;0); [.A98] &gt;120; ORG.LIBREOFFICE.COLOR(0;0;255;0))" office:value-type="float" office:value="65280" calcext:value-type="float">
            <text:p>65280</text:p>
          </table:table-cell>
        </table:table-row>
        <table:table-row table:style-name="ro1">
          <table:table-cell office:value-type="float" office:value="71.1226215190385" calcext:value-type="float">
            <text:p>71.1226215190385</text:p>
          </table:table-cell>
          <table:table-cell table:formula="of:=COM.MICROSOFT.IFS([.A99] &lt;= 60; ORG.LIBREOFFICE.COLOR(255;0;0;0) ; AND([.A99] &gt; 60 ;  [.A99]&lt;= 120) ; ORG.LIBREOFFICE.COLOR(0;255;0;0); [.A99] &gt;120; ORG.LIBREOFFICE.COLOR(0;0;255;0))" office:value-type="float" office:value="65280" calcext:value-type="float">
            <text:p>65280</text:p>
          </table:table-cell>
        </table:table-row>
        <table:table-row table:style-name="ro1">
          <table:table-cell office:value-type="float" office:value="67.3531976869894" calcext:value-type="float">
            <text:p>67.3531976869894</text:p>
          </table:table-cell>
          <table:table-cell table:formula="of:=COM.MICROSOFT.IFS([.A100] &lt;= 60; ORG.LIBREOFFICE.COLOR(255;0;0;0) ; AND([.A100] &gt; 60 ;  [.A100]&lt;= 120) ; ORG.LIBREOFFICE.COLOR(0;255;0;0); [.A100] &gt;120; ORG.LIBREOFFICE.COLOR(0;0;255;0))" office:value-type="float" office:value="65280" calcext:value-type="float">
            <text:p>65280</text:p>
          </table:table-cell>
        </table:table-row>
        <table:table-row table:style-name="ro1">
          <table:table-cell office:value-type="float" office:value="63.7454920124279" calcext:value-type="float">
            <text:p>63.7454920124279</text:p>
          </table:table-cell>
          <table:table-cell table:formula="of:=COM.MICROSOFT.IFS([.A101] &lt;= 60; ORG.LIBREOFFICE.COLOR(255;0;0;0) ; AND([.A101] &gt; 60 ;  [.A101]&lt;= 120) ; ORG.LIBREOFFICE.COLOR(0;255;0;0); [.A101] &gt;120; ORG.LIBREOFFICE.COLOR(0;0;255;0))" office:value-type="float" office:value="65280" calcext:value-type="float">
            <text:p>65280</text:p>
          </table:table-cell>
        </table:table-row>
        <table:table-row table:style-name="ro1">
          <table:table-cell office:value-type="float" office:value="59.8682813584982" calcext:value-type="float">
            <text:p>59.8682813584982</text:p>
          </table:table-cell>
          <table:table-cell table:formula="of:=COM.MICROSOFT.IFS([.A102] &lt;= 60; ORG.LIBREOFFICE.COLOR(255;0;0;0) ; AND([.A102] &gt; 60 ;  [.A102]&lt;= 120) ; ORG.LIBREOFFICE.COLOR(0;255;0;0); [.A102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55.7388971009055" calcext:value-type="float">
            <text:p>55.7388971009055</text:p>
          </table:table-cell>
          <table:table-cell table:formula="of:=COM.MICROSOFT.IFS([.A103] &lt;= 60; ORG.LIBREOFFICE.COLOR(255;0;0;0) ; AND([.A103] &gt; 60 ;  [.A103]&lt;= 120) ; ORG.LIBREOFFICE.COLOR(0;255;0;0); [.A103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51.2868933617365" calcext:value-type="float">
            <text:p>51.2868933617365</text:p>
          </table:table-cell>
          <table:table-cell table:formula="of:=COM.MICROSOFT.IFS([.A104] &lt;= 60; ORG.LIBREOFFICE.COLOR(255;0;0;0) ; AND([.A104] &gt; 60 ;  [.A104]&lt;= 120) ; ORG.LIBREOFFICE.COLOR(0;255;0;0); [.A104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47.1565626747148" calcext:value-type="float">
            <text:p>47.1565626747148</text:p>
          </table:table-cell>
          <table:table-cell table:formula="of:=COM.MICROSOFT.IFS([.A105] &lt;= 60; ORG.LIBREOFFICE.COLOR(255;0;0;0) ; AND([.A105] &gt; 60 ;  [.A105]&lt;= 120) ; ORG.LIBREOFFICE.COLOR(0;255;0;0); [.A105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43.5679038158354" calcext:value-type="float">
            <text:p>43.5679038158354</text:p>
          </table:table-cell>
          <table:table-cell table:formula="of:=COM.MICROSOFT.IFS([.A106] &lt;= 60; ORG.LIBREOFFICE.COLOR(255;0;0;0) ; AND([.A106] &gt; 60 ;  [.A106]&lt;= 120) ; ORG.LIBREOFFICE.COLOR(0;255;0;0); [.A106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40.2363583092738" calcext:value-type="float">
            <text:p>40.2363583092738</text:p>
          </table:table-cell>
          <table:table-cell table:formula="of:=COM.MICROSOFT.IFS([.A107] &lt;= 60; ORG.LIBREOFFICE.COLOR(255;0;0;0) ; AND([.A107] &gt; 60 ;  [.A107]&lt;= 120) ; ORG.LIBREOFFICE.COLOR(0;255;0;0); [.A107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37.4673985990526" calcext:value-type="float">
            <text:p>37.4673985990526</text:p>
          </table:table-cell>
          <table:table-cell table:formula="of:=COM.MICROSOFT.IFS([.A108] &lt;= 60; ORG.LIBREOFFICE.COLOR(255;0;0;0) ; AND([.A108] &gt; 60 ;  [.A108]&lt;= 120) ; ORG.LIBREOFFICE.COLOR(0;255;0;0); [.A108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34.8835569499618" calcext:value-type="float">
            <text:p>34.8835569499618</text:p>
          </table:table-cell>
          <table:table-cell table:formula="of:=COM.MICROSOFT.IFS([.A109] &lt;= 60; ORG.LIBREOFFICE.COLOR(255;0;0;0) ; AND([.A109] &gt; 60 ;  [.A109]&lt;= 120) ; ORG.LIBREOFFICE.COLOR(0;255;0;0); [.A109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32.4965781019977" calcext:value-type="float">
            <text:p>32.4965781019977</text:p>
          </table:table-cell>
          <table:table-cell table:formula="of:=COM.MICROSOFT.IFS([.A110] &lt;= 60; ORG.LIBREOFFICE.COLOR(255;0;0;0) ; AND([.A110] &gt; 60 ;  [.A110]&lt;= 120) ; ORG.LIBREOFFICE.COLOR(0;255;0;0); [.A110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30.5662698895545" calcext:value-type="float">
            <text:p>30.5662698895545</text:p>
          </table:table-cell>
          <table:table-cell table:formula="of:=COM.MICROSOFT.IFS([.A111] &lt;= 60; ORG.LIBREOFFICE.COLOR(255;0;0;0) ; AND([.A111] &gt; 60 ;  [.A111]&lt;= 120) ; ORG.LIBREOFFICE.COLOR(0;255;0;0); [.A111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29.2143799802684" calcext:value-type="float">
            <text:p>29.2143799802684</text:p>
          </table:table-cell>
          <table:table-cell table:formula="of:=COM.MICROSOFT.IFS([.A112] &lt;= 60; ORG.LIBREOFFICE.COLOR(255;0;0;0) ; AND([.A112] &gt; 60 ;  [.A112]&lt;= 120) ; ORG.LIBREOFFICE.COLOR(0;255;0;0); [.A112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28.0338518914638" calcext:value-type="float">
            <text:p>28.0338518914638</text:p>
          </table:table-cell>
          <table:table-cell table:formula="of:=COM.MICROSOFT.IFS([.A113] &lt;= 60; ORG.LIBREOFFICE.COLOR(255;0;0;0) ; AND([.A113] &gt; 60 ;  [.A113]&lt;= 120) ; ORG.LIBREOFFICE.COLOR(0;255;0;0); [.A113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27.0069121820262" calcext:value-type="float">
            <text:p>27.0069121820262</text:p>
          </table:table-cell>
          <table:table-cell table:formula="of:=COM.MICROSOFT.IFS([.A114] &lt;= 60; ORG.LIBREOFFICE.COLOR(255;0;0;0) ; AND([.A114] &gt; 60 ;  [.A114]&lt;= 120) ; ORG.LIBREOFFICE.COLOR(0;255;0;0); [.A114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26.7108416499972" calcext:value-type="float">
            <text:p>26.7108416499972</text:p>
          </table:table-cell>
          <table:table-cell table:formula="of:=COM.MICROSOFT.IFS([.A115] &lt;= 60; ORG.LIBREOFFICE.COLOR(255;0;0;0) ; AND([.A115] &gt; 60 ;  [.A115]&lt;= 120) ; ORG.LIBREOFFICE.COLOR(0;255;0;0); [.A115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26.7108416499972" calcext:value-type="float">
            <text:p>26.7108416499972</text:p>
          </table:table-cell>
          <table:table-cell table:formula="of:=COM.MICROSOFT.IFS([.A116] &lt;= 60; ORG.LIBREOFFICE.COLOR(255;0;0;0) ; AND([.A116] &gt; 60 ;  [.A116]&lt;= 120) ; ORG.LIBREOFFICE.COLOR(0;255;0;0); [.A116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27.1496816977832" calcext:value-type="float">
            <text:p>27.1496816977832</text:p>
          </table:table-cell>
          <table:table-cell table:formula="of:=COM.MICROSOFT.IFS([.A117] &lt;= 60; ORG.LIBREOFFICE.COLOR(255;0;0;0) ; AND([.A117] &gt; 60 ;  [.A117]&lt;= 120) ; ORG.LIBREOFFICE.COLOR(0;255;0;0); [.A117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27.2995722113328" calcext:value-type="float">
            <text:p>27.2995722113328</text:p>
          </table:table-cell>
          <table:table-cell table:formula="of:=COM.MICROSOFT.IFS([.A118] &lt;= 60; ORG.LIBREOFFICE.COLOR(255;0;0;0) ; AND([.A118] &gt; 60 ;  [.A118]&lt;= 120) ; ORG.LIBREOFFICE.COLOR(0;255;0;0); [.A118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27.2995722113328" calcext:value-type="float">
            <text:p>27.2995722113328</text:p>
          </table:table-cell>
          <table:table-cell table:formula="of:=COM.MICROSOFT.IFS([.A119] &lt;= 60; ORG.LIBREOFFICE.COLOR(255;0;0;0) ; AND([.A119] &gt; 60 ;  [.A119]&lt;= 120) ; ORG.LIBREOFFICE.COLOR(0;255;0;0); [.A119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27.4397279481993" calcext:value-type="float">
            <text:p>27.4397279481993</text:p>
          </table:table-cell>
          <table:table-cell table:formula="of:=COM.MICROSOFT.IFS([.A120] &lt;= 60; ORG.LIBREOFFICE.COLOR(255;0;0;0) ; AND([.A120] &gt; 60 ;  [.A120]&lt;= 120) ; ORG.LIBREOFFICE.COLOR(0;255;0;0); [.A120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27.1423190944424" calcext:value-type="float">
            <text:p>27.1423190944424</text:p>
          </table:table-cell>
          <table:table-cell table:formula="of:=COM.MICROSOFT.IFS([.A121] &lt;= 60; ORG.LIBREOFFICE.COLOR(255;0;0;0) ; AND([.A121] &gt; 60 ;  [.A121]&lt;= 120) ; ORG.LIBREOFFICE.COLOR(0;255;0;0); [.A121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26.2742121547274" calcext:value-type="float">
            <text:p>26.2742121547274</text:p>
          </table:table-cell>
          <table:table-cell table:formula="of:=COM.MICROSOFT.IFS([.A122] &lt;= 60; ORG.LIBREOFFICE.COLOR(255;0;0;0) ; AND([.A122] &gt; 60 ;  [.A122]&lt;= 120) ; ORG.LIBREOFFICE.COLOR(0;255;0;0); [.A122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25.5472129397813" calcext:value-type="float">
            <text:p>25.5472129397813</text:p>
          </table:table-cell>
          <table:table-cell table:formula="of:=COM.MICROSOFT.IFS([.A123] &lt;= 60; ORG.LIBREOFFICE.COLOR(255;0;0;0) ; AND([.A123] &gt; 60 ;  [.A123]&lt;= 120) ; ORG.LIBREOFFICE.COLOR(0;255;0;0); [.A123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24.8205413354891" calcext:value-type="float">
            <text:p>24.8205413354891</text:p>
          </table:table-cell>
          <table:table-cell table:formula="of:=COM.MICROSOFT.IFS([.A124] &lt;= 60; ORG.LIBREOFFICE.COLOR(255;0;0;0) ; AND([.A124] &gt; 60 ;  [.A124]&lt;= 120) ; ORG.LIBREOFFICE.COLOR(0;255;0;0); [.A124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23.7971813561903" calcext:value-type="float">
            <text:p>23.7971813561903</text:p>
          </table:table-cell>
          <table:table-cell table:formula="of:=COM.MICROSOFT.IFS([.A125] &lt;= 60; ORG.LIBREOFFICE.COLOR(255;0;0;0) ; AND([.A125] &gt; 60 ;  [.A125]&lt;= 120) ; ORG.LIBREOFFICE.COLOR(0;255;0;0); [.A125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22.0434176754884" calcext:value-type="float">
            <text:p>22.0434176754884</text:p>
          </table:table-cell>
          <table:table-cell table:formula="of:=COM.MICROSOFT.IFS([.A126] &lt;= 60; ORG.LIBREOFFICE.COLOR(255;0;0;0) ; AND([.A126] &gt; 60 ;  [.A126]&lt;= 120) ; ORG.LIBREOFFICE.COLOR(0;255;0;0); [.A126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19.8721758192439" calcext:value-type="float">
            <text:p>19.8721758192439</text:p>
          </table:table-cell>
          <table:table-cell table:formula="of:=COM.MICROSOFT.IFS([.A127] &lt;= 60; ORG.LIBREOFFICE.COLOR(255;0;0;0) ; AND([.A127] &gt; 60 ;  [.A127]&lt;= 120) ; ORG.LIBREOFFICE.COLOR(0;255;0;0); [.A127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17.6222972286683" calcext:value-type="float">
            <text:p>17.6222972286683</text:p>
          </table:table-cell>
          <table:table-cell table:formula="of:=COM.MICROSOFT.IFS([.A128] &lt;= 60; ORG.LIBREOFFICE.COLOR(255;0;0;0) ; AND([.A128] &gt; 60 ;  [.A128]&lt;= 120) ; ORG.LIBREOFFICE.COLOR(0;255;0;0); [.A128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14.5804203972038" calcext:value-type="float">
            <text:p>14.5804203972038</text:p>
          </table:table-cell>
          <table:table-cell table:formula="of:=COM.MICROSOFT.IFS([.A129] &lt;= 60; ORG.LIBREOFFICE.COLOR(255;0;0;0) ; AND([.A129] &gt; 60 ;  [.A129]&lt;= 120) ; ORG.LIBREOFFICE.COLOR(0;255;0;0); [.A129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11.2473141606854" calcext:value-type="float">
            <text:p>11.2473141606854</text:p>
          </table:table-cell>
          <table:table-cell table:formula="of:=COM.MICROSOFT.IFS([.A130] &lt;= 60; ORG.LIBREOFFICE.COLOR(255;0;0;0) ; AND([.A130] &gt; 60 ;  [.A130]&lt;= 120) ; ORG.LIBREOFFICE.COLOR(0;255;0;0); [.A130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8.21920924889906" calcext:value-type="float">
            <text:p>8.21920924889906</text:p>
          </table:table-cell>
          <table:table-cell table:formula="of:=COM.MICROSOFT.IFS([.A131] &lt;= 60; ORG.LIBREOFFICE.COLOR(255;0;0;0) ; AND([.A131] &gt; 60 ;  [.A131]&lt;= 120) ; ORG.LIBREOFFICE.COLOR(0;255;0;0); [.A131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5.30732684933118" calcext:value-type="float">
            <text:p>5.30732684933118</text:p>
          </table:table-cell>
          <table:table-cell table:formula="of:=COM.MICROSOFT.IFS([.A132] &lt;= 60; ORG.LIBREOFFICE.COLOR(255;0;0;0) ; AND([.A132] &gt; 60 ;  [.A132]&lt;= 120) ; ORG.LIBREOFFICE.COLOR(0;255;0;0); [.A132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1.55656747133987" calcext:value-type="float">
            <text:p>1.55656747133987</text:p>
          </table:table-cell>
          <table:table-cell table:formula="of:=COM.MICROSOFT.IFS([.A133] &lt;= 60; ORG.LIBREOFFICE.COLOR(255;0;0;0) ; AND([.A133] &gt; 60 ;  [.A133]&lt;= 120) ; ORG.LIBREOFFICE.COLOR(0;255;0;0); [.A133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2.1786800752766" calcext:value-type="float">
            <text:p>-2.1786800752766</text:p>
          </table:table-cell>
          <table:table-cell table:formula="of:=COM.MICROSOFT.IFS([.A134] &lt;= 60; ORG.LIBREOFFICE.COLOR(255;0;0;0) ; AND([.A134] &gt; 60 ;  [.A134]&lt;= 120) ; ORG.LIBREOFFICE.COLOR(0;255;0;0); [.A134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5.58724396420435" calcext:value-type="float">
            <text:p>-5.58724396420435</text:p>
          </table:table-cell>
          <table:table-cell table:formula="of:=COM.MICROSOFT.IFS([.A135] &lt;= 60; ORG.LIBREOFFICE.COLOR(255;0;0;0) ; AND([.A135] &gt; 60 ;  [.A135]&lt;= 120) ; ORG.LIBREOFFICE.COLOR(0;255;0;0); [.A135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8.3929251873925" calcext:value-type="float">
            <text:p>-8.3929251873925</text:p>
          </table:table-cell>
          <table:table-cell table:formula="of:=COM.MICROSOFT.IFS([.A136] &lt;= 60; ORG.LIBREOFFICE.COLOR(255;0;0;0) ; AND([.A136] &gt; 60 ;  [.A136]&lt;= 120) ; ORG.LIBREOFFICE.COLOR(0;255;0;0); [.A136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11.1887999282518" calcext:value-type="float">
            <text:p>-11.1887999282518</text:p>
          </table:table-cell>
          <table:table-cell table:formula="of:=COM.MICROSOFT.IFS([.A137] &lt;= 60; ORG.LIBREOFFICE.COLOR(255;0;0;0) ; AND([.A137] &gt; 60 ;  [.A137]&lt;= 120) ; ORG.LIBREOFFICE.COLOR(0;255;0;0); [.A137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14.3354354195201" calcext:value-type="float">
            <text:p>-14.3354354195201</text:p>
          </table:table-cell>
          <table:table-cell table:formula="of:=COM.MICROSOFT.IFS([.A138] &lt;= 60; ORG.LIBREOFFICE.COLOR(255;0;0;0) ; AND([.A138] &gt; 60 ;  [.A138]&lt;= 120) ; ORG.LIBREOFFICE.COLOR(0;255;0;0); [.A138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16.8762646167112" calcext:value-type="float">
            <text:p>-16.8762646167112</text:p>
          </table:table-cell>
          <table:table-cell table:formula="of:=COM.MICROSOFT.IFS([.A139] &lt;= 60; ORG.LIBREOFFICE.COLOR(255;0;0;0) ; AND([.A139] &gt; 60 ;  [.A139]&lt;= 120) ; ORG.LIBREOFFICE.COLOR(0;255;0;0); [.A139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18.8247100182401" calcext:value-type="float">
            <text:p>-18.8247100182401</text:p>
          </table:table-cell>
          <table:table-cell table:formula="of:=COM.MICROSOFT.IFS([.A140] &lt;= 60; ORG.LIBREOFFICE.COLOR(255;0;0;0) ; AND([.A140] &gt; 60 ;  [.A140]&lt;= 120) ; ORG.LIBREOFFICE.COLOR(0;255;0;0); [.A140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20.3015605627434" calcext:value-type="float">
            <text:p>-20.3015605627434</text:p>
          </table:table-cell>
          <table:table-cell table:formula="of:=COM.MICROSOFT.IFS([.A141] &lt;= 60; ORG.LIBREOFFICE.COLOR(255;0;0;0) ; AND([.A141] &gt; 60 ;  [.A141]&lt;= 120) ; ORG.LIBREOFFICE.COLOR(0;255;0;0); [.A141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21.8014094863518" calcext:value-type="float">
            <text:p>-21.8014094863518</text:p>
          </table:table-cell>
          <table:table-cell table:formula="of:=COM.MICROSOFT.IFS([.A142] &lt;= 60; ORG.LIBREOFFICE.COLOR(255;0;0;0) ; AND([.A142] &gt; 60 ;  [.A142]&lt;= 120) ; ORG.LIBREOFFICE.COLOR(0;255;0;0); [.A142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22.9540865376285" calcext:value-type="float">
            <text:p>-22.9540865376285</text:p>
          </table:table-cell>
          <table:table-cell table:formula="of:=COM.MICROSOFT.IFS([.A143] &lt;= 60; ORG.LIBREOFFICE.COLOR(255;0;0;0) ; AND([.A143] &gt; 60 ;  [.A143]&lt;= 120) ; ORG.LIBREOFFICE.COLOR(0;255;0;0); [.A143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23.2789491980027" calcext:value-type="float">
            <text:p>-23.2789491980027</text:p>
          </table:table-cell>
          <table:table-cell table:formula="of:=COM.MICROSOFT.IFS([.A144] &lt;= 60; ORG.LIBREOFFICE.COLOR(255;0;0;0) ; AND([.A144] &gt; 60 ;  [.A144]&lt;= 120) ; ORG.LIBREOFFICE.COLOR(0;255;0;0); [.A144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23.6820877245384" calcext:value-type="float">
            <text:p>-23.6820877245384</text:p>
          </table:table-cell>
          <table:table-cell table:formula="of:=COM.MICROSOFT.IFS([.A145] &lt;= 60; ORG.LIBREOFFICE.COLOR(255;0;0;0) ; AND([.A145] &gt; 60 ;  [.A145]&lt;= 120) ; ORG.LIBREOFFICE.COLOR(0;255;0;0); [.A145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23.9310250680688" calcext:value-type="float">
            <text:p>-23.9310250680688</text:p>
          </table:table-cell>
          <table:table-cell table:formula="of:=COM.MICROSOFT.IFS([.A146] &lt;= 60; ORG.LIBREOFFICE.COLOR(255;0;0;0) ; AND([.A146] &gt; 60 ;  [.A146]&lt;= 120) ; ORG.LIBREOFFICE.COLOR(0;255;0;0); [.A146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23.6471604052916" calcext:value-type="float">
            <text:p>-23.6471604052916</text:p>
          </table:table-cell>
          <table:table-cell table:formula="of:=COM.MICROSOFT.IFS([.A147] &lt;= 60; ORG.LIBREOFFICE.COLOR(255;0;0;0) ; AND([.A147] &gt; 60 ;  [.A147]&lt;= 120) ; ORG.LIBREOFFICE.COLOR(0;255;0;0); [.A147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23.5232090204596" calcext:value-type="float">
            <text:p>-23.5232090204596</text:p>
          </table:table-cell>
          <table:table-cell table:formula="of:=COM.MICROSOFT.IFS([.A148] &lt;= 60; ORG.LIBREOFFICE.COLOR(255;0;0;0) ; AND([.A148] &gt; 60 ;  [.A148]&lt;= 120) ; ORG.LIBREOFFICE.COLOR(0;255;0;0); [.A148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23.6471604052916" calcext:value-type="float">
            <text:p>-23.6471604052916</text:p>
          </table:table-cell>
          <table:table-cell table:formula="of:=COM.MICROSOFT.IFS([.A149] &lt;= 60; ORG.LIBREOFFICE.COLOR(255;0;0;0) ; AND([.A149] &gt; 60 ;  [.A149]&lt;= 120) ; ORG.LIBREOFFICE.COLOR(0;255;0;0); [.A149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23.4860938042481" calcext:value-type="float">
            <text:p>-23.4860938042481</text:p>
          </table:table-cell>
          <table:table-cell table:formula="of:=COM.MICROSOFT.IFS([.A150] &lt;= 60; ORG.LIBREOFFICE.COLOR(255;0;0;0) ; AND([.A150] &gt; 60 ;  [.A150]&lt;= 120) ; ORG.LIBREOFFICE.COLOR(0;255;0;0); [.A150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23.362058770571" calcext:value-type="float">
            <text:p>-23.362058770571</text:p>
          </table:table-cell>
          <table:table-cell table:formula="of:=COM.MICROSOFT.IFS([.A151] &lt;= 60; ORG.LIBREOFFICE.COLOR(255;0;0;0) ; AND([.A151] &gt; 60 ;  [.A151]&lt;= 120) ; ORG.LIBREOFFICE.COLOR(0;255;0;0); [.A151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24.0874523086323" calcext:value-type="float">
            <text:p>-24.0874523086323</text:p>
          </table:table-cell>
          <table:table-cell table:formula="of:=COM.MICROSOFT.IFS([.A152] &lt;= 60; ORG.LIBREOFFICE.COLOR(255;0;0;0) ; AND([.A152] &gt; 60 ;  [.A152]&lt;= 120) ; ORG.LIBREOFFICE.COLOR(0;255;0;0); [.A152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24.9047688080952" calcext:value-type="float">
            <text:p>-24.9047688080952</text:p>
          </table:table-cell>
          <table:table-cell table:formula="of:=COM.MICROSOFT.IFS([.A153] &lt;= 60; ORG.LIBREOFFICE.COLOR(255;0;0;0) ; AND([.A153] &gt; 60 ;  [.A153]&lt;= 120) ; ORG.LIBREOFFICE.COLOR(0;255;0;0); [.A153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25.8663567940945" calcext:value-type="float">
            <text:p>-25.8663567940945</text:p>
          </table:table-cell>
          <table:table-cell table:formula="of:=COM.MICROSOFT.IFS([.A154] &lt;= 60; ORG.LIBREOFFICE.COLOR(255;0;0;0) ; AND([.A154] &gt; 60 ;  [.A154]&lt;= 120) ; ORG.LIBREOFFICE.COLOR(0;255;0;0); [.A154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26.565051177078" calcext:value-type="float">
            <text:p>-26.565051177078</text:p>
          </table:table-cell>
          <table:table-cell table:formula="of:=COM.MICROSOFT.IFS([.A155] &lt;= 60; ORG.LIBREOFFICE.COLOR(255;0;0;0) ; AND([.A155] &gt; 60 ;  [.A155]&lt;= 120) ; ORG.LIBREOFFICE.COLOR(0;255;0;0); [.A155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28.0907281894592" calcext:value-type="float">
            <text:p>-28.0907281894592</text:p>
          </table:table-cell>
          <table:table-cell table:formula="of:=COM.MICROSOFT.IFS([.A156] &lt;= 60; ORG.LIBREOFFICE.COLOR(255;0;0;0) ; AND([.A156] &gt; 60 ;  [.A156]&lt;= 120) ; ORG.LIBREOFFICE.COLOR(0;255;0;0); [.A156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30.4813899908239" calcext:value-type="float">
            <text:p>-30.4813899908239</text:p>
          </table:table-cell>
          <table:table-cell table:formula="of:=COM.MICROSOFT.IFS([.A157] &lt;= 60; ORG.LIBREOFFICE.COLOR(255;0;0;0) ; AND([.A157] &gt; 60 ;  [.A157]&lt;= 120) ; ORG.LIBREOFFICE.COLOR(0;255;0;0); [.A157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32.6404912732646" calcext:value-type="float">
            <text:p>-32.6404912732646</text:p>
          </table:table-cell>
          <table:table-cell table:formula="of:=COM.MICROSOFT.IFS([.A158] &lt;= 60; ORG.LIBREOFFICE.COLOR(255;0;0;0) ; AND([.A158] &gt; 60 ;  [.A158]&lt;= 120) ; ORG.LIBREOFFICE.COLOR(0;255;0;0); [.A158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34.7348595397863" calcext:value-type="float">
            <text:p>-34.7348595397863</text:p>
          </table:table-cell>
          <table:table-cell table:formula="of:=COM.MICROSOFT.IFS([.A159] &lt;= 60; ORG.LIBREOFFICE.COLOR(255;0;0;0) ; AND([.A159] &gt; 60 ;  [.A159]&lt;= 120) ; ORG.LIBREOFFICE.COLOR(0;255;0;0); [.A159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37.2447828926594" calcext:value-type="float">
            <text:p>-37.2447828926594</text:p>
          </table:table-cell>
          <table:table-cell table:formula="of:=COM.MICROSOFT.IFS([.A160] &lt;= 60; ORG.LIBREOFFICE.COLOR(255;0;0;0) ; AND([.A160] &gt; 60 ;  [.A160]&lt;= 120) ; ORG.LIBREOFFICE.COLOR(0;255;0;0); [.A160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40.9780098229799" calcext:value-type="float">
            <text:p>-40.9780098229799</text:p>
          </table:table-cell>
          <table:table-cell table:formula="of:=COM.MICROSOFT.IFS([.A161] &lt;= 60; ORG.LIBREOFFICE.COLOR(255;0;0;0) ; AND([.A161] &gt; 60 ;  [.A161]&lt;= 120) ; ORG.LIBREOFFICE.COLOR(0;255;0;0); [.A161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44.7735356476588" calcext:value-type="float">
            <text:p>-44.7735356476588</text:p>
          </table:table-cell>
          <table:table-cell table:formula="of:=COM.MICROSOFT.IFS([.A162] &lt;= 60; ORG.LIBREOFFICE.COLOR(255;0;0;0) ; AND([.A162] &gt; 60 ;  [.A162]&lt;= 120) ; ORG.LIBREOFFICE.COLOR(0;255;0;0); [.A162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48.8746732035651" calcext:value-type="float">
            <text:p>-48.8746732035651</text:p>
          </table:table-cell>
          <table:table-cell table:formula="of:=COM.MICROSOFT.IFS([.A163] &lt;= 60; ORG.LIBREOFFICE.COLOR(255;0;0;0) ; AND([.A163] &gt; 60 ;  [.A163]&lt;= 120) ; ORG.LIBREOFFICE.COLOR(0;255;0;0); [.A163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52.0966941665754" calcext:value-type="float">
            <text:p>-52.0966941665754</text:p>
          </table:table-cell>
          <table:table-cell table:formula="of:=COM.MICROSOFT.IFS([.A164] &lt;= 60; ORG.LIBREOFFICE.COLOR(255;0;0;0) ; AND([.A164] &gt; 60 ;  [.A164]&lt;= 120) ; ORG.LIBREOFFICE.COLOR(0;255;0;0); [.A164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55.6763556826958" calcext:value-type="float">
            <text:p>-55.6763556826958</text:p>
          </table:table-cell>
          <table:table-cell table:formula="of:=COM.MICROSOFT.IFS([.A165] &lt;= 60; ORG.LIBREOFFICE.COLOR(255;0;0;0) ; AND([.A165] &gt; 60 ;  [.A165]&lt;= 120) ; ORG.LIBREOFFICE.COLOR(0;255;0;0); [.A165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58.9793459895957" calcext:value-type="float">
            <text:p>-58.9793459895957</text:p>
          </table:table-cell>
          <table:table-cell table:formula="of:=COM.MICROSOFT.IFS([.A166] &lt;= 60; ORG.LIBREOFFICE.COLOR(255;0;0;0) ; AND([.A166] &gt; 60 ;  [.A166]&lt;= 120) ; ORG.LIBREOFFICE.COLOR(0;255;0;0); [.A166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62.6908896200333" calcext:value-type="float">
            <text:p>-62.6908896200333</text:p>
          </table:table-cell>
          <table:table-cell table:formula="of:=COM.MICROSOFT.IFS([.A167] &lt;= 60; ORG.LIBREOFFICE.COLOR(255;0;0;0) ; AND([.A167] &gt; 60 ;  [.A167]&lt;= 120) ; ORG.LIBREOFFICE.COLOR(0;255;0;0); [.A167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65.6661234309533" calcext:value-type="float">
            <text:p>-65.6661234309533</text:p>
          </table:table-cell>
          <table:table-cell table:formula="of:=COM.MICROSOFT.IFS([.A168] &lt;= 60; ORG.LIBREOFFICE.COLOR(255;0;0;0) ; AND([.A168] &gt; 60 ;  [.A168]&lt;= 120) ; ORG.LIBREOFFICE.COLOR(0;255;0;0); [.A168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68.3852210572138" calcext:value-type="float">
            <text:p>-68.3852210572138</text:p>
          </table:table-cell>
          <table:table-cell table:formula="of:=COM.MICROSOFT.IFS([.A169] &lt;= 60; ORG.LIBREOFFICE.COLOR(255;0;0;0) ; AND([.A169] &gt; 60 ;  [.A169]&lt;= 120) ; ORG.LIBREOFFICE.COLOR(0;255;0;0); [.A169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70.5041394868138" calcext:value-type="float">
            <text:p>-70.5041394868138</text:p>
          </table:table-cell>
          <table:table-cell table:formula="of:=COM.MICROSOFT.IFS([.A170] &lt;= 60; ORG.LIBREOFFICE.COLOR(255;0;0;0) ; AND([.A170] &gt; 60 ;  [.A170]&lt;= 120) ; ORG.LIBREOFFICE.COLOR(0;255;0;0); [.A170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72.6259628673422" calcext:value-type="float">
            <text:p>-72.6259628673422</text:p>
          </table:table-cell>
          <table:table-cell table:formula="of:=COM.MICROSOFT.IFS([.A171] &lt;= 60; ORG.LIBREOFFICE.COLOR(255;0;0;0) ; AND([.A171] &gt; 60 ;  [.A171]&lt;= 120) ; ORG.LIBREOFFICE.COLOR(0;255;0;0); [.A171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74.0084722414829" calcext:value-type="float">
            <text:p>-74.0084722414829</text:p>
          </table:table-cell>
          <table:table-cell table:formula="of:=COM.MICROSOFT.IFS([.A172] &lt;= 60; ORG.LIBREOFFICE.COLOR(255;0;0;0) ; AND([.A172] &gt; 60 ;  [.A172]&lt;= 120) ; ORG.LIBREOFFICE.COLOR(0;255;0;0); [.A172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75.3080394727651" calcext:value-type="float">
            <text:p>-75.3080394727651</text:p>
          </table:table-cell>
          <table:table-cell table:formula="of:=COM.MICROSOFT.IFS([.A173] &lt;= 60; ORG.LIBREOFFICE.COLOR(255;0;0;0) ; AND([.A173] &gt; 60 ;  [.A173]&lt;= 120) ; ORG.LIBREOFFICE.COLOR(0;255;0;0); [.A173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76.2121470836732" calcext:value-type="float">
            <text:p>-76.2121470836732</text:p>
          </table:table-cell>
          <table:table-cell table:formula="of:=COM.MICROSOFT.IFS([.A174] &lt;= 60; ORG.LIBREOFFICE.COLOR(255;0;0;0) ; AND([.A174] &gt; 60 ;  [.A174]&lt;= 120) ; ORG.LIBREOFFICE.COLOR(0;255;0;0); [.A174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76.6232471701486" calcext:value-type="float">
            <text:p>-76.6232471701486</text:p>
          </table:table-cell>
          <table:table-cell table:formula="of:=COM.MICROSOFT.IFS([.A175] &lt;= 60; ORG.LIBREOFFICE.COLOR(255;0;0;0) ; AND([.A175] &gt; 60 ;  [.A175]&lt;= 120) ; ORG.LIBREOFFICE.COLOR(0;255;0;0); [.A175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77.0307465439713" calcext:value-type="float">
            <text:p>-77.0307465439713</text:p>
          </table:table-cell>
          <table:table-cell table:formula="of:=COM.MICROSOFT.IFS([.A176] &lt;= 60; ORG.LIBREOFFICE.COLOR(255;0;0;0) ; AND([.A176] &gt; 60 ;  [.A176]&lt;= 120) ; ORG.LIBREOFFICE.COLOR(0;255;0;0); [.A176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77.0307465439713" calcext:value-type="float">
            <text:p>-77.0307465439713</text:p>
          </table:table-cell>
          <table:table-cell table:formula="of:=COM.MICROSOFT.IFS([.A177] &lt;= 60; ORG.LIBREOFFICE.COLOR(255;0;0;0) ; AND([.A177] &gt; 60 ;  [.A177]&lt;= 120) ; ORG.LIBREOFFICE.COLOR(0;255;0;0); [.A177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76.9543629370514" calcext:value-type="float">
            <text:p>-76.9543629370514</text:p>
          </table:table-cell>
          <table:table-cell table:formula="of:=COM.MICROSOFT.IFS([.A178] &lt;= 60; ORG.LIBREOFFICE.COLOR(255;0;0;0) ; AND([.A178] &gt; 60 ;  [.A178]&lt;= 120) ; ORG.LIBREOFFICE.COLOR(0;255;0;0); [.A178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76.5441570210763" calcext:value-type="float">
            <text:p>-76.5441570210763</text:p>
          </table:table-cell>
          <table:table-cell table:formula="of:=COM.MICROSOFT.IFS([.A179] &lt;= 60; ORG.LIBREOFFICE.COLOR(255;0;0;0) ; AND([.A179] &gt; 60 ;  [.A179]&lt;= 120) ; ORG.LIBREOFFICE.COLOR(0;255;0;0); [.A179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76.6232471701486" calcext:value-type="float">
            <text:p>-76.6232471701486</text:p>
          </table:table-cell>
          <table:table-cell table:formula="of:=COM.MICROSOFT.IFS([.A180] &lt;= 60; ORG.LIBREOFFICE.COLOR(255;0;0;0) ; AND([.A180] &gt; 60 ;  [.A180]&lt;= 120) ; ORG.LIBREOFFICE.COLOR(0;255;0;0); [.A180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76.9543629370514" calcext:value-type="float">
            <text:p>-76.9543629370514</text:p>
          </table:table-cell>
          <table:table-cell table:formula="of:=COM.MICROSOFT.IFS([.A181] &lt;= 60; ORG.LIBREOFFICE.COLOR(255;0;0;0) ; AND([.A181] &gt; 60 ;  [.A181]&lt;= 120) ; ORG.LIBREOFFICE.COLOR(0;255;0;0); [.A181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77.286367836727" calcext:value-type="float">
            <text:p>-77.286367836727</text:p>
          </table:table-cell>
          <table:table-cell table:formula="of:=COM.MICROSOFT.IFS([.A182] &lt;= 60; ORG.LIBREOFFICE.COLOR(255;0;0;0) ; AND([.A182] &gt; 60 ;  [.A182]&lt;= 120) ; ORG.LIBREOFFICE.COLOR(0;255;0;0); [.A182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77.6192430711928" calcext:value-type="float">
            <text:p>-77.6192430711928</text:p>
          </table:table-cell>
          <table:table-cell table:formula="of:=COM.MICROSOFT.IFS([.A183] &lt;= 60; ORG.LIBREOFFICE.COLOR(255;0;0;0) ; AND([.A183] &gt; 60 ;  [.A183]&lt;= 120) ; ORG.LIBREOFFICE.COLOR(0;255;0;0); [.A183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78.6228978269591" calcext:value-type="float">
            <text:p>-78.6228978269591</text:p>
          </table:table-cell>
          <table:table-cell table:formula="of:=COM.MICROSOFT.IFS([.A184] &lt;= 60; ORG.LIBREOFFICE.COLOR(255;0;0;0) ; AND([.A184] &gt; 60 ;  [.A184]&lt;= 120) ; ORG.LIBREOFFICE.COLOR(0;255;0;0); [.A184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80.36883020754" calcext:value-type="float">
            <text:p>-80.36883020754</text:p>
          </table:table-cell>
          <table:table-cell table:formula="of:=COM.MICROSOFT.IFS([.A185] &lt;= 60; ORG.LIBREOFFICE.COLOR(255;0;0;0) ; AND([.A185] &gt; 60 ;  [.A185]&lt;= 120) ; ORG.LIBREOFFICE.COLOR(0;255;0;0); [.A185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82.4505782317367" calcext:value-type="float">
            <text:p>-82.4505782317367</text:p>
          </table:table-cell>
          <table:table-cell table:formula="of:=COM.MICROSOFT.IFS([.A186] &lt;= 60; ORG.LIBREOFFICE.COLOR(255;0;0;0) ; AND([.A186] &gt; 60 ;  [.A186]&lt;= 120) ; ORG.LIBREOFFICE.COLOR(0;255;0;0); [.A186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85.2079659530681" calcext:value-type="float">
            <text:p>-85.2079659530681</text:p>
          </table:table-cell>
          <table:table-cell table:formula="of:=COM.MICROSOFT.IFS([.A187] &lt;= 60; ORG.LIBREOFFICE.COLOR(255;0;0;0) ; AND([.A187] &gt; 60 ;  [.A187]&lt;= 120) ; ORG.LIBREOFFICE.COLOR(0;255;0;0); [.A187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88.2952716809927" calcext:value-type="float">
            <text:p>-88.2952716809927</text:p>
          </table:table-cell>
          <table:table-cell table:formula="of:=COM.MICROSOFT.IFS([.A188] &lt;= 60; ORG.LIBREOFFICE.COLOR(255;0;0;0) ; AND([.A188] &gt; 60 ;  [.A188]&lt;= 120) ; ORG.LIBREOFFICE.COLOR(0;255;0;0); [.A188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91.7252548754727" calcext:value-type="float">
            <text:p>-91.7252548754727</text:p>
          </table:table-cell>
          <table:table-cell table:formula="of:=COM.MICROSOFT.IFS([.A189] &lt;= 60; ORG.LIBREOFFICE.COLOR(255;0;0;0) ; AND([.A189] &gt; 60 ;  [.A189]&lt;= 120) ; ORG.LIBREOFFICE.COLOR(0;255;0;0); [.A189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95.5386375327905" calcext:value-type="float">
            <text:p>-95.5386375327905</text:p>
          </table:table-cell>
          <table:table-cell table:formula="of:=COM.MICROSOFT.IFS([.A190] &lt;= 60; ORG.LIBREOFFICE.COLOR(255;0;0;0) ; AND([.A190] &gt; 60 ;  [.A190]&lt;= 120) ; ORG.LIBREOFFICE.COLOR(0;255;0;0); [.A190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99.0628561143429" calcext:value-type="float">
            <text:p>-99.0628561143429</text:p>
          </table:table-cell>
          <table:table-cell table:formula="of:=COM.MICROSOFT.IFS([.A191] &lt;= 60; ORG.LIBREOFFICE.COLOR(255;0;0;0) ; AND([.A191] &gt; 60 ;  [.A191]&lt;= 120) ; ORG.LIBREOFFICE.COLOR(0;255;0;0); [.A191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102.86539784205" calcext:value-type="float">
            <text:p>-102.86539784205</text:p>
          </table:table-cell>
          <table:table-cell table:formula="of:=COM.MICROSOFT.IFS([.A192] &lt;= 60; ORG.LIBREOFFICE.COLOR(255;0;0;0) ; AND([.A192] &gt; 60 ;  [.A192]&lt;= 120) ; ORG.LIBREOFFICE.COLOR(0;255;0;0); [.A192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107.128047473597" calcext:value-type="float">
            <text:p>-107.128047473597</text:p>
          </table:table-cell>
          <table:table-cell table:formula="of:=COM.MICROSOFT.IFS([.A193] &lt;= 60; ORG.LIBREOFFICE.COLOR(255;0;0;0) ; AND([.A193] &gt; 60 ;  [.A193]&lt;= 120) ; ORG.LIBREOFFICE.COLOR(0;255;0;0); [.A193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111.608711402884" calcext:value-type="float">
            <text:p>-111.608711402884</text:p>
          </table:table-cell>
          <table:table-cell table:formula="of:=COM.MICROSOFT.IFS([.A194] &lt;= 60; ORG.LIBREOFFICE.COLOR(255;0;0;0) ; AND([.A194] &gt; 60 ;  [.A194]&lt;= 120) ; ORG.LIBREOFFICE.COLOR(0;255;0;0); [.A194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115.47826972408" calcext:value-type="float">
            <text:p>-115.47826972408</text:p>
          </table:table-cell>
          <table:table-cell table:formula="of:=COM.MICROSOFT.IFS([.A195] &lt;= 60; ORG.LIBREOFFICE.COLOR(255;0;0;0) ; AND([.A195] &gt; 60 ;  [.A195]&lt;= 120) ; ORG.LIBREOFFICE.COLOR(0;255;0;0); [.A195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119.488907812273" calcext:value-type="float">
            <text:p>-119.488907812273</text:p>
          </table:table-cell>
          <table:table-cell table:formula="of:=COM.MICROSOFT.IFS([.A196] &lt;= 60; ORG.LIBREOFFICE.COLOR(255;0;0;0) ; AND([.A196] &gt; 60 ;  [.A196]&lt;= 120) ; ORG.LIBREOFFICE.COLOR(0;255;0;0); [.A196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123.310630824561" calcext:value-type="float">
            <text:p>-123.310630824561</text:p>
          </table:table-cell>
          <table:table-cell table:formula="of:=COM.MICROSOFT.IFS([.A197] &lt;= 60; ORG.LIBREOFFICE.COLOR(255;0;0;0) ; AND([.A197] &gt; 60 ;  [.A197]&lt;= 120) ; ORG.LIBREOFFICE.COLOR(0;255;0;0); [.A197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126.528855366985" calcext:value-type="float">
            <text:p>-126.528855366985</text:p>
          </table:table-cell>
          <table:table-cell table:formula="of:=COM.MICROSOFT.IFS([.A198] &lt;= 60; ORG.LIBREOFFICE.COLOR(255;0;0;0) ; AND([.A198] &gt; 60 ;  [.A198]&lt;= 120) ; ORG.LIBREOFFICE.COLOR(0;255;0;0); [.A198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129.193273094468" calcext:value-type="float">
            <text:p>-129.193273094468</text:p>
          </table:table-cell>
          <table:table-cell table:formula="of:=COM.MICROSOFT.IFS([.A199] &lt;= 60; ORG.LIBREOFFICE.COLOR(255;0;0;0) ; AND([.A199] &gt; 60 ;  [.A199]&lt;= 120) ; ORG.LIBREOFFICE.COLOR(0;255;0;0); [.A199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131.378515295883" calcext:value-type="float">
            <text:p>-131.378515295883</text:p>
          </table:table-cell>
          <table:table-cell table:formula="of:=COM.MICROSOFT.IFS([.A200] &lt;= 60; ORG.LIBREOFFICE.COLOR(255;0;0;0) ; AND([.A200] &gt; 60 ;  [.A200]&lt;= 120) ; ORG.LIBREOFFICE.COLOR(0;255;0;0); [.A200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133.322360533847" calcext:value-type="float">
            <text:p>-133.322360533847</text:p>
          </table:table-cell>
          <table:table-cell table:formula="of:=COM.MICROSOFT.IFS([.A201] &lt;= 60; ORG.LIBREOFFICE.COLOR(255;0;0;0) ; AND([.A201] &gt; 60 ;  [.A201]&lt;= 120) ; ORG.LIBREOFFICE.COLOR(0;255;0;0); [.A201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135" calcext:value-type="float">
            <text:p>-135</text:p>
          </table:table-cell>
          <table:table-cell table:formula="of:=COM.MICROSOFT.IFS([.A202] &lt;= 60; ORG.LIBREOFFICE.COLOR(255;0;0;0) ; AND([.A202] &gt; 60 ;  [.A202]&lt;= 120) ; ORG.LIBREOFFICE.COLOR(0;255;0;0); [.A202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136.188538609209" calcext:value-type="float">
            <text:p>-136.188538609209</text:p>
          </table:table-cell>
          <table:table-cell table:formula="of:=COM.MICROSOFT.IFS([.A203] &lt;= 60; ORG.LIBREOFFICE.COLOR(255;0;0;0) ; AND([.A203] &gt; 60 ;  [.A203]&lt;= 120) ; ORG.LIBREOFFICE.COLOR(0;255;0;0); [.A203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136.909152432996" calcext:value-type="float">
            <text:p>-136.909152432996</text:p>
          </table:table-cell>
          <table:table-cell table:formula="of:=COM.MICROSOFT.IFS([.A204] &lt;= 60; ORG.LIBREOFFICE.COLOR(255;0;0;0) ; AND([.A204] &gt; 60 ;  [.A204]&lt;= 120) ; ORG.LIBREOFFICE.COLOR(0;255;0;0); [.A204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137.156562674715" calcext:value-type="float">
            <text:p>-137.156562674715</text:p>
          </table:table-cell>
          <table:table-cell table:formula="of:=COM.MICROSOFT.IFS([.A205] &lt;= 60; ORG.LIBREOFFICE.COLOR(255;0;0;0) ; AND([.A205] &gt; 60 ;  [.A205]&lt;= 120) ; ORG.LIBREOFFICE.COLOR(0;255;0;0); [.A205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137.385944030389" calcext:value-type="float">
            <text:p>-137.385944030389</text:p>
          </table:table-cell>
          <table:table-cell table:formula="of:=COM.MICROSOFT.IFS([.A206] &lt;= 60; ORG.LIBREOFFICE.COLOR(255;0;0;0) ; AND([.A206] &gt; 60 ;  [.A206]&lt;= 120) ; ORG.LIBREOFFICE.COLOR(0;255;0;0); [.A206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137.138682577666" calcext:value-type="float">
            <text:p>-137.138682577666</text:p>
          </table:table-cell>
          <table:table-cell table:formula="of:=COM.MICROSOFT.IFS([.A207] &lt;= 60; ORG.LIBREOFFICE.COLOR(255;0;0;0) ; AND([.A207] &gt; 60 ;  [.A207]&lt;= 120) ; ORG.LIBREOFFICE.COLOR(0;255;0;0); [.A207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136.663725004292" calcext:value-type="float">
            <text:p>-136.663725004292</text:p>
          </table:table-cell>
          <table:table-cell table:formula="of:=COM.MICROSOFT.IFS([.A208] &lt;= 60; ORG.LIBREOFFICE.COLOR(255;0;0;0) ; AND([.A208] &gt; 60 ;  [.A208]&lt;= 120) ; ORG.LIBREOFFICE.COLOR(0;255;0;0); [.A208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136.909152432996" calcext:value-type="float">
            <text:p>-136.909152432996</text:p>
          </table:table-cell>
          <table:table-cell table:formula="of:=COM.MICROSOFT.IFS([.A209] &lt;= 60; ORG.LIBREOFFICE.COLOR(255;0;0;0) ; AND([.A209] &gt; 60 ;  [.A209]&lt;= 120) ; ORG.LIBREOFFICE.COLOR(0;255;0;0); [.A209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137.385944030389" calcext:value-type="float">
            <text:p>-137.385944030389</text:p>
          </table:table-cell>
          <table:table-cell table:formula="of:=COM.MICROSOFT.IFS([.A210] &lt;= 60; ORG.LIBREOFFICE.COLOR(255;0;0;0) ; AND([.A210] &gt; 60 ;  [.A210]&lt;= 120) ; ORG.LIBREOFFICE.COLOR(0;255;0;0); [.A210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137.156562674715" calcext:value-type="float">
            <text:p>-137.156562674715</text:p>
          </table:table-cell>
          <table:table-cell table:formula="of:=COM.MICROSOFT.IFS([.A211] &lt;= 60; ORG.LIBREOFFICE.COLOR(255;0;0;0) ; AND([.A211] &gt; 60 ;  [.A211]&lt;= 120) ; ORG.LIBREOFFICE.COLOR(0;255;0;0); [.A211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137.385944030389" calcext:value-type="float">
            <text:p>-137.385944030389</text:p>
          </table:table-cell>
          <table:table-cell table:formula="of:=COM.MICROSOFT.IFS([.A212] &lt;= 60; ORG.LIBREOFFICE.COLOR(255;0;0;0) ; AND([.A212] &gt; 60 ;  [.A212]&lt;= 120) ; ORG.LIBREOFFICE.COLOR(0;255;0;0); [.A212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137.838787841005" calcext:value-type="float">
            <text:p>-137.838787841005</text:p>
          </table:table-cell>
          <table:table-cell table:formula="of:=COM.MICROSOFT.IFS([.A213] &lt;= 60; ORG.LIBREOFFICE.COLOR(255;0;0;0) ; AND([.A213] &gt; 60 ;  [.A213]&lt;= 120) ; ORG.LIBREOFFICE.COLOR(0;255;0;0); [.A213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139.253836436119" calcext:value-type="float">
            <text:p>-139.253836436119</text:p>
          </table:table-cell>
          <table:table-cell table:formula="of:=COM.MICROSOFT.IFS([.A214] &lt;= 60; ORG.LIBREOFFICE.COLOR(255;0;0;0) ; AND([.A214] &gt; 60 ;  [.A214]&lt;= 120) ; ORG.LIBREOFFICE.COLOR(0;255;0;0); [.A214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140.7105931375" calcext:value-type="float">
            <text:p>-140.7105931375</text:p>
          </table:table-cell>
          <table:table-cell table:formula="of:=COM.MICROSOFT.IFS([.A215] &lt;= 60; ORG.LIBREOFFICE.COLOR(255;0;0;0) ; AND([.A215] &gt; 60 ;  [.A215]&lt;= 120) ; ORG.LIBREOFFICE.COLOR(0;255;0;0); [.A215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142.390409209288" calcext:value-type="float">
            <text:p>-142.390409209288</text:p>
          </table:table-cell>
          <table:table-cell table:formula="of:=COM.MICROSOFT.IFS([.A216] &lt;= 60; ORG.LIBREOFFICE.COLOR(255;0;0;0) ; AND([.A216] &gt; 60 ;  [.A216]&lt;= 120) ; ORG.LIBREOFFICE.COLOR(0;255;0;0); [.A216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144.926245506652" calcext:value-type="float">
            <text:p>-144.926245506652</text:p>
          </table:table-cell>
          <table:table-cell table:formula="of:=COM.MICROSOFT.IFS([.A217] &lt;= 60; ORG.LIBREOFFICE.COLOR(255;0;0;0) ; AND([.A217] &gt; 60 ;  [.A217]&lt;= 120) ; ORG.LIBREOFFICE.COLOR(0;255;0;0); [.A217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147.68038349182" calcext:value-type="float">
            <text:p>-147.68038349182</text:p>
          </table:table-cell>
          <table:table-cell table:formula="of:=COM.MICROSOFT.IFS([.A218] &lt;= 60; ORG.LIBREOFFICE.COLOR(255;0;0;0) ; AND([.A218] &gt; 60 ;  [.A218]&lt;= 120) ; ORG.LIBREOFFICE.COLOR(0;255;0;0); [.A218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150.499275376501" calcext:value-type="float">
            <text:p>-150.499275376501</text:p>
          </table:table-cell>
          <table:table-cell table:formula="of:=COM.MICROSOFT.IFS([.A219] &lt;= 60; ORG.LIBREOFFICE.COLOR(255;0;0;0) ; AND([.A219] &gt; 60 ;  [.A219]&lt;= 120) ; ORG.LIBREOFFICE.COLOR(0;255;0;0); [.A219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153.581111208701" calcext:value-type="float">
            <text:p>-153.581111208701</text:p>
          </table:table-cell>
          <table:table-cell table:formula="of:=COM.MICROSOFT.IFS([.A220] &lt;= 60; ORG.LIBREOFFICE.COLOR(255;0;0;0) ; AND([.A220] &gt; 60 ;  [.A220]&lt;= 120) ; ORG.LIBREOFFICE.COLOR(0;255;0;0); [.A220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157.355180445736" calcext:value-type="float">
            <text:p>-157.355180445736</text:p>
          </table:table-cell>
          <table:table-cell table:formula="of:=COM.MICROSOFT.IFS([.A221] &lt;= 60; ORG.LIBREOFFICE.COLOR(255;0;0;0) ; AND([.A221] &gt; 60 ;  [.A221]&lt;= 120) ; ORG.LIBREOFFICE.COLOR(0;255;0;0); [.A221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161.361875505612" calcext:value-type="float">
            <text:p>-161.361875505612</text:p>
          </table:table-cell>
          <table:table-cell table:formula="of:=COM.MICROSOFT.IFS([.A222] &lt;= 60; ORG.LIBREOFFICE.COLOR(255;0;0;0) ; AND([.A222] &gt; 60 ;  [.A222]&lt;= 120) ; ORG.LIBREOFFICE.COLOR(0;255;0;0); [.A222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164.716698426853" calcext:value-type="float">
            <text:p>-164.716698426853</text:p>
          </table:table-cell>
          <table:table-cell table:formula="of:=COM.MICROSOFT.IFS([.A223] &lt;= 60; ORG.LIBREOFFICE.COLOR(255;0;0;0) ; AND([.A223] &gt; 60 ;  [.A223]&lt;= 120) ; ORG.LIBREOFFICE.COLOR(0;255;0;0); [.A223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167.995224442279" calcext:value-type="float">
            <text:p>-167.995224442279</text:p>
          </table:table-cell>
          <table:table-cell table:formula="of:=COM.MICROSOFT.IFS([.A224] &lt;= 60; ORG.LIBREOFFICE.COLOR(255;0;0;0) ; AND([.A224] &gt; 60 ;  [.A224]&lt;= 120) ; ORG.LIBREOFFICE.COLOR(0;255;0;0); [.A224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171.422283474983" calcext:value-type="float">
            <text:p>-171.422283474983</text:p>
          </table:table-cell>
          <table:table-cell table:formula="of:=COM.MICROSOFT.IFS([.A225] &lt;= 60; ORG.LIBREOFFICE.COLOR(255;0;0;0) ; AND([.A225] &gt; 60 ;  [.A225]&lt;= 120) ; ORG.LIBREOFFICE.COLOR(0;255;0;0); [.A225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174.663679902609" calcext:value-type="float">
            <text:p>-174.663679902609</text:p>
          </table:table-cell>
          <table:table-cell table:formula="of:=COM.MICROSOFT.IFS([.A226] &lt;= 60; ORG.LIBREOFFICE.COLOR(255;0;0;0) ; AND([.A226] &gt; 60 ;  [.A226]&lt;= 120) ; ORG.LIBREOFFICE.COLOR(0;255;0;0); [.A226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177.809426135962" calcext:value-type="float">
            <text:p>-177.809426135962</text:p>
          </table:table-cell>
          <table:table-cell table:formula="of:=COM.MICROSOFT.IFS([.A227] &lt;= 60; ORG.LIBREOFFICE.COLOR(255;0;0;0) ; AND([.A227] &gt; 60 ;  [.A227]&lt;= 120) ; ORG.LIBREOFFICE.COLOR(0;255;0;0); [.A227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179.686911424979" calcext:value-type="float">
            <text:p>179.686911424979</text:p>
          </table:table-cell>
          <table:table-cell table:formula="of:=COM.MICROSOFT.IFS([.A228] &lt;= 60; ORG.LIBREOFFICE.COLOR(255;0;0;0) ; AND([.A228] &gt; 60 ;  [.A228]&lt;= 120) ; ORG.LIBREOFFICE.COLOR(0;255;0;0); [.A228] &gt;120; ORG.LIBREOFFICE.COLOR(0;0;255;0)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77.510447078001" calcext:value-type="float">
            <text:p>177.510447078001</text:p>
          </table:table-cell>
          <table:table-cell table:formula="of:=COM.MICROSOFT.IFS([.A229] &lt;= 60; ORG.LIBREOFFICE.COLOR(255;0;0;0) ; AND([.A229] &gt; 60 ;  [.A229]&lt;= 120) ; ORG.LIBREOFFICE.COLOR(0;255;0;0); [.A229] &gt;120; ORG.LIBREOFFICE.COLOR(0;0;255;0)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75.648922048426" calcext:value-type="float">
            <text:p>175.648922048426</text:p>
          </table:table-cell>
          <table:table-cell table:formula="of:=COM.MICROSOFT.IFS([.A230] &lt;= 60; ORG.LIBREOFFICE.COLOR(255;0;0;0) ; AND([.A230] &gt; 60 ;  [.A230]&lt;= 120) ; ORG.LIBREOFFICE.COLOR(0;255;0;0); [.A230] &gt;120; ORG.LIBREOFFICE.COLOR(0;0;255;0)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73.796552098308" calcext:value-type="float">
            <text:p>173.796552098308</text:p>
          </table:table-cell>
          <table:table-cell table:formula="of:=COM.MICROSOFT.IFS([.A231] &lt;= 60; ORG.LIBREOFFICE.COLOR(255;0;0;0) ; AND([.A231] &gt; 60 ;  [.A231]&lt;= 120) ; ORG.LIBREOFFICE.COLOR(0;255;0;0); [.A231] &gt;120; ORG.LIBREOFFICE.COLOR(0;0;255;0)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72.528440823408" calcext:value-type="float">
            <text:p>172.528440823408</text:p>
          </table:table-cell>
          <table:table-cell table:formula="of:=COM.MICROSOFT.IFS([.A232] &lt;= 60; ORG.LIBREOFFICE.COLOR(255;0;0;0) ; AND([.A232] &gt; 60 ;  [.A232]&lt;= 120) ; ORG.LIBREOFFICE.COLOR(0;255;0;0); [.A232] &gt;120; ORG.LIBREOFFICE.COLOR(0;0;255;0)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71.607074812607" calcext:value-type="float">
            <text:p>171.607074812607</text:p>
          </table:table-cell>
          <table:table-cell table:formula="of:=COM.MICROSOFT.IFS([.A233] &lt;= 60; ORG.LIBREOFFICE.COLOR(255;0;0;0) ; AND([.A233] &gt; 60 ;  [.A233]&lt;= 120) ; ORG.LIBREOFFICE.COLOR(0;255;0;0); [.A233] &gt;120; ORG.LIBREOFFICE.COLOR(0;0;255;0)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70.946561337826" calcext:value-type="float">
            <text:p>170.946561337826</text:p>
          </table:table-cell>
          <table:table-cell table:formula="of:=COM.MICROSOFT.IFS([.A234] &lt;= 60; ORG.LIBREOFFICE.COLOR(255;0;0;0) ; AND([.A234] &gt; 60 ;  [.A234]&lt;= 120) ; ORG.LIBREOFFICE.COLOR(0;255;0;0); [.A234] &gt;120; ORG.LIBREOFFICE.COLOR(0;0;255;0)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70.639809198087" calcext:value-type="float">
            <text:p>170.639809198087</text:p>
          </table:table-cell>
          <table:table-cell table:formula="of:=COM.MICROSOFT.IFS([.A235] &lt;= 60; ORG.LIBREOFFICE.COLOR(255;0;0;0) ; AND([.A235] &gt; 60 ;  [.A235]&lt;= 120) ; ORG.LIBREOFFICE.COLOR(0;255;0;0); [.A235] &gt;120; ORG.LIBREOFFICE.COLOR(0;0;255;0)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70.33359751696" calcext:value-type="float">
            <text:p>170.33359751696</text:p>
          </table:table-cell>
          <table:table-cell table:formula="of:=COM.MICROSOFT.IFS([.A236] &lt;= 60; ORG.LIBREOFFICE.COLOR(255;0;0;0) ; AND([.A236] &gt; 60 ;  [.A236]&lt;= 120) ; ORG.LIBREOFFICE.COLOR(0;255;0;0); [.A236] &gt;120; ORG.LIBREOFFICE.COLOR(0;0;255;0)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70.639809198087" calcext:value-type="float">
            <text:p>170.639809198087</text:p>
          </table:table-cell>
          <table:table-cell table:formula="of:=COM.MICROSOFT.IFS([.A237] &lt;= 60; ORG.LIBREOFFICE.COLOR(255;0;0;0) ; AND([.A237] &gt; 60 ;  [.A237]&lt;= 120) ; ORG.LIBREOFFICE.COLOR(0;255;0;0); [.A237] &gt;120; ORG.LIBREOFFICE.COLOR(0;0;255;0)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70.639809198087" calcext:value-type="float">
            <text:p>170.639809198087</text:p>
          </table:table-cell>
          <table:table-cell table:formula="of:=COM.MICROSOFT.IFS([.A238] &lt;= 60; ORG.LIBREOFFICE.COLOR(255;0;0;0) ; AND([.A238] &gt; 60 ;  [.A238]&lt;= 120) ; ORG.LIBREOFFICE.COLOR(0;255;0;0); [.A238] &gt;120; ORG.LIBREOFFICE.COLOR(0;0;255;0)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71.253837737445" calcext:value-type="float">
            <text:p>171.253837737445</text:p>
          </table:table-cell>
          <table:table-cell table:formula="of:=COM.MICROSOFT.IFS([.A239] &lt;= 60; ORG.LIBREOFFICE.COLOR(255;0;0;0) ; AND([.A239] &gt; 60 ;  [.A239]&lt;= 120) ; ORG.LIBREOFFICE.COLOR(0;255;0;0); [.A239] &gt;120; ORG.LIBREOFFICE.COLOR(0;0;255;0)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71.300897915374" calcext:value-type="float">
            <text:p>171.300897915374</text:p>
          </table:table-cell>
          <table:table-cell table:formula="of:=COM.MICROSOFT.IFS([.A240] &lt;= 60; ORG.LIBREOFFICE.COLOR(255;0;0;0) ; AND([.A240] &gt; 60 ;  [.A240]&lt;= 120) ; ORG.LIBREOFFICE.COLOR(0;255;0;0); [.A240] &gt;120; ORG.LIBREOFFICE.COLOR(0;0;255;0)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71.043364392088" calcext:value-type="float">
            <text:p>171.043364392088</text:p>
          </table:table-cell>
          <table:table-cell table:formula="of:=COM.MICROSOFT.IFS([.A241] &lt;= 60; ORG.LIBREOFFICE.COLOR(255;0;0;0) ; AND([.A241] &gt; 60 ;  [.A241]&lt;= 120) ; ORG.LIBREOFFICE.COLOR(0;255;0;0); [.A241] &gt;120; ORG.LIBREOFFICE.COLOR(0;0;255;0)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70.385430729099" calcext:value-type="float">
            <text:p>170.385430729099</text:p>
          </table:table-cell>
          <table:table-cell table:formula="of:=COM.MICROSOFT.IFS([.A242] &lt;= 60; ORG.LIBREOFFICE.COLOR(255;0;0;0) ; AND([.A242] &gt; 60 ;  [.A242]&lt;= 120) ; ORG.LIBREOFFICE.COLOR(0;255;0;0); [.A242] &gt;120; ORG.LIBREOFFICE.COLOR(0;0;255;0)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69.973962909679" calcext:value-type="float">
            <text:p>169.973962909679</text:p>
          </table:table-cell>
          <table:table-cell table:formula="of:=COM.MICROSOFT.IFS([.A243] &lt;= 60; ORG.LIBREOFFICE.COLOR(255;0;0;0) ; AND([.A243] &gt; 60 ;  [.A243]&lt;= 120) ; ORG.LIBREOFFICE.COLOR(0;255;0;0); [.A243] &gt;120; ORG.LIBREOFFICE.COLOR(0;0;255;0)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68.750955685326" calcext:value-type="float">
            <text:p>168.750955685326</text:p>
          </table:table-cell>
          <table:table-cell table:formula="of:=COM.MICROSOFT.IFS([.A244] &lt;= 60; ORG.LIBREOFFICE.COLOR(255;0;0;0) ; AND([.A244] &gt; 60 ;  [.A244]&lt;= 120) ; ORG.LIBREOFFICE.COLOR(0;255;0;0); [.A244] &gt;120; ORG.LIBREOFFICE.COLOR(0;0;255;0)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67.471192290848" calcext:value-type="float">
            <text:p>167.471192290848</text:p>
          </table:table-cell>
          <table:table-cell table:formula="of:=COM.MICROSOFT.IFS([.A245] &lt;= 60; ORG.LIBREOFFICE.COLOR(255;0;0;0) ; AND([.A245] &gt; 60 ;  [.A245]&lt;= 120) ; ORG.LIBREOFFICE.COLOR(0;255;0;0); [.A245] &gt;120; ORG.LIBREOFFICE.COLOR(0;0;255;0)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65.888466457784" calcext:value-type="float">
            <text:p>165.888466457784</text:p>
          </table:table-cell>
          <table:table-cell table:formula="of:=COM.MICROSOFT.IFS([.A246] &lt;= 60; ORG.LIBREOFFICE.COLOR(255;0;0;0) ; AND([.A246] &gt; 60 ;  [.A246]&lt;= 120) ; ORG.LIBREOFFICE.COLOR(0;255;0;0); [.A246] &gt;120; ORG.LIBREOFFICE.COLOR(0;0;255;0)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64.225763498863" calcext:value-type="float">
            <text:p>164.225763498863</text:p>
          </table:table-cell>
          <table:table-cell table:formula="of:=COM.MICROSOFT.IFS([.A247] &lt;= 60; ORG.LIBREOFFICE.COLOR(255;0;0;0) ; AND([.A247] &gt; 60 ;  [.A247]&lt;= 120) ; ORG.LIBREOFFICE.COLOR(0;255;0;0); [.A247] &gt;120; ORG.LIBREOFFICE.COLOR(0;0;255;0)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61.958830403165" calcext:value-type="float">
            <text:p>161.958830403165</text:p>
          </table:table-cell>
          <table:table-cell table:formula="of:=COM.MICROSOFT.IFS([.A248] &lt;= 60; ORG.LIBREOFFICE.COLOR(255;0;0;0) ; AND([.A248] &gt; 60 ;  [.A248]&lt;= 120) ; ORG.LIBREOFFICE.COLOR(0;255;0;0); [.A248] &gt;120; ORG.LIBREOFFICE.COLOR(0;0;255;0)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59.40766866778" calcext:value-type="float">
            <text:p>159.40766866778</text:p>
          </table:table-cell>
          <table:table-cell table:formula="of:=COM.MICROSOFT.IFS([.A249] &lt;= 60; ORG.LIBREOFFICE.COLOR(255;0;0;0) ; AND([.A249] &gt; 60 ;  [.A249]&lt;= 120) ; ORG.LIBREOFFICE.COLOR(0;255;0;0); [.A249] &gt;120; ORG.LIBREOFFICE.COLOR(0;0;255;0)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56.47679097954" calcext:value-type="float">
            <text:p>156.47679097954</text:p>
          </table:table-cell>
          <table:table-cell table:formula="of:=COM.MICROSOFT.IFS([.A250] &lt;= 60; ORG.LIBREOFFICE.COLOR(255;0;0;0) ; AND([.A250] &gt; 60 ;  [.A250]&lt;= 120) ; ORG.LIBREOFFICE.COLOR(0;255;0;0); [.A250] &gt;120; ORG.LIBREOFFICE.COLOR(0;0;255;0)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53.296218393034" calcext:value-type="float">
            <text:p>153.296218393034</text:p>
          </table:table-cell>
          <table:table-cell table:formula="of:=COM.MICROSOFT.IFS([.A251] &lt;= 60; ORG.LIBREOFFICE.COLOR(255;0;0;0) ; AND([.A251] &gt; 60 ;  [.A251]&lt;= 120) ; ORG.LIBREOFFICE.COLOR(0;255;0;0); [.A251] &gt;120; ORG.LIBREOFFICE.COLOR(0;0;255;0)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49.945623917126" calcext:value-type="float">
            <text:p>149.945623917126</text:p>
          </table:table-cell>
          <table:table-cell table:formula="of:=COM.MICROSOFT.IFS([.A252] &lt;= 60; ORG.LIBREOFFICE.COLOR(255;0;0;0) ; AND([.A252] &gt; 60 ;  [.A252]&lt;= 120) ; ORG.LIBREOFFICE.COLOR(0;255;0;0); [.A252] &gt;120; ORG.LIBREOFFICE.COLOR(0;0;255;0)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46.397008059737" calcext:value-type="float">
            <text:p>146.397008059737</text:p>
          </table:table-cell>
          <table:table-cell table:formula="of:=COM.MICROSOFT.IFS([.A253] &lt;= 60; ORG.LIBREOFFICE.COLOR(255;0;0;0) ; AND([.A253] &gt; 60 ;  [.A253]&lt;= 120) ; ORG.LIBREOFFICE.COLOR(0;255;0;0); [.A253] &gt;120; ORG.LIBREOFFICE.COLOR(0;0;255;0)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43.066931729793" calcext:value-type="float">
            <text:p>143.066931729793</text:p>
          </table:table-cell>
          <table:table-cell table:formula="of:=COM.MICROSOFT.IFS([.A254] &lt;= 60; ORG.LIBREOFFICE.COLOR(255;0;0;0) ; AND([.A254] &gt; 60 ;  [.A254]&lt;= 120) ; ORG.LIBREOFFICE.COLOR(0;255;0;0); [.A254] &gt;120; ORG.LIBREOFFICE.COLOR(0;0;255;0)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40.194428907735" calcext:value-type="float">
            <text:p>140.194428907735</text:p>
          </table:table-cell>
          <table:table-cell table:formula="of:=COM.MICROSOFT.IFS([.A255] &lt;= 60; ORG.LIBREOFFICE.COLOR(255;0;0;0) ; AND([.A255] &gt; 60 ;  [.A255]&lt;= 120) ; ORG.LIBREOFFICE.COLOR(0;255;0;0); [.A255] &gt;120; ORG.LIBREOFFICE.COLOR(0;0;255;0)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36.818302964452" calcext:value-type="float">
            <text:p>136.818302964452</text:p>
          </table:table-cell>
          <table:table-cell table:formula="of:=COM.MICROSOFT.IFS([.A256] &lt;= 60; ORG.LIBREOFFICE.COLOR(255;0;0;0) ; AND([.A256] &gt; 60 ;  [.A256]&lt;= 120) ; ORG.LIBREOFFICE.COLOR(0;255;0;0); [.A256] &gt;120; ORG.LIBREOFFICE.COLOR(0;0;255;0)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33.636072468397" calcext:value-type="float">
            <text:p>133.636072468397</text:p>
          </table:table-cell>
          <table:table-cell table:formula="of:=COM.MICROSOFT.IFS([.A257] &lt;= 60; ORG.LIBREOFFICE.COLOR(255;0;0;0) ; AND([.A257] &gt; 60 ;  [.A257]&lt;= 120) ; ORG.LIBREOFFICE.COLOR(0;255;0;0); [.A257] &gt;120; ORG.LIBREOFFICE.COLOR(0;0;255;0)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30.67112493281" calcext:value-type="float">
            <text:p>130.67112493281</text:p>
          </table:table-cell>
          <table:table-cell table:formula="of:=COM.MICROSOFT.IFS([.A258] &lt;= 60; ORG.LIBREOFFICE.COLOR(255;0;0;0) ; AND([.A258] &gt; 60 ;  [.A258]&lt;= 120) ; ORG.LIBREOFFICE.COLOR(0;255;0;0); [.A258] &gt;120; ORG.LIBREOFFICE.COLOR(0;0;255;0)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28.609504685353" calcext:value-type="float">
            <text:p>128.609504685353</text:p>
          </table:table-cell>
          <table:table-cell table:formula="of:=COM.MICROSOFT.IFS([.A259] &lt;= 60; ORG.LIBREOFFICE.COLOR(255;0;0;0) ; AND([.A259] &gt; 60 ;  [.A259]&lt;= 120) ; ORG.LIBREOFFICE.COLOR(0;255;0;0); [.A259] &gt;120; ORG.LIBREOFFICE.COLOR(0;0;255;0)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26.218837265615" calcext:value-type="float">
            <text:p>126.218837265615</text:p>
          </table:table-cell>
          <table:table-cell table:formula="of:=COM.MICROSOFT.IFS([.A260] &lt;= 60; ORG.LIBREOFFICE.COLOR(255;0;0;0) ; AND([.A260] &gt; 60 ;  [.A260]&lt;= 120) ; ORG.LIBREOFFICE.COLOR(0;255;0;0); [.A260] &gt;120; ORG.LIBREOFFICE.COLOR(0;0;255;0)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24.237462776858" calcext:value-type="float">
            <text:p>124.237462776858</text:p>
          </table:table-cell>
          <table:table-cell table:formula="of:=COM.MICROSOFT.IFS([.A261] &lt;= 60; ORG.LIBREOFFICE.COLOR(255;0;0;0) ; AND([.A261] &gt; 60 ;  [.A261]&lt;= 120) ; ORG.LIBREOFFICE.COLOR(0;255;0;0); [.A261] &gt;120; ORG.LIBREOFFICE.COLOR(0;0;255;0)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22.774877324264" calcext:value-type="float">
            <text:p>122.774877324264</text:p>
          </table:table-cell>
          <table:table-cell table:formula="of:=COM.MICROSOFT.IFS([.A262] &lt;= 60; ORG.LIBREOFFICE.COLOR(255;0;0;0) ; AND([.A262] &gt; 60 ;  [.A262]&lt;= 120) ; ORG.LIBREOFFICE.COLOR(0;255;0;0); [.A262] &gt;120; ORG.LIBREOFFICE.COLOR(0;0;255;0)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22.144366027091" calcext:value-type="float">
            <text:p>122.144366027091</text:p>
          </table:table-cell>
          <table:table-cell table:formula="of:=COM.MICROSOFT.IFS([.A263] &lt;= 60; ORG.LIBREOFFICE.COLOR(255;0;0;0) ; AND([.A263] &gt; 60 ;  [.A263]&lt;= 120) ; ORG.LIBREOFFICE.COLOR(0;255;0;0); [.A263] &gt;120; ORG.LIBREOFFICE.COLOR(0;0;255;0)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21.414008792111" calcext:value-type="float">
            <text:p>121.414008792111</text:p>
          </table:table-cell>
          <table:table-cell table:formula="of:=COM.MICROSOFT.IFS([.A264] &lt;= 60; ORG.LIBREOFFICE.COLOR(255;0;0;0) ; AND([.A264] &gt; 60 ;  [.A264]&lt;= 120) ; ORG.LIBREOFFICE.COLOR(0;255;0;0); [.A264] &gt;120; ORG.LIBREOFFICE.COLOR(0;0;255;0)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21.133103170506" calcext:value-type="float">
            <text:p>121.133103170506</text:p>
          </table:table-cell>
          <table:table-cell table:formula="of:=COM.MICROSOFT.IFS([.A265] &lt;= 60; ORG.LIBREOFFICE.COLOR(255;0;0;0) ; AND([.A265] &gt; 60 ;  [.A265]&lt;= 120) ; ORG.LIBREOFFICE.COLOR(0;255;0;0); [.A265] &gt;120; ORG.LIBREOFFICE.COLOR(0;0;255;0)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21.020654010404" calcext:value-type="float">
            <text:p>121.020654010404</text:p>
          </table:table-cell>
          <table:table-cell table:formula="of:=COM.MICROSOFT.IFS([.A266] &lt;= 60; ORG.LIBREOFFICE.COLOR(255;0;0;0) ; AND([.A266] &gt; 60 ;  [.A266]&lt;= 120) ; ORG.LIBREOFFICE.COLOR(0;255;0;0); [.A266] &gt;120; ORG.LIBREOFFICE.COLOR(0;0;255;0)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21.133103170506" calcext:value-type="float">
            <text:p>121.133103170506</text:p>
          </table:table-cell>
          <table:table-cell table:formula="of:=COM.MICROSOFT.IFS([.A267] &lt;= 60; ORG.LIBREOFFICE.COLOR(255;0;0;0) ; AND([.A267] &gt; 60 ;  [.A267]&lt;= 120) ; ORG.LIBREOFFICE.COLOR(0;255;0;0); [.A267] &gt;120; ORG.LIBREOFFICE.COLOR(0;0;255;0)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21.133103170506" calcext:value-type="float">
            <text:p>121.133103170506</text:p>
          </table:table-cell>
          <table:table-cell table:formula="of:=COM.MICROSOFT.IFS([.A268] &lt;= 60; ORG.LIBREOFFICE.COLOR(255;0;0;0) ; AND([.A268] &gt; 60 ;  [.A268]&lt;= 120) ; ORG.LIBREOFFICE.COLOR(0;255;0;0); [.A268] &gt;120; ORG.LIBREOFFICE.COLOR(0;0;255;0)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20.682068636872" calcext:value-type="float">
            <text:p>120.682068636872</text:p>
          </table:table-cell>
          <table:table-cell table:formula="of:=COM.MICROSOFT.IFS([.A269] &lt;= 60; ORG.LIBREOFFICE.COLOR(255;0;0;0) ; AND([.A269] &gt; 60 ;  [.A269]&lt;= 120) ; ORG.LIBREOFFICE.COLOR(0;255;0;0); [.A269] &gt;120; ORG.LIBREOFFICE.COLOR(0;0;255;0)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20.398727714166" calcext:value-type="float">
            <text:p>120.398727714166</text:p>
          </table:table-cell>
          <table:table-cell table:formula="of:=COM.MICROSOFT.IFS([.A270] &lt;= 60; ORG.LIBREOFFICE.COLOR(255;0;0;0) ; AND([.A270] &gt; 60 ;  [.A270]&lt;= 120) ; ORG.LIBREOFFICE.COLOR(0;255;0;0); [.A270] &gt;120; ORG.LIBREOFFICE.COLOR(0;0;255;0)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20.113733150982" calcext:value-type="float">
            <text:p>120.113733150982</text:p>
          </table:table-cell>
          <table:table-cell table:formula="of:=COM.MICROSOFT.IFS([.A271] &lt;= 60; ORG.LIBREOFFICE.COLOR(255;0;0;0) ; AND([.A271] &gt; 60 ;  [.A271]&lt;= 120) ; ORG.LIBREOFFICE.COLOR(0;255;0;0); [.A271] &gt;120; ORG.LIBREOFFICE.COLOR(0;0;255;0)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19.827084654475" calcext:value-type="float">
            <text:p>119.827084654475</text:p>
          </table:table-cell>
          <table:table-cell table:formula="of:=COM.MICROSOFT.IFS([.A272] &lt;= 60; ORG.LIBREOFFICE.COLOR(255;0;0;0) ; AND([.A272] &gt; 60 ;  [.A272]&lt;= 120) ; ORG.LIBREOFFICE.COLOR(0;255;0;0); [.A272] &gt;120; ORG.LIBREOFFICE.COLOR(0;0;255;0))" office:value-type="float" office:value="65280" calcext:value-type="float">
            <text:p>65280</text:p>
          </table:table-cell>
        </table:table-row>
        <table:table-row table:style-name="ro1">
          <table:table-cell office:value-type="float" office:value="119.214379980268" calcext:value-type="float">
            <text:p>119.214379980268</text:p>
          </table:table-cell>
          <table:table-cell table:formula="of:=COM.MICROSOFT.IFS([.A273] &lt;= 60; ORG.LIBREOFFICE.COLOR(255;0;0;0) ; AND([.A273] &gt; 60 ;  [.A273]&lt;= 120) ; ORG.LIBREOFFICE.COLOR(0;255;0;0); [.A273] &gt;120; ORG.LIBREOFFICE.COLOR(0;0;255;0))" office:value-type="float" office:value="65280" calcext:value-type="float">
            <text:p>65280</text:p>
          </table:table-cell>
        </table:table-row>
        <table:table-row table:style-name="ro1">
          <table:table-cell office:value-type="float" office:value="118.345693623077" calcext:value-type="float">
            <text:p>118.345693623077</text:p>
          </table:table-cell>
          <table:table-cell table:formula="of:=COM.MICROSOFT.IFS([.A274] &lt;= 60; ORG.LIBREOFFICE.COLOR(255;0;0;0) ; AND([.A274] &gt; 60 ;  [.A274]&lt;= 120) ; ORG.LIBREOFFICE.COLOR(0;255;0;0); [.A274] &gt;120; ORG.LIBREOFFICE.COLOR(0;0;255;0))" office:value-type="float" office:value="65280" calcext:value-type="float">
            <text:p>65280</text:p>
          </table:table-cell>
        </table:table-row>
        <table:table-row table:style-name="ro1">
          <table:table-cell office:value-type="float" office:value="116.714648172681" calcext:value-type="float">
            <text:p>116.714648172681</text:p>
          </table:table-cell>
          <table:table-cell table:formula="of:=COM.MICROSOFT.IFS([.A275] &lt;= 60; ORG.LIBREOFFICE.COLOR(255;0;0;0) ; AND([.A275] &gt; 60 ;  [.A275]&lt;= 120) ; ORG.LIBREOFFICE.COLOR(0;255;0;0); [.A275] &gt;120; ORG.LIBREOFFICE.COLOR(0;0;255;0))" office:value-type="float" office:value="65280" calcext:value-type="float">
            <text:p>65280</text:p>
          </table:table-cell>
        </table:table-row>
        <table:table-row table:style-name="ro1">
          <table:table-cell office:value-type="float" office:value="114.610835219718" calcext:value-type="float">
            <text:p>114.610835219718</text:p>
          </table:table-cell>
          <table:table-cell table:formula="of:=COM.MICROSOFT.IFS([.A276] &lt;= 60; ORG.LIBREOFFICE.COLOR(255;0;0;0) ; AND([.A276] &gt; 60 ;  [.A276]&lt;= 120) ; ORG.LIBREOFFICE.COLOR(0;255;0;0); [.A276] &gt;120; ORG.LIBREOFFICE.COLOR(0;0;255;0))" office:value-type="float" office:value="65280" calcext:value-type="float">
            <text:p>65280</text:p>
          </table:table-cell>
        </table:table-row>
        <table:table-row table:style-name="ro1">
          <table:table-cell office:value-type="float" office:value="112.543061000058" calcext:value-type="float">
            <text:p>112.543061000058</text:p>
          </table:table-cell>
          <table:table-cell table:formula="of:=COM.MICROSOFT.IFS([.A277] &lt;= 60; ORG.LIBREOFFICE.COLOR(255;0;0;0) ; AND([.A277] &gt; 60 ;  [.A277]&lt;= 120) ; ORG.LIBREOFFICE.COLOR(0;255;0;0); [.A277] &gt;120; ORG.LIBREOFFICE.COLOR(0;0;255;0))" office:value-type="float" office:value="65280" calcext:value-type="float">
            <text:p>65280</text:p>
          </table:table-cell>
        </table:table-row>
        <table:table-row table:style-name="ro1">
          <table:table-cell office:value-type="float" office:value="110.125846085872" calcext:value-type="float">
            <text:p>110.125846085872</text:p>
          </table:table-cell>
          <table:table-cell table:formula="of:=COM.MICROSOFT.IFS([.A278] &lt;= 60; ORG.LIBREOFFICE.COLOR(255;0;0;0) ; AND([.A278] &gt; 60 ;  [.A278]&lt;= 120) ; ORG.LIBREOFFICE.COLOR(0;255;0;0); [.A278] &gt;120; ORG.LIBREOFFICE.COLOR(0;0;255;0))" office:value-type="float" office:value="65280" calcext:value-type="float">
            <text:p>65280</text:p>
          </table:table-cell>
        </table:table-row>
        <table:table-row table:style-name="ro1">
          <table:table-cell office:value-type="float" office:value="107.152421740212" calcext:value-type="float">
            <text:p>107.152421740212</text:p>
          </table:table-cell>
          <table:table-cell table:formula="of:=COM.MICROSOFT.IFS([.A279] &lt;= 60; ORG.LIBREOFFICE.COLOR(255;0;0;0) ; AND([.A279] &gt; 60 ;  [.A279]&lt;= 120) ; ORG.LIBREOFFICE.COLOR(0;255;0;0); [.A279] &gt;120; ORG.LIBREOFFICE.COLOR(0;0;255;0))" office:value-type="float" office:value="65280" calcext:value-type="float">
            <text:p>65280</text:p>
          </table:table-cell>
        </table:table-row>
        <table:table-row table:style-name="ro1">
          <table:table-cell office:value-type="float" office:value="104.118921303056" calcext:value-type="float">
            <text:p>104.118921303056</text:p>
          </table:table-cell>
          <table:table-cell table:formula="of:=COM.MICROSOFT.IFS([.A280] &lt;= 60; ORG.LIBREOFFICE.COLOR(255;0;0;0) ; AND([.A280] &gt; 60 ;  [.A280]&lt;= 120) ; ORG.LIBREOFFICE.COLOR(0;255;0;0); [.A280] &gt;120; ORG.LIBREOFFICE.COLOR(0;0;255;0))" office:value-type="float" office:value="65280" calcext:value-type="float">
            <text:p>65280</text:p>
          </table:table-cell>
        </table:table-row>
        <table:table-row table:style-name="ro1">
          <table:table-cell office:value-type="float" office:value="100.577970467567" calcext:value-type="float">
            <text:p>100.577970467567</text:p>
          </table:table-cell>
          <table:table-cell table:formula="of:=COM.MICROSOFT.IFS([.A281] &lt;= 60; ORG.LIBREOFFICE.COLOR(255;0;0;0) ; AND([.A281] &gt; 60 ;  [.A281]&lt;= 120) ; ORG.LIBREOFFICE.COLOR(0;255;0;0); [.A281] &gt;120; ORG.LIBREOFFICE.COLOR(0;0;255;0))" office:value-type="float" office:value="65280" calcext:value-type="float">
            <text:p>65280</text:p>
          </table:table-cell>
        </table:table-row>
        <table:table-row table:style-name="ro1">
          <table:table-cell office:value-type="float" office:value="96.1518433792856" calcext:value-type="float">
            <text:p>96.1518433792856</text:p>
          </table:table-cell>
          <table:table-cell table:formula="of:=COM.MICROSOFT.IFS([.A282] &lt;= 60; ORG.LIBREOFFICE.COLOR(255;0;0;0) ; AND([.A282] &gt; 60 ;  [.A282]&lt;= 120) ; ORG.LIBREOFFICE.COLOR(0;255;0;0); [.A282] &gt;120; ORG.LIBREOFFICE.COLOR(0;0;255;0))" office:value-type="float" office:value="65280" calcext:value-type="float">
            <text:p>65280</text:p>
          </table:table-cell>
        </table:table-row>
        <table:table-row table:style-name="ro1">
          <table:table-cell office:value-type="float" office:value="91.7252548754727" calcext:value-type="float">
            <text:p>91.7252548754727</text:p>
          </table:table-cell>
          <table:table-cell table:formula="of:=COM.MICROSOFT.IFS([.A283] &lt;= 60; ORG.LIBREOFFICE.COLOR(255;0;0;0) ; AND([.A283] &gt; 60 ;  [.A283]&lt;= 120) ; ORG.LIBREOFFICE.COLOR(0;255;0;0); [.A283] &gt;120; ORG.LIBREOFFICE.COLOR(0;0;255;0))" office:value-type="float" office:value="65280" calcext:value-type="float">
            <text:p>65280</text:p>
          </table:table-cell>
        </table:table-row>
        <table:table-row table:style-name="ro1">
          <table:table-cell office:value-type="float" office:value="87.5707266765" calcext:value-type="float">
            <text:p>87.5707266765</text:p>
          </table:table-cell>
          <table:table-cell table:formula="of:=COM.MICROSOFT.IFS([.A284] &lt;= 60; ORG.LIBREOFFICE.COLOR(255;0;0;0) ; AND([.A284] &gt; 60 ;  [.A284]&lt;= 120) ; ORG.LIBREOFFICE.COLOR(0;255;0;0); [.A284] &gt;120; ORG.LIBREOFFICE.COLOR(0;0;255;0))" office:value-type="float" office:value="65280" calcext:value-type="float">
            <text:p>65280</text:p>
          </table:table-cell>
        </table:table-row>
        <table:table-row table:style-name="ro1">
          <table:table-cell office:value-type="float" office:value="84.0819396478924" calcext:value-type="float">
            <text:p>84.0819396478924</text:p>
          </table:table-cell>
          <table:table-cell table:formula="of:=COM.MICROSOFT.IFS([.A285] &lt;= 60; ORG.LIBREOFFICE.COLOR(255;0;0;0) ; AND([.A285] &gt; 60 ;  [.A285]&lt;= 120) ; ORG.LIBREOFFICE.COLOR(0;255;0;0); [.A285] &gt;120; ORG.LIBREOFFICE.COLOR(0;0;255;0))" office:value-type="float" office:value="65280" calcext:value-type="float">
            <text:p>65280</text:p>
          </table:table-cell>
        </table:table-row>
        <table:table-row table:style-name="ro1">
          <table:table-cell office:value-type="float" office:value="79.8508482010317" calcext:value-type="float">
            <text:p>79.8508482010317</text:p>
          </table:table-cell>
          <table:table-cell table:formula="of:=COM.MICROSOFT.IFS([.A286] &lt;= 60; ORG.LIBREOFFICE.COLOR(255;0;0;0) ; AND([.A286] &gt; 60 ;  [.A286]&lt;= 120) ; ORG.LIBREOFFICE.COLOR(0;255;0;0); [.A286] &gt;120; ORG.LIBREOFFICE.COLOR(0;0;255;0))" office:value-type="float" office:value="65280" calcext:value-type="float">
            <text:p>65280</text:p>
          </table:table-cell>
        </table:table-row>
        <table:table-row table:style-name="ro1">
          <table:table-cell office:value-type="float" office:value="75.8789995236124" calcext:value-type="float">
            <text:p>75.8789995236124</text:p>
          </table:table-cell>
          <table:table-cell table:formula="of:=COM.MICROSOFT.IFS([.A287] &lt;= 60; ORG.LIBREOFFICE.COLOR(255;0;0;0) ; AND([.A287] &gt; 60 ;  [.A287]&lt;= 120) ; ORG.LIBREOFFICE.COLOR(0;255;0;0); [.A287] &gt;120; ORG.LIBREOFFICE.COLOR(0;0;255;0))" office:value-type="float" office:value="65280" calcext:value-type="float">
            <text:p>65280</text:p>
          </table:table-cell>
        </table:table-row>
        <table:table-row table:style-name="ro1">
          <table:table-cell office:value-type="float" office:value="73.1013513059618" calcext:value-type="float">
            <text:p>73.1013513059618</text:p>
          </table:table-cell>
          <table:table-cell table:formula="of:=COM.MICROSOFT.IFS([.A288] &lt;= 60; ORG.LIBREOFFICE.COLOR(255;0;0;0) ; AND([.A288] &gt; 60 ;  [.A288]&lt;= 120) ; ORG.LIBREOFFICE.COLOR(0;255;0;0); [.A288] &gt;120; ORG.LIBREOFFICE.COLOR(0;0;255;0))" office:value-type="float" office:value="65280" calcext:value-type="float">
            <text:p>65280</text:p>
          </table:table-cell>
        </table:table-row>
        <table:table-row table:style-name="ro1">
          <table:table-cell office:value-type="float" office:value="71.2351367071037" calcext:value-type="float">
            <text:p>71.2351367071037</text:p>
          </table:table-cell>
          <table:table-cell table:formula="of:=COM.MICROSOFT.IFS([.A289] &lt;= 60; ORG.LIBREOFFICE.COLOR(255;0;0;0) ; AND([.A289] &gt; 60 ;  [.A289]&lt;= 120) ; ORG.LIBREOFFICE.COLOR(0;255;0;0); [.A289] &gt;120; ORG.LIBREOFFICE.COLOR(0;0;255;0))" office:value-type="float" office:value="65280" calcext:value-type="float">
            <text:p>65280</text:p>
          </table:table-cell>
        </table:table-row>
        <table:table-row table:style-name="ro1">
          <table:table-cell office:value-type="float" office:value="68.263185502643" calcext:value-type="float">
            <text:p>68.263185502643</text:p>
          </table:table-cell>
          <table:table-cell table:formula="of:=COM.MICROSOFT.IFS([.A290] &lt;= 60; ORG.LIBREOFFICE.COLOR(255;0;0;0) ; AND([.A290] &gt; 60 ;  [.A290]&lt;= 120) ; ORG.LIBREOFFICE.COLOR(0;255;0;0); [.A290] &gt;120; ORG.LIBREOFFICE.COLOR(0;0;255;0))" office:value-type="float" office:value="65280" calcext:value-type="float">
            <text:p>65280</text:p>
          </table:table-cell>
        </table:table-row>
        <table:table-row table:style-name="ro1">
          <table:table-cell office:value-type="float" office:value="65.1517470342119" calcext:value-type="float">
            <text:p>65.1517470342119</text:p>
          </table:table-cell>
          <table:table-cell table:formula="of:=COM.MICROSOFT.IFS([.A291] &lt;= 60; ORG.LIBREOFFICE.COLOR(255;0;0;0) ; AND([.A291] &gt; 60 ;  [.A291]&lt;= 120) ; ORG.LIBREOFFICE.COLOR(0;255;0;0); [.A291] &gt;120; ORG.LIBREOFFICE.COLOR(0;0;255;0))" office:value-type="float" office:value="65280" calcext:value-type="float">
            <text:p>65280</text:p>
          </table:table-cell>
        </table:table-row>
        <table:table-row table:style-name="ro1">
          <table:table-cell office:value-type="float" office:value="63.434948822922" calcext:value-type="float">
            <text:p>63.434948822922</text:p>
          </table:table-cell>
          <table:table-cell table:formula="of:=COM.MICROSOFT.IFS([.A292] &lt;= 60; ORG.LIBREOFFICE.COLOR(255;0;0;0) ; AND([.A292] &gt; 60 ;  [.A292]&lt;= 120) ; ORG.LIBREOFFICE.COLOR(0;255;0;0); [.A292] &gt;120; ORG.LIBREOFFICE.COLOR(0;0;255;0))" office:value-type="float" office:value="65280" calcext:value-type="float">
            <text:p>65280</text:p>
          </table:table-cell>
        </table:table-row>
        <table:table-row table:style-name="ro1">
          <table:table-cell office:value-type="float" office:value="62.8188889145228" calcext:value-type="float">
            <text:p>62.8188889145228</text:p>
          </table:table-cell>
          <table:table-cell table:formula="of:=COM.MICROSOFT.IFS([.A293] &lt;= 60; ORG.LIBREOFFICE.COLOR(255;0;0;0) ; AND([.A293] &gt; 60 ;  [.A293]&lt;= 120) ; ORG.LIBREOFFICE.COLOR(0;255;0;0); [.A293] &gt;120; ORG.LIBREOFFICE.COLOR(0;0;255;0))" office:value-type="float" office:value="65280" calcext:value-type="float">
            <text:p>65280</text:p>
          </table:table-cell>
        </table:table-row>
        <table:table-row table:style-name="ro1">
          <table:table-cell office:value-type="float" office:value="62.0490309721098" calcext:value-type="float">
            <text:p>62.0490309721098</text:p>
          </table:table-cell>
          <table:table-cell table:formula="of:=COM.MICROSOFT.IFS([.A294] &lt;= 60; ORG.LIBREOFFICE.COLOR(255;0;0;0) ; AND([.A294] &gt; 60 ;  [.A294]&lt;= 120) ; ORG.LIBREOFFICE.COLOR(0;255;0;0); [.A294] &gt;120; ORG.LIBREOFFICE.COLOR(0;0;255;0))" office:value-type="float" office:value="65280" calcext:value-type="float">
            <text:p>65280</text:p>
          </table:table-cell>
        </table:table-row>
        <table:table-row table:style-name="ro1">
          <table:table-cell office:value-type="float" office:value="60.8113709301385" calcext:value-type="float">
            <text:p>60.8113709301385</text:p>
          </table:table-cell>
          <table:table-cell table:formula="of:=COM.MICROSOFT.IFS([.A295] &lt;= 60; ORG.LIBREOFFICE.COLOR(255;0;0;0) ; AND([.A295] &gt; 60 ;  [.A295]&lt;= 120) ; ORG.LIBREOFFICE.COLOR(0;255;0;0); [.A295] &gt;120; ORG.LIBREOFFICE.COLOR(0;0;255;0))" office:value-type="float" office:value="65280" calcext:value-type="float">
            <text:p>65280</text:p>
          </table:table-cell>
        </table:table-row>
        <table:table-row table:style-name="ro1">
          <table:table-cell office:value-type="float" office:value="60.6422464572087" calcext:value-type="float">
            <text:p>60.6422464572087</text:p>
          </table:table-cell>
          <table:table-cell table:formula="of:=COM.MICROSOFT.IFS([.A296] &lt;= 60; ORG.LIBREOFFICE.COLOR(255;0;0;0) ; AND([.A296] &gt; 60 ;  [.A296]&lt;= 120) ; ORG.LIBREOFFICE.COLOR(0;255;0;0); [.A296] &gt;120; ORG.LIBREOFFICE.COLOR(0;0;255;0))" office:value-type="float" office:value="65280" calcext:value-type="float">
            <text:p>65280</text:p>
          </table:table-cell>
        </table:table-row>
        <table:table-row table:style-name="ro1">
          <table:table-cell office:value-type="float" office:value="61.5823619409829" calcext:value-type="float">
            <text:p>61.5823619409829</text:p>
          </table:table-cell>
          <table:table-cell table:formula="of:=COM.MICROSOFT.IFS([.A297] &lt;= 60; ORG.LIBREOFFICE.COLOR(255;0;0;0) ; AND([.A297] &gt; 60 ;  [.A297]&lt;= 120) ; ORG.LIBREOFFICE.COLOR(0;255;0;0); [.A297] &gt;120; ORG.LIBREOFFICE.COLOR(0;0;255;0))" office:value-type="float" office:value="65280" calcext:value-type="float">
            <text:p>65280</text:p>
          </table:table-cell>
        </table:table-row>
        <table:table-row table:style-name="ro1">
          <table:table-cell office:value-type="float" office:value="61.2796732021305" calcext:value-type="float">
            <text:p>61.2796732021305</text:p>
          </table:table-cell>
          <table:table-cell table:formula="of:=COM.MICROSOFT.IFS([.A298] &lt;= 60; ORG.LIBREOFFICE.COLOR(255;0;0;0) ; AND([.A298] &gt; 60 ;  [.A298]&lt;= 120) ; ORG.LIBREOFFICE.COLOR(0;255;0;0); [.A298] &gt;120; ORG.LIBREOFFICE.COLOR(0;0;255;0))" office:value-type="float" office:value="65280" calcext:value-type="float">
            <text:p>65280</text:p>
          </table:table-cell>
        </table:table-row>
        <table:table-row table:style-name="ro1">
          <table:table-cell office:value-type="float" office:value="60.5110921877274" calcext:value-type="float">
            <text:p>60.5110921877274</text:p>
          </table:table-cell>
          <table:table-cell table:formula="of:=COM.MICROSOFT.IFS([.A299] &lt;= 60; ORG.LIBREOFFICE.COLOR(255;0;0;0) ; AND([.A299] &gt; 60 ;  [.A299]&lt;= 120) ; ORG.LIBREOFFICE.COLOR(0;255;0;0); [.A299] &gt;120; ORG.LIBREOFFICE.COLOR(0;0;255;0))" office:value-type="float" office:value="65280" calcext:value-type="float">
            <text:p>65280</text:p>
          </table:table-cell>
        </table:table-row>
        <table:table-row table:style-name="ro1">
          <table:table-cell office:value-type="float" office:value="60.0413294731807" calcext:value-type="float">
            <text:p>60.0413294731807</text:p>
          </table:table-cell>
          <table:table-cell table:formula="of:=COM.MICROSOFT.IFS([.A300] &lt;= 60; ORG.LIBREOFFICE.COLOR(255;0;0;0) ; AND([.A300] &gt; 60 ;  [.A300]&lt;= 120) ; ORG.LIBREOFFICE.COLOR(0;255;0;0); [.A300] &gt;120; ORG.LIBREOFFICE.COLOR(0;0;255;0))" office:value-type="float" office:value="65280" calcext:value-type="float">
            <text:p>65280</text:p>
          </table:table-cell>
        </table:table-row>
        <table:table-row table:style-name="ro1">
          <table:table-cell office:value-type="float" office:value="60.8113709301385" calcext:value-type="float">
            <text:p>60.8113709301385</text:p>
          </table:table-cell>
          <table:table-cell table:formula="of:=COM.MICROSOFT.IFS([.A301] &lt;= 60; ORG.LIBREOFFICE.COLOR(255;0;0;0) ; AND([.A301] &gt; 60 ;  [.A301]&lt;= 120) ; ORG.LIBREOFFICE.COLOR(0;255;0;0); [.A301] &gt;120; ORG.LIBREOFFICE.COLOR(0;0;255;0))" office:value-type="float" office:value="65280" calcext:value-type="float">
            <text:p>65280</text:p>
          </table:table-cell>
        </table:table-row>
        <table:table-row table:style-name="ro1">
          <table:table-cell office:value-type="float" office:value="61.1134182330893" calcext:value-type="float">
            <text:p>61.1134182330893</text:p>
          </table:table-cell>
          <table:table-cell table:formula="of:=COM.MICROSOFT.IFS([.A302] &lt;= 60; ORG.LIBREOFFICE.COLOR(255;0;0;0) ; AND([.A302] &gt; 60 ;  [.A302]&lt;= 120) ; ORG.LIBREOFFICE.COLOR(0;255;0;0); [.A302] &gt;120; ORG.LIBREOFFICE.COLOR(0;0;255;0))" office:value-type="float" office:value="65280" calcext:value-type="float">
            <text:p>65280</text:p>
          </table:table-cell>
        </table:table-row>
        <table:table-row table:style-name="ro1">
          <table:table-cell office:value-type="float" office:value="60.1688948712134" calcext:value-type="float">
            <text:p>60.1688948712134</text:p>
          </table:table-cell>
          <table:table-cell table:formula="of:=COM.MICROSOFT.IFS([.A303] &lt;= 60; ORG.LIBREOFFICE.COLOR(255;0;0;0) ; AND([.A303] &gt; 60 ;  [.A303]&lt;= 120) ; ORG.LIBREOFFICE.COLOR(0;255;0;0); [.A303] &gt;120; ORG.LIBREOFFICE.COLOR(0;0;255;0))" office:value-type="float" office:value="65280" calcext:value-type="float">
            <text:p>65280</text:p>
          </table:table-cell>
        </table:table-row>
        <table:table-row table:style-name="ro1">
          <table:table-cell office:value-type="float" office:value="59.3935929684905" calcext:value-type="float">
            <text:p>59.3935929684905</text:p>
          </table:table-cell>
          <table:table-cell table:formula="of:=COM.MICROSOFT.IFS([.A304] &lt;= 60; ORG.LIBREOFFICE.COLOR(255;0;0;0) ; AND([.A304] &gt; 60 ;  [.A304]&lt;= 120) ; ORG.LIBREOFFICE.COLOR(0;255;0;0); [.A304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57.8477048587177" calcext:value-type="float">
            <text:p>57.8477048587177</text:p>
          </table:table-cell>
          <table:table-cell table:formula="of:=COM.MICROSOFT.IFS([.A305] &lt;= 60; ORG.LIBREOFFICE.COLOR(255;0;0;0) ; AND([.A305] &gt; 60 ;  [.A305]&lt;= 120) ; ORG.LIBREOFFICE.COLOR(0;255;0;0); [.A305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55.7388971009055" calcext:value-type="float">
            <text:p>55.7388971009055</text:p>
          </table:table-cell>
          <table:table-cell table:formula="of:=COM.MICROSOFT.IFS([.A306] &lt;= 60; ORG.LIBREOFFICE.COLOR(255;0;0;0) ; AND([.A306] &gt; 60 ;  [.A306]&lt;= 120) ; ORG.LIBREOFFICE.COLOR(0;255;0;0); [.A306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52.9935214936398" calcext:value-type="float">
            <text:p>52.9935214936398</text:p>
          </table:table-cell>
          <table:table-cell table:formula="of:=COM.MICROSOFT.IFS([.A307] &lt;= 60; ORG.LIBREOFFICE.COLOR(255;0;0;0) ; AND([.A307] &gt; 60 ;  [.A307]&lt;= 120) ; ORG.LIBREOFFICE.COLOR(0;255;0;0); [.A307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50.5429920875041" calcext:value-type="float">
            <text:p>50.5429920875041</text:p>
          </table:table-cell>
          <table:table-cell table:formula="of:=COM.MICROSOFT.IFS([.A308] &lt;= 60; ORG.LIBREOFFICE.COLOR(255;0;0;0) ; AND([.A308] &gt; 60 ;  [.A308]&lt;= 120) ; ORG.LIBREOFFICE.COLOR(0;255;0;0); [.A308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47.4059705166453" calcext:value-type="float">
            <text:p>47.4059705166453</text:p>
          </table:table-cell>
          <table:table-cell table:formula="of:=COM.MICROSOFT.IFS([.A309] &lt;= 60; ORG.LIBREOFFICE.COLOR(255;0;0;0) ; AND([.A309] &gt; 60 ;  [.A309]&lt;= 120) ; ORG.LIBREOFFICE.COLOR(0;255;0;0); [.A309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43.5679038158354" calcext:value-type="float">
            <text:p>43.5679038158354</text:p>
          </table:table-cell>
          <table:table-cell table:formula="of:=COM.MICROSOFT.IFS([.A310] &lt;= 60; ORG.LIBREOFFICE.COLOR(255;0;0;0) ; AND([.A310] &gt; 60 ;  [.A310]&lt;= 120) ; ORG.LIBREOFFICE.COLOR(0;255;0;0); [.A310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39.5484489012873" calcext:value-type="float">
            <text:p>39.5484489012873</text:p>
          </table:table-cell>
          <table:table-cell table:formula="of:=COM.MICROSOFT.IFS([.A311] &lt;= 60; ORG.LIBREOFFICE.COLOR(255;0;0;0) ; AND([.A311] &gt; 60 ;  [.A311]&lt;= 120) ; ORG.LIBREOFFICE.COLOR(0;255;0;0); [.A311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35.8077569071542" calcext:value-type="float">
            <text:p>35.8077569071542</text:p>
          </table:table-cell>
          <table:table-cell table:formula="of:=COM.MICROSOFT.IFS([.A312] &lt;= 60; ORG.LIBREOFFICE.COLOR(255;0;0;0) ; AND([.A312] &gt; 60 ;  [.A312]&lt;= 120) ; ORG.LIBREOFFICE.COLOR(0;255;0;0); [.A312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32.0404050738399" calcext:value-type="float">
            <text:p>32.0404050738399</text:p>
          </table:table-cell>
          <table:table-cell table:formula="of:=COM.MICROSOFT.IFS([.A313] &lt;= 60; ORG.LIBREOFFICE.COLOR(255;0;0;0) ; AND([.A313] &gt; 60 ;  [.A313]&lt;= 120) ; ORG.LIBREOFFICE.COLOR(0;255;0;0); [.A313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27.8802844380528" calcext:value-type="float">
            <text:p>27.8802844380528</text:p>
          </table:table-cell>
          <table:table-cell table:formula="of:=COM.MICROSOFT.IFS([.A314] &lt;= 60; ORG.LIBREOFFICE.COLOR(255;0;0;0) ; AND([.A314] &gt; 60 ;  [.A314]&lt;= 120) ; ORG.LIBREOFFICE.COLOR(0;255;0;0); [.A314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24.5504523892074" calcext:value-type="float">
            <text:p>24.5504523892074</text:p>
          </table:table-cell>
          <table:table-cell table:formula="of:=COM.MICROSOFT.IFS([.A315] &lt;= 60; ORG.LIBREOFFICE.COLOR(255;0;0;0) ; AND([.A315] &gt; 60 ;  [.A315]&lt;= 120) ; ORG.LIBREOFFICE.COLOR(0;255;0;0); [.A315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21.0837545823806" calcext:value-type="float">
            <text:p>21.0837545823806</text:p>
          </table:table-cell>
          <table:table-cell table:formula="of:=COM.MICROSOFT.IFS([.A316] &lt;= 60; ORG.LIBREOFFICE.COLOR(255;0;0;0) ; AND([.A316] &gt; 60 ;  [.A316]&lt;= 120) ; ORG.LIBREOFFICE.COLOR(0;255;0;0); [.A316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17.7200653222909" calcext:value-type="float">
            <text:p>17.7200653222909</text:p>
          </table:table-cell>
          <table:table-cell table:formula="of:=COM.MICROSOFT.IFS([.A317] &lt;= 60; ORG.LIBREOFFICE.COLOR(255;0;0;0) ; AND([.A317] &gt; 60 ;  [.A317]&lt;= 120) ; ORG.LIBREOFFICE.COLOR(0;255;0;0); [.A317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14.5804203972038" calcext:value-type="float">
            <text:p>14.5804203972038</text:p>
          </table:table-cell>
          <table:table-cell table:formula="of:=COM.MICROSOFT.IFS([.A318] &lt;= 60; ORG.LIBREOFFICE.COLOR(255;0;0;0) ; AND([.A318] &gt; 60 ;  [.A318]&lt;= 120) ; ORG.LIBREOFFICE.COLOR(0;255;0;0); [.A318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12.1168619291226" calcext:value-type="float">
            <text:p>12.1168619291226</text:p>
          </table:table-cell>
          <table:table-cell table:formula="of:=COM.MICROSOFT.IFS([.A319] &lt;= 60; ORG.LIBREOFFICE.COLOR(255;0;0;0) ; AND([.A319] &gt; 60 ;  [.A319]&lt;= 120) ; ORG.LIBREOFFICE.COLOR(0;255;0;0); [.A319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10.3888578154696" calcext:value-type="float">
            <text:p>10.3888578154696</text:p>
          </table:table-cell>
          <table:table-cell table:formula="of:=COM.MICROSOFT.IFS([.A320] &lt;= 60; ORG.LIBREOFFICE.COLOR(255;0;0;0) ; AND([.A320] &gt; 60 ;  [.A320]&lt;= 120) ; ORG.LIBREOFFICE.COLOR(0;255;0;0); [.A320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8.48432213497041" calcext:value-type="float">
            <text:p>8.48432213497041</text:p>
          </table:table-cell>
          <table:table-cell table:formula="of:=COM.MICROSOFT.IFS([.A321] &lt;= 60; ORG.LIBREOFFICE.COLOR(255;0;0;0) ; AND([.A321] &gt; 60 ;  [.A321]&lt;= 120) ; ORG.LIBREOFFICE.COLOR(0;255;0;0); [.A321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7.24186685891621" calcext:value-type="float">
            <text:p>7.24186685891621</text:p>
          </table:table-cell>
          <table:table-cell table:formula="of:=COM.MICROSOFT.IFS([.A322] &lt;= 60; ORG.LIBREOFFICE.COLOR(255;0;0;0) ; AND([.A322] &gt; 60 ;  [.A322]&lt;= 120) ; ORG.LIBREOFFICE.COLOR(0;255;0;0); [.A322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5.95983911071305" calcext:value-type="float">
            <text:p>5.95983911071305</text:p>
          </table:table-cell>
          <table:table-cell table:formula="of:=COM.MICROSOFT.IFS([.A323] &lt;= 60; ORG.LIBREOFFICE.COLOR(255;0;0;0) ; AND([.A323] &gt; 60 ;  [.A323]&lt;= 120) ; ORG.LIBREOFFICE.COLOR(0;255;0;0); [.A323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5.33632009739144" calcext:value-type="float">
            <text:p>5.33632009739144</text:p>
          </table:table-cell>
          <table:table-cell table:formula="of:=COM.MICROSOFT.IFS([.A324] &lt;= 60; ORG.LIBREOFFICE.COLOR(255;0;0;0) ; AND([.A324] &gt; 60 ;  [.A324]&lt;= 120) ; ORG.LIBREOFFICE.COLOR(0;255;0;0); [.A324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5.33632009739144" calcext:value-type="float">
            <text:p>5.33632009739144</text:p>
          </table:table-cell>
          <table:table-cell table:formula="of:=COM.MICROSOFT.IFS([.A325] &lt;= 60; ORG.LIBREOFFICE.COLOR(255;0;0;0) ; AND([.A325] &gt; 60 ;  [.A325]&lt;= 120) ; ORG.LIBREOFFICE.COLOR(0;255;0;0); [.A325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5.33632009739144" calcext:value-type="float">
            <text:p>5.33632009739144</text:p>
          </table:table-cell>
          <table:table-cell table:formula="of:=COM.MICROSOFT.IFS([.A326] &lt;= 60; ORG.LIBREOFFICE.COLOR(255;0;0;0) ; AND([.A326] &gt; 60 ;  [.A326]&lt;= 120) ; ORG.LIBREOFFICE.COLOR(0;255;0;0); [.A326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5.64824737373526" calcext:value-type="float">
            <text:p>5.64824737373526</text:p>
          </table:table-cell>
          <table:table-cell table:formula="of:=COM.MICROSOFT.IFS([.A327] &lt;= 60; ORG.LIBREOFFICE.COLOR(255;0;0;0) ; AND([.A327] &gt; 60 ;  [.A327]&lt;= 120) ; ORG.LIBREOFFICE.COLOR(0;255;0;0); [.A327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5.36563092663983" calcext:value-type="float">
            <text:p>5.36563092663983</text:p>
          </table:table-cell>
          <table:table-cell table:formula="of:=COM.MICROSOFT.IFS([.A328] &lt;= 60; ORG.LIBREOFFICE.COLOR(255;0;0;0) ; AND([.A328] &gt; 60 ;  [.A328]&lt;= 120) ; ORG.LIBREOFFICE.COLOR(0;255;0;0); [.A328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5.05168934376243" calcext:value-type="float">
            <text:p>5.05168934376243</text:p>
          </table:table-cell>
          <table:table-cell table:formula="of:=COM.MICROSOFT.IFS([.A329] &lt;= 60; ORG.LIBREOFFICE.COLOR(255;0;0;0) ; AND([.A329] &gt; 60 ;  [.A329]&lt;= 120) ; ORG.LIBREOFFICE.COLOR(0;255;0;0); [.A329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5.05168934376243" calcext:value-type="float">
            <text:p>5.05168934376243</text:p>
          </table:table-cell>
          <table:table-cell table:formula="of:=COM.MICROSOFT.IFS([.A330] &lt;= 60; ORG.LIBREOFFICE.COLOR(255;0;0;0) ; AND([.A330] &gt; 60 ;  [.A330]&lt;= 120) ; ORG.LIBREOFFICE.COLOR(0;255;0;0); [.A330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4.71153094610156" calcext:value-type="float">
            <text:p>4.71153094610156</text:p>
          </table:table-cell>
          <table:table-cell table:formula="of:=COM.MICROSOFT.IFS([.A331] &lt;= 60; ORG.LIBREOFFICE.COLOR(255;0;0;0) ; AND([.A331] &gt; 60 ;  [.A331]&lt;= 120) ; ORG.LIBREOFFICE.COLOR(0;255;0;0); [.A331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4.08561677997488" calcext:value-type="float">
            <text:p>4.08561677997488</text:p>
          </table:table-cell>
          <table:table-cell table:formula="of:=COM.MICROSOFT.IFS([.A332] &lt;= 60; ORG.LIBREOFFICE.COLOR(255;0;0;0) ; AND([.A332] &gt; 60 ;  [.A332]&lt;= 120) ; ORG.LIBREOFFICE.COLOR(0;255;0;0); [.A332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3.14495746469802" calcext:value-type="float">
            <text:p>3.14495746469802</text:p>
          </table:table-cell>
          <table:table-cell table:formula="of:=COM.MICROSOFT.IFS([.A333] &lt;= 60; ORG.LIBREOFFICE.COLOR(255;0;0;0) ; AND([.A333] &gt; 60 ;  [.A333]&lt;= 120) ; ORG.LIBREOFFICE.COLOR(0;255;0;0); [.A333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2.20259816176581" calcext:value-type="float">
            <text:p>2.20259816176581</text:p>
          </table:table-cell>
          <table:table-cell table:formula="of:=COM.MICROSOFT.IFS([.A334] &lt;= 60; ORG.LIBREOFFICE.COLOR(255;0;0;0) ; AND([.A334] &gt; 60 ;  [.A334]&lt;= 120) ; ORG.LIBREOFFICE.COLOR(0;255;0;0); [.A334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0.313088575020656" calcext:value-type="float">
            <text:p>0.313088575020656</text:p>
          </table:table-cell>
          <table:table-cell table:formula="of:=COM.MICROSOFT.IFS([.A335] &lt;= 60; ORG.LIBREOFFICE.COLOR(255;0;0;0) ; AND([.A335] &gt; 60 ;  [.A335]&lt;= 120) ; ORG.LIBREOFFICE.COLOR(0;255;0;0); [.A335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1.86767883943417" calcext:value-type="float">
            <text:p>-1.86767883943417</text:p>
          </table:table-cell>
          <table:table-cell table:formula="of:=COM.MICROSOFT.IFS([.A336] &lt;= 60; ORG.LIBREOFFICE.COLOR(255;0;0;0) ; AND([.A336] &gt; 60 ;  [.A336]&lt;= 120) ; ORG.LIBREOFFICE.COLOR(0;255;0;0); [.A336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4.06336599293304" calcext:value-type="float">
            <text:p>-4.06336599293304</text:p>
          </table:table-cell>
          <table:table-cell table:formula="of:=COM.MICROSOFT.IFS([.A337] &lt;= 60; ORG.LIBREOFFICE.COLOR(255;0;0;0) ; AND([.A337] &gt; 60 ;  [.A337]&lt;= 120) ; ORG.LIBREOFFICE.COLOR(0;255;0;0); [.A337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6.54629078329404" calcext:value-type="float">
            <text:p>-6.54629078329404</text:p>
          </table:table-cell>
          <table:table-cell table:formula="of:=COM.MICROSOFT.IFS([.A338] &lt;= 60; ORG.LIBREOFFICE.COLOR(255;0;0;0) ; AND([.A338] &gt; 60 ;  [.A338]&lt;= 120) ; ORG.LIBREOFFICE.COLOR(0;255;0;0); [.A338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9.30994017498604" calcext:value-type="float">
            <text:p>-9.30994017498604</text:p>
          </table:table-cell>
          <table:table-cell table:formula="of:=COM.MICROSOFT.IFS([.A339] &lt;= 60; ORG.LIBREOFFICE.COLOR(255;0;0;0) ; AND([.A339] &gt; 60 ;  [.A339]&lt;= 120) ; ORG.LIBREOFFICE.COLOR(0;255;0;0); [.A339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12.695364738573" calcext:value-type="float">
            <text:p>-12.695364738573</text:p>
          </table:table-cell>
          <table:table-cell table:formula="of:=COM.MICROSOFT.IFS([.A340] &lt;= 60; ORG.LIBREOFFICE.COLOR(255;0;0;0) ; AND([.A340] &gt; 60 ;  [.A340]&lt;= 120) ; ORG.LIBREOFFICE.COLOR(0;255;0;0); [.A340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15.9879001805984" calcext:value-type="float">
            <text:p>-15.9879001805984</text:p>
          </table:table-cell>
          <table:table-cell table:formula="of:=COM.MICROSOFT.IFS([.A341] &lt;= 60; ORG.LIBREOFFICE.COLOR(255;0;0;0) ; AND([.A341] &gt; 60 ;  [.A341]&lt;= 120) ; ORG.LIBREOFFICE.COLOR(0;255;0;0); [.A341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18.7307935922031" calcext:value-type="float">
            <text:p>-18.7307935922031</text:p>
          </table:table-cell>
          <table:table-cell table:formula="of:=COM.MICROSOFT.IFS([.A342] &lt;= 60; ORG.LIBREOFFICE.COLOR(255;0;0;0) ; AND([.A342] &gt; 60 ;  [.A342]&lt;= 120) ; ORG.LIBREOFFICE.COLOR(0;255;0;0); [.A342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21.974507991472" calcext:value-type="float">
            <text:p>-21.974507991472</text:p>
          </table:table-cell>
          <table:table-cell table:formula="of:=COM.MICROSOFT.IFS([.A343] &lt;= 60; ORG.LIBREOFFICE.COLOR(255;0;0;0) ; AND([.A343] &gt; 60 ;  [.A343]&lt;= 120) ; ORG.LIBREOFFICE.COLOR(0;255;0;0); [.A343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25.316672453559" calcext:value-type="float">
            <text:p>-25.316672453559</text:p>
          </table:table-cell>
          <table:table-cell table:formula="of:=COM.MICROSOFT.IFS([.A344] &lt;= 60; ORG.LIBREOFFICE.COLOR(255;0;0;0) ; AND([.A344] &gt; 60 ;  [.A344]&lt;= 120) ; ORG.LIBREOFFICE.COLOR(0;255;0;0); [.A344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28.7836329109175" calcext:value-type="float">
            <text:p>-28.7836329109175</text:p>
          </table:table-cell>
          <table:table-cell table:formula="of:=COM.MICROSOFT.IFS([.A345] &lt;= 60; ORG.LIBREOFFICE.COLOR(255;0;0;0) ; AND([.A345] &gt; 60 ;  [.A345]&lt;= 120) ; ORG.LIBREOFFICE.COLOR(0;255;0;0); [.A345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31.6075022462489" calcext:value-type="float">
            <text:p>-31.6075022462489</text:p>
          </table:table-cell>
          <table:table-cell table:formula="of:=COM.MICROSOFT.IFS([.A346] &lt;= 60; ORG.LIBREOFFICE.COLOR(255;0;0;0) ; AND([.A346] &gt; 60 ;  [.A346]&lt;= 120) ; ORG.LIBREOFFICE.COLOR(0;255;0;0); [.A346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34.4760883579527" calcext:value-type="float">
            <text:p>-34.4760883579527</text:p>
          </table:table-cell>
          <table:table-cell table:formula="of:=COM.MICROSOFT.IFS([.A347] &lt;= 60; ORG.LIBREOFFICE.COLOR(255;0;0;0) ; AND([.A347] &gt; 60 ;  [.A347]&lt;= 120) ; ORG.LIBREOFFICE.COLOR(0;255;0;0); [.A347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37.1236978884303" calcext:value-type="float">
            <text:p>-37.1236978884303</text:p>
          </table:table-cell>
          <table:table-cell table:formula="of:=COM.MICROSOFT.IFS([.A348] &lt;= 60; ORG.LIBREOFFICE.COLOR(255;0;0;0) ; AND([.A348] &gt; 60 ;  [.A348]&lt;= 120) ; ORG.LIBREOFFICE.COLOR(0;255;0;0); [.A348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39.1554341226131" calcext:value-type="float">
            <text:p>-39.1554341226131</text:p>
          </table:table-cell>
          <table:table-cell table:formula="of:=COM.MICROSOFT.IFS([.A349] &lt;= 60; ORG.LIBREOFFICE.COLOR(255;0;0;0) ; AND([.A349] &gt; 60 ;  [.A349]&lt;= 120) ; ORG.LIBREOFFICE.COLOR(0;255;0;0); [.A349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40.7718172948384" calcext:value-type="float">
            <text:p>-40.7718172948384</text:p>
          </table:table-cell>
          <table:table-cell table:formula="of:=COM.MICROSOFT.IFS([.A350] &lt;= 60; ORG.LIBREOFFICE.COLOR(255;0;0;0) ; AND([.A350] &gt; 60 ;  [.A350]&lt;= 120) ; ORG.LIBREOFFICE.COLOR(0;255;0;0); [.A350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41.8939729043836" calcext:value-type="float">
            <text:p>-41.8939729043836</text:p>
          </table:table-cell>
          <table:table-cell table:formula="of:=COM.MICROSOFT.IFS([.A351] &lt;= 60; ORG.LIBREOFFICE.COLOR(255;0;0;0) ; AND([.A351] &gt; 60 ;  [.A351]&lt;= 120) ; ORG.LIBREOFFICE.COLOR(0;255;0;0); [.A351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42.978635059644" calcext:value-type="float">
            <text:p>-42.978635059644</text:p>
          </table:table-cell>
          <table:table-cell table:formula="of:=COM.MICROSOFT.IFS([.A352] &lt;= 60; ORG.LIBREOFFICE.COLOR(255;0;0;0) ; AND([.A352] &gt; 60 ;  [.A352]&lt;= 120) ; ORG.LIBREOFFICE.COLOR(0;255;0;0); [.A352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44.0906195508009" calcext:value-type="float">
            <text:p>-44.0906195508009</text:p>
          </table:table-cell>
          <table:table-cell table:formula="of:=COM.MICROSOFT.IFS([.A353] &lt;= 60; ORG.LIBREOFFICE.COLOR(255;0;0;0) ; AND([.A353] &gt; 60 ;  [.A353]&lt;= 120) ; ORG.LIBREOFFICE.COLOR(0;255;0;0); [.A353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44.7717311698466" calcext:value-type="float">
            <text:p>-44.7717311698466</text:p>
          </table:table-cell>
          <table:table-cell table:formula="of:=COM.MICROSOFT.IFS([.A354] &lt;= 60; ORG.LIBREOFFICE.COLOR(255;0;0;0) ; AND([.A354] &gt; 60 ;  [.A354]&lt;= 120) ; ORG.LIBREOFFICE.COLOR(0;255;0;0); [.A354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44.5452811383069" calcext:value-type="float">
            <text:p>-44.5452811383069</text:p>
          </table:table-cell>
          <table:table-cell table:formula="of:=COM.MICROSOFT.IFS([.A355] &lt;= 60; ORG.LIBREOFFICE.COLOR(255;0;0;0) ; AND([.A355] &gt; 60 ;  [.A355]&lt;= 120) ; ORG.LIBREOFFICE.COLOR(0;255;0;0); [.A355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44.3206352445348" calcext:value-type="float">
            <text:p>-44.3206352445348</text:p>
          </table:table-cell>
          <table:table-cell table:formula="of:=COM.MICROSOFT.IFS([.A356] &lt;= 60; ORG.LIBREOFFICE.COLOR(255;0;0;0) ; AND([.A356] &gt; 60 ;  [.A356]&lt;= 120) ; ORG.LIBREOFFICE.COLOR(0;255;0;0); [.A356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44.7735356476588" calcext:value-type="float">
            <text:p>-44.7735356476588</text:p>
          </table:table-cell>
          <table:table-cell table:formula="of:=COM.MICROSOFT.IFS([.A357] &lt;= 60; ORG.LIBREOFFICE.COLOR(255;0;0;0) ; AND([.A357] &gt; 60 ;  [.A357]&lt;= 120) ; ORG.LIBREOFFICE.COLOR(0;255;0;0); [.A357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44.7735356476588" calcext:value-type="float">
            <text:p>-44.7735356476588</text:p>
          </table:table-cell>
          <table:table-cell table:formula="of:=COM.MICROSOFT.IFS([.A358] &lt;= 60; ORG.LIBREOFFICE.COLOR(255;0;0;0) ; AND([.A358] &gt; 60 ;  [.A358]&lt;= 120) ; ORG.LIBREOFFICE.COLOR(0;255;0;0); [.A358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44.5488614532127" calcext:value-type="float">
            <text:p>-44.5488614532127</text:p>
          </table:table-cell>
          <table:table-cell table:formula="of:=COM.MICROSOFT.IFS([.A359] &lt;= 60; ORG.LIBREOFFICE.COLOR(255;0;0;0) ; AND([.A359] &gt; 60 ;  [.A359]&lt;= 120) ; ORG.LIBREOFFICE.COLOR(0;255;0;0); [.A359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44.3206352445348" calcext:value-type="float">
            <text:p>-44.3206352445348</text:p>
          </table:table-cell>
          <table:table-cell table:formula="of:=COM.MICROSOFT.IFS([.A360] &lt;= 60; ORG.LIBREOFFICE.COLOR(255;0;0;0) ; AND([.A360] &gt; 60 ;  [.A360]&lt;= 120) ; ORG.LIBREOFFICE.COLOR(0;255;0;0); [.A360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44.7735356476588" calcext:value-type="float">
            <text:p>-44.7735356476588</text:p>
          </table:table-cell>
          <table:table-cell table:formula="of:=COM.MICROSOFT.IFS([.A361] &lt;= 60; ORG.LIBREOFFICE.COLOR(255;0;0;0) ; AND([.A361] &gt; 60 ;  [.A361]&lt;= 120) ; ORG.LIBREOFFICE.COLOR(0;255;0;0); [.A361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45.4511385467873" calcext:value-type="float">
            <text:p>-45.4511385467873</text:p>
          </table:table-cell>
          <table:table-cell table:formula="of:=COM.MICROSOFT.IFS([.A362] &lt;= 60; ORG.LIBREOFFICE.COLOR(255;0;0;0) ; AND([.A362] &gt; 60 ;  [.A362]&lt;= 120) ; ORG.LIBREOFFICE.COLOR(0;255;0;0); [.A362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46.1233027140754" calcext:value-type="float">
            <text:p>-46.1233027140754</text:p>
          </table:table-cell>
          <table:table-cell table:formula="of:=COM.MICROSOFT.IFS([.A363] &lt;= 60; ORG.LIBREOFFICE.COLOR(255;0;0;0) ; AND([.A363] &gt; 60 ;  [.A363]&lt;= 120) ; ORG.LIBREOFFICE.COLOR(0;255;0;0); [.A363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47.0373306968199" calcext:value-type="float">
            <text:p>-47.0373306968199</text:p>
          </table:table-cell>
          <table:table-cell table:formula="of:=COM.MICROSOFT.IFS([.A364] &lt;= 60; ORG.LIBREOFFICE.COLOR(255;0;0;0) ; AND([.A364] &gt; 60 ;  [.A364]&lt;= 120) ; ORG.LIBREOFFICE.COLOR(0;255;0;0); [.A364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48.8746732035651" calcext:value-type="float">
            <text:p>-48.8746732035651</text:p>
          </table:table-cell>
          <table:table-cell table:formula="of:=COM.MICROSOFT.IFS([.A365] &lt;= 60; ORG.LIBREOFFICE.COLOR(255;0;0;0) ; AND([.A365] &gt; 60 ;  [.A365]&lt;= 120) ; ORG.LIBREOFFICE.COLOR(0;255;0;0); [.A365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51.1886159632416" calcext:value-type="float">
            <text:p>-51.1886159632416</text:p>
          </table:table-cell>
          <table:table-cell table:formula="of:=COM.MICROSOFT.IFS([.A366] &lt;= 60; ORG.LIBREOFFICE.COLOR(255;0;0;0) ; AND([.A366] &gt; 60 ;  [.A366]&lt;= 120) ; ORG.LIBREOFFICE.COLOR(0;255;0;0); [.A366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54.2355590931659" calcext:value-type="float">
            <text:p>-54.2355590931659</text:p>
          </table:table-cell>
          <table:table-cell table:formula="of:=COM.MICROSOFT.IFS([.A367] &lt;= 60; ORG.LIBREOFFICE.COLOR(255;0;0;0) ; AND([.A367] &gt; 60 ;  [.A367]&lt;= 120) ; ORG.LIBREOFFICE.COLOR(0;255;0;0); [.A367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56.6737103128848" calcext:value-type="float">
            <text:p>-56.6737103128848</text:p>
          </table:table-cell>
          <table:table-cell table:formula="of:=COM.MICROSOFT.IFS([.A368] &lt;= 60; ORG.LIBREOFFICE.COLOR(255;0;0;0) ; AND([.A368] &gt; 60 ;  [.A368]&lt;= 120) ; ORG.LIBREOFFICE.COLOR(0;255;0;0); [.A368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59.8862668490176" calcext:value-type="float">
            <text:p>-59.8862668490176</text:p>
          </table:table-cell>
          <table:table-cell table:formula="of:=COM.MICROSOFT.IFS([.A369] &lt;= 60; ORG.LIBREOFFICE.COLOR(255;0;0;0) ; AND([.A369] &gt; 60 ;  [.A369]&lt;= 120) ; ORG.LIBREOFFICE.COLOR(0;255;0;0); [.A369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63.5829996032664" calcext:value-type="float">
            <text:p>-63.5829996032664</text:p>
          </table:table-cell>
          <table:table-cell table:formula="of:=COM.MICROSOFT.IFS([.A370] &lt;= 60; ORG.LIBREOFFICE.COLOR(255;0;0;0) ; AND([.A370] &gt; 60 ;  [.A370]&lt;= 120) ; ORG.LIBREOFFICE.COLOR(0;255;0;0); [.A370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67.4569389999421" calcext:value-type="float">
            <text:p>-67.4569389999421</text:p>
          </table:table-cell>
          <table:table-cell table:formula="of:=COM.MICROSOFT.IFS([.A371] &lt;= 60; ORG.LIBREOFFICE.COLOR(255;0;0;0) ; AND([.A371] &gt; 60 ;  [.A371]&lt;= 120) ; ORG.LIBREOFFICE.COLOR(0;255;0;0); [.A371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71.2473329206733" calcext:value-type="float">
            <text:p>-71.2473329206733</text:p>
          </table:table-cell>
          <table:table-cell table:formula="of:=COM.MICROSOFT.IFS([.A372] &lt;= 60; ORG.LIBREOFFICE.COLOR(255;0;0;0) ; AND([.A372] &gt; 60 ;  [.A372]&lt;= 120) ; ORG.LIBREOFFICE.COLOR(0;255;0;0); [.A372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74.9816393688493" calcext:value-type="float">
            <text:p>-74.9816393688493</text:p>
          </table:table-cell>
          <table:table-cell table:formula="of:=COM.MICROSOFT.IFS([.A373] &lt;= 60; ORG.LIBREOFFICE.COLOR(255;0;0;0) ; AND([.A373] &gt; 60 ;  [.A373]&lt;= 120) ; ORG.LIBREOFFICE.COLOR(0;255;0;0); [.A373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79.0243448271874" calcext:value-type="float">
            <text:p>-79.0243448271874</text:p>
          </table:table-cell>
          <table:table-cell table:formula="of:=COM.MICROSOFT.IFS([.A374] &lt;= 60; ORG.LIBREOFFICE.COLOR(255;0;0;0) ; AND([.A374] &gt; 60 ;  [.A374]&lt;= 120) ; ORG.LIBREOFFICE.COLOR(0;255;0;0); [.A374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83.1300076917857" calcext:value-type="float">
            <text:p>-83.1300076917857</text:p>
          </table:table-cell>
          <table:table-cell table:formula="of:=COM.MICROSOFT.IFS([.A375] &lt;= 60; ORG.LIBREOFFICE.COLOR(255;0;0;0) ; AND([.A375] &gt; 60 ;  [.A375]&lt;= 120) ; ORG.LIBREOFFICE.COLOR(0;255;0;0); [.A375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86.8778695378843" calcext:value-type="float">
            <text:p>-86.8778695378843</text:p>
          </table:table-cell>
          <table:table-cell table:formula="of:=COM.MICROSOFT.IFS([.A376] &lt;= 60; ORG.LIBREOFFICE.COLOR(255;0;0;0) ; AND([.A376] &gt; 60 ;  [.A376]&lt;= 120) ; ORG.LIBREOFFICE.COLOR(0;255;0;0); [.A376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90" calcext:value-type="float">
            <text:p>-90</text:p>
          </table:table-cell>
          <table:table-cell table:formula="of:=COM.MICROSOFT.IFS([.A377] &lt;= 60; ORG.LIBREOFFICE.COLOR(255;0;0;0) ; AND([.A377] &gt; 60 ;  [.A377]&lt;= 120) ; ORG.LIBREOFFICE.COLOR(0;255;0;0); [.A377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92.7591076586203" calcext:value-type="float">
            <text:p>-92.7591076586203</text:p>
          </table:table-cell>
          <table:table-cell table:formula="of:=COM.MICROSOFT.IFS([.A378] &lt;= 60; ORG.LIBREOFFICE.COLOR(255;0;0;0) ; AND([.A378] &gt; 60 ;  [.A378]&lt;= 120) ; ORG.LIBREOFFICE.COLOR(0;255;0;0); [.A378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95.5054778579784" calcext:value-type="float">
            <text:p>-95.5054778579784</text:p>
          </table:table-cell>
          <table:table-cell table:formula="of:=COM.MICROSOFT.IFS([.A379] &lt;= 60; ORG.LIBREOFFICE.COLOR(255;0;0;0) ; AND([.A379] &gt; 60 ;  [.A379]&lt;= 120) ; ORG.LIBREOFFICE.COLOR(0;255;0;0); [.A379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97.2969461539752" calcext:value-type="float">
            <text:p>-97.2969461539752</text:p>
          </table:table-cell>
          <table:table-cell table:formula="of:=COM.MICROSOFT.IFS([.A380] &lt;= 60; ORG.LIBREOFFICE.COLOR(255;0;0;0) ; AND([.A380] &gt; 60 ;  [.A380]&lt;= 120) ; ORG.LIBREOFFICE.COLOR(0;255;0;0); [.A380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98.7197465062373" calcext:value-type="float">
            <text:p>-98.7197465062373</text:p>
          </table:table-cell>
          <table:table-cell table:formula="of:=COM.MICROSOFT.IFS([.A381] &lt;= 60; ORG.LIBREOFFICE.COLOR(255;0;0;0) ; AND([.A381] &gt; 60 ;  [.A381]&lt;= 120) ; ORG.LIBREOFFICE.COLOR(0;255;0;0); [.A381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100.08816978339" calcext:value-type="float">
            <text:p>-100.08816978339</text:p>
          </table:table-cell>
          <table:table-cell table:formula="of:=COM.MICROSOFT.IFS([.A382] &lt;= 60; ORG.LIBREOFFICE.COLOR(255;0;0;0) ; AND([.A382] &gt; 60 ;  [.A382]&lt;= 120) ; ORG.LIBREOFFICE.COLOR(0;255;0;0); [.A382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101.106996677372" calcext:value-type="float">
            <text:p>-101.106996677372</text:p>
          </table:table-cell>
          <table:table-cell table:formula="of:=COM.MICROSOFT.IFS([.A383] &lt;= 60; ORG.LIBREOFFICE.COLOR(255;0;0;0) ; AND([.A383] &gt; 60 ;  [.A383]&lt;= 120) ; ORG.LIBREOFFICE.COLOR(0;255;0;0); [.A383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101.513831184487" calcext:value-type="float">
            <text:p>-101.513831184487</text:p>
          </table:table-cell>
          <table:table-cell table:formula="of:=COM.MICROSOFT.IFS([.A384] &lt;= 60; ORG.LIBREOFFICE.COLOR(255;0;0;0) ; AND([.A384] &gt; 60 ;  [.A384]&lt;= 120) ; ORG.LIBREOFFICE.COLOR(0;255;0;0); [.A384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101.583418604687" calcext:value-type="float">
            <text:p>-101.583418604687</text:p>
          </table:table-cell>
          <table:table-cell table:formula="of:=COM.MICROSOFT.IFS([.A385] &lt;= 60; ORG.LIBREOFFICE.COLOR(255;0;0;0) ; AND([.A385] &gt; 60 ;  [.A385]&lt;= 120) ; ORG.LIBREOFFICE.COLOR(0;255;0;0); [.A385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101.853004167744" calcext:value-type="float">
            <text:p>-101.853004167744</text:p>
          </table:table-cell>
          <table:table-cell table:formula="of:=COM.MICROSOFT.IFS([.A386] &lt;= 60; ORG.LIBREOFFICE.COLOR(255;0;0;0) ; AND([.A386] &gt; 60 ;  [.A386]&lt;= 120) ; ORG.LIBREOFFICE.COLOR(0;255;0;0); [.A386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101.853004167744" calcext:value-type="float">
            <text:p>-101.853004167744</text:p>
          </table:table-cell>
          <table:table-cell table:formula="of:=COM.MICROSOFT.IFS([.A387] &lt;= 60; ORG.LIBREOFFICE.COLOR(255;0;0;0) ; AND([.A387] &gt; 60 ;  [.A387]&lt;= 120) ; ORG.LIBREOFFICE.COLOR(0;255;0;0); [.A387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101.241478767626" calcext:value-type="float">
            <text:p>-101.241478767626</text:p>
          </table:table-cell>
          <table:table-cell table:formula="of:=COM.MICROSOFT.IFS([.A388] &lt;= 60; ORG.LIBREOFFICE.COLOR(255;0;0;0) ; AND([.A388] &gt; 60 ;  [.A388]&lt;= 120) ; ORG.LIBREOFFICE.COLOR(0;255;0;0); [.A388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100.898725805753" calcext:value-type="float">
            <text:p>-100.898725805753</text:p>
          </table:table-cell>
          <table:table-cell table:formula="of:=COM.MICROSOFT.IFS([.A389] &lt;= 60; ORG.LIBREOFFICE.COLOR(255;0;0;0) ; AND([.A389] &gt; 60 ;  [.A389]&lt;= 120) ; ORG.LIBREOFFICE.COLOR(0;255;0;0); [.A389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101.173838241815" calcext:value-type="float">
            <text:p>-101.173838241815</text:p>
          </table:table-cell>
          <table:table-cell table:formula="of:=COM.MICROSOFT.IFS([.A390] &lt;= 60; ORG.LIBREOFFICE.COLOR(255;0;0;0) ; AND([.A390] &gt; 60 ;  [.A390]&lt;= 120) ; ORG.LIBREOFFICE.COLOR(0;255;0;0); [.A390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102.118760334725" calcext:value-type="float">
            <text:p>-102.118760334725</text:p>
          </table:table-cell>
          <table:table-cell table:formula="of:=COM.MICROSOFT.IFS([.A391] &lt;= 60; ORG.LIBREOFFICE.COLOR(255;0;0;0) ; AND([.A391] &gt; 60 ;  [.A391]&lt;= 120) ; ORG.LIBREOFFICE.COLOR(0;255;0;0); [.A391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103.201087175706" calcext:value-type="float">
            <text:p>-103.201087175706</text:p>
          </table:table-cell>
          <table:table-cell table:formula="of:=COM.MICROSOFT.IFS([.A392] &lt;= 60; ORG.LIBREOFFICE.COLOR(255;0;0;0) ; AND([.A392] &gt; 60 ;  [.A392]&lt;= 120) ; ORG.LIBREOFFICE.COLOR(0;255;0;0); [.A392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103.616808943641" calcext:value-type="float">
            <text:p>-103.616808943641</text:p>
          </table:table-cell>
          <table:table-cell table:formula="of:=COM.MICROSOFT.IFS([.A393] &lt;= 60; ORG.LIBREOFFICE.COLOR(255;0;0;0) ; AND([.A393] &gt; 60 ;  [.A393]&lt;= 120) ; ORG.LIBREOFFICE.COLOR(0;255;0;0); [.A393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104.796762245057" calcext:value-type="float">
            <text:p>-104.796762245057</text:p>
          </table:table-cell>
          <table:table-cell table:formula="of:=COM.MICROSOFT.IFS([.A394] &lt;= 60; ORG.LIBREOFFICE.COLOR(255;0;0;0) ; AND([.A394] &gt; 60 ;  [.A394]&lt;= 120) ; ORG.LIBREOFFICE.COLOR(0;255;0;0); [.A394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106.898648694038" calcext:value-type="float">
            <text:p>-106.898648694038</text:p>
          </table:table-cell>
          <table:table-cell table:formula="of:=COM.MICROSOFT.IFS([.A395] &lt;= 60; ORG.LIBREOFFICE.COLOR(255;0;0;0) ; AND([.A395] &gt; 60 ;  [.A395]&lt;= 120) ; ORG.LIBREOFFICE.COLOR(0;255;0;0); [.A395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108.980606416338" calcext:value-type="float">
            <text:p>-108.980606416338</text:p>
          </table:table-cell>
          <table:table-cell table:formula="of:=COM.MICROSOFT.IFS([.A396] &lt;= 60; ORG.LIBREOFFICE.COLOR(255;0;0;0) ; AND([.A396] &gt; 60 ;  [.A396]&lt;= 120) ; ORG.LIBREOFFICE.COLOR(0;255;0;0); [.A396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111.608711402884" calcext:value-type="float">
            <text:p>-111.608711402884</text:p>
          </table:table-cell>
          <table:table-cell table:formula="of:=COM.MICROSOFT.IFS([.A397] &lt;= 60; ORG.LIBREOFFICE.COLOR(255;0;0;0) ; AND([.A397] &gt; 60 ;  [.A397]&lt;= 120) ; ORG.LIBREOFFICE.COLOR(0;255;0;0); [.A397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114.702430227771" calcext:value-type="float">
            <text:p>-114.702430227771</text:p>
          </table:table-cell>
          <table:table-cell table:formula="of:=COM.MICROSOFT.IFS([.A398] &lt;= 60; ORG.LIBREOFFICE.COLOR(255;0;0;0) ; AND([.A398] &gt; 60 ;  [.A398]&lt;= 120) ; ORG.LIBREOFFICE.COLOR(0;255;0;0); [.A398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118.417638059017" calcext:value-type="float">
            <text:p>-118.417638059017</text:p>
          </table:table-cell>
          <table:table-cell table:formula="of:=COM.MICROSOFT.IFS([.A399] &lt;= 60; ORG.LIBREOFFICE.COLOR(255;0;0;0) ; AND([.A399] &gt; 60 ;  [.A399]&lt;= 120) ; ORG.LIBREOFFICE.COLOR(0;255;0;0); [.A399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122.550003492193" calcext:value-type="float">
            <text:p>-122.550003492193</text:p>
          </table:table-cell>
          <table:table-cell table:formula="of:=COM.MICROSOFT.IFS([.A400] &lt;= 60; ORG.LIBREOFFICE.COLOR(255;0;0;0) ; AND([.A400] &gt; 60 ;  [.A400]&lt;= 120) ; ORG.LIBREOFFICE.COLOR(0;255;0;0); [.A400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126.599317463682" calcext:value-type="float">
            <text:p>-126.599317463682</text:p>
          </table:table-cell>
          <table:table-cell table:formula="of:=COM.MICROSOFT.IFS([.A401] &lt;= 60; ORG.LIBREOFFICE.COLOR(255;0;0;0) ; AND([.A401] &gt; 60 ;  [.A401]&lt;= 120) ; ORG.LIBREOFFICE.COLOR(0;255;0;0); [.A401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130.710846671181" calcext:value-type="float">
            <text:p>-130.710846671181</text:p>
          </table:table-cell>
          <table:table-cell table:formula="of:=COM.MICROSOFT.IFS([.A402] &lt;= 60; ORG.LIBREOFFICE.COLOR(255;0;0;0) ; AND([.A402] &gt; 60 ;  [.A402]&lt;= 120) ; ORG.LIBREOFFICE.COLOR(0;255;0;0); [.A402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135" calcext:value-type="float">
            <text:p>-135</text:p>
          </table:table-cell>
          <table:table-cell table:formula="of:=COM.MICROSOFT.IFS([.A403] &lt;= 60; ORG.LIBREOFFICE.COLOR(255;0;0;0) ; AND([.A403] &gt; 60 ;  [.A403]&lt;= 120) ; ORG.LIBREOFFICE.COLOR(0;255;0;0); [.A403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138.591259037206" calcext:value-type="float">
            <text:p>-138.591259037206</text:p>
          </table:table-cell>
          <table:table-cell table:formula="of:=COM.MICROSOFT.IFS([.A404] &lt;= 60; ORG.LIBREOFFICE.COLOR(255;0;0;0) ; AND([.A404] &gt; 60 ;  [.A404]&lt;= 120) ; ORG.LIBREOFFICE.COLOR(0;255;0;0); [.A404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142.329747716759" calcext:value-type="float">
            <text:p>-142.329747716759</text:p>
          </table:table-cell>
          <table:table-cell table:formula="of:=COM.MICROSOFT.IFS([.A405] &lt;= 60; ORG.LIBREOFFICE.COLOR(255;0;0;0) ; AND([.A405] &gt; 60 ;  [.A405]&lt;= 120) ; ORG.LIBREOFFICE.COLOR(0;255;0;0); [.A405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146.035354163035" calcext:value-type="float">
            <text:p>-146.035354163035</text:p>
          </table:table-cell>
          <table:table-cell table:formula="of:=COM.MICROSOFT.IFS([.A406] &lt;= 60; ORG.LIBREOFFICE.COLOR(255;0;0;0) ; AND([.A406] &gt; 60 ;  [.A406]&lt;= 120) ; ORG.LIBREOFFICE.COLOR(0;255;0;0); [.A406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149.317931363128" calcext:value-type="float">
            <text:p>-149.317931363128</text:p>
          </table:table-cell>
          <table:table-cell table:formula="of:=COM.MICROSOFT.IFS([.A407] &lt;= 60; ORG.LIBREOFFICE.COLOR(255;0;0;0) ; AND([.A407] &gt; 60 ;  [.A407]&lt;= 120) ; ORG.LIBREOFFICE.COLOR(0;255;0;0); [.A407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151.520892189004" calcext:value-type="float">
            <text:p>-151.520892189004</text:p>
          </table:table-cell>
          <table:table-cell table:formula="of:=COM.MICROSOFT.IFS([.A408] &lt;= 60; ORG.LIBREOFFICE.COLOR(255;0;0;0) ; AND([.A408] &gt; 60 ;  [.A408]&lt;= 120) ; ORG.LIBREOFFICE.COLOR(0;255;0;0); [.A408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153.434948822922" calcext:value-type="float">
            <text:p>-153.434948822922</text:p>
          </table:table-cell>
          <table:table-cell table:formula="of:=COM.MICROSOFT.IFS([.A409] &lt;= 60; ORG.LIBREOFFICE.COLOR(255;0;0;0) ; AND([.A409] &gt; 60 ;  [.A409]&lt;= 120) ; ORG.LIBREOFFICE.COLOR(0;255;0;0); [.A409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155.47515711401" calcext:value-type="float">
            <text:p>-155.47515711401</text:p>
          </table:table-cell>
          <table:table-cell table:formula="of:=COM.MICROSOFT.IFS([.A410] &lt;= 60; ORG.LIBREOFFICE.COLOR(255;0;0;0) ; AND([.A410] &gt; 60 ;  [.A410]&lt;= 120) ; ORG.LIBREOFFICE.COLOR(0;255;0;0); [.A410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157.355180445736" calcext:value-type="float">
            <text:p>-157.355180445736</text:p>
          </table:table-cell>
          <table:table-cell table:formula="of:=COM.MICROSOFT.IFS([.A411] &lt;= 60; ORG.LIBREOFFICE.COLOR(255;0;0;0) ; AND([.A411] &gt; 60 ;  [.A411]&lt;= 120) ; ORG.LIBREOFFICE.COLOR(0;255;0;0); [.A411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158.078221406041" calcext:value-type="float">
            <text:p>-158.078221406041</text:p>
          </table:table-cell>
          <table:table-cell table:formula="of:=COM.MICROSOFT.IFS([.A412] &lt;= 60; ORG.LIBREOFFICE.COLOR(255;0;0;0) ; AND([.A412] &gt; 60 ;  [.A412]&lt;= 120) ; ORG.LIBREOFFICE.COLOR(0;255;0;0); [.A412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158.498565675952" calcext:value-type="float">
            <text:p>-158.498565675952</text:p>
          </table:table-cell>
          <table:table-cell table:formula="of:=COM.MICROSOFT.IFS([.A413] &lt;= 60; ORG.LIBREOFFICE.COLOR(255;0;0;0) ; AND([.A413] &gt; 60 ;  [.A413]&lt;= 120) ; ORG.LIBREOFFICE.COLOR(0;255;0;0); [.A413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158.916245417619" calcext:value-type="float">
            <text:p>-158.916245417619</text:p>
          </table:table-cell>
          <table:table-cell table:formula="of:=COM.MICROSOFT.IFS([.A414] &lt;= 60; ORG.LIBREOFFICE.COLOR(255;0;0;0) ; AND([.A414] &gt; 60 ;  [.A414]&lt;= 120) ; ORG.LIBREOFFICE.COLOR(0;255;0;0); [.A414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159.102234501161" calcext:value-type="float">
            <text:p>-159.102234501161</text:p>
          </table:table-cell>
          <table:table-cell table:formula="of:=COM.MICROSOFT.IFS([.A415] &lt;= 60; ORG.LIBREOFFICE.COLOR(255;0;0;0) ; AND([.A415] &gt; 60 ;  [.A415]&lt;= 120) ; ORG.LIBREOFFICE.COLOR(0;255;0;0); [.A415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158.799783344359" calcext:value-type="float">
            <text:p>-158.799783344359</text:p>
          </table:table-cell>
          <table:table-cell table:formula="of:=COM.MICROSOFT.IFS([.A416] &lt;= 60; ORG.LIBREOFFICE.COLOR(255;0;0;0) ; AND([.A416] &gt; 60 ;  [.A416]&lt;= 120) ; ORG.LIBREOFFICE.COLOR(0;255;0;0); [.A416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158.616364835238" calcext:value-type="float">
            <text:p>-158.616364835238</text:p>
          </table:table-cell>
          <table:table-cell table:formula="of:=COM.MICROSOFT.IFS([.A417] &lt;= 60; ORG.LIBREOFFICE.COLOR(255;0;0;0) ; AND([.A417] &gt; 60 ;  [.A417]&lt;= 120) ; ORG.LIBREOFFICE.COLOR(0;255;0;0); [.A417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158.732939804072" calcext:value-type="float">
            <text:p>-158.732939804072</text:p>
          </table:table-cell>
          <table:table-cell table:formula="of:=COM.MICROSOFT.IFS([.A418] &lt;= 60; ORG.LIBREOFFICE.COLOR(255;0;0;0) ; AND([.A418] &gt; 60 ;  [.A418]&lt;= 120) ; ORG.LIBREOFFICE.COLOR(0;255;0;0); [.A418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158.916245417619" calcext:value-type="float">
            <text:p>-158.916245417619</text:p>
          </table:table-cell>
          <table:table-cell table:formula="of:=COM.MICROSOFT.IFS([.A419] &lt;= 60; ORG.LIBREOFFICE.COLOR(255;0;0;0) ; AND([.A419] &gt; 60 ;  [.A419]&lt;= 120) ; ORG.LIBREOFFICE.COLOR(0;255;0;0); [.A419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158.682087724538" calcext:value-type="float">
            <text:p>-158.682087724538</text:p>
          </table:table-cell>
          <table:table-cell table:formula="of:=COM.MICROSOFT.IFS([.A420] &lt;= 60; ORG.LIBREOFFICE.COLOR(255;0;0;0) ; AND([.A420] &gt; 60 ;  [.A420]&lt;= 120) ; ORG.LIBREOFFICE.COLOR(0;255;0;0); [.A420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158.682087724538" calcext:value-type="float">
            <text:p>-158.682087724538</text:p>
          </table:table-cell>
          <table:table-cell table:formula="of:=COM.MICROSOFT.IFS([.A421] &lt;= 60; ORG.LIBREOFFICE.COLOR(255;0;0;0) ; AND([.A421] &gt; 60 ;  [.A421]&lt;= 120) ; ORG.LIBREOFFICE.COLOR(0;255;0;0); [.A421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159.934295102577" calcext:value-type="float">
            <text:p>-159.934295102577</text:p>
          </table:table-cell>
          <table:table-cell table:formula="of:=COM.MICROSOFT.IFS([.A422] &lt;= 60; ORG.LIBREOFFICE.COLOR(255;0;0;0) ; AND([.A422] &gt; 60 ;  [.A422]&lt;= 120) ; ORG.LIBREOFFICE.COLOR(0;255;0;0); [.A422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161.361875505612" calcext:value-type="float">
            <text:p>-161.361875505612</text:p>
          </table:table-cell>
          <table:table-cell table:formula="of:=COM.MICROSOFT.IFS([.A423] &lt;= 60; ORG.LIBREOFFICE.COLOR(255;0;0;0) ; AND([.A423] &gt; 60 ;  [.A423]&lt;= 120) ; ORG.LIBREOFFICE.COLOR(0;255;0;0); [.A423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162.279934677709" calcext:value-type="float">
            <text:p>-162.279934677709</text:p>
          </table:table-cell>
          <table:table-cell table:formula="of:=COM.MICROSOFT.IFS([.A424] &lt;= 60; ORG.LIBREOFFICE.COLOR(255;0;0;0) ; AND([.A424] &gt; 60 ;  [.A424]&lt;= 120) ; ORG.LIBREOFFICE.COLOR(0;255;0;0); [.A424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163.701203618463" calcext:value-type="float">
            <text:p>-163.701203618463</text:p>
          </table:table-cell>
          <table:table-cell table:formula="of:=COM.MICROSOFT.IFS([.A425] &lt;= 60; ORG.LIBREOFFICE.COLOR(255;0;0;0) ; AND([.A425] &gt; 60 ;  [.A425]&lt;= 120) ; ORG.LIBREOFFICE.COLOR(0;255;0;0); [.A425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165.808903450976" calcext:value-type="float">
            <text:p>-165.808903450976</text:p>
          </table:table-cell>
          <table:table-cell table:formula="of:=COM.MICROSOFT.IFS([.A426] &lt;= 60; ORG.LIBREOFFICE.COLOR(255;0;0;0) ; AND([.A426] &gt; 60 ;  [.A426]&lt;= 120) ; ORG.LIBREOFFICE.COLOR(0;255;0;0); [.A426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168.566318734573" calcext:value-type="float">
            <text:p>-168.566318734573</text:p>
          </table:table-cell>
          <table:table-cell table:formula="of:=COM.MICROSOFT.IFS([.A427] &lt;= 60; ORG.LIBREOFFICE.COLOR(255;0;0;0) ; AND([.A427] &gt; 60 ;  [.A427]&lt;= 120) ; ORG.LIBREOFFICE.COLOR(0;255;0;0); [.A427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171.158185439808" calcext:value-type="float">
            <text:p>-171.158185439808</text:p>
          </table:table-cell>
          <table:table-cell table:formula="of:=COM.MICROSOFT.IFS([.A428] &lt;= 60; ORG.LIBREOFFICE.COLOR(255;0;0;0) ; AND([.A428] &gt; 60 ;  [.A428]&lt;= 120) ; ORG.LIBREOFFICE.COLOR(0;255;0;0); [.A428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173.728922550499" calcext:value-type="float">
            <text:p>-173.728922550499</text:p>
          </table:table-cell>
          <table:table-cell table:formula="of:=COM.MICROSOFT.IFS([.A429] &lt;= 60; ORG.LIBREOFFICE.COLOR(255;0;0;0) ; AND([.A429] &gt; 60 ;  [.A429]&lt;= 120) ; ORG.LIBREOFFICE.COLOR(0;255;0;0); [.A429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176.872193878714" calcext:value-type="float">
            <text:p>-176.872193878714</text:p>
          </table:table-cell>
          <table:table-cell table:formula="of:=COM.MICROSOFT.IFS([.A430] &lt;= 60; ORG.LIBREOFFICE.COLOR(255;0;0;0) ; AND([.A430] &gt; 60 ;  [.A430]&lt;= 120) ; ORG.LIBREOFFICE.COLOR(0;255;0;0); [.A430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179.377244312794" calcext:value-type="float">
            <text:p>179.377244312794</text:p>
          </table:table-cell>
          <table:table-cell table:formula="of:=COM.MICROSOFT.IFS([.A431] &lt;= 60; ORG.LIBREOFFICE.COLOR(255;0;0;0) ; AND([.A431] &gt; 60 ;  [.A431]&lt;= 120) ; ORG.LIBREOFFICE.COLOR(0;255;0;0); [.A431] &gt;120; ORG.LIBREOFFICE.COLOR(0;0;255;0)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75.980417512163" calcext:value-type="float">
            <text:p>175.980417512163</text:p>
          </table:table-cell>
          <table:table-cell table:formula="of:=COM.MICROSOFT.IFS([.A432] &lt;= 60; ORG.LIBREOFFICE.COLOR(255;0;0;0) ; AND([.A432] &gt; 60 ;  [.A432]&lt;= 120) ; ORG.LIBREOFFICE.COLOR(0;255;0;0); [.A432] &gt;120; ORG.LIBREOFFICE.COLOR(0;0;255;0)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73.181785428348" calcext:value-type="float">
            <text:p>173.181785428348</text:p>
          </table:table-cell>
          <table:table-cell table:formula="of:=COM.MICROSOFT.IFS([.A433] &lt;= 60; ORG.LIBREOFFICE.COLOR(255;0;0;0) ; AND([.A433] &gt; 60 ;  [.A433]&lt;= 120) ; ORG.LIBREOFFICE.COLOR(0;255;0;0); [.A433] &gt;120; ORG.LIBREOFFICE.COLOR(0;0;255;0)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69.722859418588" calcext:value-type="float">
            <text:p>169.722859418588</text:p>
          </table:table-cell>
          <table:table-cell table:formula="of:=COM.MICROSOFT.IFS([.A434] &lt;= 60; ORG.LIBREOFFICE.COLOR(255;0;0;0) ; AND([.A434] &gt; 60 ;  [.A434]&lt;= 120) ; ORG.LIBREOFFICE.COLOR(0;255;0;0); [.A434] &gt;120; ORG.LIBREOFFICE.COLOR(0;0;255;0)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66.189922908101" calcext:value-type="float">
            <text:p>166.189922908101</text:p>
          </table:table-cell>
          <table:table-cell table:formula="of:=COM.MICROSOFT.IFS([.A435] &lt;= 60; ORG.LIBREOFFICE.COLOR(255;0;0;0) ; AND([.A435] &gt; 60 ;  [.A435]&lt;= 120) ; ORG.LIBREOFFICE.COLOR(0;255;0;0); [.A435] &gt;120; ORG.LIBREOFFICE.COLOR(0;0;255;0)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63.241041582819" calcext:value-type="float">
            <text:p>163.241041582819</text:p>
          </table:table-cell>
          <table:table-cell table:formula="of:=COM.MICROSOFT.IFS([.A436] &lt;= 60; ORG.LIBREOFFICE.COLOR(255;0;0;0) ; AND([.A436] &gt; 60 ;  [.A436]&lt;= 120) ; ORG.LIBREOFFICE.COLOR(0;255;0;0); [.A436] &gt;120; ORG.LIBREOFFICE.COLOR(0;0;255;0)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60.680623975586" calcext:value-type="float">
            <text:p>160.680623975586</text:p>
          </table:table-cell>
          <table:table-cell table:formula="of:=COM.MICROSOFT.IFS([.A437] &lt;= 60; ORG.LIBREOFFICE.COLOR(255;0;0;0) ; AND([.A437] &gt; 60 ;  [.A437]&lt;= 120) ; ORG.LIBREOFFICE.COLOR(0;255;0;0); [.A437] &gt;120; ORG.LIBREOFFICE.COLOR(0;0;255;0)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58.314222605929" calcext:value-type="float">
            <text:p>158.314222605929</text:p>
          </table:table-cell>
          <table:table-cell table:formula="of:=COM.MICROSOFT.IFS([.A438] &lt;= 60; ORG.LIBREOFFICE.COLOR(255;0;0;0) ; AND([.A438] &gt; 60 ;  [.A438]&lt;= 120) ; ORG.LIBREOFFICE.COLOR(0;255;0;0); [.A438] &gt;120; ORG.LIBREOFFICE.COLOR(0;0;255;0)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56.068974931931" calcext:value-type="float">
            <text:p>156.068974931931</text:p>
          </table:table-cell>
          <table:table-cell table:formula="of:=COM.MICROSOFT.IFS([.A439] &lt;= 60; ORG.LIBREOFFICE.COLOR(255;0;0;0) ; AND([.A439] &gt; 60 ;  [.A439]&lt;= 120) ; ORG.LIBREOFFICE.COLOR(0;255;0;0); [.A439] &gt;120; ORG.LIBREOFFICE.COLOR(0;0;255;0)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54.403625737856" calcext:value-type="float">
            <text:p>154.403625737856</text:p>
          </table:table-cell>
          <table:table-cell table:formula="of:=COM.MICROSOFT.IFS([.A440] &lt;= 60; ORG.LIBREOFFICE.COLOR(255;0;0;0) ; AND([.A440] &gt; 60 ;  [.A440]&lt;= 120) ; ORG.LIBREOFFICE.COLOR(0;255;0;0); [.A440] &gt;120; ORG.LIBREOFFICE.COLOR(0;0;255;0)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53.296218393034" calcext:value-type="float">
            <text:p>153.296218393034</text:p>
          </table:table-cell>
          <table:table-cell table:formula="of:=COM.MICROSOFT.IFS([.A441] &lt;= 60; ORG.LIBREOFFICE.COLOR(255;0;0;0) ; AND([.A441] &gt; 60 ;  [.A441]&lt;= 120) ; ORG.LIBREOFFICE.COLOR(0;255;0;0); [.A441] &gt;120; ORG.LIBREOFFICE.COLOR(0;0;255;0)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52.602623170033" calcext:value-type="float">
            <text:p>152.602623170033</text:p>
          </table:table-cell>
          <table:table-cell table:formula="of:=COM.MICROSOFT.IFS([.A442] &lt;= 60; ORG.LIBREOFFICE.COLOR(255;0;0;0) ; AND([.A442] &gt; 60 ;  [.A442]&lt;= 120) ; ORG.LIBREOFFICE.COLOR(0;255;0;0); [.A442] &gt;120; ORG.LIBREOFFICE.COLOR(0;0;255;0)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52.18354101633" calcext:value-type="float">
            <text:p>152.18354101633</text:p>
          </table:table-cell>
          <table:table-cell table:formula="of:=COM.MICROSOFT.IFS([.A443] &lt;= 60; ORG.LIBREOFFICE.COLOR(255;0;0;0) ; AND([.A443] &gt; 60 ;  [.A443]&lt;= 120) ; ORG.LIBREOFFICE.COLOR(0;255;0;0); [.A443] &gt;120; ORG.LIBREOFFICE.COLOR(0;0;255;0)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51.488753705891" calcext:value-type="float">
            <text:p>151.488753705891</text:p>
          </table:table-cell>
          <table:table-cell table:formula="of:=COM.MICROSOFT.IFS([.A444] &lt;= 60; ORG.LIBREOFFICE.COLOR(255;0;0;0) ; AND([.A444] &gt; 60 ;  [.A444]&lt;= 120) ; ORG.LIBREOFFICE.COLOR(0;255;0;0); [.A444] &gt;120; ORG.LIBREOFFICE.COLOR(0;0;255;0)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50.642246457209" calcext:value-type="float">
            <text:p>150.642246457209</text:p>
          </table:table-cell>
          <table:table-cell table:formula="of:=COM.MICROSOFT.IFS([.A445] &lt;= 60; ORG.LIBREOFFICE.COLOR(255;0;0;0) ; AND([.A445] &gt; 60 ;  [.A445]&lt;= 120) ; ORG.LIBREOFFICE.COLOR(0;255;0;0); [.A445] &gt;120; ORG.LIBREOFFICE.COLOR(0;0;255;0)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50.642246457209" calcext:value-type="float">
            <text:p>150.642246457209</text:p>
          </table:table-cell>
          <table:table-cell table:formula="of:=COM.MICROSOFT.IFS([.A446] &lt;= 60; ORG.LIBREOFFICE.COLOR(255;0;0;0) ; AND([.A446] &gt; 60 ;  [.A446]&lt;= 120) ; ORG.LIBREOFFICE.COLOR(0;255;0;0); [.A446] &gt;120; ORG.LIBREOFFICE.COLOR(0;0;255;0)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50.794538483565" calcext:value-type="float">
            <text:p>150.794538483565</text:p>
          </table:table-cell>
          <table:table-cell table:formula="of:=COM.MICROSOFT.IFS([.A447] &lt;= 60; ORG.LIBREOFFICE.COLOR(255;0;0;0) ; AND([.A447] &gt; 60 ;  [.A447]&lt;= 120) ; ORG.LIBREOFFICE.COLOR(0;255;0;0); [.A447] &gt;120; ORG.LIBREOFFICE.COLOR(0;0;255;0)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51.488753705891" calcext:value-type="float">
            <text:p>151.488753705891</text:p>
          </table:table-cell>
          <table:table-cell table:formula="of:=COM.MICROSOFT.IFS([.A448] &lt;= 60; ORG.LIBREOFFICE.COLOR(255;0;0;0) ; AND([.A448] &gt; 60 ;  [.A448]&lt;= 120) ; ORG.LIBREOFFICE.COLOR(0;255;0;0); [.A448] &gt;120; ORG.LIBREOFFICE.COLOR(0;0;255;0)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51.762554461833" calcext:value-type="float">
            <text:p>151.762554461833</text:p>
          </table:table-cell>
          <table:table-cell table:formula="of:=COM.MICROSOFT.IFS([.A449] &lt;= 60; ORG.LIBREOFFICE.COLOR(255;0;0;0) ; AND([.A449] &gt; 60 ;  [.A449]&lt;= 120) ; ORG.LIBREOFFICE.COLOR(0;255;0;0); [.A449] &gt;120; ORG.LIBREOFFICE.COLOR(0;0;255;0)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51.488753705891" calcext:value-type="float">
            <text:p>151.488753705891</text:p>
          </table:table-cell>
          <table:table-cell table:formula="of:=COM.MICROSOFT.IFS([.A450] &lt;= 60; ORG.LIBREOFFICE.COLOR(255;0;0;0) ; AND([.A450] &gt; 60 ;  [.A450]&lt;= 120) ; ORG.LIBREOFFICE.COLOR(0;255;0;0); [.A450] &gt;120; ORG.LIBREOFFICE.COLOR(0;0;255;0)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50.642246457209" calcext:value-type="float">
            <text:p>150.642246457209</text:p>
          </table:table-cell>
          <table:table-cell table:formula="of:=COM.MICROSOFT.IFS([.A451] &lt;= 60; ORG.LIBREOFFICE.COLOR(255;0;0;0) ; AND([.A451] &gt; 60 ;  [.A451]&lt;= 120) ; ORG.LIBREOFFICE.COLOR(0;255;0;0); [.A451] &gt;120; ORG.LIBREOFFICE.COLOR(0;0;255;0)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49.945623917126" calcext:value-type="float">
            <text:p>149.945623917126</text:p>
          </table:table-cell>
          <table:table-cell table:formula="of:=COM.MICROSOFT.IFS([.A452] &lt;= 60; ORG.LIBREOFFICE.COLOR(255;0;0;0) ; AND([.A452] &gt; 60 ;  [.A452]&lt;= 120) ; ORG.LIBREOFFICE.COLOR(0;255;0;0); [.A452] &gt;120; ORG.LIBREOFFICE.COLOR(0;0;255;0)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49.250032697804" calcext:value-type="float">
            <text:p>149.250032697804</text:p>
          </table:table-cell>
          <table:table-cell table:formula="of:=COM.MICROSOFT.IFS([.A453] &lt;= 60; ORG.LIBREOFFICE.COLOR(255;0;0;0) ; AND([.A453] &gt; 60 ;  [.A453]&lt;= 120) ; ORG.LIBREOFFICE.COLOR(0;255;0;0); [.A453] &gt;120; ORG.LIBREOFFICE.COLOR(0;0;255;0)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48.290801411286" calcext:value-type="float">
            <text:p>148.290801411286</text:p>
          </table:table-cell>
          <table:table-cell table:formula="of:=COM.MICROSOFT.IFS([.A454] &lt;= 60; ORG.LIBREOFFICE.COLOR(255;0;0;0) ; AND([.A454] &gt; 60 ;  [.A454]&lt;= 120) ; ORG.LIBREOFFICE.COLOR(0;255;0;0); [.A454] &gt;120; ORG.LIBREOFFICE.COLOR(0;0;255;0)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46.481991354748" calcext:value-type="float">
            <text:p>146.481991354748</text:p>
          </table:table-cell>
          <table:table-cell table:formula="of:=COM.MICROSOFT.IFS([.A455] &lt;= 60; ORG.LIBREOFFICE.COLOR(255;0;0;0) ; AND([.A455] &gt; 60 ;  [.A455]&lt;= 120) ; ORG.LIBREOFFICE.COLOR(0;255;0;0); [.A455] &gt;120; ORG.LIBREOFFICE.COLOR(0;0;255;0)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44.571595653757" calcext:value-type="float">
            <text:p>144.571595653757</text:p>
          </table:table-cell>
          <table:table-cell table:formula="of:=COM.MICROSOFT.IFS([.A456] &lt;= 60; ORG.LIBREOFFICE.COLOR(255;0;0;0) ; AND([.A456] &gt; 60 ;  [.A456]&lt;= 120) ; ORG.LIBREOFFICE.COLOR(0;255;0;0); [.A456] &gt;120; ORG.LIBREOFFICE.COLOR(0;0;255;0)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42.236922025968" calcext:value-type="float">
            <text:p>142.236922025968</text:p>
          </table:table-cell>
          <table:table-cell table:formula="of:=COM.MICROSOFT.IFS([.A457] &lt;= 60; ORG.LIBREOFFICE.COLOR(255;0;0;0) ; AND([.A457] &gt; 60 ;  [.A457]&lt;= 120) ; ORG.LIBREOFFICE.COLOR(0;255;0;0); [.A457] &gt;120; ORG.LIBREOFFICE.COLOR(0;0;255;0)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39.294783257023" calcext:value-type="float">
            <text:p>139.294783257023</text:p>
          </table:table-cell>
          <table:table-cell table:formula="of:=COM.MICROSOFT.IFS([.A458] &lt;= 60; ORG.LIBREOFFICE.COLOR(255;0;0;0) ; AND([.A458] &gt; 60 ;  [.A458]&lt;= 120) ; ORG.LIBREOFFICE.COLOR(0;255;0;0); [.A458] &gt;120; ORG.LIBREOFFICE.COLOR(0;0;255;0)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36.342624026538" calcext:value-type="float">
            <text:p>136.342624026538</text:p>
          </table:table-cell>
          <table:table-cell table:formula="of:=COM.MICROSOFT.IFS([.A459] &lt;= 60; ORG.LIBREOFFICE.COLOR(255;0;0;0) ; AND([.A459] &gt; 60 ;  [.A459]&lt;= 120) ; ORG.LIBREOFFICE.COLOR(0;255;0;0); [.A459] &gt;120; ORG.LIBREOFFICE.COLOR(0;0;255;0)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33.196004883799" calcext:value-type="float">
            <text:p>133.196004883799</text:p>
          </table:table-cell>
          <table:table-cell table:formula="of:=COM.MICROSOFT.IFS([.A460] &lt;= 60; ORG.LIBREOFFICE.COLOR(255;0;0;0) ; AND([.A460] &gt; 60 ;  [.A460]&lt;= 120) ; ORG.LIBREOFFICE.COLOR(0;255;0;0); [.A460] &gt;120; ORG.LIBREOFFICE.COLOR(0;0;255;0)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30.179233921907" calcext:value-type="float">
            <text:p>130.179233921907</text:p>
          </table:table-cell>
          <table:table-cell table:formula="of:=COM.MICROSOFT.IFS([.A461] &lt;= 60; ORG.LIBREOFFICE.COLOR(255;0;0;0) ; AND([.A461] &gt; 60 ;  [.A461]&lt;= 120) ; ORG.LIBREOFFICE.COLOR(0;255;0;0); [.A461] &gt;120; ORG.LIBREOFFICE.COLOR(0;0;255;0)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26.412064403524" calcext:value-type="float">
            <text:p>126.412064403524</text:p>
          </table:table-cell>
          <table:table-cell table:formula="of:=COM.MICROSOFT.IFS([.A462] &lt;= 60; ORG.LIBREOFFICE.COLOR(255;0;0;0) ; AND([.A462] &gt; 60 ;  [.A462]&lt;= 120) ; ORG.LIBREOFFICE.COLOR(0;255;0;0); [.A462] &gt;120; ORG.LIBREOFFICE.COLOR(0;0;255;0)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22.597116878235" calcext:value-type="float">
            <text:p>122.597116878235</text:p>
          </table:table-cell>
          <table:table-cell table:formula="of:=COM.MICROSOFT.IFS([.A463] &lt;= 60; ORG.LIBREOFFICE.COLOR(255;0;0;0) ; AND([.A463] &gt; 60 ;  [.A463]&lt;= 120) ; ORG.LIBREOFFICE.COLOR(0;255;0;0); [.A463] &gt;120; ORG.LIBREOFFICE.COLOR(0;0;255;0)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19.214379980268" calcext:value-type="float">
            <text:p>119.214379980268</text:p>
          </table:table-cell>
          <table:table-cell table:formula="of:=COM.MICROSOFT.IFS([.A464] &lt;= 60; ORG.LIBREOFFICE.COLOR(255;0;0;0) ; AND([.A464] &gt; 60 ;  [.A464]&lt;= 120) ; ORG.LIBREOFFICE.COLOR(0;255;0;0); [.A464] &gt;120; ORG.LIBREOFFICE.COLOR(0;0;255;0))" office:value-type="float" office:value="65280" calcext:value-type="float">
            <text:p>65280</text:p>
          </table:table-cell>
        </table:table-row>
        <table:table-row table:style-name="ro1">
          <table:table-cell office:value-type="float" office:value="115.676815681838" calcext:value-type="float">
            <text:p>115.676815681838</text:p>
          </table:table-cell>
          <table:table-cell table:formula="of:=COM.MICROSOFT.IFS([.A465] &lt;= 60; ORG.LIBREOFFICE.COLOR(255;0;0;0) ; AND([.A465] &gt; 60 ;  [.A465]&lt;= 120) ; ORG.LIBREOFFICE.COLOR(0;255;0;0); [.A465] &gt;120; ORG.LIBREOFFICE.COLOR(0;0;255;0))" office:value-type="float" office:value="65280" calcext:value-type="float">
            <text:p>65280</text:p>
          </table:table-cell>
        </table:table-row>
        <table:table-row table:style-name="ro1">
          <table:table-cell office:value-type="float" office:value="111.925560493591" calcext:value-type="float">
            <text:p>111.925560493591</text:p>
          </table:table-cell>
          <table:table-cell table:formula="of:=COM.MICROSOFT.IFS([.A466] &lt;= 60; ORG.LIBREOFFICE.COLOR(255;0;0;0) ; AND([.A466] &gt; 60 ;  [.A466]&lt;= 120) ; ORG.LIBREOFFICE.COLOR(0;255;0;0); [.A466] &gt;120; ORG.LIBREOFFICE.COLOR(0;0;255;0))" office:value-type="float" office:value="65280" calcext:value-type="float">
            <text:p>65280</text:p>
          </table:table-cell>
        </table:table-row>
        <table:table-row table:style-name="ro1">
          <table:table-cell office:value-type="float" office:value="108.434948822922" calcext:value-type="float">
            <text:p>108.434948822922</text:p>
          </table:table-cell>
          <table:table-cell table:formula="of:=COM.MICROSOFT.IFS([.A467] &lt;= 60; ORG.LIBREOFFICE.COLOR(255;0;0;0) ; AND([.A467] &gt; 60 ;  [.A467]&lt;= 120) ; ORG.LIBREOFFICE.COLOR(0;255;0;0); [.A467] &gt;120; ORG.LIBREOFFICE.COLOR(0;0;255;0))" office:value-type="float" office:value="65280" calcext:value-type="float">
            <text:p>65280</text:p>
          </table:table-cell>
        </table:table-row>
        <table:table-row table:style-name="ro1">
          <table:table-cell office:value-type="float" office:value="105.759522166893" calcext:value-type="float">
            <text:p>105.759522166893</text:p>
          </table:table-cell>
          <table:table-cell table:formula="of:=COM.MICROSOFT.IFS([.A468] &lt;= 60; ORG.LIBREOFFICE.COLOR(255;0;0;0) ; AND([.A468] &gt; 60 ;  [.A468]&lt;= 120) ; ORG.LIBREOFFICE.COLOR(0;255;0;0); [.A468] &gt;120; ORG.LIBREOFFICE.COLOR(0;0;255;0))" office:value-type="float" office:value="65280" calcext:value-type="float">
            <text:p>65280</text:p>
          </table:table-cell>
        </table:table-row>
        <table:table-row table:style-name="ro1">
          <table:table-cell office:value-type="float" office:value="103.376752829851" calcext:value-type="float">
            <text:p>103.376752829851</text:p>
          </table:table-cell>
          <table:table-cell table:formula="of:=COM.MICROSOFT.IFS([.A469] &lt;= 60; ORG.LIBREOFFICE.COLOR(255;0;0;0) ; AND([.A469] &gt; 60 ;  [.A469]&lt;= 120) ; ORG.LIBREOFFICE.COLOR(0;255;0;0); [.A469] &gt;120; ORG.LIBREOFFICE.COLOR(0;0;255;0))" office:value-type="float" office:value="65280" calcext:value-type="float">
            <text:p>65280</text:p>
          </table:table-cell>
        </table:table-row>
        <table:table-row table:style-name="ro1">
          <table:table-cell office:value-type="float" office:value="101.30993247402" calcext:value-type="float">
            <text:p>101.30993247402</text:p>
          </table:table-cell>
          <table:table-cell table:formula="of:=COM.MICROSOFT.IFS([.A470] &lt;= 60; ORG.LIBREOFFICE.COLOR(255;0;0;0) ; AND([.A470] &gt; 60 ;  [.A470]&lt;= 120) ; ORG.LIBREOFFICE.COLOR(0;255;0;0); [.A470] &gt;120; ORG.LIBREOFFICE.COLOR(0;0;255;0))" office:value-type="float" office:value="65280" calcext:value-type="float">
            <text:p>65280</text:p>
          </table:table-cell>
        </table:table-row>
        <table:table-row table:style-name="ro1">
          <table:table-cell office:value-type="float" office:value="99.5742278850918" calcext:value-type="float">
            <text:p>99.5742278850918</text:p>
          </table:table-cell>
          <table:table-cell table:formula="of:=COM.MICROSOFT.IFS([.A471] &lt;= 60; ORG.LIBREOFFICE.COLOR(255;0;0;0) ; AND([.A471] &gt; 60 ;  [.A471]&lt;= 120) ; ORG.LIBREOFFICE.COLOR(0;255;0;0); [.A471] &gt;120; ORG.LIBREOFFICE.COLOR(0;0;255;0))" office:value-type="float" office:value="65280" calcext:value-type="float">
            <text:p>65280</text:p>
          </table:table-cell>
        </table:table-row>
        <table:table-row table:style-name="ro1">
          <table:table-cell office:value-type="float" office:value="98.6156481841641" calcext:value-type="float">
            <text:p>98.6156481841641</text:p>
          </table:table-cell>
          <table:table-cell table:formula="of:=COM.MICROSOFT.IFS([.A472] &lt;= 60; ORG.LIBREOFFICE.COLOR(255;0;0;0) ; AND([.A472] &gt; 60 ;  [.A472]&lt;= 120) ; ORG.LIBREOFFICE.COLOR(0;255;0;0); [.A472] &gt;120; ORG.LIBREOFFICE.COLOR(0;0;255;0))" office:value-type="float" office:value="65280" calcext:value-type="float">
            <text:p>65280</text:p>
          </table:table-cell>
        </table:table-row>
        <table:table-row table:style-name="ro1">
          <table:table-cell office:value-type="float" office:value="97.9355503700888" calcext:value-type="float">
            <text:p>97.9355503700888</text:p>
          </table:table-cell>
          <table:table-cell table:formula="of:=COM.MICROSOFT.IFS([.A473] &lt;= 60; ORG.LIBREOFFICE.COLOR(255;0;0;0) ; AND([.A473] &gt; 60 ;  [.A473]&lt;= 120) ; ORG.LIBREOFFICE.COLOR(0;255;0;0); [.A473] &gt;120; ORG.LIBREOFFICE.COLOR(0;0;255;0))" office:value-type="float" office:value="65280" calcext:value-type="float">
            <text:p>65280</text:p>
          </table:table-cell>
        </table:table-row>
        <table:table-row table:style-name="ro1">
          <table:table-cell office:value-type="float" office:value="97.2099618456159" calcext:value-type="float">
            <text:p>97.2099618456159</text:p>
          </table:table-cell>
          <table:table-cell table:formula="of:=COM.MICROSOFT.IFS([.A474] &lt;= 60; ORG.LIBREOFFICE.COLOR(255;0;0;0) ; AND([.A474] &gt; 60 ;  [.A474]&lt;= 120) ; ORG.LIBREOFFICE.COLOR(0;255;0;0); [.A474] &gt;120; ORG.LIBREOFFICE.COLOR(0;0;255;0))" office:value-type="float" office:value="65280" calcext:value-type="float">
            <text:p>65280</text:p>
          </table:table-cell>
        </table:table-row>
        <table:table-row table:style-name="ro1">
          <table:table-cell office:value-type="float" office:value="97.2531946127253" calcext:value-type="float">
            <text:p>97.2531946127253</text:p>
          </table:table-cell>
          <table:table-cell table:formula="of:=COM.MICROSOFT.IFS([.A475] &lt;= 60; ORG.LIBREOFFICE.COLOR(255;0;0;0) ; AND([.A475] &gt; 60 ;  [.A475]&lt;= 120) ; ORG.LIBREOFFICE.COLOR(0;255;0;0); [.A475] &gt;120; ORG.LIBREOFFICE.COLOR(0;0;255;0))" office:value-type="float" office:value="65280" calcext:value-type="float">
            <text:p>65280</text:p>
          </table:table-cell>
        </table:table-row>
        <table:table-row table:style-name="ro1">
          <table:table-cell office:value-type="float" office:value="97.2531946127253" calcext:value-type="float">
            <text:p>97.2531946127253</text:p>
          </table:table-cell>
          <table:table-cell table:formula="of:=COM.MICROSOFT.IFS([.A476] &lt;= 60; ORG.LIBREOFFICE.COLOR(255;0;0;0) ; AND([.A476] &gt; 60 ;  [.A476]&lt;= 120) ; ORG.LIBREOFFICE.COLOR(0;255;0;0); [.A476] &gt;120; ORG.LIBREOFFICE.COLOR(0;0;255;0))" office:value-type="float" office:value="65280" calcext:value-type="float">
            <text:p>65280</text:p>
          </table:table-cell>
        </table:table-row>
        <table:table-row table:style-name="ro1">
          <table:table-cell office:value-type="float" office:value="96.9112271190247" calcext:value-type="float">
            <text:p>96.9112271190247</text:p>
          </table:table-cell>
          <table:table-cell table:formula="of:=COM.MICROSOFT.IFS([.A477] &lt;= 60; ORG.LIBREOFFICE.COLOR(255;0;0;0) ; AND([.A477] &gt; 60 ;  [.A477]&lt;= 120) ; ORG.LIBREOFFICE.COLOR(0;255;0;0); [.A477] &gt;120; ORG.LIBREOFFICE.COLOR(0;0;255;0))" office:value-type="float" office:value="65280" calcext:value-type="float">
            <text:p>65280</text:p>
          </table:table-cell>
        </table:table-row>
        <table:table-row table:style-name="ro1">
          <table:table-cell office:value-type="float" office:value="96.8699923082143" calcext:value-type="float">
            <text:p>96.8699923082143</text:p>
          </table:table-cell>
          <table:table-cell table:formula="of:=COM.MICROSOFT.IFS([.A478] &lt;= 60; ORG.LIBREOFFICE.COLOR(255;0;0;0) ; AND([.A478] &gt; 60 ;  [.A478]&lt;= 120) ; ORG.LIBREOFFICE.COLOR(0;255;0;0); [.A478] &gt;120; ORG.LIBREOFFICE.COLOR(0;0;255;0))" office:value-type="float" office:value="65280" calcext:value-type="float">
            <text:p>65280</text:p>
          </table:table-cell>
        </table:table-row>
        <table:table-row table:style-name="ro1">
          <table:table-cell office:value-type="float" office:value="97.2099618456159" calcext:value-type="float">
            <text:p>97.2099618456159</text:p>
          </table:table-cell>
          <table:table-cell table:formula="of:=COM.MICROSOFT.IFS([.A479] &lt;= 60; ORG.LIBREOFFICE.COLOR(255;0;0;0) ; AND([.A479] &gt; 60 ;  [.A479]&lt;= 120) ; ORG.LIBREOFFICE.COLOR(0;255;0;0); [.A479] &gt;120; ORG.LIBREOFFICE.COLOR(0;0;255;0))" office:value-type="float" office:value="65280" calcext:value-type="float">
            <text:p>65280</text:p>
          </table:table-cell>
        </table:table-row>
        <table:table-row table:style-name="ro1">
          <table:table-cell office:value-type="float" office:value="97.5946433685914" calcext:value-type="float">
            <text:p>97.5946433685914</text:p>
          </table:table-cell>
          <table:table-cell table:formula="of:=COM.MICROSOFT.IFS([.A480] &lt;= 60; ORG.LIBREOFFICE.COLOR(255;0;0;0) ; AND([.A480] &gt; 60 ;  [.A480]&lt;= 120) ; ORG.LIBREOFFICE.COLOR(0;255;0;0); [.A480] &gt;120; ORG.LIBREOFFICE.COLOR(0;0;255;0))" office:value-type="float" office:value="65280" calcext:value-type="float">
            <text:p>65280</text:p>
          </table:table-cell>
        </table:table-row>
        <table:table-row table:style-name="ro1">
          <table:table-cell office:value-type="float" office:value="96.8699923082143" calcext:value-type="float">
            <text:p>96.8699923082143</text:p>
          </table:table-cell>
          <table:table-cell table:formula="of:=COM.MICROSOFT.IFS([.A481] &lt;= 60; ORG.LIBREOFFICE.COLOR(255;0;0;0) ; AND([.A481] &gt; 60 ;  [.A481]&lt;= 120) ; ORG.LIBREOFFICE.COLOR(0;255;0;0); [.A481] &gt;120; ORG.LIBREOFFICE.COLOR(0;0;255;0))" office:value-type="float" office:value="65280" calcext:value-type="float">
            <text:p>65280</text:p>
          </table:table-cell>
        </table:table-row>
        <table:table-row table:style-name="ro1">
          <table:table-cell office:value-type="float" office:value="95.8124823831127" calcext:value-type="float">
            <text:p>95.8124823831127</text:p>
          </table:table-cell>
          <table:table-cell table:formula="of:=COM.MICROSOFT.IFS([.A482] &lt;= 60; ORG.LIBREOFFICE.COLOR(255;0;0;0) ; AND([.A482] &gt; 60 ;  [.A482]&lt;= 120) ; ORG.LIBREOFFICE.COLOR(0;255;0;0); [.A482] &gt;120; ORG.LIBREOFFICE.COLOR(0;0;255;0))" office:value-type="float" office:value="65280" calcext:value-type="float">
            <text:p>65280</text:p>
          </table:table-cell>
        </table:table-row>
        <table:table-row table:style-name="ro1">
          <table:table-cell office:value-type="float" office:value="95.132554439873" calcext:value-type="float">
            <text:p>95.132554439873</text:p>
          </table:table-cell>
          <table:table-cell table:formula="of:=COM.MICROSOFT.IFS([.A483] &lt;= 60; ORG.LIBREOFFICE.COLOR(255;0;0;0) ; AND([.A483] &gt; 60 ;  [.A483]&lt;= 120) ; ORG.LIBREOFFICE.COLOR(0;255;0;0); [.A483] &gt;120; ORG.LIBREOFFICE.COLOR(0;0;255;0))" office:value-type="float" office:value="65280" calcext:value-type="float">
            <text:p>65280</text:p>
          </table:table-cell>
        </table:table-row>
        <table:table-row table:style-name="ro1">
          <table:table-cell office:value-type="float" office:value="94.1346713737364" calcext:value-type="float">
            <text:p>94.1346713737364</text:p>
          </table:table-cell>
          <table:table-cell table:formula="of:=COM.MICROSOFT.IFS([.A484] &lt;= 60; ORG.LIBREOFFICE.COLOR(255;0;0;0) ; AND([.A484] &gt; 60 ;  [.A484]&lt;= 120) ; ORG.LIBREOFFICE.COLOR(0;255;0;0); [.A484] &gt;120; ORG.LIBREOFFICE.COLOR(0;0;255;0))" office:value-type="float" office:value="65280" calcext:value-type="float">
            <text:p>65280</text:p>
          </table:table-cell>
        </table:table-row>
        <table:table-row table:style-name="ro1">
          <table:table-cell office:value-type="float" office:value="92.0700306530411" calcext:value-type="float">
            <text:p>92.0700306530411</text:p>
          </table:table-cell>
          <table:table-cell table:formula="of:=COM.MICROSOFT.IFS([.A485] &lt;= 60; ORG.LIBREOFFICE.COLOR(255;0;0;0) ; AND([.A485] &gt; 60 ;  [.A485]&lt;= 120) ; ORG.LIBREOFFICE.COLOR(0;255;0;0); [.A485] &gt;120; ORG.LIBREOFFICE.COLOR(0;0;255;0))" office:value-type="float" office:value="65280" calcext:value-type="float">
            <text:p>65280</text:p>
          </table:table-cell>
        </table:table-row>
        <table:table-row table:style-name="ro1">
          <table:table-cell office:value-type="float" office:value="89.3097228021349" calcext:value-type="float">
            <text:p>89.3097228021349</text:p>
          </table:table-cell>
          <table:table-cell table:formula="of:=COM.MICROSOFT.IFS([.A486] &lt;= 60; ORG.LIBREOFFICE.COLOR(255;0;0;0) ; AND([.A486] &gt; 60 ;  [.A486]&lt;= 120) ; ORG.LIBREOFFICE.COLOR(0;255;0;0); [.A486] &gt;120; ORG.LIBREOFFICE.COLOR(0;0;255;0))" office:value-type="float" office:value="65280" calcext:value-type="float">
            <text:p>65280</text:p>
          </table:table-cell>
        </table:table-row>
        <table:table-row table:style-name="ro1">
          <table:table-cell office:value-type="float" office:value="86.1859251657097" calcext:value-type="float">
            <text:p>86.1859251657097</text:p>
          </table:table-cell>
          <table:table-cell table:formula="of:=COM.MICROSOFT.IFS([.A487] &lt;= 60; ORG.LIBREOFFICE.COLOR(255;0;0;0) ; AND([.A487] &gt; 60 ;  [.A487]&lt;= 120) ; ORG.LIBREOFFICE.COLOR(0;255;0;0); [.A487] &gt;120; ORG.LIBREOFFICE.COLOR(0;0;255;0))" office:value-type="float" office:value="65280" calcext:value-type="float">
            <text:p>65280</text:p>
          </table:table-cell>
        </table:table-row>
        <table:table-row table:style-name="ro1">
          <table:table-cell office:value-type="float" office:value="83.004807702742" calcext:value-type="float">
            <text:p>83.004807702742</text:p>
          </table:table-cell>
          <table:table-cell table:formula="of:=COM.MICROSOFT.IFS([.A488] &lt;= 60; ORG.LIBREOFFICE.COLOR(255;0;0;0) ; AND([.A488] &gt; 60 ;  [.A488]&lt;= 120) ; ORG.LIBREOFFICE.COLOR(0;255;0;0); [.A488] &gt;120; ORG.LIBREOFFICE.COLOR(0;0;255;0))" office:value-type="float" office:value="65280" calcext:value-type="float">
            <text:p>65280</text:p>
          </table:table-cell>
        </table:table-row>
        <table:table-row table:style-name="ro1">
          <table:table-cell office:value-type="float" office:value="79.7266693583707" calcext:value-type="float">
            <text:p>79.7266693583707</text:p>
          </table:table-cell>
          <table:table-cell table:formula="of:=COM.MICROSOFT.IFS([.A489] &lt;= 60; ORG.LIBREOFFICE.COLOR(255;0;0;0) ; AND([.A489] &gt; 60 ;  [.A489]&lt;= 120) ; ORG.LIBREOFFICE.COLOR(0;255;0;0); [.A489] &gt;120; ORG.LIBREOFFICE.COLOR(0;0;255;0))" office:value-type="float" office:value="65280" calcext:value-type="float">
            <text:p>65280</text:p>
          </table:table-cell>
        </table:table-row>
        <table:table-row table:style-name="ro1">
          <table:table-cell office:value-type="float" office:value="75.8789995236124" calcext:value-type="float">
            <text:p>75.8789995236124</text:p>
          </table:table-cell>
          <table:table-cell table:formula="of:=COM.MICROSOFT.IFS([.A490] &lt;= 60; ORG.LIBREOFFICE.COLOR(255;0;0;0) ; AND([.A490] &gt; 60 ;  [.A490]&lt;= 120) ; ORG.LIBREOFFICE.COLOR(0;255;0;0); [.A490] &gt;120; ORG.LIBREOFFICE.COLOR(0;0;255;0))" office:value-type="float" office:value="65280" calcext:value-type="float">
            <text:p>65280</text:p>
          </table:table-cell>
        </table:table-row>
        <table:table-row table:style-name="ro1">
          <table:table-cell office:value-type="float" office:value="71.6746032032545" calcext:value-type="float">
            <text:p>71.6746032032545</text:p>
          </table:table-cell>
          <table:table-cell table:formula="of:=COM.MICROSOFT.IFS([.A491] &lt;= 60; ORG.LIBREOFFICE.COLOR(255;0;0;0) ; AND([.A491] &gt; 60 ;  [.A491]&lt;= 120) ; ORG.LIBREOFFICE.COLOR(0;255;0;0); [.A491] &gt;120; ORG.LIBREOFFICE.COLOR(0;0;255;0))" office:value-type="float" office:value="65280" calcext:value-type="float">
            <text:p>65280</text:p>
          </table:table-cell>
        </table:table-row>
        <table:table-row table:style-name="ro1">
          <table:table-cell office:value-type="float" office:value="67.3004099927738" calcext:value-type="float">
            <text:p>67.3004099927738</text:p>
          </table:table-cell>
          <table:table-cell table:formula="of:=COM.MICROSOFT.IFS([.A492] &lt;= 60; ORG.LIBREOFFICE.COLOR(255;0;0;0) ; AND([.A492] &gt; 60 ;  [.A492]&lt;= 120) ; ORG.LIBREOFFICE.COLOR(0;255;0;0); [.A492] &gt;120; ORG.LIBREOFFICE.COLOR(0;0;255;0))" office:value-type="float" office:value="65280" calcext:value-type="float">
            <text:p>65280</text:p>
          </table:table-cell>
        </table:table-row>
        <table:table-row table:style-name="ro1">
          <table:table-cell office:value-type="float" office:value="63.2792541531242" calcext:value-type="float">
            <text:p>63.2792541531242</text:p>
          </table:table-cell>
          <table:table-cell table:formula="of:=COM.MICROSOFT.IFS([.A493] &lt;= 60; ORG.LIBREOFFICE.COLOR(255;0;0;0) ; AND([.A493] &gt; 60 ;  [.A493]&lt;= 120) ; ORG.LIBREOFFICE.COLOR(0;255;0;0); [.A493] &gt;120; ORG.LIBREOFFICE.COLOR(0;0;255;0))" office:value-type="float" office:value="65280" calcext:value-type="float">
            <text:p>65280</text:p>
          </table:table-cell>
        </table:table-row>
        <table:table-row table:style-name="ro1">
          <table:table-cell office:value-type="float" office:value="58.9168774333013" calcext:value-type="float">
            <text:p>58.9168774333013</text:p>
          </table:table-cell>
          <table:table-cell table:formula="of:=COM.MICROSOFT.IFS([.A494] &lt;= 60; ORG.LIBREOFFICE.COLOR(255;0;0;0) ; AND([.A494] &gt; 60 ;  [.A494]&lt;= 120) ; ORG.LIBREOFFICE.COLOR(0;255;0;0); [.A494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54.9799211457446" calcext:value-type="float">
            <text:p>54.9799211457446</text:p>
          </table:table-cell>
          <table:table-cell table:formula="of:=COM.MICROSOFT.IFS([.A495] &lt;= 60; ORG.LIBREOFFICE.COLOR(255;0;0;0) ; AND([.A495] &gt; 60 ;  [.A495]&lt;= 120) ; ORG.LIBREOFFICE.COLOR(0;255;0;0); [.A495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51.2868933617365" calcext:value-type="float">
            <text:p>51.2868933617365</text:p>
          </table:table-cell>
          <table:table-cell table:formula="of:=COM.MICROSOFT.IFS([.A496] &lt;= 60; ORG.LIBREOFFICE.COLOR(255;0;0;0) ; AND([.A496] &gt; 60 ;  [.A496]&lt;= 120) ; ORG.LIBREOFFICE.COLOR(0;255;0;0); [.A496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48.3949235421183" calcext:value-type="float">
            <text:p>48.3949235421183</text:p>
          </table:table-cell>
          <table:table-cell table:formula="of:=COM.MICROSOFT.IFS([.A497] &lt;= 60; ORG.LIBREOFFICE.COLOR(255;0;0;0) ; AND([.A497] &gt; 60 ;  [.A497]&lt;= 120) ; ORG.LIBREOFFICE.COLOR(0;255;0;0); [.A497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45.4855458300081" calcext:value-type="float">
            <text:p>45.4855458300081</text:p>
          </table:table-cell>
          <table:table-cell table:formula="of:=COM.MICROSOFT.IFS([.A498] &lt;= 60; ORG.LIBREOFFICE.COLOR(255;0;0;0) ; AND([.A498] &gt; 60 ;  [.A498]&lt;= 120) ; ORG.LIBREOFFICE.COLOR(0;255;0;0); [.A498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42.8434373252852" calcext:value-type="float">
            <text:p>42.8434373252852</text:p>
          </table:table-cell>
          <table:table-cell table:formula="of:=COM.MICROSOFT.IFS([.A499] &lt;= 60; ORG.LIBREOFFICE.COLOR(255;0;0;0) ; AND([.A499] &gt; 60 ;  [.A499]&lt;= 120) ; ORG.LIBREOFFICE.COLOR(0;255;0;0); [.A499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41.2173545534037" calcext:value-type="float">
            <text:p>41.2173545534037</text:p>
          </table:table-cell>
          <table:table-cell table:formula="of:=COM.MICROSOFT.IFS([.A500] &lt;= 60; ORG.LIBREOFFICE.COLOR(255;0;0;0) ; AND([.A500] &gt; 60 ;  [.A500]&lt;= 120) ; ORG.LIBREOFFICE.COLOR(0;255;0;0); [.A500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39.8055710922652" calcext:value-type="float">
            <text:p>39.8055710922652</text:p>
          </table:table-cell>
          <table:table-cell table:formula="of:=COM.MICROSOFT.IFS([.A501] &lt;= 60; ORG.LIBREOFFICE.COLOR(255;0;0;0) ; AND([.A501] &gt; 60 ;  [.A501]&lt;= 120) ; ORG.LIBREOFFICE.COLOR(0;255;0;0); [.A501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38.8170698340517" calcext:value-type="float">
            <text:p>38.8170698340517</text:p>
          </table:table-cell>
          <table:table-cell table:formula="of:=COM.MICROSOFT.IFS([.A502] &lt;= 60; ORG.LIBREOFFICE.COLOR(255;0;0;0) ; AND([.A502] &gt; 60 ;  [.A502]&lt;= 120) ; ORG.LIBREOFFICE.COLOR(0;255;0;0); [.A502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37.8157326075731" calcext:value-type="float">
            <text:p>37.8157326075731</text:p>
          </table:table-cell>
          <table:table-cell table:formula="of:=COM.MICROSOFT.IFS([.A503] &lt;= 60; ORG.LIBREOFFICE.COLOR(255;0;0;0) ; AND([.A503] &gt; 60 ;  [.A503]&lt;= 120) ; ORG.LIBREOFFICE.COLOR(0;255;0;0); [.A503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37.4053566314085" calcext:value-type="float">
            <text:p>37.4053566314085</text:p>
          </table:table-cell>
          <table:table-cell table:formula="of:=COM.MICROSOFT.IFS([.A504] &lt;= 60; ORG.LIBREOFFICE.COLOR(255;0;0;0) ; AND([.A504] &gt; 60 ;  [.A504]&lt;= 120) ; ORG.LIBREOFFICE.COLOR(0;255;0;0); [.A504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37.2030088897654" calcext:value-type="float">
            <text:p>37.2030088897654</text:p>
          </table:table-cell>
          <table:table-cell table:formula="of:=COM.MICROSOFT.IFS([.A505] &lt;= 60; ORG.LIBREOFFICE.COLOR(255;0;0;0) ; AND([.A505] &gt; 60 ;  [.A505]&lt;= 120) ; ORG.LIBREOFFICE.COLOR(0;255;0;0); [.A505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37.2030088897654" calcext:value-type="float">
            <text:p>37.2030088897654</text:p>
          </table:table-cell>
          <table:table-cell table:formula="of:=COM.MICROSOFT.IFS([.A506] &lt;= 60; ORG.LIBREOFFICE.COLOR(255;0;0;0) ; AND([.A506] &gt; 60 ;  [.A506]&lt;= 120) ; ORG.LIBREOFFICE.COLOR(0;255;0;0); [.A506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37.6095907907123" calcext:value-type="float">
            <text:p>37.6095907907123</text:p>
          </table:table-cell>
          <table:table-cell table:formula="of:=COM.MICROSOFT.IFS([.A507] &lt;= 60; ORG.LIBREOFFICE.COLOR(255;0;0;0) ; AND([.A507] &gt; 60 ;  [.A507]&lt;= 120) ; ORG.LIBREOFFICE.COLOR(0;255;0;0); [.A507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37.6095907907123" calcext:value-type="float">
            <text:p>37.6095907907123</text:p>
          </table:table-cell>
          <table:table-cell table:formula="of:=COM.MICROSOFT.IFS([.A508] &lt;= 60; ORG.LIBREOFFICE.COLOR(255;0;0;0) ; AND([.A508] &gt; 60 ;  [.A508]&lt;= 120) ; ORG.LIBREOFFICE.COLOR(0;255;0;0); [.A508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37.4053566314085" calcext:value-type="float">
            <text:p>37.4053566314085</text:p>
          </table:table-cell>
          <table:table-cell table:formula="of:=COM.MICROSOFT.IFS([.A509] &lt;= 60; ORG.LIBREOFFICE.COLOR(255;0;0;0) ; AND([.A509] &gt; 60 ;  [.A509]&lt;= 120) ; ORG.LIBREOFFICE.COLOR(0;255;0;0); [.A509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37.4053566314085" calcext:value-type="float">
            <text:p>37.4053566314085</text:p>
          </table:table-cell>
          <table:table-cell table:formula="of:=COM.MICROSOFT.IFS([.A510] &lt;= 60; ORG.LIBREOFFICE.COLOR(255;0;0;0) ; AND([.A510] &gt; 60 ;  [.A510]&lt;= 120) ; ORG.LIBREOFFICE.COLOR(0;255;0;0); [.A510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36.9367538343027" calcext:value-type="float">
            <text:p>36.9367538343027</text:p>
          </table:table-cell>
          <table:table-cell table:formula="of:=COM.MICROSOFT.IFS([.A511] &lt;= 60; ORG.LIBREOFFICE.COLOR(255;0;0;0) ; AND([.A511] &gt; 60 ;  [.A511]&lt;= 120) ; ORG.LIBREOFFICE.COLOR(0;255;0;0); [.A511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36.1998021236195" calcext:value-type="float">
            <text:p>36.1998021236195</text:p>
          </table:table-cell>
          <table:table-cell table:formula="of:=COM.MICROSOFT.IFS([.A512] &lt;= 60; ORG.LIBREOFFICE.COLOR(255;0;0;0) ; AND([.A512] &gt; 60 ;  [.A512]&lt;= 120) ; ORG.LIBREOFFICE.COLOR(0;255;0;0); [.A512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35.2657676593456" calcext:value-type="float">
            <text:p>35.2657676593456</text:p>
          </table:table-cell>
          <table:table-cell table:formula="of:=COM.MICROSOFT.IFS([.A513] &lt;= 60; ORG.LIBREOFFICE.COLOR(255;0;0;0) ; AND([.A513] &gt; 60 ;  [.A513]&lt;= 120) ; ORG.LIBREOFFICE.COLOR(0;255;0;0); [.A513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33.6900675259798" calcext:value-type="float">
            <text:p>33.6900675259798</text:p>
          </table:table-cell>
          <table:table-cell table:formula="of:=COM.MICROSOFT.IFS([.A514] &lt;= 60; ORG.LIBREOFFICE.COLOR(255;0;0;0) ; AND([.A514] &gt; 60 ;  [.A514]&lt;= 120) ; ORG.LIBREOFFICE.COLOR(0;255;0;0); [.A514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32.0404050738399" calcext:value-type="float">
            <text:p>32.0404050738399</text:p>
          </table:table-cell>
          <table:table-cell table:formula="of:=COM.MICROSOFT.IFS([.A515] &lt;= 60; ORG.LIBREOFFICE.COLOR(255;0;0;0) ; AND([.A515] &gt; 60 ;  [.A515]&lt;= 120) ; ORG.LIBREOFFICE.COLOR(0;255;0;0); [.A515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29.5007246234992" calcext:value-type="float">
            <text:p>29.5007246234992</text:p>
          </table:table-cell>
          <table:table-cell table:formula="of:=COM.MICROSOFT.IFS([.A516] &lt;= 60; ORG.LIBREOFFICE.COLOR(255;0;0;0) ; AND([.A516] &gt; 60 ;  [.A516]&lt;= 120) ; ORG.LIBREOFFICE.COLOR(0;255;0;0); [.A516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27.0013050269784" calcext:value-type="float">
            <text:p>27.0013050269784</text:p>
          </table:table-cell>
          <table:table-cell table:formula="of:=COM.MICROSOFT.IFS([.A517] &lt;= 60; ORG.LIBREOFFICE.COLOR(255;0;0;0) ; AND([.A517] &gt; 60 ;  [.A517]&lt;= 120) ; ORG.LIBREOFFICE.COLOR(0;255;0;0); [.A517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24.0944306630845" calcext:value-type="float">
            <text:p>24.0944306630845</text:p>
          </table:table-cell>
          <table:table-cell table:formula="of:=COM.MICROSOFT.IFS([.A518] &lt;= 60; ORG.LIBREOFFICE.COLOR(255;0;0;0) ; AND([.A518] &gt; 60 ;  [.A518]&lt;= 120) ; ORG.LIBREOFFICE.COLOR(0;255;0;0); [.A518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20.8977654988389" calcext:value-type="float">
            <text:p>20.8977654988389</text:p>
          </table:table-cell>
          <table:table-cell table:formula="of:=COM.MICROSOFT.IFS([.A519] &lt;= 60; ORG.LIBREOFFICE.COLOR(255;0;0;0) ; AND([.A519] &gt; 60 ;  [.A519]&lt;= 120) ; ORG.LIBREOFFICE.COLOR(0;255;0;0); [.A519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17.4119186342542" calcext:value-type="float">
            <text:p>17.4119186342542</text:p>
          </table:table-cell>
          <table:table-cell table:formula="of:=COM.MICROSOFT.IFS([.A520] &lt;= 60; ORG.LIBREOFFICE.COLOR(255;0;0;0) ; AND([.A520] &gt; 60 ;  [.A520]&lt;= 120) ; ORG.LIBREOFFICE.COLOR(0;255;0;0); [.A520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13.8049024121244" calcext:value-type="float">
            <text:p>13.8049024121244</text:p>
          </table:table-cell>
          <table:table-cell table:formula="of:=COM.MICROSOFT.IFS([.A521] &lt;= 60; ORG.LIBREOFFICE.COLOR(255;0;0;0) ; AND([.A521] &gt; 60 ;  [.A521]&lt;= 120) ; ORG.LIBREOFFICE.COLOR(0;255;0;0); [.A521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10.4456220565251" calcext:value-type="float">
            <text:p>10.4456220565251</text:p>
          </table:table-cell>
          <table:table-cell table:formula="of:=COM.MICROSOFT.IFS([.A522] &lt;= 60; ORG.LIBREOFFICE.COLOR(255;0;0;0) ; AND([.A522] &gt; 60 ;  [.A522]&lt;= 120) ; ORG.LIBREOFFICE.COLOR(0;255;0;0); [.A522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7.24186685891621" calcext:value-type="float">
            <text:p>7.24186685891621</text:p>
          </table:table-cell>
          <table:table-cell table:formula="of:=COM.MICROSOFT.IFS([.A523] &lt;= 60; ORG.LIBREOFFICE.COLOR(255;0;0;0) ; AND([.A523] &gt; 60 ;  [.A523]&lt;= 120) ; ORG.LIBREOFFICE.COLOR(0;255;0;0); [.A523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3.77228360937984" calcext:value-type="float">
            <text:p>3.77228360937984</text:p>
          </table:table-cell>
          <table:table-cell table:formula="of:=COM.MICROSOFT.IFS([.A524] &lt;= 60; ORG.LIBREOFFICE.COLOR(255;0;0;0) ; AND([.A524] &gt; 60 ;  [.A524]&lt;= 120) ; ORG.LIBREOFFICE.COLOR(0;255;0;0); [.A524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0.313088575020656" calcext:value-type="float">
            <text:p>0.313088575020656</text:p>
          </table:table-cell>
          <table:table-cell table:formula="of:=COM.MICROSOFT.IFS([.A525] &lt;= 60; ORG.LIBREOFFICE.COLOR(255;0;0;0) ; AND([.A525] &gt; 60 ;  [.A525]&lt;= 120) ; ORG.LIBREOFFICE.COLOR(0;255;0;0); [.A525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2.19057386403822" calcext:value-type="float">
            <text:p>-2.19057386403822</text:p>
          </table:table-cell>
          <table:table-cell table:formula="of:=COM.MICROSOFT.IFS([.A526] &lt;= 60; ORG.LIBREOFFICE.COLOR(255;0;0;0) ; AND([.A526] &gt; 60 ;  [.A526]&lt;= 120) ; ORG.LIBREOFFICE.COLOR(0;255;0;0); [.A526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4.71153094610156" calcext:value-type="float">
            <text:p>-4.71153094610156</text:p>
          </table:table-cell>
          <table:table-cell table:formula="of:=COM.MICROSOFT.IFS([.A527] &lt;= 60; ORG.LIBREOFFICE.COLOR(255;0;0;0) ; AND([.A527] &gt; 60 ;  [.A527]&lt;= 120) ; ORG.LIBREOFFICE.COLOR(0;255;0;0); [.A527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6.93013349666319" calcext:value-type="float">
            <text:p>-6.93013349666319</text:p>
          </table:table-cell>
          <table:table-cell table:formula="of:=COM.MICROSOFT.IFS([.A528] &lt;= 60; ORG.LIBREOFFICE.COLOR(255;0;0;0) ; AND([.A528] &gt; 60 ;  [.A528]&lt;= 120) ; ORG.LIBREOFFICE.COLOR(0;255;0;0); [.A528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9.36019080191333" calcext:value-type="float">
            <text:p>-9.36019080191333</text:p>
          </table:table-cell>
          <table:table-cell table:formula="of:=COM.MICROSOFT.IFS([.A529] &lt;= 60; ORG.LIBREOFFICE.COLOR(255;0;0;0) ; AND([.A529] &gt; 60 ;  [.A529]&lt;= 120) ; ORG.LIBREOFFICE.COLOR(0;255;0;0); [.A529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11.4914390881134" calcext:value-type="float">
            <text:p>-11.4914390881134</text:p>
          </table:table-cell>
          <table:table-cell table:formula="of:=COM.MICROSOFT.IFS([.A530] &lt;= 60; ORG.LIBREOFFICE.COLOR(255;0;0;0) ; AND([.A530] &gt; 60 ;  [.A530]&lt;= 120) ; ORG.LIBREOFFICE.COLOR(0;255;0;0); [.A530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12.7632134478698" calcext:value-type="float">
            <text:p>-12.7632134478698</text:p>
          </table:table-cell>
          <table:table-cell table:formula="of:=COM.MICROSOFT.IFS([.A531] &lt;= 60; ORG.LIBREOFFICE.COLOR(255;0;0;0) ; AND([.A531] &gt; 60 ;  [.A531]&lt;= 120) ; ORG.LIBREOFFICE.COLOR(0;255;0;0); [.A531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13.7362683056226" calcext:value-type="float">
            <text:p>-13.7362683056226</text:p>
          </table:table-cell>
          <table:table-cell table:formula="of:=COM.MICROSOFT.IFS([.A532] &lt;= 60; ORG.LIBREOFFICE.COLOR(255;0;0;0) ; AND([.A532] &gt; 60 ;  [.A532]&lt;= 120) ; ORG.LIBREOFFICE.COLOR(0;255;0;0); [.A532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14.3354354195201" calcext:value-type="float">
            <text:p>-14.3354354195201</text:p>
          </table:table-cell>
          <table:table-cell table:formula="of:=COM.MICROSOFT.IFS([.A533] &lt;= 60; ORG.LIBREOFFICE.COLOR(255;0;0;0) ; AND([.A533] &gt; 60 ;  [.A533]&lt;= 120) ; ORG.LIBREOFFICE.COLOR(0;255;0;0); [.A533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14.5564243200743" calcext:value-type="float">
            <text:p>-14.5564243200743</text:p>
          </table:table-cell>
          <table:table-cell table:formula="of:=COM.MICROSOFT.IFS([.A534] &lt;= 60; ORG.LIBREOFFICE.COLOR(255;0;0;0) ; AND([.A534] &gt; 60 ;  [.A534]&lt;= 120) ; ORG.LIBREOFFICE.COLOR(0;255;0;0); [.A534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14.5564243200743" calcext:value-type="float">
            <text:p>-14.5564243200743</text:p>
          </table:table-cell>
          <table:table-cell table:formula="of:=COM.MICROSOFT.IFS([.A535] &lt;= 60; ORG.LIBREOFFICE.COLOR(255;0;0;0) ; AND([.A535] &gt; 60 ;  [.A535]&lt;= 120) ; ORG.LIBREOFFICE.COLOR(0;255;0;0); [.A535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14.3354354195201" calcext:value-type="float">
            <text:p>-14.3354354195201</text:p>
          </table:table-cell>
          <table:table-cell table:formula="of:=COM.MICROSOFT.IFS([.A536] &lt;= 60; ORG.LIBREOFFICE.COLOR(255;0;0;0) ; AND([.A536] &gt; 60 ;  [.A536]&lt;= 120) ; ORG.LIBREOFFICE.COLOR(0;255;0;0); [.A536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14.4897625938845" calcext:value-type="float">
            <text:p>-14.4897625938845</text:p>
          </table:table-cell>
          <table:table-cell table:formula="of:=COM.MICROSOFT.IFS([.A537] &lt;= 60; ORG.LIBREOFFICE.COLOR(255;0;0;0) ; AND([.A537] &gt; 60 ;  [.A537]&lt;= 120) ; ORG.LIBREOFFICE.COLOR(0;255;0;0); [.A537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14.412194630867" calcext:value-type="float">
            <text:p>-14.412194630867</text:p>
          </table:table-cell>
          <table:table-cell table:formula="of:=COM.MICROSOFT.IFS([.A538] &lt;= 60; ORG.LIBREOFFICE.COLOR(255;0;0;0) ; AND([.A538] &gt; 60 ;  [.A538]&lt;= 120) ; ORG.LIBREOFFICE.COLOR(0;255;0;0); [.A538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14.3354354195201" calcext:value-type="float">
            <text:p>-14.3354354195201</text:p>
          </table:table-cell>
          <table:table-cell table:formula="of:=COM.MICROSOFT.IFS([.A539] &lt;= 60; ORG.LIBREOFFICE.COLOR(255;0;0;0) ; AND([.A539] &gt; 60 ;  [.A539]&lt;= 120) ; ORG.LIBREOFFICE.COLOR(0;255;0;0); [.A539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14.6338309715662" calcext:value-type="float">
            <text:p>-14.6338309715662</text:p>
          </table:table-cell>
          <table:table-cell table:formula="of:=COM.MICROSOFT.IFS([.A540] &lt;= 60; ORG.LIBREOFFICE.COLOR(255;0;0;0) ; AND([.A540] &gt; 60 ;  [.A540]&lt;= 120) ; ORG.LIBREOFFICE.COLOR(0;255;0;0); [.A540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14.9314171781376" calcext:value-type="float">
            <text:p>-14.9314171781376</text:p>
          </table:table-cell>
          <table:table-cell table:formula="of:=COM.MICROSOFT.IFS([.A541] &lt;= 60; ORG.LIBREOFFICE.COLOR(255;0;0;0) ; AND([.A541] &gt; 60 ;  [.A541]&lt;= 120) ; ORG.LIBREOFFICE.COLOR(0;255;0;0); [.A541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15.2281813380876" calcext:value-type="float">
            <text:p>-15.2281813380876</text:p>
          </table:table-cell>
          <table:table-cell table:formula="of:=COM.MICROSOFT.IFS([.A542] &lt;= 60; ORG.LIBREOFFICE.COLOR(255;0;0;0) ; AND([.A542] &gt; 60 ;  [.A542]&lt;= 120) ; ORG.LIBREOFFICE.COLOR(0;255;0;0); [.A542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15.903111200472" calcext:value-type="float">
            <text:p>-15.903111200472</text:p>
          </table:table-cell>
          <table:table-cell table:formula="of:=COM.MICROSOFT.IFS([.A543] &lt;= 60; ORG.LIBREOFFICE.COLOR(255;0;0;0) ; AND([.A543] &gt; 60 ;  [.A543]&lt;= 120) ; ORG.LIBREOFFICE.COLOR(0;255;0;0); [.A543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17.2618203716128" calcext:value-type="float">
            <text:p>-17.2618203716128</text:p>
          </table:table-cell>
          <table:table-cell table:formula="of:=COM.MICROSOFT.IFS([.A544] &lt;= 60; ORG.LIBREOFFICE.COLOR(255;0;0;0) ; AND([.A544] &gt; 60 ;  [.A544]&lt;= 120) ; ORG.LIBREOFFICE.COLOR(0;255;0;0); [.A544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19.3193760244144" calcext:value-type="float">
            <text:p>-19.3193760244144</text:p>
          </table:table-cell>
          <table:table-cell table:formula="of:=COM.MICROSOFT.IFS([.A545] &lt;= 60; ORG.LIBREOFFICE.COLOR(255;0;0;0) ; AND([.A545] &gt; 60 ;  [.A545]&lt;= 120) ; ORG.LIBREOFFICE.COLOR(0;255;0;0); [.A545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21.6857773940713" calcext:value-type="float">
            <text:p>-21.6857773940713</text:p>
          </table:table-cell>
          <table:table-cell table:formula="of:=COM.MICROSOFT.IFS([.A546] &lt;= 60; ORG.LIBREOFFICE.COLOR(255;0;0;0) ; AND([.A546] &gt; 60 ;  [.A546]&lt;= 120) ; ORG.LIBREOFFICE.COLOR(0;255;0;0); [.A546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24.0573494500117" calcext:value-type="float">
            <text:p>-24.0573494500117</text:p>
          </table:table-cell>
          <table:table-cell table:formula="of:=COM.MICROSOFT.IFS([.A547] &lt;= 60; ORG.LIBREOFFICE.COLOR(255;0;0;0) ; AND([.A547] &gt; 60 ;  [.A547]&lt;= 120) ; ORG.LIBREOFFICE.COLOR(0;255;0;0); [.A547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26.4259840241669" calcext:value-type="float">
            <text:p>-26.4259840241669</text:p>
          </table:table-cell>
          <table:table-cell table:formula="of:=COM.MICROSOFT.IFS([.A548] &lt;= 60; ORG.LIBREOFFICE.COLOR(255;0;0;0) ; AND([.A548] &gt; 60 ;  [.A548]&lt;= 120) ; ORG.LIBREOFFICE.COLOR(0;255;0;0); [.A548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29.0849997352247" calcext:value-type="float">
            <text:p>-29.0849997352247</text:p>
          </table:table-cell>
          <table:table-cell table:formula="of:=COM.MICROSOFT.IFS([.A549] &lt;= 60; ORG.LIBREOFFICE.COLOR(255;0;0;0) ; AND([.A549] &gt; 60 ;  [.A549]&lt;= 120) ; ORG.LIBREOFFICE.COLOR(0;255;0;0); [.A549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32.3034510483872" calcext:value-type="float">
            <text:p>-32.3034510483872</text:p>
          </table:table-cell>
          <table:table-cell table:formula="of:=COM.MICROSOFT.IFS([.A550] &lt;= 60; ORG.LIBREOFFICE.COLOR(255;0;0;0) ; AND([.A550] &gt; 60 ;  [.A550]&lt;= 120) ; ORG.LIBREOFFICE.COLOR(0;255;0;0); [.A550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35.8659122760376" calcext:value-type="float">
            <text:p>-35.8659122760376</text:p>
          </table:table-cell>
          <table:table-cell table:formula="of:=COM.MICROSOFT.IFS([.A551] &lt;= 60; ORG.LIBREOFFICE.COLOR(255;0;0;0) ; AND([.A551] &gt; 60 ;  [.A551]&lt;= 120) ; ORG.LIBREOFFICE.COLOR(0;255;0;0); [.A551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39.4006606634794" calcext:value-type="float">
            <text:p>-39.4006606634794</text:p>
          </table:table-cell>
          <table:table-cell table:formula="of:=COM.MICROSOFT.IFS([.A552] &lt;= 60; ORG.LIBREOFFICE.COLOR(255;0;0;0) ; AND([.A552] &gt; 60 ;  [.A552]&lt;= 120) ; ORG.LIBREOFFICE.COLOR(0;255;0;0); [.A552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42.9626693031801" calcext:value-type="float">
            <text:p>-42.9626693031801</text:p>
          </table:table-cell>
          <table:table-cell table:formula="of:=COM.MICROSOFT.IFS([.A553] &lt;= 60; ORG.LIBREOFFICE.COLOR(255;0;0;0) ; AND([.A553] &gt; 60 ;  [.A553]&lt;= 120) ; ORG.LIBREOFFICE.COLOR(0;255;0;0); [.A553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46.3748347805694" calcext:value-type="float">
            <text:p>-46.3748347805694</text:p>
          </table:table-cell>
          <table:table-cell table:formula="of:=COM.MICROSOFT.IFS([.A554] &lt;= 60; ORG.LIBREOFFICE.COLOR(255;0;0;0) ; AND([.A554] &gt; 60 ;  [.A554]&lt;= 120) ; ORG.LIBREOFFICE.COLOR(0;255;0;0); [.A554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50.0290735817855" calcext:value-type="float">
            <text:p>-50.0290735817855</text:p>
          </table:table-cell>
          <table:table-cell table:formula="of:=COM.MICROSOFT.IFS([.A555] &lt;= 60; ORG.LIBREOFFICE.COLOR(255;0;0;0) ; AND([.A555] &gt; 60 ;  [.A555]&lt;= 120) ; ORG.LIBREOFFICE.COLOR(0;255;0;0); [.A555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53.4519853695547" calcext:value-type="float">
            <text:p>-53.4519853695547</text:p>
          </table:table-cell>
          <table:table-cell table:formula="of:=COM.MICROSOFT.IFS([.A556] &lt;= 60; ORG.LIBREOFFICE.COLOR(255;0;0;0) ; AND([.A556] &gt; 60 ;  [.A556]&lt;= 120) ; ORG.LIBREOFFICE.COLOR(0;255;0;0); [.A556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56.0409401803237" calcext:value-type="float">
            <text:p>-56.0409401803237</text:p>
          </table:table-cell>
          <table:table-cell table:formula="of:=COM.MICROSOFT.IFS([.A557] &lt;= 60; ORG.LIBREOFFICE.COLOR(255;0;0;0) ; AND([.A557] &gt; 60 ;  [.A557]&lt;= 120) ; ORG.LIBREOFFICE.COLOR(0;255;0;0); [.A557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58.4778227532413" calcext:value-type="float">
            <text:p>-58.4778227532413</text:p>
          </table:table-cell>
          <table:table-cell table:formula="of:=COM.MICROSOFT.IFS([.A558] &lt;= 60; ORG.LIBREOFFICE.COLOR(255;0;0;0) ; AND([.A558] &gt; 60 ;  [.A558]&lt;= 120) ; ORG.LIBREOFFICE.COLOR(0;255;0;0); [.A558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60.2145409623114" calcext:value-type="float">
            <text:p>-60.2145409623114</text:p>
          </table:table-cell>
          <table:table-cell table:formula="of:=COM.MICROSOFT.IFS([.A559] &lt;= 60; ORG.LIBREOFFICE.COLOR(255;0;0;0) ; AND([.A559] &gt; 60 ;  [.A559]&lt;= 120) ; ORG.LIBREOFFICE.COLOR(0;255;0;0); [.A559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61.9661481085362" calcext:value-type="float">
            <text:p>-61.9661481085362</text:p>
          </table:table-cell>
          <table:table-cell table:formula="of:=COM.MICROSOFT.IFS([.A560] &lt;= 60; ORG.LIBREOFFICE.COLOR(255;0;0;0) ; AND([.A560] &gt; 60 ;  [.A560]&lt;= 120) ; ORG.LIBREOFFICE.COLOR(0;255;0;0); [.A560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63.1380821555973" calcext:value-type="float">
            <text:p>-63.1380821555973</text:p>
          </table:table-cell>
          <table:table-cell table:formula="of:=COM.MICROSOFT.IFS([.A561] &lt;= 60; ORG.LIBREOFFICE.COLOR(255;0;0;0) ; AND([.A561] &gt; 60 ;  [.A561]&lt;= 120) ; ORG.LIBREOFFICE.COLOR(0;255;0;0); [.A561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64.3348085378264" calcext:value-type="float">
            <text:p>-64.3348085378264</text:p>
          </table:table-cell>
          <table:table-cell table:formula="of:=COM.MICROSOFT.IFS([.A562] &lt;= 60; ORG.LIBREOFFICE.COLOR(255;0;0;0) ; AND([.A562] &gt; 60 ;  [.A562]&lt;= 120) ; ORG.LIBREOFFICE.COLOR(0;255;0;0); [.A562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65.5283794662951" calcext:value-type="float">
            <text:p>-65.5283794662951</text:p>
          </table:table-cell>
          <table:table-cell table:formula="of:=COM.MICROSOFT.IFS([.A563] &lt;= 60; ORG.LIBREOFFICE.COLOR(255;0;0;0) ; AND([.A563] &gt; 60 ;  [.A563]&lt;= 120) ; ORG.LIBREOFFICE.COLOR(0;255;0;0); [.A563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65.9698255524626" calcext:value-type="float">
            <text:p>-65.9698255524626</text:p>
          </table:table-cell>
          <table:table-cell table:formula="of:=COM.MICROSOFT.IFS([.A564] &lt;= 60; ORG.LIBREOFFICE.COLOR(255;0;0;0) ; AND([.A564] &gt; 60 ;  [.A564]&lt;= 120) ; ORG.LIBREOFFICE.COLOR(0;255;0;0); [.A564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66.2749699717067" calcext:value-type="float">
            <text:p>-66.2749699717067</text:p>
          </table:table-cell>
          <table:table-cell table:formula="of:=COM.MICROSOFT.IFS([.A565] &lt;= 60; ORG.LIBREOFFICE.COLOR(255;0;0;0) ; AND([.A565] &gt; 60 ;  [.A565]&lt;= 120) ; ORG.LIBREOFFICE.COLOR(0;255;0;0); [.A565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66.5815495543048" calcext:value-type="float">
            <text:p>-66.5815495543048</text:p>
          </table:table-cell>
          <table:table-cell table:formula="of:=COM.MICROSOFT.IFS([.A566] &lt;= 60; ORG.LIBREOFFICE.COLOR(255;0;0;0) ; AND([.A566] &gt; 60 ;  [.A566]&lt;= 120) ; ORG.LIBREOFFICE.COLOR(0;255;0;0); [.A566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66.5815495543048" calcext:value-type="float">
            <text:p>-66.5815495543048</text:p>
          </table:table-cell>
          <table:table-cell table:formula="of:=COM.MICROSOFT.IFS([.A567] &lt;= 60; ORG.LIBREOFFICE.COLOR(255;0;0;0) ; AND([.A567] &gt; 60 ;  [.A567]&lt;= 120) ; ORG.LIBREOFFICE.COLOR(0;255;0;0); [.A567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65.9698255524626" calcext:value-type="float">
            <text:p>-65.9698255524626</text:p>
          </table:table-cell>
          <table:table-cell table:formula="of:=COM.MICROSOFT.IFS([.A568] &lt;= 60; ORG.LIBREOFFICE.COLOR(255;0;0;0) ; AND([.A568] &gt; 60 ;  [.A568]&lt;= 120) ; ORG.LIBREOFFICE.COLOR(0;255;0;0); [.A568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65.5283794662951" calcext:value-type="float">
            <text:p>-65.5283794662951</text:p>
          </table:table-cell>
          <table:table-cell table:formula="of:=COM.MICROSOFT.IFS([.A569] &lt;= 60; ORG.LIBREOFFICE.COLOR(255;0;0;0) ; AND([.A569] &gt; 60 ;  [.A569]&lt;= 120) ; ORG.LIBREOFFICE.COLOR(0;255;0;0); [.A569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66.1398248086577" calcext:value-type="float">
            <text:p>-66.1398248086577</text:p>
          </table:table-cell>
          <table:table-cell table:formula="of:=COM.MICROSOFT.IFS([.A570] &lt;= 60; ORG.LIBREOFFICE.COLOR(255;0;0;0) ; AND([.A570] &gt; 60 ;  [.A570]&lt;= 120) ; ORG.LIBREOFFICE.COLOR(0;255;0;0); [.A570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66.5815495543048" calcext:value-type="float">
            <text:p>-66.5815495543048</text:p>
          </table:table-cell>
          <table:table-cell table:formula="of:=COM.MICROSOFT.IFS([.A571] &lt;= 60; ORG.LIBREOFFICE.COLOR(255;0;0;0) ; AND([.A571] &gt; 60 ;  [.A571]&lt;= 120) ; ORG.LIBREOFFICE.COLOR(0;255;0;0); [.A571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67.0205965560157" calcext:value-type="float">
            <text:p>-67.0205965560157</text:p>
          </table:table-cell>
          <table:table-cell table:formula="of:=COM.MICROSOFT.IFS([.A572] &lt;= 60; ORG.LIBREOFFICE.COLOR(255;0;0;0) ; AND([.A572] &gt; 60 ;  [.A572]&lt;= 120) ; ORG.LIBREOFFICE.COLOR(0;255;0;0); [.A572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68.3852210572138" calcext:value-type="float">
            <text:p>-68.3852210572138</text:p>
          </table:table-cell>
          <table:table-cell table:formula="of:=COM.MICROSOFT.IFS([.A573] &lt;= 60; ORG.LIBREOFFICE.COLOR(255;0;0;0) ; AND([.A573] &gt; 60 ;  [.A573]&lt;= 120) ; ORG.LIBREOFFICE.COLOR(0;255;0;0); [.A573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70.0744193418157" calcext:value-type="float">
            <text:p>-70.0744193418157</text:p>
          </table:table-cell>
          <table:table-cell table:formula="of:=COM.MICROSOFT.IFS([.A574] &lt;= 60; ORG.LIBREOFFICE.COLOR(255;0;0;0) ; AND([.A574] &gt; 60 ;  [.A574]&lt;= 120) ; ORG.LIBREOFFICE.COLOR(0;255;0;0); [.A574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71.4583552491757" calcext:value-type="float">
            <text:p>-71.4583552491757</text:p>
          </table:table-cell>
          <table:table-cell table:formula="of:=COM.MICROSOFT.IFS([.A575] &lt;= 60; ORG.LIBREOFFICE.COLOR(255;0;0;0) ; AND([.A575] &gt; 60 ;  [.A575]&lt;= 120) ; ORG.LIBREOFFICE.COLOR(0;255;0;0); [.A575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73.1710541663602" calcext:value-type="float">
            <text:p>-73.1710541663602</text:p>
          </table:table-cell>
          <table:table-cell table:formula="of:=COM.MICROSOFT.IFS([.A576] &lt;= 60; ORG.LIBREOFFICE.COLOR(255;0;0;0) ; AND([.A576] &gt; 60 ;  [.A576]&lt;= 120) ; ORG.LIBREOFFICE.COLOR(0;255;0;0); [.A576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75.8810786969436" calcext:value-type="float">
            <text:p>-75.8810786969436</text:p>
          </table:table-cell>
          <table:table-cell table:formula="of:=COM.MICROSOFT.IFS([.A577] &lt;= 60; ORG.LIBREOFFICE.COLOR(255;0;0;0) ; AND([.A577] &gt; 60 ;  [.A577]&lt;= 120) ; ORG.LIBREOFFICE.COLOR(0;255;0;0); [.A577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79.295993250722" calcext:value-type="float">
            <text:p>-79.295993250722</text:p>
          </table:table-cell>
          <table:table-cell table:formula="of:=COM.MICROSOFT.IFS([.A578] &lt;= 60; ORG.LIBREOFFICE.COLOR(255;0;0;0) ; AND([.A578] &gt; 60 ;  [.A578]&lt;= 120) ; ORG.LIBREOFFICE.COLOR(0;255;0;0); [.A578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82.7900381543842" calcext:value-type="float">
            <text:p>-82.7900381543842</text:p>
          </table:table-cell>
          <table:table-cell table:formula="of:=COM.MICROSOFT.IFS([.A579] &lt;= 60; ORG.LIBREOFFICE.COLOR(255;0;0;0) ; AND([.A579] &gt; 60 ;  [.A579]&lt;= 120) ; ORG.LIBREOFFICE.COLOR(0;255;0;0); [.A579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86.5732068427095" calcext:value-type="float">
            <text:p>-86.5732068427095</text:p>
          </table:table-cell>
          <table:table-cell table:formula="of:=COM.MICROSOFT.IFS([.A580] &lt;= 60; ORG.LIBREOFFICE.COLOR(255;0;0;0) ; AND([.A580] &gt; 60 ;  [.A580]&lt;= 120) ; ORG.LIBREOFFICE.COLOR(0;255;0;0); [.A580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90.6861441978353" calcext:value-type="float">
            <text:p>-90.6861441978353</text:p>
          </table:table-cell>
          <table:table-cell table:formula="of:=COM.MICROSOFT.IFS([.A581] &lt;= 60; ORG.LIBREOFFICE.COLOR(255;0;0;0) ; AND([.A581] &gt; 60 ;  [.A581]&lt;= 120) ; ORG.LIBREOFFICE.COLOR(0;255;0;0); [.A581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94.8498439017828" calcext:value-type="float">
            <text:p>-94.8498439017828</text:p>
          </table:table-cell>
          <table:table-cell table:formula="of:=COM.MICROSOFT.IFS([.A582] &lt;= 60; ORG.LIBREOFFICE.COLOR(255;0;0;0) ; AND([.A582] &gt; 60 ;  [.A582]&lt;= 120) ; ORG.LIBREOFFICE.COLOR(0;255;0;0); [.A582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98.7727372975294" calcext:value-type="float">
            <text:p>-98.7727372975294</text:p>
          </table:table-cell>
          <table:table-cell table:formula="of:=COM.MICROSOFT.IFS([.A583] &lt;= 60; ORG.LIBREOFFICE.COLOR(255;0;0;0) ; AND([.A583] &gt; 60 ;  [.A583]&lt;= 120) ; ORG.LIBREOFFICE.COLOR(0;255;0;0); [.A583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102.68038349182" calcext:value-type="float">
            <text:p>-102.68038349182</text:p>
          </table:table-cell>
          <table:table-cell table:formula="of:=COM.MICROSOFT.IFS([.A584] &lt;= 60; ORG.LIBREOFFICE.COLOR(255;0;0;0) ; AND([.A584] &gt; 60 ;  [.A584]&lt;= 120) ; ORG.LIBREOFFICE.COLOR(0;255;0;0); [.A584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106.898648694038" calcext:value-type="float">
            <text:p>-106.898648694038</text:p>
          </table:table-cell>
          <table:table-cell table:formula="of:=COM.MICROSOFT.IFS([.A585] &lt;= 60; ORG.LIBREOFFICE.COLOR(255;0;0;0) ; AND([.A585] &gt; 60 ;  [.A585]&lt;= 120) ; ORG.LIBREOFFICE.COLOR(0;255;0;0); [.A585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110.071525864539" calcext:value-type="float">
            <text:p>-110.071525864539</text:p>
          </table:table-cell>
          <table:table-cell table:formula="of:=COM.MICROSOFT.IFS([.A586] &lt;= 60; ORG.LIBREOFFICE.COLOR(255;0;0;0) ; AND([.A586] &gt; 60 ;  [.A586]&lt;= 120) ; ORG.LIBREOFFICE.COLOR(0;255;0;0); [.A586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113.153081564114" calcext:value-type="float">
            <text:p>-113.153081564114</text:p>
          </table:table-cell>
          <table:table-cell table:formula="of:=COM.MICROSOFT.IFS([.A587] &lt;= 60; ORG.LIBREOFFICE.COLOR(255;0;0;0) ; AND([.A587] &gt; 60 ;  [.A587]&lt;= 120) ; ORG.LIBREOFFICE.COLOR(0;255;0;0); [.A587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115.942295489872" calcext:value-type="float">
            <text:p>-115.942295489872</text:p>
          </table:table-cell>
          <table:table-cell table:formula="of:=COM.MICROSOFT.IFS([.A588] &lt;= 60; ORG.LIBREOFFICE.COLOR(255;0;0;0) ; AND([.A588] &gt; 60 ;  [.A588]&lt;= 120) ; ORG.LIBREOFFICE.COLOR(0;255;0;0); [.A588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119.188629069862" calcext:value-type="float">
            <text:p>-119.188629069862</text:p>
          </table:table-cell>
          <table:table-cell table:formula="of:=COM.MICROSOFT.IFS([.A589] &lt;= 60; ORG.LIBREOFFICE.COLOR(255;0;0;0) ; AND([.A589] &gt; 60 ;  [.A589]&lt;= 120) ; ORG.LIBREOFFICE.COLOR(0;255;0;0); [.A589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121.607502246249" calcext:value-type="float">
            <text:p>-121.607502246249</text:p>
          </table:table-cell>
          <table:table-cell table:formula="of:=COM.MICROSOFT.IFS([.A590] &lt;= 60; ORG.LIBREOFFICE.COLOR(255;0;0;0) ; AND([.A590] &gt; 60 ;  [.A590]&lt;= 120) ; ORG.LIBREOFFICE.COLOR(0;255;0;0); [.A590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123.12373559624" calcext:value-type="float">
            <text:p>-123.12373559624</text:p>
          </table:table-cell>
          <table:table-cell table:formula="of:=COM.MICROSOFT.IFS([.A591] &lt;= 60; ORG.LIBREOFFICE.COLOR(255;0;0;0) ; AND([.A591] &gt; 60 ;  [.A591]&lt;= 120) ; ORG.LIBREOFFICE.COLOR(0;255;0;0); [.A591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124.068877077589" calcext:value-type="float">
            <text:p>-124.068877077589</text:p>
          </table:table-cell>
          <table:table-cell table:formula="of:=COM.MICROSOFT.IFS([.A592] &lt;= 60; ORG.LIBREOFFICE.COLOR(255;0;0;0) ; AND([.A592] &gt; 60 ;  [.A592]&lt;= 120) ; ORG.LIBREOFFICE.COLOR(0;255;0;0); [.A592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125.299608056054" calcext:value-type="float">
            <text:p>-125.299608056054</text:p>
          </table:table-cell>
          <table:table-cell table:formula="of:=COM.MICROSOFT.IFS([.A593] &lt;= 60; ORG.LIBREOFFICE.COLOR(255;0;0;0) ; AND([.A593] &gt; 60 ;  [.A593]&lt;= 120) ; ORG.LIBREOFFICE.COLOR(0;255;0;0); [.A593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126.253837737445" calcext:value-type="float">
            <text:p>-126.253837737445</text:p>
          </table:table-cell>
          <table:table-cell table:formula="of:=COM.MICROSOFT.IFS([.A594] &lt;= 60; ORG.LIBREOFFICE.COLOR(255;0;0;0) ; AND([.A594] &gt; 60 ;  [.A594]&lt;= 120) ; ORG.LIBREOFFICE.COLOR(0;255;0;0); [.A594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126.457210092324" calcext:value-type="float">
            <text:p>-126.457210092324</text:p>
          </table:table-cell>
          <table:table-cell table:formula="of:=COM.MICROSOFT.IFS([.A595] &lt;= 60; ORG.LIBREOFFICE.COLOR(255;0;0;0) ; AND([.A595] &gt; 60 ;  [.A595]&lt;= 120) ; ORG.LIBREOFFICE.COLOR(0;255;0;0); [.A595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125.976870287109" calcext:value-type="float">
            <text:p>-125.976870287109</text:p>
          </table:table-cell>
          <table:table-cell table:formula="of:=COM.MICROSOFT.IFS([.A596] &lt;= 60; ORG.LIBREOFFICE.COLOR(255;0;0;0) ; AND([.A596] &gt; 60 ;  [.A596]&lt;= 120) ; ORG.LIBREOFFICE.COLOR(0;255;0;0); [.A596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125.976870287109" calcext:value-type="float">
            <text:p>-125.976870287109</text:p>
          </table:table-cell>
          <table:table-cell table:formula="of:=COM.MICROSOFT.IFS([.A597] &lt;= 60; ORG.LIBREOFFICE.COLOR(255;0;0;0) ; AND([.A597] &gt; 60 ;  [.A597]&lt;= 120) ; ORG.LIBREOFFICE.COLOR(0;255;0;0); [.A597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125.697945288701" calcext:value-type="float">
            <text:p>-125.697945288701</text:p>
          </table:table-cell>
          <table:table-cell table:formula="of:=COM.MICROSOFT.IFS([.A598] &lt;= 60; ORG.LIBREOFFICE.COLOR(255;0;0;0) ; AND([.A598] &gt; 60 ;  [.A598]&lt;= 120) ; ORG.LIBREOFFICE.COLOR(0;255;0;0); [.A598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125.417055276467" calcext:value-type="float">
            <text:p>-125.417055276467</text:p>
          </table:table-cell>
          <table:table-cell table:formula="of:=COM.MICROSOFT.IFS([.A599] &lt;= 60; ORG.LIBREOFFICE.COLOR(255;0;0;0) ; AND([.A599] &gt; 60 ;  [.A599]&lt;= 120) ; ORG.LIBREOFFICE.COLOR(0;255;0;0); [.A599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125.497805996383" calcext:value-type="float">
            <text:p>-125.497805996383</text:p>
          </table:table-cell>
          <table:table-cell table:formula="of:=COM.MICROSOFT.IFS([.A600] &lt;= 60; ORG.LIBREOFFICE.COLOR(255;0;0;0) ; AND([.A600] &gt; 60 ;  [.A600]&lt;= 120) ; ORG.LIBREOFFICE.COLOR(0;255;0;0); [.A600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126.052415245184" calcext:value-type="float">
            <text:p>-126.052415245184</text:p>
          </table:table-cell>
          <table:table-cell table:formula="of:=COM.MICROSOFT.IFS([.A601] &lt;= 60; ORG.LIBREOFFICE.COLOR(255;0;0;0) ; AND([.A601] &gt; 60 ;  [.A601]&lt;= 120) ; ORG.LIBREOFFICE.COLOR(0;255;0;0); [.A601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126.801931153984" calcext:value-type="float">
            <text:p>-126.801931153984</text:p>
          </table:table-cell>
          <table:table-cell table:formula="of:=COM.MICROSOFT.IFS([.A602] &lt;= 60; ORG.LIBREOFFICE.COLOR(255;0;0;0) ; AND([.A602] &gt; 60 ;  [.A602]&lt;= 120) ; ORG.LIBREOFFICE.COLOR(0;255;0;0); [.A602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127.965024089569" calcext:value-type="float">
            <text:p>-127.965024089569</text:p>
          </table:table-cell>
          <table:table-cell table:formula="of:=COM.MICROSOFT.IFS([.A603] &lt;= 60; ORG.LIBREOFFICE.COLOR(255;0;0;0) ; AND([.A603] &gt; 60 ;  [.A603]&lt;= 120) ; ORG.LIBREOFFICE.COLOR(0;255;0;0); [.A603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129.457007912496" calcext:value-type="float">
            <text:p>-129.457007912496</text:p>
          </table:table-cell>
          <table:table-cell table:formula="of:=COM.MICROSOFT.IFS([.A604] &lt;= 60; ORG.LIBREOFFICE.COLOR(255;0;0;0) ; AND([.A604] &gt; 60 ;  [.A604]&lt;= 120) ; ORG.LIBREOFFICE.COLOR(0;255;0;0); [.A604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131.408740962795" calcext:value-type="float">
            <text:p>-131.408740962795</text:p>
          </table:table-cell>
          <table:table-cell table:formula="of:=COM.MICROSOFT.IFS([.A605] &lt;= 60; ORG.LIBREOFFICE.COLOR(255;0;0;0) ; AND([.A605] &gt; 60 ;  [.A605]&lt;= 120) ; ORG.LIBREOFFICE.COLOR(0;255;0;0); [.A605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133.322360533847" calcext:value-type="float">
            <text:p>-133.322360533847</text:p>
          </table:table-cell>
          <table:table-cell table:formula="of:=COM.MICROSOFT.IFS([.A606] &lt;= 60; ORG.LIBREOFFICE.COLOR(255;0;0;0) ; AND([.A606] &gt; 60 ;  [.A606]&lt;= 120) ; ORG.LIBREOFFICE.COLOR(0;255;0;0); [.A606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135.954841253872" calcext:value-type="float">
            <text:p>-135.954841253872</text:p>
          </table:table-cell>
          <table:table-cell table:formula="of:=COM.MICROSOFT.IFS([.A607] &lt;= 60; ORG.LIBREOFFICE.COLOR(255;0;0;0) ; AND([.A607] &gt; 60 ;  [.A607]&lt;= 120) ; ORG.LIBREOFFICE.COLOR(0;255;0;0); [.A607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138.782645446596" calcext:value-type="float">
            <text:p>-138.782645446596</text:p>
          </table:table-cell>
          <table:table-cell table:formula="of:=COM.MICROSOFT.IFS([.A608] &lt;= 60; ORG.LIBREOFFICE.COLOR(255;0;0;0) ; AND([.A608] &gt; 60 ;  [.A608]&lt;= 120) ; ORG.LIBREOFFICE.COLOR(0;255;0;0); [.A608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142.066729716401" calcext:value-type="float">
            <text:p>-142.066729716401</text:p>
          </table:table-cell>
          <table:table-cell table:formula="of:=COM.MICROSOFT.IFS([.A609] &lt;= 60; ORG.LIBREOFFICE.COLOR(255;0;0;0) ; AND([.A609] &gt; 60 ;  [.A609]&lt;= 120) ; ORG.LIBREOFFICE.COLOR(0;255;0;0); [.A609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145.663072125268" calcext:value-type="float">
            <text:p>-145.663072125268</text:p>
          </table:table-cell>
          <table:table-cell table:formula="of:=COM.MICROSOFT.IFS([.A610] &lt;= 60; ORG.LIBREOFFICE.COLOR(255;0;0;0) ; AND([.A610] &gt; 60 ;  [.A610]&lt;= 120) ; ORG.LIBREOFFICE.COLOR(0;255;0;0); [.A610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149.26451229808" calcext:value-type="float">
            <text:p>-149.26451229808</text:p>
          </table:table-cell>
          <table:table-cell table:formula="of:=COM.MICROSOFT.IFS([.A611] &lt;= 60; ORG.LIBREOFFICE.COLOR(255;0;0;0) ; AND([.A611] &gt; 60 ;  [.A611]&lt;= 120) ; ORG.LIBREOFFICE.COLOR(0;255;0;0); [.A611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153.434948822922" calcext:value-type="float">
            <text:p>-153.434948822922</text:p>
          </table:table-cell>
          <table:table-cell table:formula="of:=COM.MICROSOFT.IFS([.A612] &lt;= 60; ORG.LIBREOFFICE.COLOR(255;0;0;0) ; AND([.A612] &gt; 60 ;  [.A612]&lt;= 120) ; ORG.LIBREOFFICE.COLOR(0;255;0;0); [.A612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157.479434397103" calcext:value-type="float">
            <text:p>-157.479434397103</text:p>
          </table:table-cell>
          <table:table-cell table:formula="of:=COM.MICROSOFT.IFS([.A613] &lt;= 60; ORG.LIBREOFFICE.COLOR(255;0;0;0) ; AND([.A613] &gt; 60 ;  [.A613]&lt;= 120) ; ORG.LIBREOFFICE.COLOR(0;255;0;0); [.A613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160.860217741347" calcext:value-type="float">
            <text:p>-160.860217741347</text:p>
          </table:table-cell>
          <table:table-cell table:formula="of:=COM.MICROSOFT.IFS([.A614] &lt;= 60; ORG.LIBREOFFICE.COLOR(255;0;0;0) ; AND([.A614] &gt; 60 ;  [.A614]&lt;= 120) ; ORG.LIBREOFFICE.COLOR(0;255;0;0); [.A614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163.879789143408" calcext:value-type="float">
            <text:p>-163.879789143408</text:p>
          </table:table-cell>
          <table:table-cell table:formula="of:=COM.MICROSOFT.IFS([.A615] &lt;= 60; ORG.LIBREOFFICE.COLOR(255;0;0;0) ; AND([.A615] &gt; 60 ;  [.A615]&lt;= 120) ; ORG.LIBREOFFICE.COLOR(0;255;0;0); [.A615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167.124998440388" calcext:value-type="float">
            <text:p>-167.124998440388</text:p>
          </table:table-cell>
          <table:table-cell table:formula="of:=COM.MICROSOFT.IFS([.A616] &lt;= 60; ORG.LIBREOFFICE.COLOR(255;0;0;0) ; AND([.A616] &gt; 60 ;  [.A616]&lt;= 120) ; ORG.LIBREOFFICE.COLOR(0;255;0;0); [.A616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170.120609420491" calcext:value-type="float">
            <text:p>-170.120609420491</text:p>
          </table:table-cell>
          <table:table-cell table:formula="of:=COM.MICROSOFT.IFS([.A617] &lt;= 60; ORG.LIBREOFFICE.COLOR(255;0;0;0) ; AND([.A617] &gt; 60 ;  [.A617]&lt;= 120) ; ORG.LIBREOFFICE.COLOR(0;255;0;0); [.A617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172.718331192465" calcext:value-type="float">
            <text:p>-172.718331192465</text:p>
          </table:table-cell>
          <table:table-cell table:formula="of:=COM.MICROSOFT.IFS([.A618] &lt;= 60; ORG.LIBREOFFICE.COLOR(255;0;0;0) ; AND([.A618] &gt; 60 ;  [.A618]&lt;= 120) ; ORG.LIBREOFFICE.COLOR(0;255;0;0); [.A618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174.663679902609" calcext:value-type="float">
            <text:p>-174.663679902609</text:p>
          </table:table-cell>
          <table:table-cell table:formula="of:=COM.MICROSOFT.IFS([.A619] &lt;= 60; ORG.LIBREOFFICE.COLOR(255;0;0;0) ; AND([.A619] &gt; 60 ;  [.A619]&lt;= 120) ; ORG.LIBREOFFICE.COLOR(0;255;0;0); [.A619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176.560130306254" calcext:value-type="float">
            <text:p>-176.560130306254</text:p>
          </table:table-cell>
          <table:table-cell table:formula="of:=COM.MICROSOFT.IFS([.A620] &lt;= 60; ORG.LIBREOFFICE.COLOR(255;0;0;0) ; AND([.A620] &gt; 60 ;  [.A620]&lt;= 120) ; ORG.LIBREOFFICE.COLOR(0;255;0;0); [.A620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177.809426135962" calcext:value-type="float">
            <text:p>-177.809426135962</text:p>
          </table:table-cell>
          <table:table-cell table:formula="of:=COM.MICROSOFT.IFS([.A621] &lt;= 60; ORG.LIBREOFFICE.COLOR(255;0;0;0) ; AND([.A621] &gt; 60 ;  [.A621]&lt;= 120) ; ORG.LIBREOFFICE.COLOR(0;255;0;0); [.A621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178.747832624796" calcext:value-type="float">
            <text:p>-178.747832624796</text:p>
          </table:table-cell>
          <table:table-cell table:formula="of:=COM.MICROSOFT.IFS([.A622] &lt;= 60; ORG.LIBREOFFICE.COLOR(255;0;0;0) ; AND([.A622] &gt; 60 ;  [.A622]&lt;= 120) ; ORG.LIBREOFFICE.COLOR(0;255;0;0); [.A622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179.377244312794" calcext:value-type="float">
            <text:p>-179.377244312794</text:p>
          </table:table-cell>
          <table:table-cell table:formula="of:=COM.MICROSOFT.IFS([.A623] &lt;= 60; ORG.LIBREOFFICE.COLOR(255;0;0;0) ; AND([.A623] &gt; 60 ;  [.A623]&lt;= 120) ; ORG.LIBREOFFICE.COLOR(0;255;0;0); [.A623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179.688612959725" calcext:value-type="float">
            <text:p>-179.688612959725</text:p>
          </table:table-cell>
          <table:table-cell table:formula="of:=COM.MICROSOFT.IFS([.A624] &lt;= 60; ORG.LIBREOFFICE.COLOR(255;0;0;0) ; AND([.A624] &gt; 60 ;  [.A624]&lt;= 120) ; ORG.LIBREOFFICE.COLOR(0;255;0;0); [.A624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179.688612959725" calcext:value-type="float">
            <text:p>-179.688612959725</text:p>
          </table:table-cell>
          <table:table-cell table:formula="of:=COM.MICROSOFT.IFS([.A625] &lt;= 60; ORG.LIBREOFFICE.COLOR(255;0;0;0) ; AND([.A625] &gt; 60 ;  [.A625]&lt;= 120) ; ORG.LIBREOFFICE.COLOR(0;255;0;0); [.A625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179.377244312794" calcext:value-type="float">
            <text:p>-179.377244312794</text:p>
          </table:table-cell>
          <table:table-cell table:formula="of:=COM.MICROSOFT.IFS([.A626] &lt;= 60; ORG.LIBREOFFICE.COLOR(255;0;0;0) ; AND([.A626] &gt; 60 ;  [.A626]&lt;= 120) ; ORG.LIBREOFFICE.COLOR(0;255;0;0); [.A626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179.377244312794" calcext:value-type="float">
            <text:p>-179.377244312794</text:p>
          </table:table-cell>
          <table:table-cell table:formula="of:=COM.MICROSOFT.IFS([.A627] &lt;= 60; ORG.LIBREOFFICE.COLOR(255;0;0;0) ; AND([.A627] &gt; 60 ;  [.A627]&lt;= 120) ; ORG.LIBREOFFICE.COLOR(0;255;0;0); [.A627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179.688612959725" calcext:value-type="float">
            <text:p>-179.688612959725</text:p>
          </table:table-cell>
          <table:table-cell table:formula="of:=COM.MICROSOFT.IFS([.A628] &lt;= 60; ORG.LIBREOFFICE.COLOR(255;0;0;0) ; AND([.A628] &gt; 60 ;  [.A628]&lt;= 120) ; ORG.LIBREOFFICE.COLOR(0;255;0;0); [.A628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179.686911424979" calcext:value-type="float">
            <text:p>-179.686911424979</text:p>
          </table:table-cell>
          <table:table-cell table:formula="of:=COM.MICROSOFT.IFS([.A629] &lt;= 60; ORG.LIBREOFFICE.COLOR(255;0;0;0) ; AND([.A629] &gt; 60 ;  [.A629]&lt;= 120) ; ORG.LIBREOFFICE.COLOR(0;255;0;0); [.A629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179.686911424979" calcext:value-type="float">
            <text:p>-179.686911424979</text:p>
          </table:table-cell>
          <table:table-cell table:formula="of:=COM.MICROSOFT.IFS([.A630] &lt;= 60; ORG.LIBREOFFICE.COLOR(255;0;0;0) ; AND([.A630] &gt; 60 ;  [.A630]&lt;= 120) ; ORG.LIBREOFFICE.COLOR(0;255;0;0); [.A630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179.688612959725" calcext:value-type="float">
            <text:p>-179.688612959725</text:p>
          </table:table-cell>
          <table:table-cell table:formula="of:=COM.MICROSOFT.IFS([.A631] &lt;= 60; ORG.LIBREOFFICE.COLOR(255;0;0;0) ; AND([.A631] &gt; 60 ;  [.A631]&lt;= 120) ; ORG.LIBREOFFICE.COLOR(0;255;0;0); [.A631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COM.MICROSOFT.IFS([.A632] &lt;= 60; ORG.LIBREOFFICE.COLOR(255;0;0;0) ; AND([.A632] &gt; 60 ;  [.A632]&lt;= 120) ; ORG.LIBREOFFICE.COLOR(0;255;0;0); [.A632] &gt;120; ORG.LIBREOFFICE.COLOR(0;0;255;0)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79.065912446031" calcext:value-type="float">
            <text:p>179.065912446031</text:p>
          </table:table-cell>
          <table:table-cell table:formula="of:=COM.MICROSOFT.IFS([.A633] &lt;= 60; ORG.LIBREOFFICE.COLOR(255;0;0;0) ; AND([.A633] &gt; 60 ;  [.A633]&lt;= 120) ; ORG.LIBREOFFICE.COLOR(0;255;0;0); [.A633] &gt;120; ORG.LIBREOFFICE.COLOR(0;0;255;0)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77.809426135962" calcext:value-type="float">
            <text:p>177.809426135962</text:p>
          </table:table-cell>
          <table:table-cell table:formula="of:=COM.MICROSOFT.IFS([.A634] &lt;= 60; ORG.LIBREOFFICE.COLOR(255;0;0;0) ; AND([.A634] &gt; 60 ;  [.A634]&lt;= 120) ; ORG.LIBREOFFICE.COLOR(0;255;0;0); [.A634] &gt;120; ORG.LIBREOFFICE.COLOR(0;0;255;0)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75.958644145569" calcext:value-type="float">
            <text:p>175.958644145569</text:p>
          </table:table-cell>
          <table:table-cell table:formula="of:=COM.MICROSOFT.IFS([.A635] &lt;= 60; ORG.LIBREOFFICE.COLOR(255;0;0;0) ; AND([.A635] &gt; 60 ;  [.A635]&lt;= 120) ; ORG.LIBREOFFICE.COLOR(0;255;0;0); [.A635] &gt;120; ORG.LIBREOFFICE.COLOR(0;0;255;0)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73.82982490497" calcext:value-type="float">
            <text:p>173.82982490497</text:p>
          </table:table-cell>
          <table:table-cell table:formula="of:=COM.MICROSOFT.IFS([.A636] &lt;= 60; ORG.LIBREOFFICE.COLOR(255;0;0;0) ; AND([.A636] &gt; 60 ;  [.A636]&lt;= 120) ; ORG.LIBREOFFICE.COLOR(0;255;0;0); [.A636] &gt;120; ORG.LIBREOFFICE.COLOR(0;0;255;0)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71.913735265073" calcext:value-type="float">
            <text:p>171.913735265073</text:p>
          </table:table-cell>
          <table:table-cell table:formula="of:=COM.MICROSOFT.IFS([.A637] &lt;= 60; ORG.LIBREOFFICE.COLOR(255;0;0;0) ; AND([.A637] &gt; 60 ;  [.A637]&lt;= 120) ; ORG.LIBREOFFICE.COLOR(0;255;0;0); [.A637] &gt;120; ORG.LIBREOFFICE.COLOR(0;0;255;0)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69.361233390493" calcext:value-type="float">
            <text:p>169.361233390493</text:p>
          </table:table-cell>
          <table:table-cell table:formula="of:=COM.MICROSOFT.IFS([.A638] &lt;= 60; ORG.LIBREOFFICE.COLOR(255;0;0;0) ; AND([.A638] &gt; 60 ;  [.A638]&lt;= 120) ; ORG.LIBREOFFICE.COLOR(0;255;0;0); [.A638] &gt;120; ORG.LIBREOFFICE.COLOR(0;0;255;0)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66.492161124727" calcext:value-type="float">
            <text:p>166.492161124727</text:p>
          </table:table-cell>
          <table:table-cell table:formula="of:=COM.MICROSOFT.IFS([.A639] &lt;= 60; ORG.LIBREOFFICE.COLOR(255;0;0;0) ; AND([.A639] &gt; 60 ;  [.A639]&lt;= 120) ; ORG.LIBREOFFICE.COLOR(0;255;0;0); [.A639] &gt;120; ORG.LIBREOFFICE.COLOR(0;0;255;0)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63.033851891464" calcext:value-type="float">
            <text:p>163.033851891464</text:p>
          </table:table-cell>
          <table:table-cell table:formula="of:=COM.MICROSOFT.IFS([.A640] &lt;= 60; ORG.LIBREOFFICE.COLOR(255;0;0;0) ; AND([.A640] &gt; 60 ;  [.A640]&lt;= 120) ; ORG.LIBREOFFICE.COLOR(0;255;0;0); [.A640] &gt;120; ORG.LIBREOFFICE.COLOR(0;0;255;0)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59.298071506833" calcext:value-type="float">
            <text:p>159.298071506833</text:p>
          </table:table-cell>
          <table:table-cell table:formula="of:=COM.MICROSOFT.IFS([.A641] &lt;= 60; ORG.LIBREOFFICE.COLOR(255;0;0;0) ; AND([.A641] &gt; 60 ;  [.A641]&lt;= 120) ; ORG.LIBREOFFICE.COLOR(0;255;0;0); [.A641] &gt;120; ORG.LIBREOFFICE.COLOR(0;0;255;0)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56.101208363841" calcext:value-type="float">
            <text:p>156.101208363841</text:p>
          </table:table-cell>
          <table:table-cell table:formula="of:=COM.MICROSOFT.IFS([.A642] &lt;= 60; ORG.LIBREOFFICE.COLOR(255;0;0;0) ; AND([.A642] &gt; 60 ;  [.A642]&lt;= 120) ; ORG.LIBREOFFICE.COLOR(0;255;0;0); [.A642] &gt;120; ORG.LIBREOFFICE.COLOR(0;0;255;0)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53.434948822922" calcext:value-type="float">
            <text:p>153.434948822922</text:p>
          </table:table-cell>
          <table:table-cell table:formula="of:=COM.MICROSOFT.IFS([.A643] &lt;= 60; ORG.LIBREOFFICE.COLOR(255;0;0;0) ; AND([.A643] &gt; 60 ;  [.A643]&lt;= 120) ; ORG.LIBREOFFICE.COLOR(0;255;0;0); [.A643] &gt;120; ORG.LIBREOFFICE.COLOR(0;0;255;0)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50.216326712023" calcext:value-type="float">
            <text:p>150.216326712023</text:p>
          </table:table-cell>
          <table:table-cell table:formula="of:=COM.MICROSOFT.IFS([.A644] &lt;= 60; ORG.LIBREOFFICE.COLOR(255;0;0;0) ; AND([.A644] &gt; 60 ;  [.A644]&lt;= 120) ; ORG.LIBREOFFICE.COLOR(0;255;0;0); [.A644] &gt;120; ORG.LIBREOFFICE.COLOR(0;0;255;0)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46.831579178741" calcext:value-type="float">
            <text:p>146.831579178741</text:p>
          </table:table-cell>
          <table:table-cell table:formula="of:=COM.MICROSOFT.IFS([.A645] &lt;= 60; ORG.LIBREOFFICE.COLOR(255;0;0;0) ; AND([.A645] &gt; 60 ;  [.A645]&lt;= 120) ; ORG.LIBREOFFICE.COLOR(0;255;0;0); [.A645] &gt;120; ORG.LIBREOFFICE.COLOR(0;0;255;0)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43.50870331627" calcext:value-type="float">
            <text:p>143.50870331627</text:p>
          </table:table-cell>
          <table:table-cell table:formula="of:=COM.MICROSOFT.IFS([.A646] &lt;= 60; ORG.LIBREOFFICE.COLOR(255;0;0;0) ; AND([.A646] &gt; 60 ;  [.A646]&lt;= 120) ; ORG.LIBREOFFICE.COLOR(0;255;0;0); [.A646] &gt;120; ORG.LIBREOFFICE.COLOR(0;0;255;0)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40.556038423125" calcext:value-type="float">
            <text:p>140.556038423125</text:p>
          </table:table-cell>
          <table:table-cell table:formula="of:=COM.MICROSOFT.IFS([.A647] &lt;= 60; ORG.LIBREOFFICE.COLOR(255;0;0;0) ; AND([.A647] &gt; 60 ;  [.A647]&lt;= 120) ; ORG.LIBREOFFICE.COLOR(0;255;0;0); [.A647] &gt;120; ORG.LIBREOFFICE.COLOR(0;0;255;0)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37.895761973467" calcext:value-type="float">
            <text:p>137.895761973467</text:p>
          </table:table-cell>
          <table:table-cell table:formula="of:=COM.MICROSOFT.IFS([.A648] &lt;= 60; ORG.LIBREOFFICE.COLOR(255;0;0;0) ; AND([.A648] &gt; 60 ;  [.A648]&lt;= 120) ; ORG.LIBREOFFICE.COLOR(0;255;0;0); [.A648] &gt;120; ORG.LIBREOFFICE.COLOR(0;0;255;0)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35.674036897985" calcext:value-type="float">
            <text:p>135.674036897985</text:p>
          </table:table-cell>
          <table:table-cell table:formula="of:=COM.MICROSOFT.IFS([.A649] &lt;= 60; ORG.LIBREOFFICE.COLOR(255;0;0;0) ; AND([.A649] &gt; 60 ;  [.A649]&lt;= 120) ; ORG.LIBREOFFICE.COLOR(0;255;0;0); [.A649] &gt;120; ORG.LIBREOFFICE.COLOR(0;0;255;0)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33.402523802754" calcext:value-type="float">
            <text:p>133.402523802754</text:p>
          </table:table-cell>
          <table:table-cell table:formula="of:=COM.MICROSOFT.IFS([.A650] &lt;= 60; ORG.LIBREOFFICE.COLOR(255;0;0;0) ; AND([.A650] &gt; 60 ;  [.A650]&lt;= 120) ; ORG.LIBREOFFICE.COLOR(0;255;0;0); [.A650] &gt;120; ORG.LIBREOFFICE.COLOR(0;0;255;0)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32.251911819946" calcext:value-type="float">
            <text:p>132.251911819946</text:p>
          </table:table-cell>
          <table:table-cell table:formula="of:=COM.MICROSOFT.IFS([.A651] &lt;= 60; ORG.LIBREOFFICE.COLOR(255;0;0;0) ; AND([.A651] &gt; 60 ;  [.A651]&lt;= 120) ; ORG.LIBREOFFICE.COLOR(0;255;0;0); [.A651] &gt;120; ORG.LIBREOFFICE.COLOR(0;0;255;0)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31.794784068987" calcext:value-type="float">
            <text:p>131.794784068987</text:p>
          </table:table-cell>
          <table:table-cell table:formula="of:=COM.MICROSOFT.IFS([.A652] &lt;= 60; ORG.LIBREOFFICE.COLOR(255;0;0;0) ; AND([.A652] &gt; 60 ;  [.A652]&lt;= 120) ; ORG.LIBREOFFICE.COLOR(0;255;0;0); [.A652] &gt;120; ORG.LIBREOFFICE.COLOR(0;0;255;0)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31.33806442448" calcext:value-type="float">
            <text:p>131.33806442448</text:p>
          </table:table-cell>
          <table:table-cell table:formula="of:=COM.MICROSOFT.IFS([.A653] &lt;= 60; ORG.LIBREOFFICE.COLOR(255;0;0;0) ; AND([.A653] &gt; 60 ;  [.A653]&lt;= 120) ; ORG.LIBREOFFICE.COLOR(0;255;0;0); [.A653] &gt;120; ORG.LIBREOFFICE.COLOR(0;0;255;0)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30.179233921907" calcext:value-type="float">
            <text:p>130.179233921907</text:p>
          </table:table-cell>
          <table:table-cell table:formula="of:=COM.MICROSOFT.IFS([.A654] &lt;= 60; ORG.LIBREOFFICE.COLOR(255;0;0;0) ; AND([.A654] &gt; 60 ;  [.A654]&lt;= 120) ; ORG.LIBREOFFICE.COLOR(0;255;0;0); [.A654] &gt;120; ORG.LIBREOFFICE.COLOR(0;0;255;0)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29.516409555536" calcext:value-type="float">
            <text:p>129.516409555536</text:p>
          </table:table-cell>
          <table:table-cell table:formula="of:=COM.MICROSOFT.IFS([.A655] &lt;= 60; ORG.LIBREOFFICE.COLOR(255;0;0;0) ; AND([.A655] &gt; 60 ;  [.A655]&lt;= 120) ; ORG.LIBREOFFICE.COLOR(0;255;0;0); [.A655] &gt;120; ORG.LIBREOFFICE.COLOR(0;0;255;0)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29.764410338202" calcext:value-type="float">
            <text:p>129.764410338202</text:p>
          </table:table-cell>
          <table:table-cell table:formula="of:=COM.MICROSOFT.IFS([.A656] &lt;= 60; ORG.LIBREOFFICE.COLOR(255;0;0;0) ; AND([.A656] &gt; 60 ;  [.A656]&lt;= 120) ; ORG.LIBREOFFICE.COLOR(0;255;0;0); [.A656] &gt;120; ORG.LIBREOFFICE.COLOR(0;0;255;0)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30.217467515526" calcext:value-type="float">
            <text:p>130.217467515526</text:p>
          </table:table-cell>
          <table:table-cell table:formula="of:=COM.MICROSOFT.IFS([.A657] &lt;= 60; ORG.LIBREOFFICE.COLOR(255;0;0;0) ; AND([.A657] &gt; 60 ;  [.A657]&lt;= 120) ; ORG.LIBREOFFICE.COLOR(0;255;0;0); [.A657] &gt;120; ORG.LIBREOFFICE.COLOR(0;0;255;0)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29.970926418215" calcext:value-type="float">
            <text:p>129.970926418215</text:p>
          </table:table-cell>
          <table:table-cell table:formula="of:=COM.MICROSOFT.IFS([.A658] &lt;= 60; ORG.LIBREOFFICE.COLOR(255;0;0;0) ; AND([.A658] &gt; 60 ;  [.A658]&lt;= 120) ; ORG.LIBREOFFICE.COLOR(0;255;0;0); [.A658] &gt;120; ORG.LIBREOFFICE.COLOR(0;0;255;0)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29.930579867388" calcext:value-type="float">
            <text:p>129.930579867388</text:p>
          </table:table-cell>
          <table:table-cell table:formula="of:=COM.MICROSOFT.IFS([.A659] &lt;= 60; ORG.LIBREOFFICE.COLOR(255;0;0;0) ; AND([.A659] &gt; 60 ;  [.A659]&lt;= 120) ; ORG.LIBREOFFICE.COLOR(0;255;0;0); [.A659] &gt;120; ORG.LIBREOFFICE.COLOR(0;0;255;0)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30.389350681339" calcext:value-type="float">
            <text:p>130.389350681339</text:p>
          </table:table-cell>
          <table:table-cell table:formula="of:=COM.MICROSOFT.IFS([.A660] &lt;= 60; ORG.LIBREOFFICE.COLOR(255;0;0;0) ; AND([.A660] &gt; 60 ;  [.A660]&lt;= 120) ; ORG.LIBREOFFICE.COLOR(0;255;0;0); [.A660] &gt;120; ORG.LIBREOFFICE.COLOR(0;0;255;0)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30.179233921907" calcext:value-type="float">
            <text:p>130.179233921907</text:p>
          </table:table-cell>
          <table:table-cell table:formula="of:=COM.MICROSOFT.IFS([.A661] &lt;= 60; ORG.LIBREOFFICE.COLOR(255;0;0;0) ; AND([.A661] &gt; 60 ;  [.A661]&lt;= 120) ; ORG.LIBREOFFICE.COLOR(0;255;0;0); [.A661] &gt;120; ORG.LIBREOFFICE.COLOR(0;0;255;0)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29.516409555536" calcext:value-type="float">
            <text:p>129.516409555536</text:p>
          </table:table-cell>
          <table:table-cell table:formula="of:=COM.MICROSOFT.IFS([.A662] &lt;= 60; ORG.LIBREOFFICE.COLOR(255;0;0;0) ; AND([.A662] &gt; 60 ;  [.A662]&lt;= 120) ; ORG.LIBREOFFICE.COLOR(0;255;0;0); [.A662] &gt;120; ORG.LIBREOFFICE.COLOR(0;0;255;0)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28.356925897419" calcext:value-type="float">
            <text:p>128.356925897419</text:p>
          </table:table-cell>
          <table:table-cell table:formula="of:=COM.MICROSOFT.IFS([.A663] &lt;= 60; ORG.LIBREOFFICE.COLOR(255;0;0;0) ; AND([.A663] &gt; 60 ;  [.A663]&lt;= 120) ; ORG.LIBREOFFICE.COLOR(0;255;0;0); [.A663] &gt;120; ORG.LIBREOFFICE.COLOR(0;0;255;0)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27.390162842448" calcext:value-type="float">
            <text:p>127.390162842448</text:p>
          </table:table-cell>
          <table:table-cell table:formula="of:=COM.MICROSOFT.IFS([.A664] &lt;= 60; ORG.LIBREOFFICE.COLOR(255;0;0;0) ; AND([.A664] &gt; 60 ;  [.A664]&lt;= 120) ; ORG.LIBREOFFICE.COLOR(0;255;0;0); [.A664] &gt;120; ORG.LIBREOFFICE.COLOR(0;0;255;0)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25.690059825014" calcext:value-type="float">
            <text:p>125.690059825014</text:p>
          </table:table-cell>
          <table:table-cell table:formula="of:=COM.MICROSOFT.IFS([.A665] &lt;= 60; ORG.LIBREOFFICE.COLOR(255;0;0;0) ; AND([.A665] &gt; 60 ;  [.A665]&lt;= 120) ; ORG.LIBREOFFICE.COLOR(0;255;0;0); [.A665] &gt;120; ORG.LIBREOFFICE.COLOR(0;0;255;0)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23.326289687115" calcext:value-type="float">
            <text:p>123.326289687115</text:p>
          </table:table-cell>
          <table:table-cell table:formula="of:=COM.MICROSOFT.IFS([.A666] &lt;= 60; ORG.LIBREOFFICE.COLOR(255;0;0;0) ; AND([.A666] &gt; 60 ;  [.A666]&lt;= 120) ; ORG.LIBREOFFICE.COLOR(0;255;0;0); [.A666] &gt;120; ORG.LIBREOFFICE.COLOR(0;0;255;0)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20.850523913655" calcext:value-type="float">
            <text:p>120.850523913655</text:p>
          </table:table-cell>
          <table:table-cell table:formula="of:=COM.MICROSOFT.IFS([.A667] &lt;= 60; ORG.LIBREOFFICE.COLOR(255;0;0;0) ; AND([.A667] &gt; 60 ;  [.A667]&lt;= 120) ; ORG.LIBREOFFICE.COLOR(0;255;0;0); [.A667] &gt;120; ORG.LIBREOFFICE.COLOR(0;0;255;0)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17.897271030948" calcext:value-type="float">
            <text:p>117.897271030948</text:p>
          </table:table-cell>
          <table:table-cell table:formula="of:=COM.MICROSOFT.IFS([.A668] &lt;= 60; ORG.LIBREOFFICE.COLOR(255;0;0;0) ; AND([.A668] &gt; 60 ;  [.A668]&lt;= 120) ; ORG.LIBREOFFICE.COLOR(0;255;0;0); [.A668] &gt;120; ORG.LIBREOFFICE.COLOR(0;0;255;0))" office:value-type="float" office:value="65280" calcext:value-type="float">
            <text:p>65280</text:p>
          </table:table-cell>
        </table:table-row>
        <table:table-row table:style-name="ro1">
          <table:table-cell office:value-type="float" office:value="115.07718364825" calcext:value-type="float">
            <text:p>115.07718364825</text:p>
          </table:table-cell>
          <table:table-cell table:formula="of:=COM.MICROSOFT.IFS([.A669] &lt;= 60; ORG.LIBREOFFICE.COLOR(255;0;0;0) ; AND([.A669] &gt; 60 ;  [.A669]&lt;= 120) ; ORG.LIBREOFFICE.COLOR(0;255;0;0); [.A669] &gt;120; ORG.LIBREOFFICE.COLOR(0;0;255;0))" office:value-type="float" office:value="65280" calcext:value-type="float">
            <text:p>65280</text:p>
          </table:table-cell>
        </table:table-row>
        <table:table-row table:style-name="ro1">
          <table:table-cell office:value-type="float" office:value="111.181349500266" calcext:value-type="float">
            <text:p>111.181349500266</text:p>
          </table:table-cell>
          <table:table-cell table:formula="of:=COM.MICROSOFT.IFS([.A670] &lt;= 60; ORG.LIBREOFFICE.COLOR(255;0;0;0) ; AND([.A670] &gt; 60 ;  [.A670]&lt;= 120) ; ORG.LIBREOFFICE.COLOR(0;255;0;0); [.A670] &gt;120; ORG.LIBREOFFICE.COLOR(0;0;255;0))" office:value-type="float" office:value="65280" calcext:value-type="float">
            <text:p>65280</text:p>
          </table:table-cell>
        </table:table-row>
        <table:table-row table:style-name="ro1">
          <table:table-cell office:value-type="float" office:value="107.053314768701" calcext:value-type="float">
            <text:p>107.053314768701</text:p>
          </table:table-cell>
          <table:table-cell table:formula="of:=COM.MICROSOFT.IFS([.A671] &lt;= 60; ORG.LIBREOFFICE.COLOR(255;0;0;0) ; AND([.A671] &gt; 60 ;  [.A671]&lt;= 120) ; ORG.LIBREOFFICE.COLOR(0;255;0;0); [.A671] &gt;120; ORG.LIBREOFFICE.COLOR(0;0;255;0))" office:value-type="float" office:value="65280" calcext:value-type="float">
            <text:p>65280</text:p>
          </table:table-cell>
        </table:table-row>
        <table:table-row table:style-name="ro1">
          <table:table-cell office:value-type="float" office:value="102.969253456029" calcext:value-type="float">
            <text:p>102.969253456029</text:p>
          </table:table-cell>
          <table:table-cell table:formula="of:=COM.MICROSOFT.IFS([.A672] &lt;= 60; ORG.LIBREOFFICE.COLOR(255;0;0;0) ; AND([.A672] &gt; 60 ;  [.A672]&lt;= 120) ; ORG.LIBREOFFICE.COLOR(0;255;0;0); [.A672] &gt;120; ORG.LIBREOFFICE.COLOR(0;0;255;0))" office:value-type="float" office:value="65280" calcext:value-type="float">
            <text:p>65280</text:p>
          </table:table-cell>
        </table:table-row>
        <table:table-row table:style-name="ro1">
          <table:table-cell office:value-type="float" office:value="98.901716032892" calcext:value-type="float">
            <text:p>98.901716032892</text:p>
          </table:table-cell>
          <table:table-cell table:formula="of:=COM.MICROSOFT.IFS([.A673] &lt;= 60; ORG.LIBREOFFICE.COLOR(255;0;0;0) ; AND([.A673] &gt; 60 ;  [.A673]&lt;= 120) ; ORG.LIBREOFFICE.COLOR(0;255;0;0); [.A673] &gt;120; ORG.LIBREOFFICE.COLOR(0;0;255;0))" office:value-type="float" office:value="65280" calcext:value-type="float">
            <text:p>65280</text:p>
          </table:table-cell>
        </table:table-row>
        <table:table-row table:style-name="ro1">
          <table:table-cell office:value-type="float" office:value="95.1633068143735" calcext:value-type="float">
            <text:p>95.1633068143735</text:p>
          </table:table-cell>
          <table:table-cell table:formula="of:=COM.MICROSOFT.IFS([.A674] &lt;= 60; ORG.LIBREOFFICE.COLOR(255;0;0;0) ; AND([.A674] &gt; 60 ;  [.A674]&lt;= 120) ; ORG.LIBREOFFICE.COLOR(0;255;0;0); [.A674] &gt;120; ORG.LIBREOFFICE.COLOR(0;0;255;0))" office:value-type="float" office:value="65280" calcext:value-type="float">
            <text:p>65280</text:p>
          </table:table-cell>
        </table:table-row>
        <table:table-row table:style-name="ro1">
          <table:table-cell office:value-type="float" office:value="91.3803540734445" calcext:value-type="float">
            <text:p>91.3803540734445</text:p>
          </table:table-cell>
          <table:table-cell table:formula="of:=COM.MICROSOFT.IFS([.A675] &lt;= 60; ORG.LIBREOFFICE.COLOR(255;0;0;0) ; AND([.A675] &gt; 60 ;  [.A675]&lt;= 120) ; ORG.LIBREOFFICE.COLOR(0;255;0;0); [.A675] &gt;120; ORG.LIBREOFFICE.COLOR(0;0;255;0))" office:value-type="float" office:value="65280" calcext:value-type="float">
            <text:p>65280</text:p>
          </table:table-cell>
        </table:table-row>
        <table:table-row table:style-name="ro1">
          <table:table-cell office:value-type="float" office:value="88.2747451245274" calcext:value-type="float">
            <text:p>88.2747451245274</text:p>
          </table:table-cell>
          <table:table-cell table:formula="of:=COM.MICROSOFT.IFS([.A676] &lt;= 60; ORG.LIBREOFFICE.COLOR(255;0;0;0) ; AND([.A676] &gt; 60 ;  [.A676]&lt;= 120) ; ORG.LIBREOFFICE.COLOR(0;255;0;0); [.A676] &gt;120; ORG.LIBREOFFICE.COLOR(0;0;255;0))" office:value-type="float" office:value="65280" calcext:value-type="float">
            <text:p>65280</text:p>
          </table:table-cell>
        </table:table-row>
        <table:table-row table:style-name="ro1">
          <table:table-cell office:value-type="float" office:value="84.7740725910332" calcext:value-type="float">
            <text:p>84.7740725910332</text:p>
          </table:table-cell>
          <table:table-cell table:formula="of:=COM.MICROSOFT.IFS([.A677] &lt;= 60; ORG.LIBREOFFICE.COLOR(255;0;0;0) ; AND([.A677] &gt; 60 ;  [.A677]&lt;= 120) ; ORG.LIBREOFFICE.COLOR(0;255;0;0); [.A677] &gt;120; ORG.LIBREOFFICE.COLOR(0;0;255;0))" office:value-type="float" office:value="65280" calcext:value-type="float">
            <text:p>65280</text:p>
          </table:table-cell>
        </table:table-row>
        <table:table-row table:style-name="ro1">
          <table:table-cell office:value-type="float" office:value="81.5730309785193" calcext:value-type="float">
            <text:p>81.5730309785193</text:p>
          </table:table-cell>
          <table:table-cell table:formula="of:=COM.MICROSOFT.IFS([.A678] &lt;= 60; ORG.LIBREOFFICE.COLOR(255;0;0;0) ; AND([.A678] &gt; 60 ;  [.A678]&lt;= 120) ; ORG.LIBREOFFICE.COLOR(0;255;0;0); [.A678] &gt;120; ORG.LIBREOFFICE.COLOR(0;0;255;0))" office:value-type="float" office:value="65280" calcext:value-type="float">
            <text:p>65280</text:p>
          </table:table-cell>
        </table:table-row>
        <table:table-row table:style-name="ro1">
          <table:table-cell office:value-type="float" office:value="79.1012741942471" calcext:value-type="float">
            <text:p>79.1012741942471</text:p>
          </table:table-cell>
          <table:table-cell table:formula="of:=COM.MICROSOFT.IFS([.A679] &lt;= 60; ORG.LIBREOFFICE.COLOR(255;0;0;0) ; AND([.A679] &gt; 60 ;  [.A679]&lt;= 120) ; ORG.LIBREOFFICE.COLOR(0;255;0;0); [.A679] &gt;120; ORG.LIBREOFFICE.COLOR(0;0;255;0))" office:value-type="float" office:value="65280" calcext:value-type="float">
            <text:p>65280</text:p>
          </table:table-cell>
        </table:table-row>
        <table:table-row table:style-name="ro1">
          <table:table-cell office:value-type="float" office:value="76.9792326943753" calcext:value-type="float">
            <text:p>76.9792326943753</text:p>
          </table:table-cell>
          <table:table-cell table:formula="of:=COM.MICROSOFT.IFS([.A680] &lt;= 60; ORG.LIBREOFFICE.COLOR(255;0;0;0) ; AND([.A680] &gt; 60 ;  [.A680]&lt;= 120) ; ORG.LIBREOFFICE.COLOR(0;255;0;0); [.A680] &gt;120; ORG.LIBREOFFICE.COLOR(0;0;255;0))" office:value-type="float" office:value="65280" calcext:value-type="float">
            <text:p>65280</text:p>
          </table:table-cell>
        </table:table-row>
        <table:table-row table:style-name="ro1">
          <table:table-cell office:value-type="float" office:value="74.866916851513" calcext:value-type="float">
            <text:p>74.866916851513</text:p>
          </table:table-cell>
          <table:table-cell table:formula="of:=COM.MICROSOFT.IFS([.A681] &lt;= 60; ORG.LIBREOFFICE.COLOR(255;0;0;0) ; AND([.A681] &gt; 60 ;  [.A681]&lt;= 120) ; ORG.LIBREOFFICE.COLOR(0;255;0;0); [.A681] &gt;120; ORG.LIBREOFFICE.COLOR(0;0;255;0))" office:value-type="float" office:value="65280" calcext:value-type="float">
            <text:p>65280</text:p>
          </table:table-cell>
        </table:table-row>
        <table:table-row table:style-name="ro1">
          <table:table-cell office:value-type="float" office:value="73.1013513059618" calcext:value-type="float">
            <text:p>73.1013513059618</text:p>
          </table:table-cell>
          <table:table-cell table:formula="of:=COM.MICROSOFT.IFS([.A682] &lt;= 60; ORG.LIBREOFFICE.COLOR(255;0;0;0) ; AND([.A682] &gt; 60 ;  [.A682]&lt;= 120) ; ORG.LIBREOFFICE.COLOR(0;255;0;0); [.A682] &gt;120; ORG.LIBREOFFICE.COLOR(0;0;255;0))" office:value-type="float" office:value="65280" calcext:value-type="float">
            <text:p>65280</text:p>
          </table:table-cell>
        </table:table-row>
        <table:table-row table:style-name="ro1">
          <table:table-cell office:value-type="float" office:value="73.2016282186947" calcext:value-type="float">
            <text:p>73.2016282186947</text:p>
          </table:table-cell>
          <table:table-cell table:formula="of:=COM.MICROSOFT.IFS([.A683] &lt;= 60; ORG.LIBREOFFICE.COLOR(255;0;0;0) ; AND([.A683] &gt; 60 ;  [.A683]&lt;= 120) ; ORG.LIBREOFFICE.COLOR(0;255;0;0); [.A683] &gt;120; ORG.LIBREOFFICE.COLOR(0;0;255;0))" office:value-type="float" office:value="65280" calcext:value-type="float">
            <text:p>65280</text:p>
          </table:table-cell>
        </table:table-row>
        <table:table-row table:style-name="ro1">
          <table:table-cell office:value-type="float" office:value="73.3007557660064" calcext:value-type="float">
            <text:p>73.3007557660064</text:p>
          </table:table-cell>
          <table:table-cell table:formula="of:=COM.MICROSOFT.IFS([.A684] &lt;= 60; ORG.LIBREOFFICE.COLOR(255;0;0;0) ; AND([.A684] &gt; 60 ;  [.A684]&lt;= 120) ; ORG.LIBREOFFICE.COLOR(0;255;0;0); [.A684] &gt;120; ORG.LIBREOFFICE.COLOR(0;0;255;0))" office:value-type="float" office:value="65280" calcext:value-type="float">
            <text:p>65280</text:p>
          </table:table-cell>
        </table:table-row>
        <table:table-row table:style-name="ro1">
          <table:table-cell office:value-type="float" office:value="72.8719525264033" calcext:value-type="float">
            <text:p>72.8719525264033</text:p>
          </table:table-cell>
          <table:table-cell table:formula="of:=COM.MICROSOFT.IFS([.A685] &lt;= 60; ORG.LIBREOFFICE.COLOR(255;0;0;0) ; AND([.A685] &gt; 60 ;  [.A685]&lt;= 120) ; ORG.LIBREOFFICE.COLOR(0;255;0;0); [.A685] &gt;120; ORG.LIBREOFFICE.COLOR(0;0;255;0))" office:value-type="float" office:value="65280" calcext:value-type="float">
            <text:p>65280</text:p>
          </table:table-cell>
        </table:table-row>
        <table:table-row table:style-name="ro1">
          <table:table-cell office:value-type="float" office:value="72.0040907027597" calcext:value-type="float">
            <text:p>72.0040907027597</text:p>
          </table:table-cell>
          <table:table-cell table:formula="of:=COM.MICROSOFT.IFS([.A686] &lt;= 60; ORG.LIBREOFFICE.COLOR(255;0;0;0) ; AND([.A686] &gt; 60 ;  [.A686]&lt;= 120) ; ORG.LIBREOFFICE.COLOR(0;255;0;0); [.A686] &gt;120; ORG.LIBREOFFICE.COLOR(0;0;255;0))" office:value-type="float" office:value="65280" calcext:value-type="float">
            <text:p>65280</text:p>
          </table:table-cell>
        </table:table-row>
        <table:table-row table:style-name="ro1">
          <table:table-cell office:value-type="float" office:value="72.0040907027597" calcext:value-type="float">
            <text:p>72.0040907027597</text:p>
          </table:table-cell>
          <table:table-cell table:formula="of:=COM.MICROSOFT.IFS([.A687] &lt;= 60; ORG.LIBREOFFICE.COLOR(255;0;0;0) ; AND([.A687] &gt; 60 ;  [.A687]&lt;= 120) ; ORG.LIBREOFFICE.COLOR(0;255;0;0); [.A687] &gt;120; ORG.LIBREOFFICE.COLOR(0;0;255;0))" office:value-type="float" office:value="65280" calcext:value-type="float">
            <text:p>65280</text:p>
          </table:table-cell>
        </table:table-row>
        <table:table-row table:style-name="ro1">
          <table:table-cell office:value-type="float" office:value="72.7699472860603" calcext:value-type="float">
            <text:p>72.7699472860603</text:p>
          </table:table-cell>
          <table:table-cell table:formula="of:=COM.MICROSOFT.IFS([.A688] &lt;= 60; ORG.LIBREOFFICE.COLOR(255;0;0;0) ; AND([.A688] &gt; 60 ;  [.A688]&lt;= 120) ; ORG.LIBREOFFICE.COLOR(0;255;0;0); [.A688] &gt;120; ORG.LIBREOFFICE.COLOR(0;0;255;0))" office:value-type="float" office:value="65280" calcext:value-type="float">
            <text:p>65280</text:p>
          </table:table-cell>
        </table:table-row>
        <table:table-row table:style-name="ro1">
          <table:table-cell office:value-type="float" office:value="73.1013513059618" calcext:value-type="float">
            <text:p>73.1013513059618</text:p>
          </table:table-cell>
          <table:table-cell table:formula="of:=COM.MICROSOFT.IFS([.A689] &lt;= 60; ORG.LIBREOFFICE.COLOR(255;0;0;0) ; AND([.A689] &gt; 60 ;  [.A689]&lt;= 120) ; ORG.LIBREOFFICE.COLOR(0;255;0;0); [.A689] &gt;120; ORG.LIBREOFFICE.COLOR(0;0;255;0))" office:value-type="float" office:value="65280" calcext:value-type="float">
            <text:p>65280</text:p>
          </table:table-cell>
        </table:table-row>
        <table:table-row table:style-name="ro1">
          <table:table-cell office:value-type="float" office:value="72.3348137984208" calcext:value-type="float">
            <text:p>72.3348137984208</text:p>
          </table:table-cell>
          <table:table-cell table:formula="of:=COM.MICROSOFT.IFS([.A690] &lt;= 60; ORG.LIBREOFFICE.COLOR(255;0;0;0) ; AND([.A690] &gt; 60 ;  [.A690]&lt;= 120) ; ORG.LIBREOFFICE.COLOR(0;255;0;0); [.A690] &gt;120; ORG.LIBREOFFICE.COLOR(0;0;255;0))" office:value-type="float" office:value="65280" calcext:value-type="float">
            <text:p>65280</text:p>
          </table:table-cell>
        </table:table-row>
        <table:table-row table:style-name="ro1">
          <table:table-cell office:value-type="float" office:value="71.8962369654934" calcext:value-type="float">
            <text:p>71.8962369654934</text:p>
          </table:table-cell>
          <table:table-cell table:formula="of:=COM.MICROSOFT.IFS([.A691] &lt;= 60; ORG.LIBREOFFICE.COLOR(255;0;0;0) ; AND([.A691] &gt; 60 ;  [.A691]&lt;= 120) ; ORG.LIBREOFFICE.COLOR(0;255;0;0); [.A691] &gt;120; ORG.LIBREOFFICE.COLOR(0;0;255;0))" office:value-type="float" office:value="65280" calcext:value-type="float">
            <text:p>65280</text:p>
          </table:table-cell>
        </table:table-row>
        <table:table-row table:style-name="ro1">
          <table:table-cell office:value-type="float" office:value="71.565051177078" calcext:value-type="float">
            <text:p>71.565051177078</text:p>
          </table:table-cell>
          <table:table-cell table:formula="of:=COM.MICROSOFT.IFS([.A692] &lt;= 60; ORG.LIBREOFFICE.COLOR(255;0;0;0) ; AND([.A692] &gt; 60 ;  [.A692]&lt;= 120) ; ORG.LIBREOFFICE.COLOR(0;255;0;0); [.A692] &gt;120; ORG.LIBREOFFICE.COLOR(0;0;255;0))" office:value-type="float" office:value="65280" calcext:value-type="float">
            <text:p>65280</text:p>
          </table:table-cell>
        </table:table-row>
        <table:table-row table:style-name="ro1">
          <table:table-cell office:value-type="float" office:value="70.6768156818382" calcext:value-type="float">
            <text:p>70.6768156818382</text:p>
          </table:table-cell>
          <table:table-cell table:formula="of:=COM.MICROSOFT.IFS([.A693] &lt;= 60; ORG.LIBREOFFICE.COLOR(255;0;0;0) ; AND([.A693] &gt; 60 ;  [.A693]&lt;= 120) ; ORG.LIBREOFFICE.COLOR(0;255;0;0); [.A693] &gt;120; ORG.LIBREOFFICE.COLOR(0;0;255;0))" office:value-type="float" office:value="65280" calcext:value-type="float">
            <text:p>65280</text:p>
          </table:table-cell>
        </table:table-row>
        <table:table-row table:style-name="ro1">
          <table:table-cell office:value-type="float" office:value="68.9123175517509" calcext:value-type="float">
            <text:p>68.9123175517509</text:p>
          </table:table-cell>
          <table:table-cell table:formula="of:=COM.MICROSOFT.IFS([.A694] &lt;= 60; ORG.LIBREOFFICE.COLOR(255;0;0;0) ; AND([.A694] &gt; 60 ;  [.A694]&lt;= 120) ; ORG.LIBREOFFICE.COLOR(0;255;0;0); [.A694] &gt;120; ORG.LIBREOFFICE.COLOR(0;0;255;0))" office:value-type="float" office:value="65280" calcext:value-type="float">
            <text:p>65280</text:p>
          </table:table-cell>
        </table:table-row>
        <table:table-row table:style-name="ro1">
          <table:table-cell office:value-type="float" office:value="66.8469184358865" calcext:value-type="float">
            <text:p>66.8469184358865</text:p>
          </table:table-cell>
          <table:table-cell table:formula="of:=COM.MICROSOFT.IFS([.A695] &lt;= 60; ORG.LIBREOFFICE.COLOR(255;0;0;0) ; AND([.A695] &gt; 60 ;  [.A695]&lt;= 120) ; ORG.LIBREOFFICE.COLOR(0;255;0;0); [.A695] &gt;120; ORG.LIBREOFFICE.COLOR(0;0;255;0))" office:value-type="float" office:value="65280" calcext:value-type="float">
            <text:p>65280</text:p>
          </table:table-cell>
        </table:table-row>
        <table:table-row table:style-name="ro1">
          <table:table-cell office:value-type="float" office:value="64.6702458918006" calcext:value-type="float">
            <text:p>64.6702458918006</text:p>
          </table:table-cell>
          <table:table-cell table:formula="of:=COM.MICROSOFT.IFS([.A696] &lt;= 60; ORG.LIBREOFFICE.COLOR(255;0;0;0) ; AND([.A696] &gt; 60 ;  [.A696]&lt;= 120) ; ORG.LIBREOFFICE.COLOR(0;255;0;0); [.A696] &gt;120; ORG.LIBREOFFICE.COLOR(0;0;255;0))" office:value-type="float" office:value="65280" calcext:value-type="float">
            <text:p>65280</text:p>
          </table:table-cell>
        </table:table-row>
        <table:table-row table:style-name="ro1">
          <table:table-cell office:value-type="float" office:value="62.1929584684989" calcext:value-type="float">
            <text:p>62.1929584684989</text:p>
          </table:table-cell>
          <table:table-cell table:formula="of:=COM.MICROSOFT.IFS([.A697] &lt;= 60; ORG.LIBREOFFICE.COLOR(255;0;0;0) ; AND([.A697] &gt; 60 ;  [.A697]&lt;= 120) ; ORG.LIBREOFFICE.COLOR(0;255;0;0); [.A697] &gt;120; ORG.LIBREOFFICE.COLOR(0;0;255;0))" office:value-type="float" office:value="65280" calcext:value-type="float">
            <text:p>65280</text:p>
          </table:table-cell>
        </table:table-row>
        <table:table-row table:style-name="ro1">
          <table:table-cell office:value-type="float" office:value="58.6197705780596" calcext:value-type="float">
            <text:p>58.6197705780596</text:p>
          </table:table-cell>
          <table:table-cell table:formula="of:=COM.MICROSOFT.IFS([.A698] &lt;= 60; ORG.LIBREOFFICE.COLOR(255;0;0;0) ; AND([.A698] &gt; 60 ;  [.A698]&lt;= 120) ; ORG.LIBREOFFICE.COLOR(0;255;0;0); [.A698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54.9799211457446" calcext:value-type="float">
            <text:p>54.9799211457446</text:p>
          </table:table-cell>
          <table:table-cell table:formula="of:=COM.MICROSOFT.IFS([.A699] &lt;= 60; ORG.LIBREOFFICE.COLOR(255;0;0;0) ; AND([.A699] &gt; 60 ;  [.A699]&lt;= 120) ; ORG.LIBREOFFICE.COLOR(0;255;0;0); [.A699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51.0215901390434" calcext:value-type="float">
            <text:p>51.0215901390434</text:p>
          </table:table-cell>
          <table:table-cell table:formula="of:=COM.MICROSOFT.IFS([.A700] &lt;= 60; ORG.LIBREOFFICE.COLOR(255;0;0;0) ; AND([.A700] &gt; 60 ;  [.A700]&lt;= 120) ; ORG.LIBREOFFICE.COLOR(0;255;0;0); [.A700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46.6776394661535" calcext:value-type="float">
            <text:p>46.6776394661535</text:p>
          </table:table-cell>
          <table:table-cell table:formula="of:=COM.MICROSOFT.IFS([.A701] &lt;= 60; ORG.LIBREOFFICE.COLOR(255;0;0;0) ; AND([.A701] &gt; 60 ;  [.A701]&lt;= 120) ; ORG.LIBREOFFICE.COLOR(0;255;0;0); [.A701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42.6140559696112" calcext:value-type="float">
            <text:p>42.6140559696112</text:p>
          </table:table-cell>
          <table:table-cell table:formula="of:=COM.MICROSOFT.IFS([.A702] &lt;= 60; ORG.LIBREOFFICE.COLOR(255;0;0;0) ; AND([.A702] &gt; 60 ;  [.A702]&lt;= 120) ; ORG.LIBREOFFICE.COLOR(0;255;0;0); [.A702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38.8677775023207" calcext:value-type="float">
            <text:p>38.8677775023207</text:p>
          </table:table-cell>
          <table:table-cell table:formula="of:=COM.MICROSOFT.IFS([.A703] &lt;= 60; ORG.LIBREOFFICE.COLOR(255;0;0;0) ; AND([.A703] &gt; 60 ;  [.A703]&lt;= 120) ; ORG.LIBREOFFICE.COLOR(0;255;0;0); [.A703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35.0737544933483" calcext:value-type="float">
            <text:p>35.0737544933483</text:p>
          </table:table-cell>
          <table:table-cell table:formula="of:=COM.MICROSOFT.IFS([.A704] &lt;= 60; ORG.LIBREOFFICE.COLOR(255;0;0;0) ; AND([.A704] &gt; 60 ;  [.A704]&lt;= 120) ; ORG.LIBREOFFICE.COLOR(0;255;0;0); [.A704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31.0206540104043" calcext:value-type="float">
            <text:p>31.0206540104043</text:p>
          </table:table-cell>
          <table:table-cell table:formula="of:=COM.MICROSOFT.IFS([.A705] &lt;= 60; ORG.LIBREOFFICE.COLOR(255;0;0;0) ; AND([.A705] &gt; 60 ;  [.A705]&lt;= 120) ; ORG.LIBREOFFICE.COLOR(0;255;0;0); [.A705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27.7432044720063" calcext:value-type="float">
            <text:p>27.7432044720063</text:p>
          </table:table-cell>
          <table:table-cell table:formula="of:=COM.MICROSOFT.IFS([.A706] &lt;= 60; ORG.LIBREOFFICE.COLOR(255;0;0;0) ; AND([.A706] &gt; 60 ;  [.A706]&lt;= 120) ; ORG.LIBREOFFICE.COLOR(0;255;0;0); [.A706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25.4077181089485" calcext:value-type="float">
            <text:p>25.4077181089485</text:p>
          </table:table-cell>
          <table:table-cell table:formula="of:=COM.MICROSOFT.IFS([.A707] &lt;= 60; ORG.LIBREOFFICE.COLOR(255;0;0;0) ; AND([.A707] &gt; 60 ;  [.A707]&lt;= 120) ; ORG.LIBREOFFICE.COLOR(0;255;0;0); [.A707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23.1142079833268" calcext:value-type="float">
            <text:p>23.1142079833268</text:p>
          </table:table-cell>
          <table:table-cell table:formula="of:=COM.MICROSOFT.IFS([.A708] &lt;= 60; ORG.LIBREOFFICE.COLOR(255;0;0;0) ; AND([.A708] &gt; 60 ;  [.A708]&lt;= 120) ; ORG.LIBREOFFICE.COLOR(0;255;0;0); [.A708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21.0837545823806" calcext:value-type="float">
            <text:p>21.0837545823806</text:p>
          </table:table-cell>
          <table:table-cell table:formula="of:=COM.MICROSOFT.IFS([.A709] &lt;= 60; ORG.LIBREOFFICE.COLOR(255;0;0;0) ; AND([.A709] &gt; 60 ;  [.A709]&lt;= 120) ; ORG.LIBREOFFICE.COLOR(0;255;0;0); [.A709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18.9419778838368" calcext:value-type="float">
            <text:p>18.9419778838368</text:p>
          </table:table-cell>
          <table:table-cell table:formula="of:=COM.MICROSOFT.IFS([.A710] &lt;= 60; ORG.LIBREOFFICE.COLOR(255;0;0;0) ; AND([.A710] &gt; 60 ;  [.A710]&lt;= 120) ; ORG.LIBREOFFICE.COLOR(0;255;0;0); [.A710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17.5255683737229" calcext:value-type="float">
            <text:p>17.5255683737229</text:p>
          </table:table-cell>
          <table:table-cell table:formula="of:=COM.MICROSOFT.IFS([.A711] &lt;= 60; ORG.LIBREOFFICE.COLOR(255;0;0;0) ; AND([.A711] &gt; 60 ;  [.A711]&lt;= 120) ; ORG.LIBREOFFICE.COLOR(0;255;0;0); [.A711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16.606980578617" calcext:value-type="float">
            <text:p>16.606980578617</text:p>
          </table:table-cell>
          <table:table-cell table:formula="of:=COM.MICROSOFT.IFS([.A712] &lt;= 60; ORG.LIBREOFFICE.COLOR(255;0;0;0) ; AND([.A712] &gt; 60 ;  [.A712]&lt;= 120) ; ORG.LIBREOFFICE.COLOR(0;255;0;0); [.A712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15.8140841838899" calcext:value-type="float">
            <text:p>15.8140841838899</text:p>
          </table:table-cell>
          <table:table-cell table:formula="of:=COM.MICROSOFT.IFS([.A713] &lt;= 60; ORG.LIBREOFFICE.COLOR(255;0;0;0) ; AND([.A713] &gt; 60 ;  [.A713]&lt;= 120) ; ORG.LIBREOFFICE.COLOR(0;255;0;0); [.A713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15.3381961405054" calcext:value-type="float">
            <text:p>15.3381961405054</text:p>
          </table:table-cell>
          <table:table-cell table:formula="of:=COM.MICROSOFT.IFS([.A714] &lt;= 60; ORG.LIBREOFFICE.COLOR(255;0;0;0) ; AND([.A714] &gt; 60 ;  [.A714]&lt;= 120) ; ORG.LIBREOFFICE.COLOR(0;255;0;0); [.A714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14.9516773539243" calcext:value-type="float">
            <text:p>14.9516773539243</text:p>
          </table:table-cell>
          <table:table-cell table:formula="of:=COM.MICROSOFT.IFS([.A715] &lt;= 60; ORG.LIBREOFFICE.COLOR(255;0;0;0) ; AND([.A715] &gt; 60 ;  [.A715]&lt;= 120) ; ORG.LIBREOFFICE.COLOR(0;255;0;0); [.A715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15.0332581293883" calcext:value-type="float">
            <text:p>15.0332581293883</text:p>
          </table:table-cell>
          <table:table-cell table:formula="of:=COM.MICROSOFT.IFS([.A716] &lt;= 60; ORG.LIBREOFFICE.COLOR(255;0;0;0) ; AND([.A716] &gt; 60 ;  [.A716]&lt;= 120) ; ORG.LIBREOFFICE.COLOR(0;255;0;0); [.A716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15.5070281768928" calcext:value-type="float">
            <text:p>15.5070281768928</text:p>
          </table:table-cell>
          <table:table-cell table:formula="of:=COM.MICROSOFT.IFS([.A717] &lt;= 60; ORG.LIBREOFFICE.COLOR(255;0;0;0) ; AND([.A717] &gt; 60 ;  [.A717]&lt;= 120) ; ORG.LIBREOFFICE.COLOR(0;255;0;0); [.A717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15.115713188578" calcext:value-type="float">
            <text:p>15.115713188578</text:p>
          </table:table-cell>
          <table:table-cell table:formula="of:=COM.MICROSOFT.IFS([.A718] &lt;= 60; ORG.LIBREOFFICE.COLOR(255;0;0;0) ; AND([.A718] &gt; 60 ;  [.A718]&lt;= 120) ; ORG.LIBREOFFICE.COLOR(0;255;0;0); [.A718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15.115713188578" calcext:value-type="float">
            <text:p>15.115713188578</text:p>
          </table:table-cell>
          <table:table-cell table:formula="of:=COM.MICROSOFT.IFS([.A719] &lt;= 60; ORG.LIBREOFFICE.COLOR(255;0;0;0) ; AND([.A719] &gt; 60 ;  [.A719]&lt;= 120) ; ORG.LIBREOFFICE.COLOR(0;255;0;0); [.A719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15.1990563143808" calcext:value-type="float">
            <text:p>15.1990563143808</text:p>
          </table:table-cell>
          <table:table-cell table:formula="of:=COM.MICROSOFT.IFS([.A720] &lt;= 60; ORG.LIBREOFFICE.COLOR(255;0;0;0) ; AND([.A720] &gt; 60 ;  [.A720]&lt;= 120) ; ORG.LIBREOFFICE.COLOR(0;255;0;0); [.A720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14.9728757667869" calcext:value-type="float">
            <text:p>14.9728757667869</text:p>
          </table:table-cell>
          <table:table-cell table:formula="of:=COM.MICROSOFT.IFS([.A721] &lt;= 60; ORG.LIBREOFFICE.COLOR(255;0;0;0) ; AND([.A721] &gt; 60 ;  [.A721]&lt;= 120) ; ORG.LIBREOFFICE.COLOR(0;255;0;0); [.A721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13.8811808437634" calcext:value-type="float">
            <text:p>13.8811808437634</text:p>
          </table:table-cell>
          <table:table-cell table:formula="of:=COM.MICROSOFT.IFS([.A722] &lt;= 60; ORG.LIBREOFFICE.COLOR(255;0;0;0) ; AND([.A722] &gt; 60 ;  [.A722]&lt;= 120) ; ORG.LIBREOFFICE.COLOR(0;255;0;0); [.A722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12.7342907953476" calcext:value-type="float">
            <text:p>12.7342907953476</text:p>
          </table:table-cell>
          <table:table-cell table:formula="of:=COM.MICROSOFT.IFS([.A723] &lt;= 60; ORG.LIBREOFFICE.COLOR(255;0;0;0) ; AND([.A723] &gt; 60 ;  [.A723]&lt;= 120) ; ORG.LIBREOFFICE.COLOR(0;255;0;0); [.A723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12.0507848834096" calcext:value-type="float">
            <text:p>12.0507848834096</text:p>
          </table:table-cell>
          <table:table-cell table:formula="of:=COM.MICROSOFT.IFS([.A724] &lt;= 60; ORG.LIBREOFFICE.COLOR(255;0;0;0) ; AND([.A724] &gt; 60 ;  [.A724]&lt;= 120) ; ORG.LIBREOFFICE.COLOR(0;255;0;0); [.A724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10.8735203952551" calcext:value-type="float">
            <text:p>10.8735203952551</text:p>
          </table:table-cell>
          <table:table-cell table:formula="of:=COM.MICROSOFT.IFS([.A725] &lt;= 60; ORG.LIBREOFFICE.COLOR(255;0;0;0) ; AND([.A725] &gt; 60 ;  [.A725]&lt;= 120) ; ORG.LIBREOFFICE.COLOR(0;255;0;0); [.A725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8.89042325736388" calcext:value-type="float">
            <text:p>8.89042325736388</text:p>
          </table:table-cell>
          <table:table-cell table:formula="of:=COM.MICROSOFT.IFS([.A726] &lt;= 60; ORG.LIBREOFFICE.COLOR(255;0;0;0) ; AND([.A726] &gt; 60 ;  [.A726]&lt;= 120) ; ORG.LIBREOFFICE.COLOR(0;255;0;0); [.A726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5.95983911071305" calcext:value-type="float">
            <text:p>5.95983911071305</text:p>
          </table:table-cell>
          <table:table-cell table:formula="of:=COM.MICROSOFT.IFS([.A727] &lt;= 60; ORG.LIBREOFFICE.COLOR(255;0;0;0) ; AND([.A727] &gt; 60 ;  [.A727]&lt;= 120) ; ORG.LIBREOFFICE.COLOR(0;255;0;0); [.A727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3.42121927642931" calcext:value-type="float">
            <text:p>3.42121927642931</text:p>
          </table:table-cell>
          <table:table-cell table:formula="of:=COM.MICROSOFT.IFS([.A728] &lt;= 60; ORG.LIBREOFFICE.COLOR(255;0;0;0) ; AND([.A728] &gt; 60 ;  [.A728]&lt;= 120) ; ORG.LIBREOFFICE.COLOR(0;255;0;0); [.A728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1.25216737520385" calcext:value-type="float">
            <text:p>1.25216737520385</text:p>
          </table:table-cell>
          <table:table-cell table:formula="of:=COM.MICROSOFT.IFS([.A729] &lt;= 60; ORG.LIBREOFFICE.COLOR(255;0;0;0) ; AND([.A729] &gt; 60 ;  [.A729]&lt;= 120) ; ORG.LIBREOFFICE.COLOR(0;255;0;0); [.A729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2.19057386403822" calcext:value-type="float">
            <text:p>-2.19057386403822</text:p>
          </table:table-cell>
          <table:table-cell table:formula="of:=COM.MICROSOFT.IFS([.A730] &lt;= 60; ORG.LIBREOFFICE.COLOR(255;0;0;0) ; AND([.A730] &gt; 60 ;  [.A730]&lt;= 120) ; ORG.LIBREOFFICE.COLOR(0;255;0;0); [.A730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5.58724396420435" calcext:value-type="float">
            <text:p>-5.58724396420435</text:p>
          </table:table-cell>
          <table:table-cell table:formula="of:=COM.MICROSOFT.IFS([.A731] &lt;= 60; ORG.LIBREOFFICE.COLOR(255;0;0;0) ; AND([.A731] &gt; 60 ;  [.A731]&lt;= 120) ; ORG.LIBREOFFICE.COLOR(0;255;0;0); [.A731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9.0047791252773" calcext:value-type="float">
            <text:p>-9.0047791252773</text:p>
          </table:table-cell>
          <table:table-cell table:formula="of:=COM.MICROSOFT.IFS([.A732] &lt;= 60; ORG.LIBREOFFICE.COLOR(255;0;0;0) ; AND([.A732] &gt; 60 ;  [.A732]&lt;= 120) ; ORG.LIBREOFFICE.COLOR(0;255;0;0); [.A732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12.1595957285265" calcext:value-type="float">
            <text:p>-12.1595957285265</text:p>
          </table:table-cell>
          <table:table-cell table:formula="of:=COM.MICROSOFT.IFS([.A733] &lt;= 60; ORG.LIBREOFFICE.COLOR(255;0;0;0) ; AND([.A733] &gt; 60 ;  [.A733]&lt;= 120) ; ORG.LIBREOFFICE.COLOR(0;255;0;0); [.A733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15.3912129352633" calcext:value-type="float">
            <text:p>-15.3912129352633</text:p>
          </table:table-cell>
          <table:table-cell table:formula="of:=COM.MICROSOFT.IFS([.A734] &lt;= 60; ORG.LIBREOFFICE.COLOR(255;0;0;0) ; AND([.A734] &gt; 60 ;  [.A734]&lt;= 120) ; ORG.LIBREOFFICE.COLOR(0;255;0;0); [.A734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18.9246444160512" calcext:value-type="float">
            <text:p>-18.9246444160512</text:p>
          </table:table-cell>
          <table:table-cell table:formula="of:=COM.MICROSOFT.IFS([.A735] &lt;= 60; ORG.LIBREOFFICE.COLOR(255;0;0;0) ; AND([.A735] &gt; 60 ;  [.A735]&lt;= 120) ; ORG.LIBREOFFICE.COLOR(0;255;0;0); [.A735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21.5713071912546" calcext:value-type="float">
            <text:p>-21.5713071912546</text:p>
          </table:table-cell>
          <table:table-cell table:formula="of:=COM.MICROSOFT.IFS([.A736] &lt;= 60; ORG.LIBREOFFICE.COLOR(255;0;0;0) ; AND([.A736] &gt; 60 ;  [.A736]&lt;= 120) ; ORG.LIBREOFFICE.COLOR(0;255;0;0); [.A736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23.9310250680688" calcext:value-type="float">
            <text:p>-23.9310250680688</text:p>
          </table:table-cell>
          <table:table-cell table:formula="of:=COM.MICROSOFT.IFS([.A737] &lt;= 60; ORG.LIBREOFFICE.COLOR(255;0;0;0) ; AND([.A737] &gt; 60 ;  [.A737]&lt;= 120) ; ORG.LIBREOFFICE.COLOR(0;255;0;0); [.A737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26.2882621249002" calcext:value-type="float">
            <text:p>-26.2882621249002</text:p>
          </table:table-cell>
          <table:table-cell table:formula="of:=COM.MICROSOFT.IFS([.A738] &lt;= 60; ORG.LIBREOFFICE.COLOR(255;0;0;0) ; AND([.A738] &gt; 60 ;  [.A738]&lt;= 120) ; ORG.LIBREOFFICE.COLOR(0;255;0;0); [.A738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28.9335994648033" calcext:value-type="float">
            <text:p>-28.9335994648033</text:p>
          </table:table-cell>
          <table:table-cell table:formula="of:=COM.MICROSOFT.IFS([.A739] &lt;= 60; ORG.LIBREOFFICE.COLOR(255;0;0;0) ; AND([.A739] &gt; 60 ;  [.A739]&lt;= 120) ; ORG.LIBREOFFICE.COLOR(0;255;0;0); [.A739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30.6406634557554" calcext:value-type="float">
            <text:p>-30.6406634557554</text:p>
          </table:table-cell>
          <table:table-cell table:formula="of:=COM.MICROSOFT.IFS([.A740] &lt;= 60; ORG.LIBREOFFICE.COLOR(255;0;0;0) ; AND([.A740] &gt; 60 ;  [.A740]&lt;= 120) ; ORG.LIBREOFFICE.COLOR(0;255;0;0); [.A740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31.7722039974424" calcext:value-type="float">
            <text:p>-31.7722039974424</text:p>
          </table:table-cell>
          <table:table-cell table:formula="of:=COM.MICROSOFT.IFS([.A741] &lt;= 60; ORG.LIBREOFFICE.COLOR(255;0;0;0) ; AND([.A741] &gt; 60 ;  [.A741]&lt;= 120) ; ORG.LIBREOFFICE.COLOR(0;255;0;0); [.A741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32.4711922908485" calcext:value-type="float">
            <text:p>-32.4711922908485</text:p>
          </table:table-cell>
          <table:table-cell table:formula="of:=COM.MICROSOFT.IFS([.A742] &lt;= 60; ORG.LIBREOFFICE.COLOR(255;0;0;0) ; AND([.A742] &gt; 60 ;  [.A742]&lt;= 120) ; ORG.LIBREOFFICE.COLOR(0;255;0;0); [.A742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33.6900675259798" calcext:value-type="float">
            <text:p>-33.6900675259798</text:p>
          </table:table-cell>
          <table:table-cell table:formula="of:=COM.MICROSOFT.IFS([.A743] &lt;= 60; ORG.LIBREOFFICE.COLOR(255;0;0;0) ; AND([.A743] &gt; 60 ;  [.A743]&lt;= 120) ; ORG.LIBREOFFICE.COLOR(0;255;0;0); [.A743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34.5568059365031" calcext:value-type="float">
            <text:p>-34.5568059365031</text:p>
          </table:table-cell>
          <table:table-cell table:formula="of:=COM.MICROSOFT.IFS([.A744] &lt;= 60; ORG.LIBREOFFICE.COLOR(255;0;0;0) ; AND([.A744] &gt; 60 ;  [.A744]&lt;= 120) ; ORG.LIBREOFFICE.COLOR(0;255;0;0); [.A744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34.5568059365031" calcext:value-type="float">
            <text:p>-34.5568059365031</text:p>
          </table:table-cell>
          <table:table-cell table:formula="of:=COM.MICROSOFT.IFS([.A745] &lt;= 60; ORG.LIBREOFFICE.COLOR(255;0;0;0) ; AND([.A745] &gt; 60 ;  [.A745]&lt;= 120) ; ORG.LIBREOFFICE.COLOR(0;255;0;0); [.A745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34.122806876848" calcext:value-type="float">
            <text:p>-34.122806876848</text:p>
          </table:table-cell>
          <table:table-cell table:formula="of:=COM.MICROSOFT.IFS([.A746] &lt;= 60; ORG.LIBREOFFICE.COLOR(255;0;0;0) ; AND([.A746] &gt; 60 ;  [.A746]&lt;= 120) ; ORG.LIBREOFFICE.COLOR(0;255;0;0); [.A746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34.2054579381047" calcext:value-type="float">
            <text:p>-34.2054579381047</text:p>
          </table:table-cell>
          <table:table-cell table:formula="of:=COM.MICROSOFT.IFS([.A747] &lt;= 60; ORG.LIBREOFFICE.COLOR(255;0;0;0) ; AND([.A747] &gt; 60 ;  [.A747]&lt;= 120) ; ORG.LIBREOFFICE.COLOR(0;255;0;0); [.A747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34.122806876848" calcext:value-type="float">
            <text:p>-34.122806876848</text:p>
          </table:table-cell>
          <table:table-cell table:formula="of:=COM.MICROSOFT.IFS([.A748] &lt;= 60; ORG.LIBREOFFICE.COLOR(255;0;0;0) ; AND([.A748] &gt; 60 ;  [.A748]&lt;= 120) ; ORG.LIBREOFFICE.COLOR(0;255;0;0); [.A748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34.0388959679788" calcext:value-type="float">
            <text:p>-34.0388959679788</text:p>
          </table:table-cell>
          <table:table-cell table:formula="of:=COM.MICROSOFT.IFS([.A749] &lt;= 60; ORG.LIBREOFFICE.COLOR(255;0;0;0) ; AND([.A749] &gt; 60 ;  [.A749]&lt;= 120) ; ORG.LIBREOFFICE.COLOR(0;255;0;0); [.A749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34.2986492761009" calcext:value-type="float">
            <text:p>-34.2986492761009</text:p>
          </table:table-cell>
          <table:table-cell table:formula="of:=COM.MICROSOFT.IFS([.A750] &lt;= 60; ORG.LIBREOFFICE.COLOR(255;0;0;0) ; AND([.A750] &gt; 60 ;  [.A750]&lt;= 120) ; ORG.LIBREOFFICE.COLOR(0;255;0;0); [.A750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34.8133702400552" calcext:value-type="float">
            <text:p>-34.8133702400552</text:p>
          </table:table-cell>
          <table:table-cell table:formula="of:=COM.MICROSOFT.IFS([.A751] &lt;= 60; ORG.LIBREOFFICE.COLOR(255;0;0;0) ; AND([.A751] &gt; 60 ;  [.A751]&lt;= 120) ; ORG.LIBREOFFICE.COLOR(0;255;0;0); [.A751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35.0683466802909" calcext:value-type="float">
            <text:p>-35.0683466802909</text:p>
          </table:table-cell>
          <table:table-cell table:formula="of:=COM.MICROSOFT.IFS([.A752] &lt;= 60; ORG.LIBREOFFICE.COLOR(255;0;0;0) ; AND([.A752] &gt; 60 ;  [.A752]&lt;= 120) ; ORG.LIBREOFFICE.COLOR(0;255;0;0); [.A752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35.6829139308738" calcext:value-type="float">
            <text:p>-35.6829139308738</text:p>
          </table:table-cell>
          <table:table-cell table:formula="of:=COM.MICROSOFT.IFS([.A753] &lt;= 60; ORG.LIBREOFFICE.COLOR(255;0;0;0) ; AND([.A753] &gt; 60 ;  [.A753]&lt;= 120) ; ORG.LIBREOFFICE.COLOR(0;255;0;0); [.A753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36.9330682702069" calcext:value-type="float">
            <text:p>-36.9330682702069</text:p>
          </table:table-cell>
          <table:table-cell table:formula="of:=COM.MICROSOFT.IFS([.A754] &lt;= 60; ORG.LIBREOFFICE.COLOR(255;0;0;0) ; AND([.A754] &gt; 60 ;  [.A754]&lt;= 120) ; ORG.LIBREOFFICE.COLOR(0;255;0;0); [.A754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38.758085652585" calcext:value-type="float">
            <text:p>-38.758085652585</text:p>
          </table:table-cell>
          <table:table-cell table:formula="of:=COM.MICROSOFT.IFS([.A755] &lt;= 60; ORG.LIBREOFFICE.COLOR(255;0;0;0) ; AND([.A755] &gt; 60 ;  [.A755]&lt;= 120) ; ORG.LIBREOFFICE.COLOR(0;255;0;0); [.A755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40.7718172948384" calcext:value-type="float">
            <text:p>-40.7718172948384</text:p>
          </table:table-cell>
          <table:table-cell table:formula="of:=COM.MICROSOFT.IFS([.A756] &lt;= 60; ORG.LIBREOFFICE.COLOR(255;0;0;0) ; AND([.A756] &gt; 60 ;  [.A756]&lt;= 120) ; ORG.LIBREOFFICE.COLOR(0;255;0;0); [.A756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42.7630209365623" calcext:value-type="float">
            <text:p>-42.7630209365623</text:p>
          </table:table-cell>
          <table:table-cell table:formula="of:=COM.MICROSOFT.IFS([.A757] &lt;= 60; ORG.LIBREOFFICE.COLOR(255;0;0;0) ; AND([.A757] &gt; 60 ;  [.A757]&lt;= 120) ; ORG.LIBREOFFICE.COLOR(0;255;0;0); [.A757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45.4511385467873" calcext:value-type="float">
            <text:p>-45.4511385467873</text:p>
          </table:table-cell>
          <table:table-cell table:formula="of:=COM.MICROSOFT.IFS([.A758] &lt;= 60; ORG.LIBREOFFICE.COLOR(255;0;0;0) ; AND([.A758] &gt; 60 ;  [.A758]&lt;= 120) ; ORG.LIBREOFFICE.COLOR(0;255;0;0); [.A758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49.0856167799749" calcext:value-type="float">
            <text:p>-49.0856167799749</text:p>
          </table:table-cell>
          <table:table-cell table:formula="of:=COM.MICROSOFT.IFS([.A759] &lt;= 60; ORG.LIBREOFFICE.COLOR(255;0;0;0) ; AND([.A759] &gt; 60 ;  [.A759]&lt;= 120) ; ORG.LIBREOFFICE.COLOR(0;255;0;0); [.A759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52.3523793598924" calcext:value-type="float">
            <text:p>-52.3523793598924</text:p>
          </table:table-cell>
          <table:table-cell table:formula="of:=COM.MICROSOFT.IFS([.A760] &lt;= 60; ORG.LIBREOFFICE.COLOR(255;0;0;0) ; AND([.A760] &gt; 60 ;  [.A760]&lt;= 120) ; ORG.LIBREOFFICE.COLOR(0;255;0;0); [.A760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55.4914770123316" calcext:value-type="float">
            <text:p>-55.4914770123316</text:p>
          </table:table-cell>
          <table:table-cell table:formula="of:=COM.MICROSOFT.IFS([.A761] &lt;= 60; ORG.LIBREOFFICE.COLOR(255;0;0;0) ; AND([.A761] &gt; 60 ;  [.A761]&lt;= 120) ; ORG.LIBREOFFICE.COLOR(0;255;0;0); [.A761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59.1494760863452" calcext:value-type="float">
            <text:p>-59.1494760863452</text:p>
          </table:table-cell>
          <table:table-cell table:formula="of:=COM.MICROSOFT.IFS([.A762] &lt;= 60; ORG.LIBREOFFICE.COLOR(255;0;0;0) ; AND([.A762] &gt; 60 ;  [.A762]&lt;= 120) ; ORG.LIBREOFFICE.COLOR(0;255;0;0); [.A762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63.5829996032664" calcext:value-type="float">
            <text:p>-63.5829996032664</text:p>
          </table:table-cell>
          <table:table-cell table:formula="of:=COM.MICROSOFT.IFS([.A763] &lt;= 60; ORG.LIBREOFFICE.COLOR(255;0;0;0) ; AND([.A763] &gt; 60 ;  [.A763]&lt;= 120) ; ORG.LIBREOFFICE.COLOR(0;255;0;0); [.A763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67.8905516562483" calcext:value-type="float">
            <text:p>-67.8905516562483</text:p>
          </table:table-cell>
          <table:table-cell table:formula="of:=COM.MICROSOFT.IFS([.A764] &lt;= 60; ORG.LIBREOFFICE.COLOR(255;0;0;0) ; AND([.A764] &gt; 60 ;  [.A764]&lt;= 120) ; ORG.LIBREOFFICE.COLOR(0;255;0;0); [.A764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71.565051177078" calcext:value-type="float">
            <text:p>-71.565051177078</text:p>
          </table:table-cell>
          <table:table-cell table:formula="of:=COM.MICROSOFT.IFS([.A765] &lt;= 60; ORG.LIBREOFFICE.COLOR(255;0;0;0) ; AND([.A765] &gt; 60 ;  [.A765]&lt;= 120) ; ORG.LIBREOFFICE.COLOR(0;255;0;0); [.A765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74.8047514731801" calcext:value-type="float">
            <text:p>-74.8047514731801</text:p>
          </table:table-cell>
          <table:table-cell table:formula="of:=COM.MICROSOFT.IFS([.A766] &lt;= 60; ORG.LIBREOFFICE.COLOR(255;0;0;0) ; AND([.A766] &gt; 60 ;  [.A766]&lt;= 120) ; ORG.LIBREOFFICE.COLOR(0;255;0;0); [.A766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77.9529695087948" calcext:value-type="float">
            <text:p>-77.9529695087948</text:p>
          </table:table-cell>
          <table:table-cell table:formula="of:=COM.MICROSOFT.IFS([.A767] &lt;= 60; ORG.LIBREOFFICE.COLOR(255;0;0;0) ; AND([.A767] &gt; 60 ;  [.A767]&lt;= 120) ; ORG.LIBREOFFICE.COLOR(0;255;0;0); [.A767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80.4257721149082" calcext:value-type="float">
            <text:p>-80.4257721149082</text:p>
          </table:table-cell>
          <table:table-cell table:formula="of:=COM.MICROSOFT.IFS([.A768] &lt;= 60; ORG.LIBREOFFICE.COLOR(255;0;0;0) ; AND([.A768] &gt; 60 ;  [.A768]&lt;= 120) ; ORG.LIBREOFFICE.COLOR(0;255;0;0); [.A768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82.7900381543842" calcext:value-type="float">
            <text:p>-82.7900381543842</text:p>
          </table:table-cell>
          <table:table-cell table:formula="of:=COM.MICROSOFT.IFS([.A769] &lt;= 60; ORG.LIBREOFFICE.COLOR(255;0;0;0) ; AND([.A769] &gt; 60 ;  [.A769]&lt;= 120) ; ORG.LIBREOFFICE.COLOR(0;255;0;0); [.A769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84.8366931856265" calcext:value-type="float">
            <text:p>-84.8366931856265</text:p>
          </table:table-cell>
          <table:table-cell table:formula="of:=COM.MICROSOFT.IFS([.A770] &lt;= 60; ORG.LIBREOFFICE.COLOR(255;0;0;0) ; AND([.A770] &gt; 60 ;  [.A770]&lt;= 120) ; ORG.LIBREOFFICE.COLOR(0;255;0;0); [.A770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86.5732068427095" calcext:value-type="float">
            <text:p>-86.5732068427095</text:p>
          </table:table-cell>
          <table:table-cell table:formula="of:=COM.MICROSOFT.IFS([.A771] &lt;= 60; ORG.LIBREOFFICE.COLOR(255;0;0;0) ; AND([.A771] &gt; 60 ;  [.A771]&lt;= 120) ; ORG.LIBREOFFICE.COLOR(0;255;0;0); [.A771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87.5997855391434" calcext:value-type="float">
            <text:p>-87.5997855391434</text:p>
          </table:table-cell>
          <table:table-cell table:formula="of:=COM.MICROSOFT.IFS([.A772] &lt;= 60; ORG.LIBREOFFICE.COLOR(255;0;0;0) ; AND([.A772] &gt; 60 ;  [.A772]&lt;= 120) ; ORG.LIBREOFFICE.COLOR(0;255;0;0); [.A772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88.6279083505394" calcext:value-type="float">
            <text:p>-88.6279083505394</text:p>
          </table:table-cell>
          <table:table-cell table:formula="of:=COM.MICROSOFT.IFS([.A773] &lt;= 60; ORG.LIBREOFFICE.COLOR(255;0;0;0) ; AND([.A773] &gt; 60 ;  [.A773]&lt;= 120) ; ORG.LIBREOFFICE.COLOR(0;255;0;0); [.A773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88.6196459265556" calcext:value-type="float">
            <text:p>-88.6196459265556</text:p>
          </table:table-cell>
          <table:table-cell table:formula="of:=COM.MICROSOFT.IFS([.A774] &lt;= 60; ORG.LIBREOFFICE.COLOR(255;0;0;0) ; AND([.A774] &gt; 60 ;  [.A774]&lt;= 120) ; ORG.LIBREOFFICE.COLOR(0;255;0;0); [.A774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88.6196459265556" calcext:value-type="float">
            <text:p>-88.6196459265556</text:p>
          </table:table-cell>
          <table:table-cell table:formula="of:=COM.MICROSOFT.IFS([.A775] &lt;= 60; ORG.LIBREOFFICE.COLOR(255;0;0;0) ; AND([.A775] &gt; 60 ;  [.A775]&lt;= 120) ; ORG.LIBREOFFICE.COLOR(0;255;0;0); [.A775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88.6196459265556" calcext:value-type="float">
            <text:p>-88.6196459265556</text:p>
          </table:table-cell>
          <table:table-cell table:formula="of:=COM.MICROSOFT.IFS([.A776] &lt;= 60; ORG.LIBREOFFICE.COLOR(255;0;0;0) ; AND([.A776] &gt; 60 ;  [.A776]&lt;= 120) ; ORG.LIBREOFFICE.COLOR(0;255;0;0); [.A776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89.3097228021349" calcext:value-type="float">
            <text:p>-89.3097228021349</text:p>
          </table:table-cell>
          <table:table-cell table:formula="of:=COM.MICROSOFT.IFS([.A777] &lt;= 60; ORG.LIBREOFFICE.COLOR(255;0;0;0) ; AND([.A777] &gt; 60 ;  [.A777]&lt;= 120) ; ORG.LIBREOFFICE.COLOR(0;255;0;0); [.A777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89.3138558021648" calcext:value-type="float">
            <text:p>-89.3138558021648</text:p>
          </table:table-cell>
          <table:table-cell table:formula="of:=COM.MICROSOFT.IFS([.A778] &lt;= 60; ORG.LIBREOFFICE.COLOR(255;0;0;0) ; AND([.A778] &gt; 60 ;  [.A778]&lt;= 120) ; ORG.LIBREOFFICE.COLOR(0;255;0;0); [.A778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88.6360724683971" calcext:value-type="float">
            <text:p>-88.6360724683971</text:p>
          </table:table-cell>
          <table:table-cell table:formula="of:=COM.MICROSOFT.IFS([.A779] &lt;= 60; ORG.LIBREOFFICE.COLOR(255;0;0;0) ; AND([.A779] &gt; 60 ;  [.A779]&lt;= 120) ; ORG.LIBREOFFICE.COLOR(0;255;0;0); [.A779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88.9769698113322" calcext:value-type="float">
            <text:p>-88.9769698113322</text:p>
          </table:table-cell>
          <table:table-cell table:formula="of:=COM.MICROSOFT.IFS([.A780] &lt;= 60; ORG.LIBREOFFICE.COLOR(255;0;0;0) ; AND([.A780] &gt; 60 ;  [.A780]&lt;= 120) ; ORG.LIBREOFFICE.COLOR(0;255;0;0); [.A780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89.6569156004765" calcext:value-type="float">
            <text:p>-89.6569156004765</text:p>
          </table:table-cell>
          <table:table-cell table:formula="of:=COM.MICROSOFT.IFS([.A781] &lt;= 60; ORG.LIBREOFFICE.COLOR(255;0;0;0) ; AND([.A781] &gt; 60 ;  [.A781]&lt;= 120) ; ORG.LIBREOFFICE.COLOR(0;255;0;0); [.A781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90.3451511231641" calcext:value-type="float">
            <text:p>-90.3451511231641</text:p>
          </table:table-cell>
          <table:table-cell table:formula="of:=COM.MICROSOFT.IFS([.A782] &lt;= 60; ORG.LIBREOFFICE.COLOR(255;0;0;0) ; AND([.A782] &gt; 60 ;  [.A782]&lt;= 120) ; ORG.LIBREOFFICE.COLOR(0;255;0;0); [.A782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91.04162667601" calcext:value-type="float">
            <text:p>-91.04162667601</text:p>
          </table:table-cell>
          <table:table-cell table:formula="of:=COM.MICROSOFT.IFS([.A783] &lt;= 60; ORG.LIBREOFFICE.COLOR(255;0;0;0) ; AND([.A783] &gt; 60 ;  [.A783]&lt;= 120) ; ORG.LIBREOFFICE.COLOR(0;255;0;0); [.A783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92.4292733235" calcext:value-type="float">
            <text:p>-92.4292733235</text:p>
          </table:table-cell>
          <table:table-cell table:formula="of:=COM.MICROSOFT.IFS([.A784] &lt;= 60; ORG.LIBREOFFICE.COLOR(255;0;0;0) ; AND([.A784] &gt; 60 ;  [.A784]&lt;= 120) ; ORG.LIBREOFFICE.COLOR(0;255;0;0); [.A784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94.8498439017828" calcext:value-type="float">
            <text:p>-94.8498439017828</text:p>
          </table:table-cell>
          <table:table-cell table:formula="of:=COM.MICROSOFT.IFS([.A785] &lt;= 60; ORG.LIBREOFFICE.COLOR(255;0;0;0) ; AND([.A785] &gt; 60 ;  [.A785]&lt;= 120) ; ORG.LIBREOFFICE.COLOR(0;255;0;0); [.A785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97.2969461539752" calcext:value-type="float">
            <text:p>-97.2969461539752</text:p>
          </table:table-cell>
          <table:table-cell table:formula="of:=COM.MICROSOFT.IFS([.A786] &lt;= 60; ORG.LIBREOFFICE.COLOR(255;0;0;0) ; AND([.A786] &gt; 60 ;  [.A786]&lt;= 120) ; ORG.LIBREOFFICE.COLOR(0;255;0;0); [.A786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99.4623222080256" calcext:value-type="float">
            <text:p>-99.4623222080256</text:p>
          </table:table-cell>
          <table:table-cell table:formula="of:=COM.MICROSOFT.IFS([.A787] &lt;= 60; ORG.LIBREOFFICE.COLOR(255;0;0;0) ; AND([.A787] &gt; 60 ;  [.A787]&lt;= 120) ; ORG.LIBREOFFICE.COLOR(0;255;0;0); [.A787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102.339087278326" calcext:value-type="float">
            <text:p>-102.339087278326</text:p>
          </table:table-cell>
          <table:table-cell table:formula="of:=COM.MICROSOFT.IFS([.A788] &lt;= 60; ORG.LIBREOFFICE.COLOR(255;0;0;0) ; AND([.A788] &gt; 60 ;  [.A788]&lt;= 120) ; ORG.LIBREOFFICE.COLOR(0;255;0;0); [.A788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106.56607589851" calcext:value-type="float">
            <text:p>-106.56607589851</text:p>
          </table:table-cell>
          <table:table-cell table:formula="of:=COM.MICROSOFT.IFS([.A789] &lt;= 60; ORG.LIBREOFFICE.COLOR(255;0;0;0) ; AND([.A789] &gt; 60 ;  [.A789]&lt;= 120) ; ORG.LIBREOFFICE.COLOR(0;255;0;0); [.A789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110.839084876676" calcext:value-type="float">
            <text:p>-110.839084876676</text:p>
          </table:table-cell>
          <table:table-cell table:formula="of:=COM.MICROSOFT.IFS([.A790] &lt;= 60; ORG.LIBREOFFICE.COLOR(255;0;0;0) ; AND([.A790] &gt; 60 ;  [.A790]&lt;= 120) ; ORG.LIBREOFFICE.COLOR(0;255;0;0); [.A790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114.871314678277" calcext:value-type="float">
            <text:p>-114.871314678277</text:p>
          </table:table-cell>
          <table:table-cell table:formula="of:=COM.MICROSOFT.IFS([.A791] &lt;= 60; ORG.LIBREOFFICE.COLOR(255;0;0;0) ; AND([.A791] &gt; 60 ;  [.A791]&lt;= 120) ; ORG.LIBREOFFICE.COLOR(0;255;0;0); [.A791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118.555814208511" calcext:value-type="float">
            <text:p>-118.555814208511</text:p>
          </table:table-cell>
          <table:table-cell table:formula="of:=COM.MICROSOFT.IFS([.A792] &lt;= 60; ORG.LIBREOFFICE.COLOR(255;0;0;0) ; AND([.A792] &gt; 60 ;  [.A792]&lt;= 120) ; ORG.LIBREOFFICE.COLOR(0;255;0;0); [.A792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122.837796480318" calcext:value-type="float">
            <text:p>-122.837796480318</text:p>
          </table:table-cell>
          <table:table-cell table:formula="of:=COM.MICROSOFT.IFS([.A793] &lt;= 60; ORG.LIBREOFFICE.COLOR(255;0;0;0) ; AND([.A793] &gt; 60 ;  [.A793]&lt;= 120) ; ORG.LIBREOFFICE.COLOR(0;255;0;0); [.A793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127.00647850636" calcext:value-type="float">
            <text:p>-127.00647850636</text:p>
          </table:table-cell>
          <table:table-cell table:formula="of:=COM.MICROSOFT.IFS([.A794] &lt;= 60; ORG.LIBREOFFICE.COLOR(255;0;0;0) ; AND([.A794] &gt; 60 ;  [.A794]&lt;= 120) ; ORG.LIBREOFFICE.COLOR(0;255;0;0); [.A794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130.897203076758" calcext:value-type="float">
            <text:p>-130.897203076758</text:p>
          </table:table-cell>
          <table:table-cell table:formula="of:=COM.MICROSOFT.IFS([.A795] &lt;= 60; ORG.LIBREOFFICE.COLOR(255;0;0;0) ; AND([.A795] &gt; 60 ;  [.A795]&lt;= 120) ; ORG.LIBREOFFICE.COLOR(0;255;0;0); [.A795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134.52254622269" calcext:value-type="float">
            <text:p>-134.52254622269</text:p>
          </table:table-cell>
          <table:table-cell table:formula="of:=COM.MICROSOFT.IFS([.A796] &lt;= 60; ORG.LIBREOFFICE.COLOR(255;0;0;0) ; AND([.A796] &gt; 60 ;  [.A796]&lt;= 120) ; ORG.LIBREOFFICE.COLOR(0;255;0;0); [.A796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137.862405226112" calcext:value-type="float">
            <text:p>-137.862405226112</text:p>
          </table:table-cell>
          <table:table-cell table:formula="of:=COM.MICROSOFT.IFS([.A797] &lt;= 60; ORG.LIBREOFFICE.COLOR(255;0;0;0) ; AND([.A797] &gt; 60 ;  [.A797]&lt;= 120) ; ORG.LIBREOFFICE.COLOR(0;255;0;0); [.A797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140.922363021466" calcext:value-type="float">
            <text:p>-140.922363021466</text:p>
          </table:table-cell>
          <table:table-cell table:formula="of:=COM.MICROSOFT.IFS([.A798] &lt;= 60; ORG.LIBREOFFICE.COLOR(255;0;0;0) ; AND([.A798] &gt; 60 ;  [.A798]&lt;= 120) ; ORG.LIBREOFFICE.COLOR(0;255;0;0); [.A798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143.26319335639" calcext:value-type="float">
            <text:p>-143.26319335639</text:p>
          </table:table-cell>
          <table:table-cell table:formula="of:=COM.MICROSOFT.IFS([.A799] &lt;= 60; ORG.LIBREOFFICE.COLOR(255;0;0;0) ; AND([.A799] &gt; 60 ;  [.A799]&lt;= 120) ; ORG.LIBREOFFICE.COLOR(0;255;0;0); [.A799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144.926245506652" calcext:value-type="float">
            <text:p>-144.926245506652</text:p>
          </table:table-cell>
          <table:table-cell table:formula="of:=COM.MICROSOFT.IFS([.A800] &lt;= 60; ORG.LIBREOFFICE.COLOR(255;0;0;0) ; AND([.A800] &gt; 60 ;  [.A800]&lt;= 120) ; ORG.LIBREOFFICE.COLOR(0;255;0;0); [.A800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146.49269351131" calcext:value-type="float">
            <text:p>-146.49269351131</text:p>
          </table:table-cell>
          <table:table-cell table:formula="of:=COM.MICROSOFT.IFS([.A801] &lt;= 60; ORG.LIBREOFFICE.COLOR(255;0;0;0) ; AND([.A801] &gt; 60 ;  [.A801]&lt;= 120) ; ORG.LIBREOFFICE.COLOR(0;255;0;0); [.A801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147.855633972909" calcext:value-type="float">
            <text:p>-147.855633972909</text:p>
          </table:table-cell>
          <table:table-cell table:formula="of:=COM.MICROSOFT.IFS([.A802] &lt;= 60; ORG.LIBREOFFICE.COLOR(255;0;0;0) ; AND([.A802] &gt; 60 ;  [.A802]&lt;= 120) ; ORG.LIBREOFFICE.COLOR(0;255;0;0); [.A802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148.585991207889" calcext:value-type="float">
            <text:p>-148.585991207889</text:p>
          </table:table-cell>
          <table:table-cell table:formula="of:=COM.MICROSOFT.IFS([.A803] &lt;= 60; ORG.LIBREOFFICE.COLOR(255;0;0;0) ; AND([.A803] &gt; 60 ;  [.A803]&lt;= 120) ; ORG.LIBREOFFICE.COLOR(0;255;0;0); [.A803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148.585991207889" calcext:value-type="float">
            <text:p>-148.585991207889</text:p>
          </table:table-cell>
          <table:table-cell table:formula="of:=COM.MICROSOFT.IFS([.A804] &lt;= 60; ORG.LIBREOFFICE.COLOR(255;0;0;0) ; AND([.A804] &gt; 60 ;  [.A804]&lt;= 120) ; ORG.LIBREOFFICE.COLOR(0;255;0;0); [.A804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148.979345989596" calcext:value-type="float">
            <text:p>-148.979345989596</text:p>
          </table:table-cell>
          <table:table-cell table:formula="of:=COM.MICROSOFT.IFS([.A805] &lt;= 60; ORG.LIBREOFFICE.COLOR(255;0;0;0) ; AND([.A805] &gt; 60 ;  [.A805]&lt;= 120) ; ORG.LIBREOFFICE.COLOR(0;255;0;0); [.A805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149.719659717493" calcext:value-type="float">
            <text:p>-149.719659717493</text:p>
          </table:table-cell>
          <table:table-cell table:formula="of:=COM.MICROSOFT.IFS([.A806] &lt;= 60; ORG.LIBREOFFICE.COLOR(255;0;0;0) ; AND([.A806] &gt; 60 ;  [.A806]&lt;= 120) ; ORG.LIBREOFFICE.COLOR(0;255;0;0); [.A806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149.601272285834" calcext:value-type="float">
            <text:p>-149.601272285834</text:p>
          </table:table-cell>
          <table:table-cell table:formula="of:=COM.MICROSOFT.IFS([.A807] &lt;= 60; ORG.LIBREOFFICE.COLOR(255;0;0;0) ; AND([.A807] &gt; 60 ;  [.A807]&lt;= 120) ; ORG.LIBREOFFICE.COLOR(0;255;0;0); [.A807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148.866896829495" calcext:value-type="float">
            <text:p>-148.866896829495</text:p>
          </table:table-cell>
          <table:table-cell table:formula="of:=COM.MICROSOFT.IFS([.A808] &lt;= 60; ORG.LIBREOFFICE.COLOR(255;0;0;0) ; AND([.A808] &gt; 60 ;  [.A808]&lt;= 120) ; ORG.LIBREOFFICE.COLOR(0;255;0;0); [.A808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148.695876504409" calcext:value-type="float">
            <text:p>-148.695876504409</text:p>
          </table:table-cell>
          <table:table-cell table:formula="of:=COM.MICROSOFT.IFS([.A809] &lt;= 60; ORG.LIBREOFFICE.COLOR(255;0;0;0) ; AND([.A809] &gt; 60 ;  [.A809]&lt;= 120) ; ORG.LIBREOFFICE.COLOR(0;255;0;0); [.A809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149.433730110445" calcext:value-type="float">
            <text:p>-149.433730110445</text:p>
          </table:table-cell>
          <table:table-cell table:formula="of:=COM.MICROSOFT.IFS([.A810] &lt;= 60; ORG.LIBREOFFICE.COLOR(255;0;0;0) ; AND([.A810] &gt; 60 ;  [.A810]&lt;= 120) ; ORG.LIBREOFFICE.COLOR(0;255;0;0); [.A810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149.767160767391" calcext:value-type="float">
            <text:p>-149.767160767391</text:p>
          </table:table-cell>
          <table:table-cell table:formula="of:=COM.MICROSOFT.IFS([.A811] &lt;= 60; ORG.LIBREOFFICE.COLOR(255;0;0;0) ; AND([.A811] &gt; 60 ;  [.A811]&lt;= 120) ; ORG.LIBREOFFICE.COLOR(0;255;0;0); [.A811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149.931417178138" calcext:value-type="float">
            <text:p>-149.931417178138</text:p>
          </table:table-cell>
          <table:table-cell table:formula="of:=COM.MICROSOFT.IFS([.A812] &lt;= 60; ORG.LIBREOFFICE.COLOR(255;0;0;0) ; AND([.A812] &gt; 60 ;  [.A812]&lt;= 120) ; ORG.LIBREOFFICE.COLOR(0;255;0;0); [.A812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150.660029131844" calcext:value-type="float">
            <text:p>-150.660029131844</text:p>
          </table:table-cell>
          <table:table-cell table:formula="of:=COM.MICROSOFT.IFS([.A813] &lt;= 60; ORG.LIBREOFFICE.COLOR(255;0;0;0) ; AND([.A813] &gt; 60 ;  [.A813]&lt;= 120) ; ORG.LIBREOFFICE.COLOR(0;255;0;0); [.A813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152.271742577681" calcext:value-type="float">
            <text:p>-152.271742577681</text:p>
          </table:table-cell>
          <table:table-cell table:formula="of:=COM.MICROSOFT.IFS([.A814] &lt;= 60; ORG.LIBREOFFICE.COLOR(255;0;0;0) ; AND([.A814] &gt; 60 ;  [.A814]&lt;= 120) ; ORG.LIBREOFFICE.COLOR(0;255;0;0); [.A814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154.160173121981" calcext:value-type="float">
            <text:p>-154.160173121981</text:p>
          </table:table-cell>
          <table:table-cell table:formula="of:=COM.MICROSOFT.IFS([.A815] &lt;= 60; ORG.LIBREOFFICE.COLOR(255;0;0;0) ; AND([.A815] &gt; 60 ;  [.A815]&lt;= 120) ; ORG.LIBREOFFICE.COLOR(0;255;0;0); [.A815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156.333525622204" calcext:value-type="float">
            <text:p>-156.333525622204</text:p>
          </table:table-cell>
          <table:table-cell table:formula="of:=COM.MICROSOFT.IFS([.A816] &lt;= 60; ORG.LIBREOFFICE.COLOR(255;0;0;0) ; AND([.A816] &gt; 60 ;  [.A816]&lt;= 120) ; ORG.LIBREOFFICE.COLOR(0;255;0;0); [.A816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159.102234501161" calcext:value-type="float">
            <text:p>-159.102234501161</text:p>
          </table:table-cell>
          <table:table-cell table:formula="of:=COM.MICROSOFT.IFS([.A817] &lt;= 60; ORG.LIBREOFFICE.COLOR(255;0;0;0) ; AND([.A817] &gt; 60 ;  [.A817]&lt;= 120) ; ORG.LIBREOFFICE.COLOR(0;255;0;0); [.A817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161.972843433644" calcext:value-type="float">
            <text:p>-161.972843433644</text:p>
          </table:table-cell>
          <table:table-cell table:formula="of:=COM.MICROSOFT.IFS([.A818] &lt;= 60; ORG.LIBREOFFICE.COLOR(255;0;0;0) ; AND([.A818] &gt; 60 ;  [.A818]&lt;= 120) ; ORG.LIBREOFFICE.COLOR(0;255;0;0); [.A818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165.109817632673" calcext:value-type="float">
            <text:p>-165.109817632673</text:p>
          </table:table-cell>
          <table:table-cell table:formula="of:=COM.MICROSOFT.IFS([.A819] &lt;= 60; ORG.LIBREOFFICE.COLOR(255;0;0;0) ; AND([.A819] &gt; 60 ;  [.A819]&lt;= 120) ; ORG.LIBREOFFICE.COLOR(0;255;0;0); [.A819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168.439869205782" calcext:value-type="float">
            <text:p>-168.439869205782</text:p>
          </table:table-cell>
          <table:table-cell table:formula="of:=COM.MICROSOFT.IFS([.A820] &lt;= 60; ORG.LIBREOFFICE.COLOR(255;0;0;0) ; AND([.A820] &gt; 60 ;  [.A820]&lt;= 120) ; ORG.LIBREOFFICE.COLOR(0;255;0;0); [.A820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171.689722832476" calcext:value-type="float">
            <text:p>-171.689722832476</text:p>
          </table:table-cell>
          <table:table-cell table:formula="of:=COM.MICROSOFT.IFS([.A821] &lt;= 60; ORG.LIBREOFFICE.COLOR(255;0;0;0) ; AND([.A821] &gt; 60 ;  [.A821]&lt;= 120) ; ORG.LIBREOFFICE.COLOR(0;255;0;0); [.A821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175.26255665199" calcext:value-type="float">
            <text:p>-175.26255665199</text:p>
          </table:table-cell>
          <table:table-cell table:formula="of:=COM.MICROSOFT.IFS([.A822] &lt;= 60; ORG.LIBREOFFICE.COLOR(255;0;0;0) ; AND([.A822] &gt; 60 ;  [.A822]&lt;= 120) ; ORG.LIBREOFFICE.COLOR(0;255;0;0); [.A822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178.747832624796" calcext:value-type="float">
            <text:p>-178.747832624796</text:p>
          </table:table-cell>
          <table:table-cell table:formula="of:=COM.MICROSOFT.IFS([.A823] &lt;= 60; ORG.LIBREOFFICE.COLOR(255;0;0;0) ; AND([.A823] &gt; 60 ;  [.A823]&lt;= 120) ; ORG.LIBREOFFICE.COLOR(0;255;0;0); [.A823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178.44343252866" calcext:value-type="float">
            <text:p>178.44343252866</text:p>
          </table:table-cell>
          <table:table-cell table:formula="of:=COM.MICROSOFT.IFS([.A824] &lt;= 60; ORG.LIBREOFFICE.COLOR(255;0;0;0) ; AND([.A824] &gt; 60 ;  [.A824]&lt;= 120) ; ORG.LIBREOFFICE.COLOR(0;255;0;0); [.A824] &gt;120; ORG.LIBREOFFICE.COLOR(0;0;255;0)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75.648922048426" calcext:value-type="float">
            <text:p>175.648922048426</text:p>
          </table:table-cell>
          <table:table-cell table:formula="of:=COM.MICROSOFT.IFS([.A825] &lt;= 60; ORG.LIBREOFFICE.COLOR(255;0;0;0) ; AND([.A825] &gt; 60 ;  [.A825]&lt;= 120) ; ORG.LIBREOFFICE.COLOR(0;255;0;0); [.A825] &gt;120; ORG.LIBREOFFICE.COLOR(0;0;255;0)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72.528440823408" calcext:value-type="float">
            <text:p>172.528440823408</text:p>
          </table:table-cell>
          <table:table-cell table:formula="of:=COM.MICROSOFT.IFS([.A826] &lt;= 60; ORG.LIBREOFFICE.COLOR(255;0;0;0) ; AND([.A826] &gt; 60 ;  [.A826]&lt;= 120) ; ORG.LIBREOFFICE.COLOR(0;255;0;0); [.A826] &gt;120; ORG.LIBREOFFICE.COLOR(0;0;255;0)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69.667299484078" calcext:value-type="float">
            <text:p>169.667299484078</text:p>
          </table:table-cell>
          <table:table-cell table:formula="of:=COM.MICROSOFT.IFS([.A827] &lt;= 60; ORG.LIBREOFFICE.COLOR(255;0;0;0) ; AND([.A827] &gt; 60 ;  [.A827]&lt;= 120) ; ORG.LIBREOFFICE.COLOR(0;255;0;0); [.A827] &gt;120; ORG.LIBREOFFICE.COLOR(0;0;255;0)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67.098927254785" calcext:value-type="float">
            <text:p>167.098927254785</text:p>
          </table:table-cell>
          <table:table-cell table:formula="of:=COM.MICROSOFT.IFS([.A828] &lt;= 60; ORG.LIBREOFFICE.COLOR(255;0;0;0) ; AND([.A828] &gt; 60 ;  [.A828]&lt;= 120) ; ORG.LIBREOFFICE.COLOR(0;255;0;0); [.A828] &gt;120; ORG.LIBREOFFICE.COLOR(0;0;255;0)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65.510237406116" calcext:value-type="float">
            <text:p>165.510237406116</text:p>
          </table:table-cell>
          <table:table-cell table:formula="of:=COM.MICROSOFT.IFS([.A829] &lt;= 60; ORG.LIBREOFFICE.COLOR(255;0;0;0) ; AND([.A829] &gt; 60 ;  [.A829]&lt;= 120) ; ORG.LIBREOFFICE.COLOR(0;255;0;0); [.A829] &gt;120; ORG.LIBREOFFICE.COLOR(0;0;255;0)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63.926425835254" calcext:value-type="float">
            <text:p>163.926425835254</text:p>
          </table:table-cell>
          <table:table-cell table:formula="of:=COM.MICROSOFT.IFS([.A830] &lt;= 60; ORG.LIBREOFFICE.COLOR(255;0;0;0) ; AND([.A830] &gt; 60 ;  [.A830]&lt;= 120) ; ORG.LIBREOFFICE.COLOR(0;255;0;0); [.A830] &gt;120; ORG.LIBREOFFICE.COLOR(0;0;255;0)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62.443452564947" calcext:value-type="float">
            <text:p>162.443452564947</text:p>
          </table:table-cell>
          <table:table-cell table:formula="of:=COM.MICROSOFT.IFS([.A831] &lt;= 60; ORG.LIBREOFFICE.COLOR(255;0;0;0) ; AND([.A831] &gt; 60 ;  [.A831]&lt;= 120) ; ORG.LIBREOFFICE.COLOR(0;255;0;0); [.A831] &gt;120; ORG.LIBREOFFICE.COLOR(0;0;255;0)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61.467443469947" calcext:value-type="float">
            <text:p>161.467443469947</text:p>
          </table:table-cell>
          <table:table-cell table:formula="of:=COM.MICROSOFT.IFS([.A832] &lt;= 60; ORG.LIBREOFFICE.COLOR(255;0;0;0) ; AND([.A832] &gt; 60 ;  [.A832]&lt;= 120) ; ORG.LIBREOFFICE.COLOR(0;255;0;0); [.A832] &gt;120; ORG.LIBREOFFICE.COLOR(0;0;255;0)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60.782904823021" calcext:value-type="float">
            <text:p>160.782904823021</text:p>
          </table:table-cell>
          <table:table-cell table:formula="of:=COM.MICROSOFT.IFS([.A833] &lt;= 60; ORG.LIBREOFFICE.COLOR(255;0;0;0) ; AND([.A833] &gt; 60 ;  [.A833]&lt;= 120) ; ORG.LIBREOFFICE.COLOR(0;255;0;0); [.A833] &gt;120; ORG.LIBREOFFICE.COLOR(0;0;255;0)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60.491491013192" calcext:value-type="float">
            <text:p>160.491491013192</text:p>
          </table:table-cell>
          <table:table-cell table:formula="of:=COM.MICROSOFT.IFS([.A834] &lt;= 60; ORG.LIBREOFFICE.COLOR(255;0;0;0) ; AND([.A834] &gt; 60 ;  [.A834]&lt;= 120) ; ORG.LIBREOFFICE.COLOR(0;255;0;0); [.A834] &gt;120; ORG.LIBREOFFICE.COLOR(0;0;255;0)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60.096250462692" calcext:value-type="float">
            <text:p>160.096250462692</text:p>
          </table:table-cell>
          <table:table-cell table:formula="of:=COM.MICROSOFT.IFS([.A835] &lt;= 60; ORG.LIBREOFFICE.COLOR(255;0;0;0) ; AND([.A835] &gt; 60 ;  [.A835]&lt;= 120) ; ORG.LIBREOFFICE.COLOR(0;255;0;0); [.A835] &gt;120; ORG.LIBREOFFICE.COLOR(0;0;255;0)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60.096250462692" calcext:value-type="float">
            <text:p>160.096250462692</text:p>
          </table:table-cell>
          <table:table-cell table:formula="of:=COM.MICROSOFT.IFS([.A836] &lt;= 60; ORG.LIBREOFFICE.COLOR(255;0;0;0) ; AND([.A836] &gt; 60 ;  [.A836]&lt;= 120) ; ORG.LIBREOFFICE.COLOR(0;255;0;0); [.A836] &gt;120; ORG.LIBREOFFICE.COLOR(0;0;255;0)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60.096250462692" calcext:value-type="float">
            <text:p>160.096250462692</text:p>
          </table:table-cell>
          <table:table-cell table:formula="of:=COM.MICROSOFT.IFS([.A837] &lt;= 60; ORG.LIBREOFFICE.COLOR(255;0;0;0) ; AND([.A837] &gt; 60 ;  [.A837]&lt;= 120) ; ORG.LIBREOFFICE.COLOR(0;255;0;0); [.A837] &gt;120; ORG.LIBREOFFICE.COLOR(0;0;255;0)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60.201123645475" calcext:value-type="float">
            <text:p>160.201123645475</text:p>
          </table:table-cell>
          <table:table-cell table:formula="of:=COM.MICROSOFT.IFS([.A838] &lt;= 60; ORG.LIBREOFFICE.COLOR(255;0;0;0) ; AND([.A838] &gt; 60 ;  [.A838]&lt;= 120) ; ORG.LIBREOFFICE.COLOR(0;255;0;0); [.A838] &gt;120; ORG.LIBREOFFICE.COLOR(0;0;255;0)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60.096250462692" calcext:value-type="float">
            <text:p>160.096250462692</text:p>
          </table:table-cell>
          <table:table-cell table:formula="of:=COM.MICROSOFT.IFS([.A839] &lt;= 60; ORG.LIBREOFFICE.COLOR(255;0;0;0) ; AND([.A839] &gt; 60 ;  [.A839]&lt;= 120) ; ORG.LIBREOFFICE.COLOR(0;255;0;0); [.A839] &gt;120; ORG.LIBREOFFICE.COLOR(0;0;255;0)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59.990306111325" calcext:value-type="float">
            <text:p>159.990306111325</text:p>
          </table:table-cell>
          <table:table-cell table:formula="of:=COM.MICROSOFT.IFS([.A840] &lt;= 60; ORG.LIBREOFFICE.COLOR(255;0;0;0) ; AND([.A840] &gt; 60 ;  [.A840]&lt;= 120) ; ORG.LIBREOFFICE.COLOR(0;255;0;0); [.A840] &gt;120; ORG.LIBREOFFICE.COLOR(0;0;255;0)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60.096250462692" calcext:value-type="float">
            <text:p>160.096250462692</text:p>
          </table:table-cell>
          <table:table-cell table:formula="of:=COM.MICROSOFT.IFS([.A841] &lt;= 60; ORG.LIBREOFFICE.COLOR(255;0;0;0) ; AND([.A841] &gt; 60 ;  [.A841]&lt;= 120) ; ORG.LIBREOFFICE.COLOR(0;255;0;0); [.A841] &gt;120; ORG.LIBREOFFICE.COLOR(0;0;255;0)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59.40766866778" calcext:value-type="float">
            <text:p>159.40766866778</text:p>
          </table:table-cell>
          <table:table-cell table:formula="of:=COM.MICROSOFT.IFS([.A842] &lt;= 60; ORG.LIBREOFFICE.COLOR(255;0;0;0) ; AND([.A842] &gt; 60 ;  [.A842]&lt;= 120) ; ORG.LIBREOFFICE.COLOR(0;255;0;0); [.A842] &gt;120; ORG.LIBREOFFICE.COLOR(0;0;255;0)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58.198590513648" calcext:value-type="float">
            <text:p>158.198590513648</text:p>
          </table:table-cell>
          <table:table-cell table:formula="of:=COM.MICROSOFT.IFS([.A843] &lt;= 60; ORG.LIBREOFFICE.COLOR(255;0;0;0) ; AND([.A843] &gt; 60 ;  [.A843]&lt;= 120) ; ORG.LIBREOFFICE.COLOR(0;255;0;0); [.A843] &gt;120; ORG.LIBREOFFICE.COLOR(0;0;255;0)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56.924273728718" calcext:value-type="float">
            <text:p>156.924273728718</text:p>
          </table:table-cell>
          <table:table-cell table:formula="of:=COM.MICROSOFT.IFS([.A844] &lt;= 60; ORG.LIBREOFFICE.COLOR(255;0;0;0) ; AND([.A844] &gt; 60 ;  [.A844]&lt;= 120) ; ORG.LIBREOFFICE.COLOR(0;255;0;0); [.A844] &gt;120; ORG.LIBREOFFICE.COLOR(0;0;255;0)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55.376435213836" calcext:value-type="float">
            <text:p>155.376435213836</text:p>
          </table:table-cell>
          <table:table-cell table:formula="of:=COM.MICROSOFT.IFS([.A845] &lt;= 60; ORG.LIBREOFFICE.COLOR(255;0;0;0) ; AND([.A845] &gt; 60 ;  [.A845]&lt;= 120) ; ORG.LIBREOFFICE.COLOR(0;255;0;0); [.A845] &gt;120; ORG.LIBREOFFICE.COLOR(0;0;255;0)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53.7117378751" calcext:value-type="float">
            <text:p>153.7117378751</text:p>
          </table:table-cell>
          <table:table-cell table:formula="of:=COM.MICROSOFT.IFS([.A846] &lt;= 60; ORG.LIBREOFFICE.COLOR(255;0;0;0) ; AND([.A846] &gt; 60 ;  [.A846]&lt;= 120) ; ORG.LIBREOFFICE.COLOR(0;255;0;0); [.A846] &gt;120; ORG.LIBREOFFICE.COLOR(0;0;255;0)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51.189206257027" calcext:value-type="float">
            <text:p>151.189206257027</text:p>
          </table:table-cell>
          <table:table-cell table:formula="of:=COM.MICROSOFT.IFS([.A847] &lt;= 60; ORG.LIBREOFFICE.COLOR(255;0;0;0) ; AND([.A847] &gt; 60 ;  [.A847]&lt;= 120) ; ORG.LIBREOFFICE.COLOR(0;255;0;0); [.A847] &gt;120; ORG.LIBREOFFICE.COLOR(0;0;255;0)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48.659656912854" calcext:value-type="float">
            <text:p>148.659656912854</text:p>
          </table:table-cell>
          <table:table-cell table:formula="of:=COM.MICROSOFT.IFS([.A848] &lt;= 60; ORG.LIBREOFFICE.COLOR(255;0;0;0) ; AND([.A848] &gt; 60 ;  [.A848]&lt;= 120) ; ORG.LIBREOFFICE.COLOR(0;255;0;0); [.A848] &gt;120; ORG.LIBREOFFICE.COLOR(0;0;255;0)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45.877193123152" calcext:value-type="float">
            <text:p>145.877193123152</text:p>
          </table:table-cell>
          <table:table-cell table:formula="of:=COM.MICROSOFT.IFS([.A849] &lt;= 60; ORG.LIBREOFFICE.COLOR(255;0;0;0) ; AND([.A849] &gt; 60 ;  [.A849]&lt;= 120) ; ORG.LIBREOFFICE.COLOR(0;255;0;0); [.A849] &gt;120; ORG.LIBREOFFICE.COLOR(0;0;255;0)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42.815293546767" calcext:value-type="float">
            <text:p>142.815293546767</text:p>
          </table:table-cell>
          <table:table-cell table:formula="of:=COM.MICROSOFT.IFS([.A850] &lt;= 60; ORG.LIBREOFFICE.COLOR(255;0;0;0) ; AND([.A850] &gt; 60 ;  [.A850]&lt;= 120) ; ORG.LIBREOFFICE.COLOR(0;255;0;0); [.A850] &gt;120; ORG.LIBREOFFICE.COLOR(0;0;255;0)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39.294783257023" calcext:value-type="float">
            <text:p>139.294783257023</text:p>
          </table:table-cell>
          <table:table-cell table:formula="of:=COM.MICROSOFT.IFS([.A851] &lt;= 60; ORG.LIBREOFFICE.COLOR(255;0;0;0) ; AND([.A851] &gt; 60 ;  [.A851]&lt;= 120) ; ORG.LIBREOFFICE.COLOR(0;255;0;0); [.A851] &gt;120; ORG.LIBREOFFICE.COLOR(0;0;255;0)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35.909380449199" calcext:value-type="float">
            <text:p>135.909380449199</text:p>
          </table:table-cell>
          <table:table-cell table:formula="of:=COM.MICROSOFT.IFS([.A852] &lt;= 60; ORG.LIBREOFFICE.COLOR(255;0;0;0) ; AND([.A852] &gt; 60 ;  [.A852]&lt;= 120) ; ORG.LIBREOFFICE.COLOR(0;255;0;0); [.A852] &gt;120; ORG.LIBREOFFICE.COLOR(0;0;255;0)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32.490635260148" calcext:value-type="float">
            <text:p>132.490635260148</text:p>
          </table:table-cell>
          <table:table-cell table:formula="of:=COM.MICROSOFT.IFS([.A853] &lt;= 60; ORG.LIBREOFFICE.COLOR(255;0;0;0) ; AND([.A853] &gt; 60 ;  [.A853]&lt;= 120) ; ORG.LIBREOFFICE.COLOR(0;255;0;0); [.A853] &gt;120; ORG.LIBREOFFICE.COLOR(0;0;255;0)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29.015047684885" calcext:value-type="float">
            <text:p>129.015047684885</text:p>
          </table:table-cell>
          <table:table-cell table:formula="of:=COM.MICROSOFT.IFS([.A854] &lt;= 60; ORG.LIBREOFFICE.COLOR(255;0;0;0) ; AND([.A854] &gt; 60 ;  [.A854]&lt;= 120) ; ORG.LIBREOFFICE.COLOR(0;255;0;0); [.A854] &gt;120; ORG.LIBREOFFICE.COLOR(0;0;255;0)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25.233320604227" calcext:value-type="float">
            <text:p>125.233320604227</text:p>
          </table:table-cell>
          <table:table-cell table:formula="of:=COM.MICROSOFT.IFS([.A855] &lt;= 60; ORG.LIBREOFFICE.COLOR(255;0;0;0) ; AND([.A855] &gt; 60 ;  [.A855]&lt;= 120) ; ORG.LIBREOFFICE.COLOR(0;255;0;0); [.A855] &gt;120; ORG.LIBREOFFICE.COLOR(0;0;255;0)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21.865977693604" calcext:value-type="float">
            <text:p>121.865977693604</text:p>
          </table:table-cell>
          <table:table-cell table:formula="of:=COM.MICROSOFT.IFS([.A856] &lt;= 60; ORG.LIBREOFFICE.COLOR(255;0;0;0) ; AND([.A856] &gt; 60 ;  [.A856]&lt;= 120) ; ORG.LIBREOFFICE.COLOR(0;255;0;0); [.A856] &gt;120; ORG.LIBREOFFICE.COLOR(0;0;255;0)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18.926425835254" calcext:value-type="float">
            <text:p>118.926425835254</text:p>
          </table:table-cell>
          <table:table-cell table:formula="of:=COM.MICROSOFT.IFS([.A857] &lt;= 60; ORG.LIBREOFFICE.COLOR(255;0;0;0) ; AND([.A857] &gt; 60 ;  [.A857]&lt;= 120) ; ORG.LIBREOFFICE.COLOR(0;255;0;0); [.A857] &gt;120; ORG.LIBREOFFICE.COLOR(0;0;255;0))" office:value-type="float" office:value="65280" calcext:value-type="float">
            <text:p>65280</text:p>
          </table:table-cell>
        </table:table-row>
        <table:table-row table:style-name="ro1">
          <table:table-cell office:value-type="float" office:value="116.119756156993" calcext:value-type="float">
            <text:p>116.119756156993</text:p>
          </table:table-cell>
          <table:table-cell table:formula="of:=COM.MICROSOFT.IFS([.A858] &lt;= 60; ORG.LIBREOFFICE.COLOR(255;0;0;0) ; AND([.A858] &gt; 60 ;  [.A858]&lt;= 120) ; ORG.LIBREOFFICE.COLOR(0;255;0;0); [.A858] &gt;120; ORG.LIBREOFFICE.COLOR(0;0;255;0))" office:value-type="float" office:value="65280" calcext:value-type="float">
            <text:p>65280</text:p>
          </table:table-cell>
        </table:table-row>
        <table:table-row table:style-name="ro1">
          <table:table-cell office:value-type="float" office:value="113.725030028293" calcext:value-type="float">
            <text:p>113.725030028293</text:p>
          </table:table-cell>
          <table:table-cell table:formula="of:=COM.MICROSOFT.IFS([.A859] &lt;= 60; ORG.LIBREOFFICE.COLOR(255;0;0;0) ; AND([.A859] &gt; 60 ;  [.A859]&lt;= 120) ; ORG.LIBREOFFICE.COLOR(0;255;0;0); [.A859] &gt;120; ORG.LIBREOFFICE.COLOR(0;0;255;0))" office:value-type="float" office:value="65280" calcext:value-type="float">
            <text:p>65280</text:p>
          </table:table-cell>
        </table:table-row>
        <table:table-row table:style-name="ro1">
          <table:table-cell office:value-type="float" office:value="112.361893798353" calcext:value-type="float">
            <text:p>112.361893798353</text:p>
          </table:table-cell>
          <table:table-cell table:formula="of:=COM.MICROSOFT.IFS([.A860] &lt;= 60; ORG.LIBREOFFICE.COLOR(255;0;0;0) ; AND([.A860] &gt; 60 ;  [.A860]&lt;= 120) ; ORG.LIBREOFFICE.COLOR(0;255;0;0); [.A860] &gt;120; ORG.LIBREOFFICE.COLOR(0;0;255;0))" office:value-type="float" office:value="65280" calcext:value-type="float">
            <text:p>65280</text:p>
          </table:table-cell>
        </table:table-row>
        <table:table-row table:style-name="ro1">
          <table:table-cell office:value-type="float" office:value="110.556045219583" calcext:value-type="float">
            <text:p>110.556045219583</text:p>
          </table:table-cell>
          <table:table-cell table:formula="of:=COM.MICROSOFT.IFS([.A861] &lt;= 60; ORG.LIBREOFFICE.COLOR(255;0;0;0) ; AND([.A861] &gt; 60 ;  [.A861]&lt;= 120) ; ORG.LIBREOFFICE.COLOR(0;255;0;0); [.A861] &gt;120; ORG.LIBREOFFICE.COLOR(0;0;255;0))" office:value-type="float" office:value="65280" calcext:value-type="float">
            <text:p>65280</text:p>
          </table:table-cell>
        </table:table-row>
        <table:table-row table:style-name="ro1">
          <table:table-cell office:value-type="float" office:value="108.860931899565" calcext:value-type="float">
            <text:p>108.860931899565</text:p>
          </table:table-cell>
          <table:table-cell table:formula="of:=COM.MICROSOFT.IFS([.A862] &lt;= 60; ORG.LIBREOFFICE.COLOR(255;0;0;0) ; AND([.A862] &gt; 60 ;  [.A862]&lt;= 120) ; ORG.LIBREOFFICE.COLOR(0;255;0;0); [.A862] &gt;120; ORG.LIBREOFFICE.COLOR(0;0;255;0))" office:value-type="float" office:value="65280" calcext:value-type="float">
            <text:p>65280</text:p>
          </table:table-cell>
        </table:table-row>
        <table:table-row table:style-name="ro1">
          <table:table-cell office:value-type="float" office:value="107.899489837357" calcext:value-type="float">
            <text:p>107.899489837357</text:p>
          </table:table-cell>
          <table:table-cell table:formula="of:=COM.MICROSOFT.IFS([.A863] &lt;= 60; ORG.LIBREOFFICE.COLOR(255;0;0;0) ; AND([.A863] &gt; 60 ;  [.A863]&lt;= 120) ; ORG.LIBREOFFICE.COLOR(0;255;0;0); [.A863] &gt;120; ORG.LIBREOFFICE.COLOR(0;0;255;0))" office:value-type="float" office:value="65280" calcext:value-type="float">
            <text:p>65280</text:p>
          </table:table-cell>
        </table:table-row>
        <table:table-row table:style-name="ro1">
          <table:table-cell office:value-type="float" office:value="107.899489837357" calcext:value-type="float">
            <text:p>107.899489837357</text:p>
          </table:table-cell>
          <table:table-cell table:formula="of:=COM.MICROSOFT.IFS([.A864] &lt;= 60; ORG.LIBREOFFICE.COLOR(255;0;0;0) ; AND([.A864] &gt; 60 ;  [.A864]&lt;= 120) ; ORG.LIBREOFFICE.COLOR(0;255;0;0); [.A864] &gt;120; ORG.LIBREOFFICE.COLOR(0;0;255;0))" office:value-type="float" office:value="65280" calcext:value-type="float">
            <text:p>65280</text:p>
          </table:table-cell>
        </table:table-row>
        <table:table-row table:style-name="ro1">
          <table:table-cell office:value-type="float" office:value="107.79598892393" calcext:value-type="float">
            <text:p>107.79598892393</text:p>
          </table:table-cell>
          <table:table-cell table:formula="of:=COM.MICROSOFT.IFS([.A865] &lt;= 60; ORG.LIBREOFFICE.COLOR(255;0;0;0) ; AND([.A865] &gt; 60 ;  [.A865]&lt;= 120) ; ORG.LIBREOFFICE.COLOR(0;255;0;0); [.A865] &gt;120; ORG.LIBREOFFICE.COLOR(0;0;255;0))" office:value-type="float" office:value="65280" calcext:value-type="float">
            <text:p>65280</text:p>
          </table:table-cell>
        </table:table-row>
        <table:table-row table:style-name="ro1">
          <table:table-cell office:value-type="float" office:value="107.79598892393" calcext:value-type="float">
            <text:p>107.79598892393</text:p>
          </table:table-cell>
          <table:table-cell table:formula="of:=COM.MICROSOFT.IFS([.A866] &lt;= 60; ORG.LIBREOFFICE.COLOR(255;0;0;0) ; AND([.A866] &gt; 60 ;  [.A866]&lt;= 120) ; ORG.LIBREOFFICE.COLOR(0;255;0;0); [.A866] &gt;120; ORG.LIBREOFFICE.COLOR(0;0;255;0))" office:value-type="float" office:value="65280" calcext:value-type="float">
            <text:p>65280</text:p>
          </table:table-cell>
        </table:table-row>
        <table:table-row table:style-name="ro1">
          <table:table-cell office:value-type="float" office:value="107.79598892393" calcext:value-type="float">
            <text:p>107.79598892393</text:p>
          </table:table-cell>
          <table:table-cell table:formula="of:=COM.MICROSOFT.IFS([.A867] &lt;= 60; ORG.LIBREOFFICE.COLOR(255;0;0;0) ; AND([.A867] &gt; 60 ;  [.A867]&lt;= 120) ; ORG.LIBREOFFICE.COLOR(0;255;0;0); [.A867] &gt;120; ORG.LIBREOFFICE.COLOR(0;0;255;0))" office:value-type="float" office:value="65280" calcext:value-type="float">
            <text:p>65280</text:p>
          </table:table-cell>
        </table:table-row>
        <table:table-row table:style-name="ro1">
          <table:table-cell office:value-type="float" office:value="108.116051673356" calcext:value-type="float">
            <text:p>108.116051673356</text:p>
          </table:table-cell>
          <table:table-cell table:formula="of:=COM.MICROSOFT.IFS([.A868] &lt;= 60; ORG.LIBREOFFICE.COLOR(255;0;0;0) ; AND([.A868] &gt; 60 ;  [.A868]&lt;= 120) ; ORG.LIBREOFFICE.COLOR(0;255;0;0); [.A868] &gt;120; ORG.LIBREOFFICE.COLOR(0;0;255;0))" office:value-type="float" office:value="65280" calcext:value-type="float">
            <text:p>65280</text:p>
          </table:table-cell>
        </table:table-row>
        <table:table-row table:style-name="ro1">
          <table:table-cell office:value-type="float" office:value="108.434948822922" calcext:value-type="float">
            <text:p>108.434948822922</text:p>
          </table:table-cell>
          <table:table-cell table:formula="of:=COM.MICROSOFT.IFS([.A869] &lt;= 60; ORG.LIBREOFFICE.COLOR(255;0;0;0) ; AND([.A869] &gt; 60 ;  [.A869]&lt;= 120) ; ORG.LIBREOFFICE.COLOR(0;255;0;0); [.A869] &gt;120; ORG.LIBREOFFICE.COLOR(0;0;255;0))" office:value-type="float" office:value="65280" calcext:value-type="float">
            <text:p>65280</text:p>
          </table:table-cell>
        </table:table-row>
        <table:table-row table:style-name="ro1">
          <table:table-cell office:value-type="float" office:value="108.116051673356" calcext:value-type="float">
            <text:p>108.116051673356</text:p>
          </table:table-cell>
          <table:table-cell table:formula="of:=COM.MICROSOFT.IFS([.A870] &lt;= 60; ORG.LIBREOFFICE.COLOR(255;0;0;0) ; AND([.A870] &gt; 60 ;  [.A870]&lt;= 120) ; ORG.LIBREOFFICE.COLOR(0;255;0;0); [.A870] &gt;120; ORG.LIBREOFFICE.COLOR(0;0;255;0))" office:value-type="float" office:value="65280" calcext:value-type="float">
            <text:p>65280</text:p>
          </table:table-cell>
        </table:table-row>
        <table:table-row table:style-name="ro1">
          <table:table-cell office:value-type="float" office:value="107.474774256256" calcext:value-type="float">
            <text:p>107.474774256256</text:p>
          </table:table-cell>
          <table:table-cell table:formula="of:=COM.MICROSOFT.IFS([.A871] &lt;= 60; ORG.LIBREOFFICE.COLOR(255;0;0;0) ; AND([.A871] &gt; 60 ;  [.A871]&lt;= 120) ; ORG.LIBREOFFICE.COLOR(0;255;0;0); [.A871] &gt;120; ORG.LIBREOFFICE.COLOR(0;0;255;0))" office:value-type="float" office:value="65280" calcext:value-type="float">
            <text:p>65280</text:p>
          </table:table-cell>
        </table:table-row>
        <table:table-row table:style-name="ro1">
          <table:table-cell office:value-type="float" office:value="106.82894583364" calcext:value-type="float">
            <text:p>106.82894583364</text:p>
          </table:table-cell>
          <table:table-cell table:formula="of:=COM.MICROSOFT.IFS([.A872] &lt;= 60; ORG.LIBREOFFICE.COLOR(255;0;0;0) ; AND([.A872] &gt; 60 ;  [.A872]&lt;= 120) ; ORG.LIBREOFFICE.COLOR(0;255;0;0); [.A872] &gt;120; ORG.LIBREOFFICE.COLOR(0;0;255;0))" office:value-type="float" office:value="65280" calcext:value-type="float">
            <text:p>65280</text:p>
          </table:table-cell>
        </table:table-row>
        <table:table-row table:style-name="ro1">
          <table:table-cell office:value-type="float" office:value="105.759522166893" calcext:value-type="float">
            <text:p>105.759522166893</text:p>
          </table:table-cell>
          <table:table-cell table:formula="of:=COM.MICROSOFT.IFS([.A873] &lt;= 60; ORG.LIBREOFFICE.COLOR(255;0;0;0) ; AND([.A873] &gt; 60 ;  [.A873]&lt;= 120) ; ORG.LIBREOFFICE.COLOR(0;255;0;0); [.A873] &gt;120; ORG.LIBREOFFICE.COLOR(0;0;255;0))" office:value-type="float" office:value="65280" calcext:value-type="float">
            <text:p>65280</text:p>
          </table:table-cell>
        </table:table-row>
        <table:table-row table:style-name="ro1">
          <table:table-cell office:value-type="float" office:value="104.449030126459" calcext:value-type="float">
            <text:p>104.449030126459</text:p>
          </table:table-cell>
          <table:table-cell table:formula="of:=COM.MICROSOFT.IFS([.A874] &lt;= 60; ORG.LIBREOFFICE.COLOR(255;0;0;0) ; AND([.A874] &gt; 60 ;  [.A874]&lt;= 120) ; ORG.LIBREOFFICE.COLOR(0;255;0;0); [.A874] &gt;120; ORG.LIBREOFFICE.COLOR(0;0;255;0))" office:value-type="float" office:value="65280" calcext:value-type="float">
            <text:p>65280</text:p>
          </table:table-cell>
        </table:table-row>
        <table:table-row table:style-name="ro1">
          <table:table-cell office:value-type="float" office:value="103.045637062949" calcext:value-type="float">
            <text:p>103.045637062949</text:p>
          </table:table-cell>
          <table:table-cell table:formula="of:=COM.MICROSOFT.IFS([.A875] &lt;= 60; ORG.LIBREOFFICE.COLOR(255;0;0;0) ; AND([.A875] &gt; 60 ;  [.A875]&lt;= 120) ; ORG.LIBREOFFICE.COLOR(0;255;0;0); [.A875] &gt;120; ORG.LIBREOFFICE.COLOR(0;0;255;0))" office:value-type="float" office:value="65280" calcext:value-type="float">
            <text:p>65280</text:p>
          </table:table-cell>
        </table:table-row>
        <table:table-row table:style-name="ro1">
          <table:table-cell office:value-type="float" office:value="100.304846468766" calcext:value-type="float">
            <text:p>100.304846468766</text:p>
          </table:table-cell>
          <table:table-cell table:formula="of:=COM.MICROSOFT.IFS([.A876] &lt;= 60; ORG.LIBREOFFICE.COLOR(255;0;0;0) ; AND([.A876] &gt; 60 ;  [.A876]&lt;= 120) ; ORG.LIBREOFFICE.COLOR(0;255;0;0); [.A876] &gt;120; ORG.LIBREOFFICE.COLOR(0;0;255;0))" office:value-type="float" office:value="65280" calcext:value-type="float">
            <text:p>65280</text:p>
          </table:table-cell>
        </table:table-row>
        <table:table-row table:style-name="ro1">
          <table:table-cell office:value-type="float" office:value="96.8699923082143" calcext:value-type="float">
            <text:p>96.8699923082143</text:p>
          </table:table-cell>
          <table:table-cell table:formula="of:=COM.MICROSOFT.IFS([.A877] &lt;= 60; ORG.LIBREOFFICE.COLOR(255;0;0;0) ; AND([.A877] &gt; 60 ;  [.A877]&lt;= 120) ; ORG.LIBREOFFICE.COLOR(0;255;0;0); [.A877] &gt;120; ORG.LIBREOFFICE.COLOR(0;0;255;0))" office:value-type="float" office:value="65280" calcext:value-type="float">
            <text:p>65280</text:p>
          </table:table-cell>
        </table:table-row>
        <table:table-row table:style-name="ro1">
          <table:table-cell office:value-type="float" office:value="93.7685297091354" calcext:value-type="float">
            <text:p>93.7685297091354</text:p>
          </table:table-cell>
          <table:table-cell table:formula="of:=COM.MICROSOFT.IFS([.A878] &lt;= 60; ORG.LIBREOFFICE.COLOR(255;0;0;0) ; AND([.A878] &gt; 60 ;  [.A878]&lt;= 120) ; ORG.LIBREOFFICE.COLOR(0;255;0;0); [.A878] &gt;120; ORG.LIBREOFFICE.COLOR(0;0;255;0))" office:value-type="float" office:value="65280" calcext:value-type="float">
            <text:p>65280</text:p>
          </table:table-cell>
        </table:table-row>
        <table:table-row table:style-name="ro1">
          <table:table-cell office:value-type="float" office:value="90.6861441978353" calcext:value-type="float">
            <text:p>90.6861441978353</text:p>
          </table:table-cell>
          <table:table-cell table:formula="of:=COM.MICROSOFT.IFS([.A879] &lt;= 60; ORG.LIBREOFFICE.COLOR(255;0;0;0) ; AND([.A879] &gt; 60 ;  [.A879]&lt;= 120) ; ORG.LIBREOFFICE.COLOR(0;255;0;0); [.A879] &gt;120; ORG.LIBREOFFICE.COLOR(0;0;255;0))" office:value-type="float" office:value="65280" calcext:value-type="float">
            <text:p>65280</text:p>
          </table:table-cell>
        </table:table-row>
        <table:table-row table:style-name="ro1">
          <table:table-cell office:value-type="float" office:value="86.8966406782566" calcext:value-type="float">
            <text:p>86.8966406782566</text:p>
          </table:table-cell>
          <table:table-cell table:formula="of:=COM.MICROSOFT.IFS([.A880] &lt;= 60; ORG.LIBREOFFICE.COLOR(255;0;0;0) ; AND([.A880] &gt; 60 ;  [.A880]&lt;= 120) ; ORG.LIBREOFFICE.COLOR(0;255;0;0); [.A880] &gt;120; ORG.LIBREOFFICE.COLOR(0;0;255;0))" office:value-type="float" office:value="65280" calcext:value-type="float">
            <text:p>65280</text:p>
          </table:table-cell>
        </table:table-row>
        <table:table-row table:style-name="ro1">
          <table:table-cell office:value-type="float" office:value="82.4053566314086" calcext:value-type="float">
            <text:p>82.4053566314086</text:p>
          </table:table-cell>
          <table:table-cell table:formula="of:=COM.MICROSOFT.IFS([.A881] &lt;= 60; ORG.LIBREOFFICE.COLOR(255;0;0;0) ; AND([.A881] &gt; 60 ;  [.A881]&lt;= 120) ; ORG.LIBREOFFICE.COLOR(0;255;0;0); [.A881] &gt;120; ORG.LIBREOFFICE.COLOR(0;0;255;0))" office:value-type="float" office:value="65280" calcext:value-type="float">
            <text:p>65280</text:p>
          </table:table-cell>
        </table:table-row>
        <table:table-row table:style-name="ro1">
          <table:table-cell office:value-type="float" office:value="77.8086635293977" calcext:value-type="float">
            <text:p>77.8086635293977</text:p>
          </table:table-cell>
          <table:table-cell table:formula="of:=COM.MICROSOFT.IFS([.A882] &lt;= 60; ORG.LIBREOFFICE.COLOR(255;0;0;0) ; AND([.A882] &gt; 60 ;  [.A882]&lt;= 120) ; ORG.LIBREOFFICE.COLOR(0;255;0;0); [.A882] &gt;120; ORG.LIBREOFFICE.COLOR(0;0;255;0))" office:value-type="float" office:value="65280" calcext:value-type="float">
            <text:p>65280</text:p>
          </table:table-cell>
        </table:table-row>
        <table:table-row table:style-name="ro1">
          <table:table-cell office:value-type="float" office:value="73.7676493388438" calcext:value-type="float">
            <text:p>73.7676493388438</text:p>
          </table:table-cell>
          <table:table-cell table:formula="of:=COM.MICROSOFT.IFS([.A883] &lt;= 60; ORG.LIBREOFFICE.COLOR(255;0;0;0) ; AND([.A883] &gt; 60 ;  [.A883]&lt;= 120) ; ORG.LIBREOFFICE.COLOR(0;255;0;0); [.A883] &gt;120; ORG.LIBREOFFICE.COLOR(0;0;255;0))" office:value-type="float" office:value="65280" calcext:value-type="float">
            <text:p>65280</text:p>
          </table:table-cell>
        </table:table-row>
        <table:table-row table:style-name="ro1">
          <table:table-cell office:value-type="float" office:value="70.0168934781" calcext:value-type="float">
            <text:p>70.0168934781</text:p>
          </table:table-cell>
          <table:table-cell table:formula="of:=COM.MICROSOFT.IFS([.A884] &lt;= 60; ORG.LIBREOFFICE.COLOR(255;0;0;0) ; AND([.A884] &gt; 60 ;  [.A884]&lt;= 120) ; ORG.LIBREOFFICE.COLOR(0;255;0;0); [.A884] &gt;120; ORG.LIBREOFFICE.COLOR(0;0;255;0))" office:value-type="float" office:value="65280" calcext:value-type="float">
            <text:p>65280</text:p>
          </table:table-cell>
        </table:table-row>
        <table:table-row table:style-name="ro1">
          <table:table-cell office:value-type="float" office:value="66.0727266199506" calcext:value-type="float">
            <text:p>66.0727266199506</text:p>
          </table:table-cell>
          <table:table-cell table:formula="of:=COM.MICROSOFT.IFS([.A885] &lt;= 60; ORG.LIBREOFFICE.COLOR(255;0;0;0) ; AND([.A885] &gt; 60 ;  [.A885]&lt;= 120) ; ORG.LIBREOFFICE.COLOR(0;255;0;0); [.A885] &gt;120; ORG.LIBREOFFICE.COLOR(0;0;255;0))" office:value-type="float" office:value="65280" calcext:value-type="float">
            <text:p>65280</text:p>
          </table:table-cell>
        </table:table-row>
        <table:table-row table:style-name="ro1">
          <table:table-cell office:value-type="float" office:value="62.969139740157" calcext:value-type="float">
            <text:p>62.969139740157</text:p>
          </table:table-cell>
          <table:table-cell table:formula="of:=COM.MICROSOFT.IFS([.A886] &lt;= 60; ORG.LIBREOFFICE.COLOR(255;0;0;0) ; AND([.A886] &gt; 60 ;  [.A886]&lt;= 120) ; ORG.LIBREOFFICE.COLOR(0;255;0;0); [.A886] &gt;120; ORG.LIBREOFFICE.COLOR(0;0;255;0))" office:value-type="float" office:value="65280" calcext:value-type="float">
            <text:p>65280</text:p>
          </table:table-cell>
        </table:table-row>
        <table:table-row table:style-name="ro1">
          <table:table-cell office:value-type="float" office:value="59.3935929684905" calcext:value-type="float">
            <text:p>59.3935929684905</text:p>
          </table:table-cell>
          <table:table-cell table:formula="of:=COM.MICROSOFT.IFS([.A887] &lt;= 60; ORG.LIBREOFFICE.COLOR(255;0;0;0) ; AND([.A887] &gt; 60 ;  [.A887]&lt;= 120) ; ORG.LIBREOFFICE.COLOR(0;255;0;0); [.A887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56.3099324740202" calcext:value-type="float">
            <text:p>56.3099324740202</text:p>
          </table:table-cell>
          <table:table-cell table:formula="of:=COM.MICROSOFT.IFS([.A888] &lt;= 60; ORG.LIBREOFFICE.COLOR(255;0;0;0) ; AND([.A888] &gt; 60 ;  [.A888]&lt;= 120) ; ORG.LIBREOFFICE.COLOR(0;255;0;0); [.A888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53.4711446330148" calcext:value-type="float">
            <text:p>53.4711446330148</text:p>
          </table:table-cell>
          <table:table-cell table:formula="of:=COM.MICROSOFT.IFS([.A889] &lt;= 60; ORG.LIBREOFFICE.COLOR(255;0;0;0) ; AND([.A889] &gt; 60 ;  [.A889]&lt;= 120) ; ORG.LIBREOFFICE.COLOR(0;255;0;0); [.A889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52.0349759104311" calcext:value-type="float">
            <text:p>52.0349759104311</text:p>
          </table:table-cell>
          <table:table-cell table:formula="of:=COM.MICROSOFT.IFS([.A890] &lt;= 60; ORG.LIBREOFFICE.COLOR(255;0;0;0) ; AND([.A890] &gt; 60 ;  [.A890]&lt;= 120) ; ORG.LIBREOFFICE.COLOR(0;255;0;0); [.A890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50.8067269055316" calcext:value-type="float">
            <text:p>50.8067269055316</text:p>
          </table:table-cell>
          <table:table-cell table:formula="of:=COM.MICROSOFT.IFS([.A891] &lt;= 60; ORG.LIBREOFFICE.COLOR(255;0;0;0) ; AND([.A891] &gt; 60 ;  [.A891]&lt;= 120) ; ORG.LIBREOFFICE.COLOR(0;255;0;0); [.A891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49.8034857590691" calcext:value-type="float">
            <text:p>49.8034857590691</text:p>
          </table:table-cell>
          <table:table-cell table:formula="of:=COM.MICROSOFT.IFS([.A892] &lt;= 60; ORG.LIBREOFFICE.COLOR(255;0;0;0) ; AND([.A892] &gt; 60 ;  [.A892]&lt;= 120) ; ORG.LIBREOFFICE.COLOR(0;255;0;0); [.A892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48.3664606634298" calcext:value-type="float">
            <text:p>48.3664606634298</text:p>
          </table:table-cell>
          <table:table-cell table:formula="of:=COM.MICROSOFT.IFS([.A893] &lt;= 60; ORG.LIBREOFFICE.COLOR(255;0;0;0) ; AND([.A893] &gt; 60 ;  [.A893]&lt;= 120) ; ORG.LIBREOFFICE.COLOR(0;255;0;0); [.A893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48.1396601478203" calcext:value-type="float">
            <text:p>48.1396601478203</text:p>
          </table:table-cell>
          <table:table-cell table:formula="of:=COM.MICROSOFT.IFS([.A894] &lt;= 60; ORG.LIBREOFFICE.COLOR(255;0;0;0) ; AND([.A894] &gt; 60 ;  [.A894]&lt;= 120) ; ORG.LIBREOFFICE.COLOR(0;255;0;0); [.A894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48.1396601478203" calcext:value-type="float">
            <text:p>48.1396601478203</text:p>
          </table:table-cell>
          <table:table-cell table:formula="of:=COM.MICROSOFT.IFS([.A895] &lt;= 60; ORG.LIBREOFFICE.COLOR(255;0;0;0) ; AND([.A895] &gt; 60 ;  [.A895]&lt;= 120) ; ORG.LIBREOFFICE.COLOR(0;255;0;0); [.A895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48.1134387480572" calcext:value-type="float">
            <text:p>48.1134387480572</text:p>
          </table:table-cell>
          <table:table-cell table:formula="of:=COM.MICROSOFT.IFS([.A896] &lt;= 60; ORG.LIBREOFFICE.COLOR(255;0;0;0) ; AND([.A896] &gt; 60 ;  [.A896]&lt;= 120) ; ORG.LIBREOFFICE.COLOR(0;255;0;0); [.A896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48.1134387480572" calcext:value-type="float">
            <text:p>48.1134387480572</text:p>
          </table:table-cell>
          <table:table-cell table:formula="of:=COM.MICROSOFT.IFS([.A897] &lt;= 60; ORG.LIBREOFFICE.COLOR(255;0;0;0) ; AND([.A897] &gt; 60 ;  [.A897]&lt;= 120) ; ORG.LIBREOFFICE.COLOR(0;255;0;0); [.A897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48.5912590372055" calcext:value-type="float">
            <text:p>48.5912590372055</text:p>
          </table:table-cell>
          <table:table-cell table:formula="of:=COM.MICROSOFT.IFS([.A898] &lt;= 60; ORG.LIBREOFFICE.COLOR(255;0;0;0) ; AND([.A898] &gt; 60 ;  [.A898]&lt;= 120) ; ORG.LIBREOFFICE.COLOR(0;255;0;0); [.A898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49.0685796768454" calcext:value-type="float">
            <text:p>49.0685796768454</text:p>
          </table:table-cell>
          <table:table-cell table:formula="of:=COM.MICROSOFT.IFS([.A899] &lt;= 60; ORG.LIBREOFFICE.COLOR(255;0;0;0) ; AND([.A899] &gt; 60 ;  [.A899]&lt;= 120) ; ORG.LIBREOFFICE.COLOR(0;255;0;0); [.A899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48.8460300900474" calcext:value-type="float">
            <text:p>48.8460300900474</text:p>
          </table:table-cell>
          <table:table-cell table:formula="of:=COM.MICROSOFT.IFS([.A900] &lt;= 60; ORG.LIBREOFFICE.COLOR(255;0;0;0) ; AND([.A900] &gt; 60 ;  [.A900]&lt;= 120) ; ORG.LIBREOFFICE.COLOR(0;255;0;0); [.A900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48.3949235421183" calcext:value-type="float">
            <text:p>48.3949235421183</text:p>
          </table:table-cell>
          <table:table-cell table:formula="of:=COM.MICROSOFT.IFS([.A901] &lt;= 60; ORG.LIBREOFFICE.COLOR(255;0;0;0) ; AND([.A901] &gt; 60 ;  [.A901]&lt;= 120) ; ORG.LIBREOFFICE.COLOR(0;255;0;0); [.A901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47.6573906829055" calcext:value-type="float">
            <text:p>47.6573906829055</text:p>
          </table:table-cell>
          <table:table-cell table:formula="of:=COM.MICROSOFT.IFS([.A902] &lt;= 60; ORG.LIBREOFFICE.COLOR(255;0;0;0) ; AND([.A902] &gt; 60 ;  [.A902]&lt;= 120) ; ORG.LIBREOFFICE.COLOR(0;255;0;0); [.A902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46.6637250042916" calcext:value-type="float">
            <text:p>46.6637250042916</text:p>
          </table:table-cell>
          <table:table-cell table:formula="of:=COM.MICROSOFT.IFS([.A903] &lt;= 60; ORG.LIBREOFFICE.COLOR(255;0;0;0) ; AND([.A903] &gt; 60 ;  [.A903]&lt;= 120) ; ORG.LIBREOFFICE.COLOR(0;255;0;0); [.A903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COM.MICROSOFT.IFS([.A904] &lt;= 60; ORG.LIBREOFFICE.COLOR(255;0;0;0) ; AND([.A904] &gt; 60 ;  [.A904]&lt;= 120) ; ORG.LIBREOFFICE.COLOR(0;255;0;0); [.A904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42.6140559696112" calcext:value-type="float">
            <text:p>42.6140559696112</text:p>
          </table:table-cell>
          <table:table-cell table:formula="of:=COM.MICROSOFT.IFS([.A905] &lt;= 60; ORG.LIBREOFFICE.COLOR(255;0;0;0) ; AND([.A905] &gt; 60 ;  [.A905]&lt;= 120) ; ORG.LIBREOFFICE.COLOR(0;255;0;0); [.A905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40.1965142409309" calcext:value-type="float">
            <text:p>40.1965142409309</text:p>
          </table:table-cell>
          <table:table-cell table:formula="of:=COM.MICROSOFT.IFS([.A906] &lt;= 60; ORG.LIBREOFFICE.COLOR(255;0;0;0) ; AND([.A906] &gt; 60 ;  [.A906]&lt;= 120) ; ORG.LIBREOFFICE.COLOR(0;255;0;0); [.A906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38.0816135933063" calcext:value-type="float">
            <text:p>38.0816135933063</text:p>
          </table:table-cell>
          <table:table-cell table:formula="of:=COM.MICROSOFT.IFS([.A907] &lt;= 60; ORG.LIBREOFFICE.COLOR(255;0;0;0) ; AND([.A907] &gt; 60 ;  [.A907]&lt;= 120) ; ORG.LIBREOFFICE.COLOR(0;255;0;0); [.A907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35.1541776321474" calcext:value-type="float">
            <text:p>35.1541776321474</text:p>
          </table:table-cell>
          <table:table-cell table:formula="of:=COM.MICROSOFT.IFS([.A908] &lt;= 60; ORG.LIBREOFFICE.COLOR(255;0;0;0) ; AND([.A908] &gt; 60 ;  [.A908]&lt;= 120) ; ORG.LIBREOFFICE.COLOR(0;255;0;0); [.A908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31.4140087921111" calcext:value-type="float">
            <text:p>31.4140087921111</text:p>
          </table:table-cell>
          <table:table-cell table:formula="of:=COM.MICROSOFT.IFS([.A909] &lt;= 60; ORG.LIBREOFFICE.COLOR(255;0;0;0) ; AND([.A909] &gt; 60 ;  [.A909]&lt;= 120) ; ORG.LIBREOFFICE.COLOR(0;255;0;0); [.A909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27.7432044720063" calcext:value-type="float">
            <text:p>27.7432044720063</text:p>
          </table:table-cell>
          <table:table-cell table:formula="of:=COM.MICROSOFT.IFS([.A910] &lt;= 60; ORG.LIBREOFFICE.COLOR(255;0;0;0) ; AND([.A910] &gt; 60 ;  [.A910]&lt;= 120) ; ORG.LIBREOFFICE.COLOR(0;255;0;0); [.A910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24.6607778873478" calcext:value-type="float">
            <text:p>24.6607778873478</text:p>
          </table:table-cell>
          <table:table-cell table:formula="of:=COM.MICROSOFT.IFS([.A911] &lt;= 60; ORG.LIBREOFFICE.COLOR(255;0;0;0) ; AND([.A911] &gt; 60 ;  [.A911]&lt;= 120) ; ORG.LIBREOFFICE.COLOR(0;255;0;0); [.A911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21.200216655641" calcext:value-type="float">
            <text:p>21.200216655641</text:p>
          </table:table-cell>
          <table:table-cell table:formula="of:=COM.MICROSOFT.IFS([.A912] &lt;= 60; ORG.LIBREOFFICE.COLOR(255;0;0;0) ; AND([.A912] &gt; 60 ;  [.A912]&lt;= 120) ; ORG.LIBREOFFICE.COLOR(0;255;0;0); [.A912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17.6222972286683" calcext:value-type="float">
            <text:p>17.6222972286683</text:p>
          </table:table-cell>
          <table:table-cell table:formula="of:=COM.MICROSOFT.IFS([.A913] &lt;= 60; ORG.LIBREOFFICE.COLOR(255;0;0;0) ; AND([.A913] &gt; 60 ;  [.A913]&lt;= 120) ; ORG.LIBREOFFICE.COLOR(0;255;0;0); [.A913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14.1132538778865" calcext:value-type="float">
            <text:p>14.1132538778865</text:p>
          </table:table-cell>
          <table:table-cell table:formula="of:=COM.MICROSOFT.IFS([.A914] &lt;= 60; ORG.LIBREOFFICE.COLOR(255;0;0;0) ; AND([.A914] &gt; 60 ;  [.A914]&lt;= 120) ; ORG.LIBREOFFICE.COLOR(0;255;0;0); [.A914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10.813877513625" calcext:value-type="float">
            <text:p>10.813877513625</text:p>
          </table:table-cell>
          <table:table-cell table:formula="of:=COM.MICROSOFT.IFS([.A915] &lt;= 60; ORG.LIBREOFFICE.COLOR(255;0;0;0) ; AND([.A915] &gt; 60 ;  [.A915]&lt;= 120) ; ORG.LIBREOFFICE.COLOR(0;255;0;0); [.A915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7.90716270295846" calcext:value-type="float">
            <text:p>7.90716270295846</text:p>
          </table:table-cell>
          <table:table-cell table:formula="of:=COM.MICROSOFT.IFS([.A916] &lt;= 60; ORG.LIBREOFFICE.COLOR(255;0;0;0) ; AND([.A916] &gt; 60 ;  [.A916]&lt;= 120) ; ORG.LIBREOFFICE.COLOR(0;255;0;0); [.A916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5.02407525853955" calcext:value-type="float">
            <text:p>5.02407525853955</text:p>
          </table:table-cell>
          <table:table-cell table:formula="of:=COM.MICROSOFT.IFS([.A917] &lt;= 60; ORG.LIBREOFFICE.COLOR(255;0;0;0) ; AND([.A917] &gt; 60 ;  [.A917]&lt;= 120) ; ORG.LIBREOFFICE.COLOR(0;255;0;0); [.A917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2.51687565693952" calcext:value-type="float">
            <text:p>2.51687565693952</text:p>
          </table:table-cell>
          <table:table-cell table:formula="of:=COM.MICROSOFT.IFS([.A918] &lt;= 60; ORG.LIBREOFFICE.COLOR(255;0;0;0) ; AND([.A918] &gt; 60 ;  [.A918]&lt;= 120) ; ORG.LIBREOFFICE.COLOR(0;255;0;0); [.A918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0.313088575020656" calcext:value-type="float">
            <text:p>0.313088575020656</text:p>
          </table:table-cell>
          <table:table-cell table:formula="of:=COM.MICROSOFT.IFS([.A919] &lt;= 60; ORG.LIBREOFFICE.COLOR(255;0;0;0) ; AND([.A919] &gt; 60 ;  [.A919]&lt;= 120) ; ORG.LIBREOFFICE.COLOR(0;255;0;0); [.A919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1.55656747133987" calcext:value-type="float">
            <text:p>-1.55656747133987</text:p>
          </table:table-cell>
          <table:table-cell table:formula="of:=COM.MICROSOFT.IFS([.A920] &lt;= 60; ORG.LIBREOFFICE.COLOR(255;0;0;0) ; AND([.A920] &gt; 60 ;  [.A920]&lt;= 120) ; ORG.LIBREOFFICE.COLOR(0;255;0;0); [.A920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2.78516642211435" calcext:value-type="float">
            <text:p>-2.78516642211435</text:p>
          </table:table-cell>
          <table:table-cell table:formula="of:=COM.MICROSOFT.IFS([.A921] &lt;= 60; ORG.LIBREOFFICE.COLOR(255;0;0;0) ; AND([.A921] &gt; 60 ;  [.A921]&lt;= 120) ; ORG.LIBREOFFICE.COLOR(0;255;0;0); [.A921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3.40276977106176" calcext:value-type="float">
            <text:p>-3.40276977106176</text:p>
          </table:table-cell>
          <table:table-cell table:formula="of:=COM.MICROSOFT.IFS([.A922] &lt;= 60; ORG.LIBREOFFICE.COLOR(255;0;0;0) ; AND([.A922] &gt; 60 ;  [.A922]&lt;= 120) ; ORG.LIBREOFFICE.COLOR(0;255;0;0); [.A922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3.73139699916045" calcext:value-type="float">
            <text:p>-3.73139699916045</text:p>
          </table:table-cell>
          <table:table-cell table:formula="of:=COM.MICROSOFT.IFS([.A923] &lt;= 60; ORG.LIBREOFFICE.COLOR(255;0;0;0) ; AND([.A923] &gt; 60 ;  [.A923]&lt;= 120) ; ORG.LIBREOFFICE.COLOR(0;255;0;0); [.A923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4.04135585443149" calcext:value-type="float">
            <text:p>-4.04135585443149</text:p>
          </table:table-cell>
          <table:table-cell table:formula="of:=COM.MICROSOFT.IFS([.A924] &lt;= 60; ORG.LIBREOFFICE.COLOR(255;0;0;0) ; AND([.A924] &gt; 60 ;  [.A924]&lt;= 120) ; ORG.LIBREOFFICE.COLOR(0;255;0;0); [.A924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4.66054548258033" calcext:value-type="float">
            <text:p>-4.66054548258033</text:p>
          </table:table-cell>
          <table:table-cell table:formula="of:=COM.MICROSOFT.IFS([.A925] &lt;= 60; ORG.LIBREOFFICE.COLOR(255;0;0;0) ; AND([.A925] &gt; 60 ;  [.A925]&lt;= 120) ; ORG.LIBREOFFICE.COLOR(0;255;0;0); [.A925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4.6858998395027" calcext:value-type="float">
            <text:p>-4.6858998395027</text:p>
          </table:table-cell>
          <table:table-cell table:formula="of:=COM.MICROSOFT.IFS([.A926] &lt;= 60; ORG.LIBREOFFICE.COLOR(255;0;0;0) ; AND([.A926] &gt; 60 ;  [.A926]&lt;= 120) ; ORG.LIBREOFFICE.COLOR(0;255;0;0); [.A926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4.39870535499553" calcext:value-type="float">
            <text:p>-4.39870535499553</text:p>
          </table:table-cell>
          <table:table-cell table:formula="of:=COM.MICROSOFT.IFS([.A927] &lt;= 60; ORG.LIBREOFFICE.COLOR(255;0;0;0) ; AND([.A927] &gt; 60 ;  [.A927]&lt;= 120) ; ORG.LIBREOFFICE.COLOR(0;255;0;0); [.A927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4.37476228095545" calcext:value-type="float">
            <text:p>-4.37476228095545</text:p>
          </table:table-cell>
          <table:table-cell table:formula="of:=COM.MICROSOFT.IFS([.A928] &lt;= 60; ORG.LIBREOFFICE.COLOR(255;0;0;0) ; AND([.A928] &gt; 60 ;  [.A928]&lt;= 120) ; ORG.LIBREOFFICE.COLOR(0;255;0;0); [.A928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4.63546342690264" calcext:value-type="float">
            <text:p>-4.63546342690264</text:p>
          </table:table-cell>
          <table:table-cell table:formula="of:=COM.MICROSOFT.IFS([.A929] &lt;= 60; ORG.LIBREOFFICE.COLOR(255;0;0;0) ; AND([.A929] &gt; 60 ;  [.A929]&lt;= 120) ; ORG.LIBREOFFICE.COLOR(0;255;0;0); [.A929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4.94301071861353" calcext:value-type="float">
            <text:p>-4.94301071861353</text:p>
          </table:table-cell>
          <table:table-cell table:formula="of:=COM.MICROSOFT.IFS([.A930] &lt;= 60; ORG.LIBREOFFICE.COLOR(255;0;0;0) ; AND([.A930] &gt; 60 ;  [.A930]&lt;= 120) ; ORG.LIBREOFFICE.COLOR(0;255;0;0); [.A930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4.9697407281103" calcext:value-type="float">
            <text:p>-4.9697407281103</text:p>
          </table:table-cell>
          <table:table-cell table:formula="of:=COM.MICROSOFT.IFS([.A931] &lt;= 60; ORG.LIBREOFFICE.COLOR(255;0;0;0) ; AND([.A931] &gt; 60 ;  [.A931]&lt;= 120) ; ORG.LIBREOFFICE.COLOR(0;255;0;0); [.A931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5.58724396420435" calcext:value-type="float">
            <text:p>-5.58724396420435</text:p>
          </table:table-cell>
          <table:table-cell table:formula="of:=COM.MICROSOFT.IFS([.A932] &lt;= 60; ORG.LIBREOFFICE.COLOR(255;0;0;0) ; AND([.A932] &gt; 60 ;  [.A932]&lt;= 120) ; ORG.LIBREOFFICE.COLOR(0;255;0;0); [.A932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6.47612453835119" calcext:value-type="float">
            <text:p>-6.47612453835119</text:p>
          </table:table-cell>
          <table:table-cell table:formula="of:=COM.MICROSOFT.IFS([.A933] &lt;= 60; ORG.LIBREOFFICE.COLOR(255;0;0;0) ; AND([.A933] &gt; 60 ;  [.A933]&lt;= 120) ; ORG.LIBREOFFICE.COLOR(0;255;0;0); [.A933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7.73737277320629" calcext:value-type="float">
            <text:p>-7.73737277320629</text:p>
          </table:table-cell>
          <table:table-cell table:formula="of:=COM.MICROSOFT.IFS([.A934] &lt;= 60; ORG.LIBREOFFICE.COLOR(255;0;0;0) ; AND([.A934] &gt; 60 ;  [.A934]&lt;= 120) ; ORG.LIBREOFFICE.COLOR(0;255;0;0); [.A934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9.05343866217377" calcext:value-type="float">
            <text:p>-9.05343866217377</text:p>
          </table:table-cell>
          <table:table-cell table:formula="of:=COM.MICROSOFT.IFS([.A935] &lt;= 60; ORG.LIBREOFFICE.COLOR(255;0;0;0) ; AND([.A935] &gt; 60 ;  [.A935]&lt;= 120) ; ORG.LIBREOFFICE.COLOR(0;255;0;0); [.A935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11.0035408517495" calcext:value-type="float">
            <text:p>-11.0035408517495</text:p>
          </table:table-cell>
          <table:table-cell table:formula="of:=COM.MICROSOFT.IFS([.A936] &lt;= 60; ORG.LIBREOFFICE.COLOR(255;0;0;0) ; AND([.A936] &gt; 60 ;  [.A936]&lt;= 120) ; ORG.LIBREOFFICE.COLOR(0;255;0;0); [.A936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13.3639640013724" calcext:value-type="float">
            <text:p>-13.3639640013724</text:p>
          </table:table-cell>
          <table:table-cell table:formula="of:=COM.MICROSOFT.IFS([.A937] &lt;= 60; ORG.LIBREOFFICE.COLOR(255;0;0;0) ; AND([.A937] &gt; 60 ;  [.A937]&lt;= 120) ; ORG.LIBREOFFICE.COLOR(0;255;0;0); [.A937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16.1134182330893" calcext:value-type="float">
            <text:p>-16.1134182330893</text:p>
          </table:table-cell>
          <table:table-cell table:formula="of:=COM.MICROSOFT.IFS([.A938] &lt;= 60; ORG.LIBREOFFICE.COLOR(255;0;0;0) ; AND([.A938] &gt; 60 ;  [.A938]&lt;= 120) ; ORG.LIBREOFFICE.COLOR(0;255;0;0); [.A938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18.8247100182401" calcext:value-type="float">
            <text:p>-18.8247100182401</text:p>
          </table:table-cell>
          <table:table-cell table:formula="of:=COM.MICROSOFT.IFS([.A939] &lt;= 60; ORG.LIBREOFFICE.COLOR(255;0;0;0) ; AND([.A939] &gt; 60 ;  [.A939]&lt;= 120) ; ORG.LIBREOFFICE.COLOR(0;255;0;0); [.A939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22.2620691441256" calcext:value-type="float">
            <text:p>-22.2620691441256</text:p>
          </table:table-cell>
          <table:table-cell table:formula="of:=COM.MICROSOFT.IFS([.A940] &lt;= 60; ORG.LIBREOFFICE.COLOR(255;0;0;0) ; AND([.A940] &gt; 60 ;  [.A940]&lt;= 120) ; ORG.LIBREOFFICE.COLOR(0;255;0;0); [.A940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25.316672453559" calcext:value-type="float">
            <text:p>-25.316672453559</text:p>
          </table:table-cell>
          <table:table-cell table:formula="of:=COM.MICROSOFT.IFS([.A941] &lt;= 60; ORG.LIBREOFFICE.COLOR(255;0;0;0) ; AND([.A941] &gt; 60 ;  [.A941]&lt;= 120) ; ORG.LIBREOFFICE.COLOR(0;255;0;0); [.A941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28.3636030309433" calcext:value-type="float">
            <text:p>-28.3636030309433</text:p>
          </table:table-cell>
          <table:table-cell table:formula="of:=COM.MICROSOFT.IFS([.A942] &lt;= 60; ORG.LIBREOFFICE.COLOR(255;0;0;0) ; AND([.A942] &gt; 60 ;  [.A942]&lt;= 120) ; ORG.LIBREOFFICE.COLOR(0;255;0;0); [.A942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31.8731369812727" calcext:value-type="float">
            <text:p>-31.8731369812727</text:p>
          </table:table-cell>
          <table:table-cell table:formula="of:=COM.MICROSOFT.IFS([.A943] &lt;= 60; ORG.LIBREOFFICE.COLOR(255;0;0;0) ; AND([.A943] &gt; 60 ;  [.A943]&lt;= 120) ; ORG.LIBREOFFICE.COLOR(0;255;0;0); [.A943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35.1722759888369" calcext:value-type="float">
            <text:p>-35.1722759888369</text:p>
          </table:table-cell>
          <table:table-cell table:formula="of:=COM.MICROSOFT.IFS([.A944] &lt;= 60; ORG.LIBREOFFICE.COLOR(255;0;0;0) ; AND([.A944] &gt; 60 ;  [.A944]&lt;= 120) ; ORG.LIBREOFFICE.COLOR(0;255;0;0); [.A944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38.5619504850016" calcext:value-type="float">
            <text:p>-38.5619504850016</text:p>
          </table:table-cell>
          <table:table-cell table:formula="of:=COM.MICROSOFT.IFS([.A945] &lt;= 60; ORG.LIBREOFFICE.COLOR(255;0;0;0) ; AND([.A945] &gt; 60 ;  [.A945]&lt;= 120) ; ORG.LIBREOFFICE.COLOR(0;255;0;0); [.A945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41.6596779203011" calcext:value-type="float">
            <text:p>-41.6596779203011</text:p>
          </table:table-cell>
          <table:table-cell table:formula="of:=COM.MICROSOFT.IFS([.A946] &lt;= 60; ORG.LIBREOFFICE.COLOR(255;0;0;0) ; AND([.A946] &gt; 60 ;  [.A946]&lt;= 120) ; ORG.LIBREOFFICE.COLOR(0;255;0;0); [.A946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44.5488614532127" calcext:value-type="float">
            <text:p>-44.5488614532127</text:p>
          </table:table-cell>
          <table:table-cell table:formula="of:=COM.MICROSOFT.IFS([.A947] &lt;= 60; ORG.LIBREOFFICE.COLOR(255;0;0;0) ; AND([.A947] &gt; 60 ;  [.A947]&lt;= 120) ; ORG.LIBREOFFICE.COLOR(0;255;0;0); [.A947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47.053550563511" calcext:value-type="float">
            <text:p>-47.053550563511</text:p>
          </table:table-cell>
          <table:table-cell table:formula="of:=COM.MICROSOFT.IFS([.A948] &lt;= 60; ORG.LIBREOFFICE.COLOR(255;0;0;0) ; AND([.A948] &gt; 60 ;  [.A948]&lt;= 120) ; ORG.LIBREOFFICE.COLOR(0;255;0;0); [.A948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48.8746732035651" calcext:value-type="float">
            <text:p>-48.8746732035651</text:p>
          </table:table-cell>
          <table:table-cell table:formula="of:=COM.MICROSOFT.IFS([.A949] &lt;= 60; ORG.LIBREOFFICE.COLOR(255;0;0;0) ; AND([.A949] &gt; 60 ;  [.A949]&lt;= 120) ; ORG.LIBREOFFICE.COLOR(0;255;0;0); [.A949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50.4403320310055" calcext:value-type="float">
            <text:p>-50.4403320310055</text:p>
          </table:table-cell>
          <table:table-cell table:formula="of:=COM.MICROSOFT.IFS([.A950] &lt;= 60; ORG.LIBREOFFICE.COLOR(255;0;0;0) ; AND([.A950] &gt; 60 ;  [.A950]&lt;= 120) ; ORG.LIBREOFFICE.COLOR(0;255;0;0); [.A950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52.5494217682633" calcext:value-type="float">
            <text:p>-52.5494217682633</text:p>
          </table:table-cell>
          <table:table-cell table:formula="of:=COM.MICROSOFT.IFS([.A951] &lt;= 60; ORG.LIBREOFFICE.COLOR(255;0;0;0) ; AND([.A951] &gt; 60 ;  [.A951]&lt;= 120) ; ORG.LIBREOFFICE.COLOR(0;255;0;0); [.A951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54.0446665344107" calcext:value-type="float">
            <text:p>-54.0446665344107</text:p>
          </table:table-cell>
          <table:table-cell table:formula="of:=COM.MICROSOFT.IFS([.A952] &lt;= 60; ORG.LIBREOFFICE.COLOR(255;0;0;0) ; AND([.A952] &gt; 60 ;  [.A952]&lt;= 120) ; ORG.LIBREOFFICE.COLOR(0;255;0;0); [.A952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54.7666793957727" calcext:value-type="float">
            <text:p>-54.7666793957727</text:p>
          </table:table-cell>
          <table:table-cell table:formula="of:=COM.MICROSOFT.IFS([.A953] &lt;= 60; ORG.LIBREOFFICE.COLOR(255;0;0;0) ; AND([.A953] &gt; 60 ;  [.A953]&lt;= 120) ; ORG.LIBREOFFICE.COLOR(0;255;0;0); [.A953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54.5002413153373" calcext:value-type="float">
            <text:p>-54.5002413153373</text:p>
          </table:table-cell>
          <table:table-cell table:formula="of:=COM.MICROSOFT.IFS([.A954] &lt;= 60; ORG.LIBREOFFICE.COLOR(255;0;0;0) ; AND([.A954] &gt; 60 ;  [.A954]&lt;= 120) ; ORG.LIBREOFFICE.COLOR(0;255;0;0); [.A954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54.7666793957727" calcext:value-type="float">
            <text:p>-54.7666793957727</text:p>
          </table:table-cell>
          <table:table-cell table:formula="of:=COM.MICROSOFT.IFS([.A955] &lt;= 60; ORG.LIBREOFFICE.COLOR(255;0;0;0) ; AND([.A955] &gt; 60 ;  [.A955]&lt;= 120) ; ORG.LIBREOFFICE.COLOR(0;255;0;0); [.A955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55.0348792264664" calcext:value-type="float">
            <text:p>-55.0348792264664</text:p>
          </table:table-cell>
          <table:table-cell table:formula="of:=COM.MICROSOFT.IFS([.A956] &lt;= 60; ORG.LIBREOFFICE.COLOR(255;0;0;0) ; AND([.A956] &gt; 60 ;  [.A956]&lt;= 120) ; ORG.LIBREOFFICE.COLOR(0;255;0;0); [.A956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55.4914770123316" calcext:value-type="float">
            <text:p>-55.4914770123316</text:p>
          </table:table-cell>
          <table:table-cell table:formula="of:=COM.MICROSOFT.IFS([.A957] &lt;= 60; ORG.LIBREOFFICE.COLOR(255;0;0;0) ; AND([.A957] &gt; 60 ;  [.A957]&lt;= 120) ; ORG.LIBREOFFICE.COLOR(0;255;0;0); [.A957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55.2221686336361" calcext:value-type="float">
            <text:p>-55.2221686336361</text:p>
          </table:table-cell>
          <table:table-cell table:formula="of:=COM.MICROSOFT.IFS([.A958] &lt;= 60; ORG.LIBREOFFICE.COLOR(255;0;0;0) ; AND([.A958] &gt; 60 ;  [.A958]&lt;= 120) ; ORG.LIBREOFFICE.COLOR(0;255;0;0); [.A958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55.2221686336361" calcext:value-type="float">
            <text:p>-55.2221686336361</text:p>
          </table:table-cell>
          <table:table-cell table:formula="of:=COM.MICROSOFT.IFS([.A959] &lt;= 60; ORG.LIBREOFFICE.COLOR(255;0;0;0) ; AND([.A959] &gt; 60 ;  [.A959]&lt;= 120) ; ORG.LIBREOFFICE.COLOR(0;255;0;0); [.A959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55.6763556826958" calcext:value-type="float">
            <text:p>-55.6763556826958</text:p>
          </table:table-cell>
          <table:table-cell table:formula="of:=COM.MICROSOFT.IFS([.A960] &lt;= 60; ORG.LIBREOFFICE.COLOR(255;0;0;0) ; AND([.A960] &gt; 60 ;  [.A960]&lt;= 120) ; ORG.LIBREOFFICE.COLOR(0;255;0;0); [.A960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56.5806191822281" calcext:value-type="float">
            <text:p>-56.5806191822281</text:p>
          </table:table-cell>
          <table:table-cell table:formula="of:=COM.MICROSOFT.IFS([.A961] &lt;= 60; ORG.LIBREOFFICE.COLOR(255;0;0;0) ; AND([.A961] &gt; 60 ;  [.A961]&lt;= 120) ; ORG.LIBREOFFICE.COLOR(0;255;0;0); [.A961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57.1270910349301" calcext:value-type="float">
            <text:p>-57.1270910349301</text:p>
          </table:table-cell>
          <table:table-cell table:formula="of:=COM.MICROSOFT.IFS([.A962] &lt;= 60; ORG.LIBREOFFICE.COLOR(255;0;0;0) ; AND([.A962] &gt; 60 ;  [.A962]&lt;= 120) ; ORG.LIBREOFFICE.COLOR(0;255;0;0); [.A962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57.6803834918198" calcext:value-type="float">
            <text:p>-57.6803834918198</text:p>
          </table:table-cell>
          <table:table-cell table:formula="of:=COM.MICROSOFT.IFS([.A963] &lt;= 60; ORG.LIBREOFFICE.COLOR(255;0;0;0) ; AND([.A963] &gt; 60 ;  [.A963]&lt;= 120) ; ORG.LIBREOFFICE.COLOR(0;255;0;0); [.A963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58.8668968294945" calcext:value-type="float">
            <text:p>-58.8668968294945</text:p>
          </table:table-cell>
          <table:table-cell table:formula="of:=COM.MICROSOFT.IFS([.A964] &lt;= 60; ORG.LIBREOFFICE.COLOR(255;0;0;0) ; AND([.A964] &gt; 60 ;  [.A964]&lt;= 120) ; ORG.LIBREOFFICE.COLOR(0;255;0;0); [.A964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60.4992753765008" calcext:value-type="float">
            <text:p>-60.4992753765008</text:p>
          </table:table-cell>
          <table:table-cell table:formula="of:=COM.MICROSOFT.IFS([.A965] &lt;= 60; ORG.LIBREOFFICE.COLOR(255;0;0;0) ; AND([.A965] &gt; 60 ;  [.A965]&lt;= 120) ; ORG.LIBREOFFICE.COLOR(0;255;0;0); [.A965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62.7004277886672" calcext:value-type="float">
            <text:p>-62.7004277886672</text:p>
          </table:table-cell>
          <table:table-cell table:formula="of:=COM.MICROSOFT.IFS([.A966] &lt;= 60; ORG.LIBREOFFICE.COLOR(255;0;0;0) ; AND([.A966] &gt; 60 ;  [.A966]&lt;= 120) ; ORG.LIBREOFFICE.COLOR(0;255;0;0); [.A966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65.5283794662951" calcext:value-type="float">
            <text:p>-65.5283794662951</text:p>
          </table:table-cell>
          <table:table-cell table:formula="of:=COM.MICROSOFT.IFS([.A967] &lt;= 60; ORG.LIBREOFFICE.COLOR(255;0;0;0) ; AND([.A967] &gt; 60 ;  [.A967]&lt;= 120) ; ORG.LIBREOFFICE.COLOR(0;255;0;0); [.A967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68.8896245210489" calcext:value-type="float">
            <text:p>-68.8896245210489</text:p>
          </table:table-cell>
          <table:table-cell table:formula="of:=COM.MICROSOFT.IFS([.A968] &lt;= 60; ORG.LIBREOFFICE.COLOR(255;0;0;0) ; AND([.A968] &gt; 60 ;  [.A968]&lt;= 120) ; ORG.LIBREOFFICE.COLOR(0;255;0;0); [.A968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71.7788404069551" calcext:value-type="float">
            <text:p>-71.7788404069551</text:p>
          </table:table-cell>
          <table:table-cell table:formula="of:=COM.MICROSOFT.IFS([.A969] &lt;= 60; ORG.LIBREOFFICE.COLOR(255;0;0;0) ; AND([.A969] &gt; 60 ;  [.A969]&lt;= 120) ; ORG.LIBREOFFICE.COLOR(0;255;0;0); [.A969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74.9816393688493" calcext:value-type="float">
            <text:p>-74.9816393688493</text:p>
          </table:table-cell>
          <table:table-cell table:formula="of:=COM.MICROSOFT.IFS([.A970] &lt;= 60; ORG.LIBREOFFICE.COLOR(255;0;0;0) ; AND([.A970] &gt; 60 ;  [.A970]&lt;= 120) ; ORG.LIBREOFFICE.COLOR(0;255;0;0); [.A970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78.7564588977868" calcext:value-type="float">
            <text:p>-78.7564588977868</text:p>
          </table:table-cell>
          <table:table-cell table:formula="of:=COM.MICROSOFT.IFS([.A971] &lt;= 60; ORG.LIBREOFFICE.COLOR(255;0;0;0) ; AND([.A971] &gt; 60 ;  [.A971]&lt;= 120) ; ORG.LIBREOFFICE.COLOR(0;255;0;0); [.A971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83.1300076917857" calcext:value-type="float">
            <text:p>-83.1300076917857</text:p>
          </table:table-cell>
          <table:table-cell table:formula="of:=COM.MICROSOFT.IFS([.A972] &lt;= 60; ORG.LIBREOFFICE.COLOR(255;0;0;0) ; AND([.A972] &gt; 60 ;  [.A972]&lt;= 120) ; ORG.LIBREOFFICE.COLOR(0;255;0;0); [.A972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87.2408923413797" calcext:value-type="float">
            <text:p>-87.2408923413797</text:p>
          </table:table-cell>
          <table:table-cell table:formula="of:=COM.MICROSOFT.IFS([.A973] &lt;= 60; ORG.LIBREOFFICE.COLOR(255;0;0;0) ; AND([.A973] &gt; 60 ;  [.A973]&lt;= 120) ; ORG.LIBREOFFICE.COLOR(0;255;0;0); [.A973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91.035353186545" calcext:value-type="float">
            <text:p>-91.035353186545</text:p>
          </table:table-cell>
          <table:table-cell table:formula="of:=COM.MICROSOFT.IFS([.A974] &lt;= 60; ORG.LIBREOFFICE.COLOR(255;0;0;0) ; AND([.A974] &gt; 60 ;  [.A974]&lt;= 120) ; ORG.LIBREOFFICE.COLOR(0;255;0;0); [.A974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95.1633068143735" calcext:value-type="float">
            <text:p>-95.1633068143735</text:p>
          </table:table-cell>
          <table:table-cell table:formula="of:=COM.MICROSOFT.IFS([.A975] &lt;= 60; ORG.LIBREOFFICE.COLOR(255;0;0;0) ; AND([.A975] &gt; 60 ;  [.A975]&lt;= 120) ; ORG.LIBREOFFICE.COLOR(0;255;0;0); [.A975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99.0085037420252" calcext:value-type="float">
            <text:p>-99.0085037420252</text:p>
          </table:table-cell>
          <table:table-cell table:formula="of:=COM.MICROSOFT.IFS([.A976] &lt;= 60; ORG.LIBREOFFICE.COLOR(255;0;0;0) ; AND([.A976] &gt; 60 ;  [.A976]&lt;= 120) ; ORG.LIBREOFFICE.COLOR(0;255;0;0); [.A976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102.191336470602" calcext:value-type="float">
            <text:p>-102.191336470602</text:p>
          </table:table-cell>
          <table:table-cell table:formula="of:=COM.MICROSOFT.IFS([.A977] &lt;= 60; ORG.LIBREOFFICE.COLOR(255;0;0;0) ; AND([.A977] &gt; 60 ;  [.A977]&lt;= 120) ; ORG.LIBREOFFICE.COLOR(0;255;0;0); [.A977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104.796762245057" calcext:value-type="float">
            <text:p>-104.796762245057</text:p>
          </table:table-cell>
          <table:table-cell table:formula="of:=COM.MICROSOFT.IFS([.A978] &lt;= 60; ORG.LIBREOFFICE.COLOR(255;0;0;0) ; AND([.A978] &gt; 60 ;  [.A978]&lt;= 120) ; ORG.LIBREOFFICE.COLOR(0;255;0;0); [.A978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106.898648694038" calcext:value-type="float">
            <text:p>-106.898648694038</text:p>
          </table:table-cell>
          <table:table-cell table:formula="of:=COM.MICROSOFT.IFS([.A979] &lt;= 60; ORG.LIBREOFFICE.COLOR(255;0;0;0) ; AND([.A979] &gt; 60 ;  [.A979]&lt;= 120) ; ORG.LIBREOFFICE.COLOR(0;255;0;0); [.A979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109.093492000486" calcext:value-type="float">
            <text:p>-109.093492000486</text:p>
          </table:table-cell>
          <table:table-cell table:formula="of:=COM.MICROSOFT.IFS([.A980] &lt;= 60; ORG.LIBREOFFICE.COLOR(255;0;0;0) ; AND([.A980] &gt; 60 ;  [.A980]&lt;= 120) ; ORG.LIBREOFFICE.COLOR(0;255;0;0); [.A980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110.637546984688" calcext:value-type="float">
            <text:p>-110.637546984688</text:p>
          </table:table-cell>
          <table:table-cell table:formula="of:=COM.MICROSOFT.IFS([.A981] &lt;= 60; ORG.LIBREOFFICE.COLOR(255;0;0;0) ; AND([.A981] &gt; 60 ;  [.A981]&lt;= 120) ; ORG.LIBREOFFICE.COLOR(0;255;0;0); [.A981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111.540975918538" calcext:value-type="float">
            <text:p>-111.540975918538</text:p>
          </table:table-cell>
          <table:table-cell table:formula="of:=COM.MICROSOFT.IFS([.A982] &lt;= 60; ORG.LIBREOFFICE.COLOR(255;0;0;0) ; AND([.A982] &gt; 60 ;  [.A982]&lt;= 120) ; ORG.LIBREOFFICE.COLOR(0;255;0;0); [.A982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112.646802313011" calcext:value-type="float">
            <text:p>-112.646802313011</text:p>
          </table:table-cell>
          <table:table-cell table:formula="of:=COM.MICROSOFT.IFS([.A983] &lt;= 60; ORG.LIBREOFFICE.COLOR(255;0;0;0) ; AND([.A983] &gt; 60 ;  [.A983]&lt;= 120) ; ORG.LIBREOFFICE.COLOR(0;255;0;0); [.A983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113.290117240129" calcext:value-type="float">
            <text:p>-113.290117240129</text:p>
          </table:table-cell>
          <table:table-cell table:formula="of:=COM.MICROSOFT.IFS([.A984] &lt;= 60; ORG.LIBREOFFICE.COLOR(255;0;0;0) ; AND([.A984] &gt; 60 ;  [.A984]&lt;= 120) ; ORG.LIBREOFFICE.COLOR(0;255;0;0); [.A984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113.609469538437" calcext:value-type="float">
            <text:p>-113.609469538437</text:p>
          </table:table-cell>
          <table:table-cell table:formula="of:=COM.MICROSOFT.IFS([.A985] &lt;= 60; ORG.LIBREOFFICE.COLOR(255;0;0;0) ; AND([.A985] &gt; 60 ;  [.A985]&lt;= 120) ; ORG.LIBREOFFICE.COLOR(0;255;0;0); [.A985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113.927273380049" calcext:value-type="float">
            <text:p>-113.927273380049</text:p>
          </table:table-cell>
          <table:table-cell table:formula="of:=COM.MICROSOFT.IFS([.A986] &lt;= 60; ORG.LIBREOFFICE.COLOR(255;0;0;0) ; AND([.A986] &gt; 60 ;  [.A986]&lt;= 120) ; ORG.LIBREOFFICE.COLOR(0;255;0;0); [.A986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113.787380169192" calcext:value-type="float">
            <text:p>-113.787380169192</text:p>
          </table:table-cell>
          <table:table-cell table:formula="of:=COM.MICROSOFT.IFS([.A987] &lt;= 60; ORG.LIBREOFFICE.COLOR(255;0;0;0) ; AND([.A987] &gt; 60 ;  [.A987]&lt;= 120) ; ORG.LIBREOFFICE.COLOR(0;255;0;0); [.A987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113.787380169192" calcext:value-type="float">
            <text:p>-113.787380169192</text:p>
          </table:table-cell>
          <table:table-cell table:formula="of:=COM.MICROSOFT.IFS([.A988] &lt;= 60; ORG.LIBREOFFICE.COLOR(255;0;0;0) ; AND([.A988] &gt; 60 ;  [.A988]&lt;= 120) ; ORG.LIBREOFFICE.COLOR(0;255;0;0); [.A988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113.609469538437" calcext:value-type="float">
            <text:p>-113.609469538437</text:p>
          </table:table-cell>
          <table:table-cell table:formula="of:=COM.MICROSOFT.IFS([.A989] &lt;= 60; ORG.LIBREOFFICE.COLOR(255;0;0;0) ; AND([.A989] &gt; 60 ;  [.A989]&lt;= 120) ; ORG.LIBREOFFICE.COLOR(0;255;0;0); [.A989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113.609469538437" calcext:value-type="float">
            <text:p>-113.609469538437</text:p>
          </table:table-cell>
          <table:table-cell table:formula="of:=COM.MICROSOFT.IFS([.A990] &lt;= 60; ORG.LIBREOFFICE.COLOR(255;0;0;0) ; AND([.A990] &gt; 60 ;  [.A990]&lt;= 120) ; ORG.LIBREOFFICE.COLOR(0;255;0;0); [.A990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113.927273380049" calcext:value-type="float">
            <text:p>-113.927273380049</text:p>
          </table:table-cell>
          <table:table-cell table:formula="of:=COM.MICROSOFT.IFS([.A991] &lt;= 60; ORG.LIBREOFFICE.COLOR(255;0;0;0) ; AND([.A991] &gt; 60 ;  [.A991]&lt;= 120) ; ORG.LIBREOFFICE.COLOR(0;255;0;0); [.A991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115.0168934781" calcext:value-type="float">
            <text:p>-115.0168934781</text:p>
          </table:table-cell>
          <table:table-cell table:formula="of:=COM.MICROSOFT.IFS([.A992] &lt;= 60; ORG.LIBREOFFICE.COLOR(255;0;0;0) ; AND([.A992] &gt; 60 ;  [.A992]&lt;= 120) ; ORG.LIBREOFFICE.COLOR(0;255;0;0); [.A992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116.254507987572" calcext:value-type="float">
            <text:p>-116.254507987572</text:p>
          </table:table-cell>
          <table:table-cell table:formula="of:=COM.MICROSOFT.IFS([.A993] &lt;= 60; ORG.LIBREOFFICE.COLOR(255;0;0;0) ; AND([.A993] &gt; 60 ;  [.A993]&lt;= 120) ; ORG.LIBREOFFICE.COLOR(0;255;0;0); [.A993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117.645975363739" calcext:value-type="float">
            <text:p>-117.645975363739</text:p>
          </table:table-cell>
          <table:table-cell table:formula="of:=COM.MICROSOFT.IFS([.A994] &lt;= 60; ORG.LIBREOFFICE.COLOR(255;0;0;0) ; AND([.A994] &gt; 60 ;  [.A994]&lt;= 120) ; ORG.LIBREOFFICE.COLOR(0;255;0;0); [.A994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119.488907812273" calcext:value-type="float">
            <text:p>-119.488907812273</text:p>
          </table:table-cell>
          <table:table-cell table:formula="of:=COM.MICROSOFT.IFS([.A995] &lt;= 60; ORG.LIBREOFFICE.COLOR(255;0;0;0) ; AND([.A995] &gt; 60 ;  [.A995]&lt;= 120) ; ORG.LIBREOFFICE.COLOR(0;255;0;0); [.A995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122.260353207518" calcext:value-type="float">
            <text:p>-122.260353207518</text:p>
          </table:table-cell>
          <table:table-cell table:formula="of:=COM.MICROSOFT.IFS([.A996] &lt;= 60; ORG.LIBREOFFICE.COLOR(255;0;0;0) ; AND([.A996] &gt; 60 ;  [.A996]&lt;= 120) ; ORG.LIBREOFFICE.COLOR(0;255;0;0); [.A996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125.299608056054" calcext:value-type="float">
            <text:p>-125.299608056054</text:p>
          </table:table-cell>
          <table:table-cell table:formula="of:=COM.MICROSOFT.IFS([.A997] &lt;= 60; ORG.LIBREOFFICE.COLOR(255;0;0;0) ; AND([.A997] &gt; 60 ;  [.A997]&lt;= 120) ; ORG.LIBREOFFICE.COLOR(0;255;0;0); [.A997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128.765519904459" calcext:value-type="float">
            <text:p>-128.765519904459</text:p>
          </table:table-cell>
          <table:table-cell table:formula="of:=COM.MICROSOFT.IFS([.A998] &lt;= 60; ORG.LIBREOFFICE.COLOR(255;0;0;0) ; AND([.A998] &gt; 60 ;  [.A998]&lt;= 120) ; ORG.LIBREOFFICE.COLOR(0;255;0;0); [.A998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131.886561251943" calcext:value-type="float">
            <text:p>-131.886561251943</text:p>
          </table:table-cell>
          <table:table-cell table:formula="of:=COM.MICROSOFT.IFS([.A999] &lt;= 60; ORG.LIBREOFFICE.COLOR(255;0;0;0) ; AND([.A999] &gt; 60 ;  [.A999]&lt;= 120) ; ORG.LIBREOFFICE.COLOR(0;255;0;0); [.A999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135.719156116545" calcext:value-type="float">
            <text:p>-135.719156116545</text:p>
          </table:table-cell>
          <table:table-cell table:formula="of:=COM.MICROSOFT.IFS([.A1000] &lt;= 60; ORG.LIBREOFFICE.COLOR(255;0;0;0) ; AND([.A1000] &gt; 60 ;  [.A1000]&lt;= 120) ; ORG.LIBREOFFICE.COLOR(0;255;0;0); [.A1000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139.583529809117" calcext:value-type="float">
            <text:p>-139.583529809117</text:p>
          </table:table-cell>
          <table:table-cell table:formula="of:=COM.MICROSOFT.IFS([.A1001] &lt;= 60; ORG.LIBREOFFICE.COLOR(255;0;0;0) ; AND([.A1001] &gt; 60 ;  [.A1001]&lt;= 120) ; ORG.LIBREOFFICE.COLOR(0;255;0;0); [.A1001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143.331374756376" calcext:value-type="float">
            <text:p>-143.331374756376</text:p>
          </table:table-cell>
          <table:table-cell table:formula="of:=COM.MICROSOFT.IFS([.A1002] &lt;= 60; ORG.LIBREOFFICE.COLOR(255;0;0;0) ; AND([.A1002] &gt; 60 ;  [.A1002]&lt;= 120) ; ORG.LIBREOFFICE.COLOR(0;255;0;0); [.A1002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147.225122675736" calcext:value-type="float">
            <text:p>-147.225122675736</text:p>
          </table:table-cell>
          <table:table-cell table:formula="of:=COM.MICROSOFT.IFS([.A1003] &lt;= 60; ORG.LIBREOFFICE.COLOR(255;0;0;0) ; AND([.A1003] &gt; 60 ;  [.A1003]&lt;= 120) ; ORG.LIBREOFFICE.COLOR(0;255;0;0); [.A1003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150.8191939475" calcext:value-type="float">
            <text:p>-150.8191939475</text:p>
          </table:table-cell>
          <table:table-cell table:formula="of:=COM.MICROSOFT.IFS([.A1004] &lt;= 60; ORG.LIBREOFFICE.COLOR(255;0;0;0) ; AND([.A1004] &gt; 60 ;  [.A1004]&lt;= 120) ; ORG.LIBREOFFICE.COLOR(0;255;0;0); [.A1004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154.592281891052" calcext:value-type="float">
            <text:p>-154.592281891052</text:p>
          </table:table-cell>
          <table:table-cell table:formula="of:=COM.MICROSOFT.IFS([.A1005] &lt;= 60; ORG.LIBREOFFICE.COLOR(255;0;0;0) ; AND([.A1005] &gt; 60 ;  [.A1005]&lt;= 120) ; ORG.LIBREOFFICE.COLOR(0;255;0;0); [.A1005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157.778188774611" calcext:value-type="float">
            <text:p>-157.778188774611</text:p>
          </table:table-cell>
          <table:table-cell table:formula="of:=COM.MICROSOFT.IFS([.A1006] &lt;= 60; ORG.LIBREOFFICE.COLOR(255;0;0;0) ; AND([.A1006] &gt; 60 ;  [.A1006]&lt;= 120) ; ORG.LIBREOFFICE.COLOR(0;255;0;0); [.A1006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160.755270760167" calcext:value-type="float">
            <text:p>-160.755270760167</text:p>
          </table:table-cell>
          <table:table-cell table:formula="of:=COM.MICROSOFT.IFS([.A1007] &lt;= 60; ORG.LIBREOFFICE.COLOR(255;0;0;0) ; AND([.A1007] &gt; 60 ;  [.A1007]&lt;= 120) ; ORG.LIBREOFFICE.COLOR(0;255;0;0); [.A1007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163.178590109959" calcext:value-type="float">
            <text:p>-163.178590109959</text:p>
          </table:table-cell>
          <table:table-cell table:formula="of:=COM.MICROSOFT.IFS([.A1008] &lt;= 60; ORG.LIBREOFFICE.COLOR(255;0;0;0) ; AND([.A1008] &gt; 60 ;  [.A1008]&lt;= 120) ; ORG.LIBREOFFICE.COLOR(0;255;0;0); [.A1008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165.419579602796" calcext:value-type="float">
            <text:p>-165.419579602796</text:p>
          </table:table-cell>
          <table:table-cell table:formula="of:=COM.MICROSOFT.IFS([.A1009] &lt;= 60; ORG.LIBREOFFICE.COLOR(255;0;0;0) ; AND([.A1009] &gt; 60 ;  [.A1009]&lt;= 120) ; ORG.LIBREOFFICE.COLOR(0;255;0;0); [.A1009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167.124998440388" calcext:value-type="float">
            <text:p>-167.124998440388</text:p>
          </table:table-cell>
          <table:table-cell table:formula="of:=COM.MICROSOFT.IFS([.A1010] &lt;= 60; ORG.LIBREOFFICE.COLOR(255;0;0;0) ; AND([.A1010] &gt; 60 ;  [.A1010]&lt;= 120) ; ORG.LIBREOFFICE.COLOR(0;255;0;0); [.A1010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168.503436982414" calcext:value-type="float">
            <text:p>-168.503436982414</text:p>
          </table:table-cell>
          <table:table-cell table:formula="of:=COM.MICROSOFT.IFS([.A1011] &lt;= 60; ORG.LIBREOFFICE.COLOR(255;0;0;0) ; AND([.A1011] &gt; 60 ;  [.A1011]&lt;= 120) ; ORG.LIBREOFFICE.COLOR(0;255;0;0); [.A1011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169.808498149972" calcext:value-type="float">
            <text:p>-169.808498149972</text:p>
          </table:table-cell>
          <table:table-cell table:formula="of:=COM.MICROSOFT.IFS([.A1012] &lt;= 60; ORG.LIBREOFFICE.COLOR(255;0;0;0) ; AND([.A1012] &gt; 60 ;  [.A1012]&lt;= 120) ; ORG.LIBREOFFICE.COLOR(0;255;0;0); [.A1012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170.433314010286" calcext:value-type="float">
            <text:p>-170.433314010286</text:p>
          </table:table-cell>
          <table:table-cell table:formula="of:=COM.MICROSOFT.IFS([.A1013] &lt;= 60; ORG.LIBREOFFICE.COLOR(255;0;0;0) ; AND([.A1013] &gt; 60 ;  [.A1013]&lt;= 120) ; ORG.LIBREOFFICE.COLOR(0;255;0;0); [.A1013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-171.060434996849" calcext:value-type="float">
            <text:p>-171.060434996849</text:p>
          </table:table-cell>
          <table:table-cell table:formula="of:=COM.MICROSOFT.IFS([.A1014] &lt;= 60; ORG.LIBREOFFICE.COLOR(255;0;0;0) ; AND([.A1014] &gt; 60 ;  [.A1014]&lt;= 120) ; ORG.LIBREOFFICE.COLOR(0;255;0;0); [.A1014] &gt;120; ORG.LIBREOFFICE.COLOR(0;0;255;0))" office:value-type="float" office:value="16711680" calcext:value-type="float">
            <text:p>16711680</text:p>
          </table:table-cell>
        </table:table-row>
        <table:table-row table:style-name="ro1">
          <table:table-cell office:value-type="float" office:value="111.492040033345" calcext:value-type="float">
            <text:p>111.492040033345</text:p>
          </table:table-cell>
          <table:table-cell table:formula="of:=COM.MICROSOFT.IFS([.A1015] &lt;= 60; ORG.LIBREOFFICE.COLOR(255;0;0;0) ; AND([.A1015] &gt; 60 ;  [.A1015]&lt;= 120) ; ORG.LIBREOFFICE.COLOR(0;255;0;0); [.A1015] &gt;120; ORG.LIBREOFFICE.COLOR(0;0;255;0))" office:value-type="float" office:value="65280" calcext:value-type="float">
            <text:p>65280</text:p>
          </table:table-cell>
        </table:table-row>
        <table:table-row table:style-name="ro1">
          <table:table-cell office:value-type="float" office:value="110.869347794834" calcext:value-type="float">
            <text:p>110.869347794834</text:p>
          </table:table-cell>
          <table:table-cell table:formula="of:=COM.MICROSOFT.IFS([.A1016] &lt;= 60; ORG.LIBREOFFICE.COLOR(255;0;0;0) ; AND([.A1016] &gt; 60 ;  [.A1016]&lt;= 120) ; ORG.LIBREOFFICE.COLOR(0;255;0;0); [.A1016] &gt;120; ORG.LIBREOFFICE.COLOR(0;0;255;0))" office:value-type="float" office:value="65280" calcext:value-type="float">
            <text:p>65280</text:p>
          </table:table-cell>
        </table:table-row>
        <table:table-row table:style-name="ro1">
          <table:table-cell office:value-type="float" office:value="110.358338000442" calcext:value-type="float">
            <text:p>110.358338000442</text:p>
          </table:table-cell>
          <table:table-cell table:formula="of:=COM.MICROSOFT.IFS([.A1017] &lt;= 60; ORG.LIBREOFFICE.COLOR(255;0;0;0) ; AND([.A1017] &gt; 60 ;  [.A1017]&lt;= 120) ; ORG.LIBREOFFICE.COLOR(0;255;0;0); [.A1017] &gt;120; ORG.LIBREOFFICE.COLOR(0;0;255;0))" office:value-type="float" office:value="65280" calcext:value-type="float">
            <text:p>65280</text:p>
          </table:table-cell>
        </table:table-row>
        <table:table-row table:style-name="ro1">
          <table:table-cell office:value-type="float" office:value="110.040951812204" calcext:value-type="float">
            <text:p>110.040951812204</text:p>
          </table:table-cell>
          <table:table-cell table:formula="of:=COM.MICROSOFT.IFS([.A1018] &lt;= 60; ORG.LIBREOFFICE.COLOR(255;0;0;0) ; AND([.A1018] &gt; 60 ;  [.A1018]&lt;= 120) ; ORG.LIBREOFFICE.COLOR(0;255;0;0); [.A1018] &gt;120; ORG.LIBREOFFICE.COLOR(0;0;255;0))" office:value-type="float" office:value="65280" calcext:value-type="float">
            <text:p>65280</text:p>
          </table:table-cell>
        </table:table-row>
        <table:table-row table:style-name="ro1">
          <table:table-cell office:value-type="float" office:value="109.925580658184" calcext:value-type="float">
            <text:p>109.925580658184</text:p>
          </table:table-cell>
          <table:table-cell table:formula="of:=COM.MICROSOFT.IFS([.A1019] &lt;= 60; ORG.LIBREOFFICE.COLOR(255;0;0;0) ; AND([.A1019] &gt; 60 ;  [.A1019]&lt;= 120) ; ORG.LIBREOFFICE.COLOR(0;255;0;0); [.A1019] &gt;120; ORG.LIBREOFFICE.COLOR(0;0;255;0))" office:value-type="float" office:value="65280" calcext:value-type="float">
            <text:p>65280</text:p>
          </table:table-cell>
        </table:table-row>
        <table:table-row table:style-name="ro1">
          <table:table-cell office:value-type="float" office:value="110.125846085872" calcext:value-type="float">
            <text:p>110.125846085872</text:p>
          </table:table-cell>
          <table:table-cell table:formula="of:=COM.MICROSOFT.IFS([.A1020] &lt;= 60; ORG.LIBREOFFICE.COLOR(255;0;0;0) ; AND([.A1020] &gt; 60 ;  [.A1020]&lt;= 120) ; ORG.LIBREOFFICE.COLOR(0;255;0;0); [.A1020] &gt;120; ORG.LIBREOFFICE.COLOR(0;0;255;0))" office:value-type="float" office:value="65280" calcext:value-type="float">
            <text:p>65280</text:p>
          </table:table-cell>
        </table:table-row>
        <table:table-row table:style-name="ro1">
          <table:table-cell office:value-type="float" office:value="110.125846085872" calcext:value-type="float">
            <text:p>110.125846085872</text:p>
          </table:table-cell>
          <table:table-cell table:formula="of:=COM.MICROSOFT.IFS([.A1021] &lt;= 60; ORG.LIBREOFFICE.COLOR(255;0;0;0) ; AND([.A1021] &gt; 60 ;  [.A1021]&lt;= 120) ; ORG.LIBREOFFICE.COLOR(0;255;0;0); [.A1021] &gt;120; ORG.LIBREOFFICE.COLOR(0;0;255;0))" office:value-type="float" office:value="65280" calcext:value-type="float">
            <text:p>65280</text:p>
          </table:table-cell>
        </table:table-row>
        <table:table-row table:style-name="ro1">
          <table:table-cell office:value-type="float" office:value="109.925580658184" calcext:value-type="float">
            <text:p>109.925580658184</text:p>
          </table:table-cell>
          <table:table-cell table:formula="of:=COM.MICROSOFT.IFS([.A1022] &lt;= 60; ORG.LIBREOFFICE.COLOR(255;0;0;0) ; AND([.A1022] &gt; 60 ;  [.A1022]&lt;= 120) ; ORG.LIBREOFFICE.COLOR(0;255;0;0); [.A1022] &gt;120; ORG.LIBREOFFICE.COLOR(0;0;255;0))" office:value-type="float" office:value="65280" calcext:value-type="float">
            <text:p>65280</text:p>
          </table:table-cell>
        </table:table-row>
        <table:table-row table:style-name="ro1">
          <table:table-cell office:value-type="float" office:value="109.60844127189" calcext:value-type="float">
            <text:p>109.60844127189</text:p>
          </table:table-cell>
          <table:table-cell table:formula="of:=COM.MICROSOFT.IFS([.A1023] &lt;= 60; ORG.LIBREOFFICE.COLOR(255;0;0;0) ; AND([.A1023] &gt; 60 ;  [.A1023]&lt;= 120) ; ORG.LIBREOFFICE.COLOR(0;255;0;0); [.A1023] &gt;120; ORG.LIBREOFFICE.COLOR(0;0;255;0))" office:value-type="float" office:value="65280" calcext:value-type="float">
            <text:p>65280</text:p>
          </table:table-cell>
        </table:table-row>
        <table:table-row table:style-name="ro1">
          <table:table-cell office:value-type="float" office:value="109.811477141547" calcext:value-type="float">
            <text:p>109.811477141547</text:p>
          </table:table-cell>
          <table:table-cell table:formula="of:=COM.MICROSOFT.IFS([.A1024] &lt;= 60; ORG.LIBREOFFICE.COLOR(255;0;0;0) ; AND([.A1024] &gt; 60 ;  [.A1024]&lt;= 120) ; ORG.LIBREOFFICE.COLOR(0;255;0;0); [.A1024] &gt;120; ORG.LIBREOFFICE.COLOR(0;0;255;0))" office:value-type="float" office:value="65280" calcext:value-type="float">
            <text:p>6528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COM.MICROSOFT.IFS([.A1025] &lt;= 60; ORG.LIBREOFFICE.COLOR(255;0;0;0) ; AND([.A1025] &gt; 60 ;  [.A1025]&lt;= 120) ; ORG.LIBREOFFICE.COLOR(0;255;0;0); [.A1025] &gt;120; ORG.LIBREOFFICE.COLOR(0;0;255;0))" office:value-type="float" office:value="16711680" calcext:value-type="float">
            <text:p>1671168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6-02-19T09:37:51.878765039</dc:date>
    <meta:editing-duration>PT5M3S</meta:editing-duration>
    <meta:editing-cycles>1</meta:editing-cycles>
    <meta:document-statistic meta:table-count="1" meta:cell-count="2050" meta:object-count="0"/>
    <meta:generator>LibreOffice/7.3.7.2$Linux_X86_64 LibreOffice_project/30$Build-2</meta:generator>
  </office:meta>
</office:document-meta>
</file>